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137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we-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<text:s/>Analyzer Name</text:p>
          </table:table-cell>
          <table:table-cell office:value-type="string" calcext:value-type="string">
            <text:p><text:s/>Decoded Protocol Result</text:p>
          </table:table-cell>
        </table:table-row>
        <table:table-row table:style-name="ro1">
          <table:table-cell office:value-type="float" office:value="0.000011" calcext:value-type="float">
            <text:p>1.1E-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0004425" calcext:value-type="float">
            <text:p>4.425E-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0000765" calcext:value-type="float">
            <text:p>7.65E-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0.00010825" calcext:value-type="float">
            <text:p>0.00010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4 + ACK</text:p>
          </table:table-cell>
        </table:table-row>
        <table:table-row table:style-name="ro1">
          <table:table-cell office:value-type="float" office:value="0.00014025" calcext:value-type="float">
            <text:p>0.00014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000172" calcext:value-type="float">
            <text:p>0.00017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000204" calcext:value-type="float">
            <text:p>0.00020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0.000236" calcext:value-type="float">
            <text:p>0.00023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00026775" calcext:value-type="float">
            <text:p>0.00026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7 + ACK</text:p>
          </table:table-cell>
        </table:table-row>
        <table:table-row table:style-name="ro1">
          <table:table-cell office:value-type="float" office:value="0.00029975" calcext:value-type="float">
            <text:p>0.0002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ACK</text:p>
          </table:table-cell>
        </table:table-row>
        <table:table-row table:style-name="ro1">
          <table:table-cell office:value-type="float" office:value="0.0003315" calcext:value-type="float">
            <text:p>0.0003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0003635" calcext:value-type="float">
            <text:p>0.00036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00039525" calcext:value-type="float">
            <text:p>0.00039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6 + ACK</text:p>
          </table:table-cell>
        </table:table-row>
        <table:table-row table:style-name="ro1">
          <table:table-cell office:value-type="float" office:value="0.00042725" calcext:value-type="float">
            <text:p>0.00042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00045925" calcext:value-type="float">
            <text:p>0.00045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9 + ACK</text:p>
          </table:table-cell>
        </table:table-row>
        <table:table-row table:style-name="ro1">
          <table:table-cell office:value-type="float" office:value="0.000491" calcext:value-type="float">
            <text:p>0.00049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4 + ACK</text:p>
          </table:table-cell>
        </table:table-row>
        <table:table-row table:style-name="ro1">
          <table:table-cell office:value-type="float" office:value="0.000523" calcext:value-type="float">
            <text:p>0.00052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5 + ACK</text:p>
          </table:table-cell>
        </table:table-row>
        <table:table-row table:style-name="ro1">
          <table:table-cell office:value-type="float" office:value="0.00055475" calcext:value-type="float">
            <text:p>0.00055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C + ACK</text:p>
          </table:table-cell>
        </table:table-row>
        <table:table-row table:style-name="ro1">
          <table:table-cell office:value-type="float" office:value="0.00058675" calcext:value-type="float">
            <text:p>0.00058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3 + Missing ACK/NAK</text:p>
          </table:table-cell>
        </table:table-row>
        <table:table-row table:style-name="ro1">
          <table:table-cell office:value-type="float" office:value="0.0006185" calcext:value-type="float">
            <text:p>0.00061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01] + ACK</text:p>
          </table:table-cell>
        </table:table-row>
        <table:table-row table:style-name="ro1">
          <table:table-cell office:value-type="float" office:value="0.0006505" calcext:value-type="float">
            <text:p>0.00065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0.0006825" calcext:value-type="float">
            <text:p>0.0006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0 + ACK</text:p>
          </table:table-cell>
        </table:table-row>
        <table:table-row table:style-name="ro1">
          <table:table-cell office:value-type="float" office:value="0.00071425" calcext:value-type="float">
            <text:p>0.00071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B + ACK</text:p>
          </table:table-cell>
        </table:table-row>
        <table:table-row table:style-name="ro1">
          <table:table-cell office:value-type="float" office:value="0.00074625" calcext:value-type="float">
            <text:p>0.00074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A + ACK</text:p>
          </table:table-cell>
        </table:table-row>
        <table:table-row table:style-name="ro1">
          <table:table-cell office:value-type="float" office:value="0.00077825" calcext:value-type="float">
            <text:p>0.00077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A + ACK</text:p>
          </table:table-cell>
        </table:table-row>
        <table:table-row table:style-name="ro1">
          <table:table-cell office:value-type="float" office:value="0.00081225" calcext:value-type="float">
            <text:p>0.00081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8 + ACK</text:p>
          </table:table-cell>
        </table:table-row>
        <table:table-row table:style-name="ro1">
          <table:table-cell office:value-type="float" office:value="0.000844" calcext:value-type="float">
            <text:p>0.00084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0 + ACK</text:p>
          </table:table-cell>
        </table:table-row>
        <table:table-row table:style-name="ro1">
          <table:table-cell office:value-type="float" office:value="0.000876" calcext:value-type="float">
            <text:p>0.00087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000908" calcext:value-type="float">
            <text:p>0.00090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7 + ACK</text:p>
          </table:table-cell>
        </table:table-row>
        <table:table-row table:style-name="ro1">
          <table:table-cell office:value-type="float" office:value="0.00093975" calcext:value-type="float">
            <text:p>0.00093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2 + ACK</text:p>
          </table:table-cell>
        </table:table-row>
        <table:table-row table:style-name="ro1">
          <table:table-cell office:value-type="float" office:value="0.00097175" calcext:value-type="float">
            <text:p>0.00097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5 + ACK</text:p>
          </table:table-cell>
        </table:table-row>
        <table:table-row table:style-name="ro1">
          <table:table-cell office:value-type="float" office:value="0.0010035" calcext:value-type="float">
            <text:p>0.00100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0 + ACK</text:p>
          </table:table-cell>
        </table:table-row>
        <table:table-row table:style-name="ro1">
          <table:table-cell office:value-type="float" office:value="0.0010355" calcext:value-type="float">
            <text:p>0.00103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6 + ACK</text:p>
          </table:table-cell>
        </table:table-row>
        <table:table-row table:style-name="ro1">
          <table:table-cell office:value-type="float" office:value="0.00106725" calcext:value-type="float">
            <text:p>0.0010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7 + ACK</text:p>
          </table:table-cell>
        </table:table-row>
        <table:table-row table:style-name="ro1">
          <table:table-cell office:value-type="float" office:value="0.002517" calcext:value-type="float">
            <text:p>0.00251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0254975" calcext:value-type="float">
            <text:p>0.00254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4 + ACK</text:p>
          </table:table-cell>
        </table:table-row>
        <table:table-row table:style-name="ro1">
          <table:table-cell office:value-type="float" office:value="0.00258175" calcext:value-type="float">
            <text:p>0.00258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0.0035115" calcext:value-type="float">
            <text:p>0.00351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0354425" calcext:value-type="float">
            <text:p>0.00354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6 + ACK</text:p>
          </table:table-cell>
        </table:table-row>
        <table:table-row table:style-name="ro1">
          <table:table-cell office:value-type="float" office:value="0.003576" calcext:value-type="float">
            <text:p>0.00357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7 + ACK</text:p>
          </table:table-cell>
        </table:table-row>
        <table:table-row table:style-name="ro1">
          <table:table-cell office:value-type="float" office:value="0.00451025" calcext:value-type="float">
            <text:p>0.00451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04543" calcext:value-type="float">
            <text:p>0.00454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Missing ACK/NAK</text:p>
          </table:table-cell>
        </table:table-row>
        <table:table-row table:style-name="ro1">
          <table:table-cell office:value-type="float" office:value="0.004575" calcext:value-type="float">
            <text:p>0.004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70] + ACK</text:p>
          </table:table-cell>
        </table:table-row>
        <table:table-row table:style-name="ro1">
          <table:table-cell office:value-type="float" office:value="0.005511" calcext:value-type="float">
            <text:p>0.0055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0554375" calcext:value-type="float">
            <text:p>0.00554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7 + ACK</text:p>
          </table:table-cell>
        </table:table-row>
        <table:table-row table:style-name="ro1">
          <table:table-cell office:value-type="float" office:value="0.0055755" calcext:value-type="float">
            <text:p>0.00557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 + ACK</text:p>
          </table:table-cell>
        </table:table-row>
        <table:table-row table:style-name="ro1">
          <table:table-cell office:value-type="float" office:value="0.0065145" calcext:value-type="float">
            <text:p>0.00651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06547" calcext:value-type="float">
            <text:p>0.00654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A + ACK</text:p>
          </table:table-cell>
        </table:table-row>
        <table:table-row table:style-name="ro1">
          <table:table-cell office:value-type="float" office:value="0.006579" calcext:value-type="float">
            <text:p>0.00657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0 + ACK</text:p>
          </table:table-cell>
        </table:table-row>
        <table:table-row table:style-name="ro1">
          <table:table-cell office:value-type="float" office:value="0.00751375" calcext:value-type="float">
            <text:p>0.00751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075465" calcext:value-type="float">
            <text:p>0.00754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0.0075785" calcext:value-type="float">
            <text:p>0.00757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E + ACK</text:p>
          </table:table-cell>
        </table:table-row>
        <table:table-row table:style-name="ro1">
          <table:table-cell office:value-type="float" office:value="0.008512" calcext:value-type="float">
            <text:p>0.00851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0854475" calcext:value-type="float">
            <text:p>0.00854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0.00857675" calcext:value-type="float">
            <text:p>0.00857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0095125" calcext:value-type="float">
            <text:p>0.0095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0954525" calcext:value-type="float">
            <text:p>0.00954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0.009577" calcext:value-type="float">
            <text:p>0.00957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5 + ACK</text:p>
          </table:table-cell>
        </table:table-row>
        <table:table-row table:style-name="ro1">
          <table:table-cell office:value-type="float" office:value="0.01051275" calcext:value-type="float">
            <text:p>0.01051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105455" calcext:value-type="float">
            <text:p>0.01054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8 + ACK</text:p>
          </table:table-cell>
        </table:table-row>
        <table:table-row table:style-name="ro1">
          <table:table-cell office:value-type="float" office:value="0.0105775" calcext:value-type="float">
            <text:p>0.010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0 + ACK</text:p>
          </table:table-cell>
        </table:table-row>
        <table:table-row table:style-name="ro1">
          <table:table-cell office:value-type="float" office:value="0.01151575" calcext:value-type="float">
            <text:p>0.01151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115485" calcext:value-type="float">
            <text:p>0.01154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0.01158025" calcext:value-type="float">
            <text:p>0.01158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F + ACK</text:p>
          </table:table-cell>
        </table:table-row>
        <table:table-row table:style-name="ro1">
          <table:table-cell office:value-type="float" office:value="0.01251525" calcext:value-type="float">
            <text:p>0.01251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1254825" calcext:value-type="float">
            <text:p>0.01254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B + ACK</text:p>
          </table:table-cell>
        </table:table-row>
        <table:table-row table:style-name="ro1">
          <table:table-cell office:value-type="float" office:value="0.01258025" calcext:value-type="float">
            <text:p>0.01258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 + ACK</text:p>
          </table:table-cell>
        </table:table-row>
        <table:table-row table:style-name="ro1">
          <table:table-cell office:value-type="float" office:value="0.01351375" calcext:value-type="float">
            <text:p>0.01351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135465" calcext:value-type="float">
            <text:p>0.01354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0.0135785" calcext:value-type="float">
            <text:p>0.01357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B + ACK</text:p>
          </table:table-cell>
        </table:table-row>
        <table:table-row table:style-name="ro1">
          <table:table-cell office:value-type="float" office:value="0.01451425" calcext:value-type="float">
            <text:p>0.01451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14547" calcext:value-type="float">
            <text:p>0.01454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0.014579" calcext:value-type="float">
            <text:p>0.01457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2 + ACK</text:p>
          </table:table-cell>
        </table:table-row>
        <table:table-row table:style-name="ro1">
          <table:table-cell office:value-type="float" office:value="0.01553175" calcext:value-type="float">
            <text:p>0.01553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1556475" calcext:value-type="float">
            <text:p>0.01556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8 + ACK</text:p>
          </table:table-cell>
        </table:table-row>
        <table:table-row table:style-name="ro1">
          <table:table-cell office:value-type="float" office:value="0.0155965" calcext:value-type="float">
            <text:p>0.01559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B + ACK</text:p>
          </table:table-cell>
        </table:table-row>
        <table:table-row table:style-name="ro1">
          <table:table-cell office:value-type="float" office:value="0.01651925" calcext:value-type="float">
            <text:p>0.01651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165525" calcext:value-type="float">
            <text:p>0.0165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0.0165845" calcext:value-type="float">
            <text:p>0.01658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B + ACK</text:p>
          </table:table-cell>
        </table:table-row>
        <table:table-row table:style-name="ro1">
          <table:table-cell office:value-type="float" office:value="0.01752625" calcext:value-type="float">
            <text:p>0.01752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1755925" calcext:value-type="float">
            <text:p>0.01755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0.01759125" calcext:value-type="float">
            <text:p>0.01759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E0 + ACK</text:p>
          </table:table-cell>
        </table:table-row>
        <table:table-row table:style-name="ro1">
          <table:table-cell office:value-type="float" office:value="0.01851875" calcext:value-type="float">
            <text:p>0.01851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1855175" calcext:value-type="float">
            <text:p>0.01855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0.0185835" calcext:value-type="float">
            <text:p>0.01858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B + ACK</text:p>
          </table:table-cell>
        </table:table-row>
        <table:table-row table:style-name="ro1">
          <table:table-cell office:value-type="float" office:value="0.01951625" calcext:value-type="float">
            <text:p>0.01951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19549" calcext:value-type="float">
            <text:p>0.01954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0.019581" calcext:value-type="float">
            <text:p>0.01958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5 + ACK</text:p>
          </table:table-cell>
        </table:table-row>
        <table:table-row table:style-name="ro1">
          <table:table-cell office:value-type="float" office:value="0.020517" calcext:value-type="float">
            <text:p>0.02051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2054975" calcext:value-type="float">
            <text:p>0.02054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0.0205815" calcext:value-type="float">
            <text:p>0.02058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4 + ACK</text:p>
          </table:table-cell>
        </table:table-row>
        <table:table-row table:style-name="ro1">
          <table:table-cell office:value-type="float" office:value="0.0215195" calcext:value-type="float">
            <text:p>0.02151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2155225" calcext:value-type="float">
            <text:p>0.02155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02158425" calcext:value-type="float">
            <text:p>0.02158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022519" calcext:value-type="float">
            <text:p>0.02251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225515" calcext:value-type="float">
            <text:p>0.02255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0225835" calcext:value-type="float">
            <text:p>0.02258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Missing ACK/NAK</text:p>
          </table:table-cell>
        </table:table-row>
        <table:table-row table:style-name="ro1">
          <table:table-cell office:value-type="float" office:value="0.02351775" calcext:value-type="float">
            <text:p>0.02351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235505" calcext:value-type="float">
            <text:p>0.02355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0.0235825" calcext:value-type="float">
            <text:p>0.0235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0245195" calcext:value-type="float">
            <text:p>0.02451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2455225" calcext:value-type="float">
            <text:p>0.02455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0.02458425" calcext:value-type="float">
            <text:p>0.02458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5 + ACK</text:p>
          </table:table-cell>
        </table:table-row>
        <table:table-row table:style-name="ro1">
          <table:table-cell office:value-type="float" office:value="0.02551925" calcext:value-type="float">
            <text:p>0.02551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25552" calcext:value-type="float">
            <text:p>0.02555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0.02558375" calcext:value-type="float">
            <text:p>0.02558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E + ACK</text:p>
          </table:table-cell>
        </table:table-row>
        <table:table-row table:style-name="ro1">
          <table:table-cell office:value-type="float" office:value="0.02652375" calcext:value-type="float">
            <text:p>0.02652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265565" calcext:value-type="float">
            <text:p>0.02655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1 + ACK</text:p>
          </table:table-cell>
        </table:table-row>
        <table:table-row table:style-name="ro1">
          <table:table-cell office:value-type="float" office:value="0.0265885" calcext:value-type="float">
            <text:p>0.02658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0.02752175" calcext:value-type="float">
            <text:p>0.02752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275545" calcext:value-type="float">
            <text:p>0.02755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2 + ACK</text:p>
          </table:table-cell>
        </table:table-row>
        <table:table-row table:style-name="ro1">
          <table:table-cell office:value-type="float" office:value="0.02758675" calcext:value-type="float">
            <text:p>0.02758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0.0285215" calcext:value-type="float">
            <text:p>0.02852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28554" calcext:value-type="float">
            <text:p>0.02855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F + ACK</text:p>
          </table:table-cell>
        </table:table-row>
        <table:table-row table:style-name="ro1">
          <table:table-cell office:value-type="float" office:value="0.028586" calcext:value-type="float">
            <text:p>0.02858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C + ACK</text:p>
          </table:table-cell>
        </table:table-row>
        <table:table-row table:style-name="ro1">
          <table:table-cell office:value-type="float" office:value="0.029522" calcext:value-type="float">
            <text:p>0.02952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2955475" calcext:value-type="float">
            <text:p>0.02955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0.02958675" calcext:value-type="float">
            <text:p>0.02958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3 + ACK</text:p>
          </table:table-cell>
        </table:table-row>
        <table:table-row table:style-name="ro1">
          <table:table-cell office:value-type="float" office:value="0.03052" calcext:value-type="float">
            <text:p>0.0305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3055275" calcext:value-type="float">
            <text:p>0.03055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7 + ACK</text:p>
          </table:table-cell>
        </table:table-row>
        <table:table-row table:style-name="ro1">
          <table:table-cell office:value-type="float" office:value="0.03058475" calcext:value-type="float">
            <text:p>0.03058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8 + ACK</text:p>
          </table:table-cell>
        </table:table-row>
        <table:table-row table:style-name="ro1">
          <table:table-cell office:value-type="float" office:value="0.03152275" calcext:value-type="float">
            <text:p>0.0315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315555" calcext:value-type="float">
            <text:p>0.03155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0.0315875" calcext:value-type="float">
            <text:p>0.0315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2 + ACK</text:p>
          </table:table-cell>
        </table:table-row>
        <table:table-row table:style-name="ro1">
          <table:table-cell office:value-type="float" office:value="0.03252375" calcext:value-type="float">
            <text:p>0.03252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325565" calcext:value-type="float">
            <text:p>0.03255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3 + ACK</text:p>
          </table:table-cell>
        </table:table-row>
        <table:table-row table:style-name="ro1">
          <table:table-cell office:value-type="float" office:value="0.0325885" calcext:value-type="float">
            <text:p>0.03258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8 + ACK</text:p>
          </table:table-cell>
        </table:table-row>
        <table:table-row table:style-name="ro1">
          <table:table-cell office:value-type="float" office:value="0.033522" calcext:value-type="float">
            <text:p>0.03352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3355475" calcext:value-type="float">
            <text:p>0.03355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0.0335865" calcext:value-type="float">
            <text:p>0.03358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3 + ACK</text:p>
          </table:table-cell>
        </table:table-row>
        <table:table-row table:style-name="ro1">
          <table:table-cell office:value-type="float" office:value="0.034522" calcext:value-type="float">
            <text:p>0.03452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3455475" calcext:value-type="float">
            <text:p>0.03455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0.03458675" calcext:value-type="float">
            <text:p>0.03458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3 + ACK</text:p>
          </table:table-cell>
        </table:table-row>
        <table:table-row table:style-name="ro1">
          <table:table-cell office:value-type="float" office:value="0.035524" calcext:value-type="float">
            <text:p>0.03552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3555675" calcext:value-type="float">
            <text:p>0.03555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4 + ACK</text:p>
          </table:table-cell>
        </table:table-row>
        <table:table-row table:style-name="ro1">
          <table:table-cell office:value-type="float" office:value="0.03558875" calcext:value-type="float">
            <text:p>0.03558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0.036526" calcext:value-type="float">
            <text:p>0.03652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365585" calcext:value-type="float">
            <text:p>0.03655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2 + ACK</text:p>
          </table:table-cell>
        </table:table-row>
        <table:table-row table:style-name="ro1">
          <table:table-cell office:value-type="float" office:value="0.0365905" calcext:value-type="float">
            <text:p>0.03659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A + ACK</text:p>
          </table:table-cell>
        </table:table-row>
        <table:table-row table:style-name="ro1">
          <table:table-cell office:value-type="float" office:value="0.037526" calcext:value-type="float">
            <text:p>0.03752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3755875" calcext:value-type="float">
            <text:p>0.03755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6 + ACK</text:p>
          </table:table-cell>
        </table:table-row>
        <table:table-row table:style-name="ro1">
          <table:table-cell office:value-type="float" office:value="0.0375905" calcext:value-type="float">
            <text:p>0.03759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03852375" calcext:value-type="float">
            <text:p>0.03852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385565" calcext:value-type="float">
            <text:p>0.03855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5 + ACK</text:p>
          </table:table-cell>
        </table:table-row>
        <table:table-row table:style-name="ro1">
          <table:table-cell office:value-type="float" office:value="0.0385885" calcext:value-type="float">
            <text:p>0.03858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04952975" calcext:value-type="float">
            <text:p>0.0495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49563" calcext:value-type="float">
            <text:p>0.04956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05028725" calcext:value-type="float">
            <text:p>0.05028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0503205" calcext:value-type="float">
            <text:p>0.05032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05035225" calcext:value-type="float">
            <text:p>0.05035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D + ACK</text:p>
          </table:table-cell>
        </table:table-row>
        <table:table-row table:style-name="ro1">
          <table:table-cell office:value-type="float" office:value="0.050384" calcext:value-type="float">
            <text:p>0.05038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A + NAK</text:p>
          </table:table-cell>
        </table:table-row>
        <table:table-row table:style-name="ro1">
          <table:table-cell office:value-type="float" office:value="0.05121275" calcext:value-type="float">
            <text:p>0.05121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512455" calcext:value-type="float">
            <text:p>0.05124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05196975" calcext:value-type="float">
            <text:p>0.05196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05200175" calcext:value-type="float">
            <text:p>0.05200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05288775" calcext:value-type="float">
            <text:p>0.05288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5292025" calcext:value-type="float">
            <text:p>0.05292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05364425" calcext:value-type="float">
            <text:p>0.05364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053676" calcext:value-type="float">
            <text:p>0.05367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05370675" calcext:value-type="float">
            <text:p>0.05370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D + ACK</text:p>
          </table:table-cell>
        </table:table-row>
        <table:table-row table:style-name="ro1">
          <table:table-cell office:value-type="float" office:value="0.05373775" calcext:value-type="float">
            <text:p>0.05373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A + NAK</text:p>
          </table:table-cell>
        </table:table-row>
        <table:table-row table:style-name="ro1">
          <table:table-cell office:value-type="float" office:value="0.05456625" calcext:value-type="float">
            <text:p>0.05456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5459875" calcext:value-type="float">
            <text:p>0.05459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055323" calcext:value-type="float">
            <text:p>0.05532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05535525" calcext:value-type="float">
            <text:p>0.05535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055386" calcext:value-type="float">
            <text:p>0.05538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D + ACK</text:p>
          </table:table-cell>
        </table:table-row>
        <table:table-row table:style-name="ro1">
          <table:table-cell office:value-type="float" office:value="0.055417" calcext:value-type="float">
            <text:p>0.05541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A + NAK</text:p>
          </table:table-cell>
        </table:table-row>
        <table:table-row table:style-name="ro1">
          <table:table-cell office:value-type="float" office:value="0.05624225" calcext:value-type="float">
            <text:p>0.05624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5627475" calcext:value-type="float">
            <text:p>0.05627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0.05630675" calcext:value-type="float">
            <text:p>0.05630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2 + ACK</text:p>
          </table:table-cell>
        </table:table-row>
        <table:table-row table:style-name="ro1">
          <table:table-cell office:value-type="float" office:value="0.05752925" calcext:value-type="float">
            <text:p>0.05752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57562" calcext:value-type="float">
            <text:p>0.05756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0.05759375" calcext:value-type="float">
            <text:p>0.05759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5 + ACK</text:p>
          </table:table-cell>
        </table:table-row>
        <table:table-row table:style-name="ro1">
          <table:table-cell office:value-type="float" office:value="0.05853475" calcext:value-type="float">
            <text:p>0.05853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5856725" calcext:value-type="float">
            <text:p>0.0585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0.05859925" calcext:value-type="float">
            <text:p>0.05859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E + ACK</text:p>
          </table:table-cell>
        </table:table-row>
        <table:table-row table:style-name="ro1">
          <table:table-cell office:value-type="float" office:value="0.059533" calcext:value-type="float">
            <text:p>0.0595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59566" calcext:value-type="float">
            <text:p>0.05956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059598" calcext:value-type="float">
            <text:p>0.05959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F + ACK</text:p>
          </table:table-cell>
        </table:table-row>
        <table:table-row table:style-name="ro1">
          <table:table-cell office:value-type="float" office:value="0.06053225" calcext:value-type="float">
            <text:p>0.0605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6056475" calcext:value-type="float">
            <text:p>0.06056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F + ACK</text:p>
          </table:table-cell>
        </table:table-row>
        <table:table-row table:style-name="ro1">
          <table:table-cell office:value-type="float" office:value="0.06059675" calcext:value-type="float">
            <text:p>0.06059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8 + ACK</text:p>
          </table:table-cell>
        </table:table-row>
        <table:table-row table:style-name="ro1">
          <table:table-cell office:value-type="float" office:value="0.06154025" calcext:value-type="float">
            <text:p>0.06154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61573" calcext:value-type="float">
            <text:p>0.06157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0.061605" calcext:value-type="float">
            <text:p>0.0616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0.062533" calcext:value-type="float">
            <text:p>0.0625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6256575" calcext:value-type="float">
            <text:p>0.06256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0.06259775" calcext:value-type="float">
            <text:p>0.06259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0.06353575" calcext:value-type="float">
            <text:p>0.06353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635685" calcext:value-type="float">
            <text:p>0.06356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0.0636005" calcext:value-type="float">
            <text:p>0.06360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E + ACK</text:p>
          </table:table-cell>
        </table:table-row>
        <table:table-row table:style-name="ro1">
          <table:table-cell office:value-type="float" office:value="0.06453525" calcext:value-type="float">
            <text:p>0.0645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6456775" calcext:value-type="float">
            <text:p>0.06456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0.06459975" calcext:value-type="float">
            <text:p>0.0645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0.0785395" calcext:value-type="float">
            <text:p>0.07853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785725" calcext:value-type="float">
            <text:p>0.0785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07929675" calcext:value-type="float">
            <text:p>0.07929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07932925" calcext:value-type="float">
            <text:p>0.07932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079361" calcext:value-type="float">
            <text:p>0.07936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E1 + NAK</text:p>
          </table:table-cell>
        </table:table-row>
        <table:table-row table:style-name="ro1">
          <table:table-cell office:value-type="float" office:value="0.08018775" calcext:value-type="float">
            <text:p>0.08018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802205" calcext:value-type="float">
            <text:p>0.08022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080945" calcext:value-type="float">
            <text:p>0.0809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08097675" calcext:value-type="float">
            <text:p>0.08097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08100775" calcext:value-type="float">
            <text:p>0.08100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E1 + NAK</text:p>
          </table:table-cell>
        </table:table-row>
        <table:table-row table:style-name="ro1">
          <table:table-cell office:value-type="float" office:value="0.08182975" calcext:value-type="float">
            <text:p>0.0818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818625" calcext:value-type="float">
            <text:p>0.0818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08258675" calcext:value-type="float">
            <text:p>0.08258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0826185" calcext:value-type="float">
            <text:p>0.08261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0826495" calcext:value-type="float">
            <text:p>0.08264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E1 + NAK</text:p>
          </table:table-cell>
        </table:table-row>
        <table:table-row table:style-name="ro1">
          <table:table-cell office:value-type="float" office:value="0.08347325" calcext:value-type="float">
            <text:p>0.08347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8350575" calcext:value-type="float">
            <text:p>0.08350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0.0835375" calcext:value-type="float">
            <text:p>0.0835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1 + ACK</text:p>
          </table:table-cell>
        </table:table-row>
        <table:table-row table:style-name="ro1">
          <table:table-cell office:value-type="float" office:value="0.09754525" calcext:value-type="float">
            <text:p>0.09754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975785" calcext:value-type="float">
            <text:p>0.09757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09830275" calcext:value-type="float">
            <text:p>0.09830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0983355" calcext:value-type="float">
            <text:p>0.09833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0983675" calcext:value-type="float">
            <text:p>0.0983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1 + NAK</text:p>
          </table:table-cell>
        </table:table-row>
        <table:table-row table:style-name="ro1">
          <table:table-cell office:value-type="float" office:value="0.099196" calcext:value-type="float">
            <text:p>0.0991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09922875" calcext:value-type="float">
            <text:p>0.09922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099953" calcext:value-type="float">
            <text:p>0.09995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10000375" calcext:value-type="float">
            <text:p>0.10000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23] + ACK</text:p>
          </table:table-cell>
        </table:table-row>
        <table:table-row table:style-name="ro1">
          <table:table-cell office:value-type="float" office:value="0.10083775" calcext:value-type="float">
            <text:p>0.10083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100871" calcext:value-type="float">
            <text:p>0.10087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10159525" calcext:value-type="float">
            <text:p>0.10159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10162675" calcext:value-type="float">
            <text:p>0.10162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10165775" calcext:value-type="float">
            <text:p>0.1016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1 + NAK</text:p>
          </table:table-cell>
        </table:table-row>
        <table:table-row table:style-name="ro1">
          <table:table-cell office:value-type="float" office:value="0.10248275" calcext:value-type="float">
            <text:p>0.10248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1025155" calcext:value-type="float">
            <text:p>0.10251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0.1025475" calcext:value-type="float">
            <text:p>0.1025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2 + ACK</text:p>
          </table:table-cell>
        </table:table-row>
        <table:table-row table:style-name="ro1">
          <table:table-cell office:value-type="float" office:value="0.1165545" calcext:value-type="float">
            <text:p>0.11655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11658725" calcext:value-type="float">
            <text:p>0.11658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11731175" calcext:value-type="float">
            <text:p>0.11731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117344" calcext:value-type="float">
            <text:p>0.11734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118203" calcext:value-type="float">
            <text:p>0.11820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1182355" calcext:value-type="float">
            <text:p>0.11823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Missing ACK/NAK</text:p>
          </table:table-cell>
        </table:table-row>
        <table:table-row table:style-name="ro1">
          <table:table-cell office:value-type="float" office:value="0.11895975" calcext:value-type="float">
            <text:p>0.11895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11899175" calcext:value-type="float">
            <text:p>0.11899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11902275" calcext:value-type="float">
            <text:p>0.1190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9 + NAK</text:p>
          </table:table-cell>
        </table:table-row>
        <table:table-row table:style-name="ro1">
          <table:table-cell office:value-type="float" office:value="0.11984425" calcext:value-type="float">
            <text:p>0.11984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1198775" calcext:value-type="float">
            <text:p>0.1198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12060175" calcext:value-type="float">
            <text:p>0.12060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120646" calcext:value-type="float">
            <text:p>0.12064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6 + Missing ACK/NAK</text:p>
          </table:table-cell>
        </table:table-row>
        <table:table-row table:style-name="ro1">
          <table:table-cell office:value-type="float" office:value="0.1214885" calcext:value-type="float">
            <text:p>0.12148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121521" calcext:value-type="float">
            <text:p>0.1215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0.121553" calcext:value-type="float">
            <text:p>0.12155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3 + ACK</text:p>
          </table:table-cell>
        </table:table-row>
        <table:table-row table:style-name="ro1">
          <table:table-cell office:value-type="float" office:value="0.13556375" calcext:value-type="float">
            <text:p>0.13556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135597" calcext:value-type="float">
            <text:p>0.13559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13632125" calcext:value-type="float">
            <text:p>0.13632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13635375" calcext:value-type="float">
            <text:p>0.13635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1363855" calcext:value-type="float">
            <text:p>0.13638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9 + NAK</text:p>
          </table:table-cell>
        </table:table-row>
        <table:table-row table:style-name="ro1">
          <table:table-cell office:value-type="float" office:value="0.13721325" calcext:value-type="float">
            <text:p>0.13721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13724625" calcext:value-type="float">
            <text:p>0.13724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13797025" calcext:value-type="float">
            <text:p>0.13797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138002" calcext:value-type="float">
            <text:p>0.13800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138855" calcext:value-type="float">
            <text:p>0.1388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13888775" calcext:value-type="float">
            <text:p>0.13888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139612" calcext:value-type="float">
            <text:p>0.13961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13964375" calcext:value-type="float">
            <text:p>0.13964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13967475" calcext:value-type="float">
            <text:p>0.13967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9 + NAK</text:p>
          </table:table-cell>
        </table:table-row>
        <table:table-row table:style-name="ro1">
          <table:table-cell office:value-type="float" office:value="0.1404995" calcext:value-type="float">
            <text:p>0.14049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14053225" calcext:value-type="float">
            <text:p>0.1405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0.1405645" calcext:value-type="float">
            <text:p>0.14056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4 + ACK</text:p>
          </table:table-cell>
        </table:table-row>
        <table:table-row table:style-name="ro1">
          <table:table-cell office:value-type="float" office:value="0.1588545" calcext:value-type="float">
            <text:p>0.15885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16090975" calcext:value-type="float">
            <text:p>0.16090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16163425" calcext:value-type="float">
            <text:p>0.16163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16166725" calcext:value-type="float">
            <text:p>0.1616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161699" calcext:value-type="float">
            <text:p>0.16169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E5 + NAK</text:p>
          </table:table-cell>
        </table:table-row>
        <table:table-row table:style-name="ro1">
          <table:table-cell office:value-type="float" office:value="0.16253075" calcext:value-type="float">
            <text:p>0.16253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1625635" calcext:value-type="float">
            <text:p>0.16256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16376825" calcext:value-type="float">
            <text:p>0.16376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16380125" calcext:value-type="float">
            <text:p>0.16380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1638325" calcext:value-type="float">
            <text:p>0.1638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5 + NAK</text:p>
          </table:table-cell>
        </table:table-row>
        <table:table-row table:style-name="ro1">
          <table:table-cell office:value-type="float" office:value="0.164845" calcext:value-type="float">
            <text:p>0.1648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16515225" calcext:value-type="float">
            <text:p>0.16515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16695075" calcext:value-type="float">
            <text:p>0.16695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166984" calcext:value-type="float">
            <text:p>0.16698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1670155" calcext:value-type="float">
            <text:p>0.16701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E5 + NAK</text:p>
          </table:table-cell>
        </table:table-row>
        <table:table-row table:style-name="ro1">
          <table:table-cell office:value-type="float" office:value="0.1678485" calcext:value-type="float">
            <text:p>0.16784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16977975" calcext:value-type="float">
            <text:p>0.16977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0.169812" calcext:value-type="float">
            <text:p>0.16981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5 + ACK</text:p>
          </table:table-cell>
        </table:table-row>
        <table:table-row table:style-name="ro1">
          <table:table-cell office:value-type="float" office:value="0.2676195" calcext:value-type="float">
            <text:p>0.26761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267653" calcext:value-type="float">
            <text:p>0.26765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2683775" calcext:value-type="float">
            <text:p>0.2683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26842975" calcext:value-type="float">
            <text:p>0.2684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2F] + NAK</text:p>
          </table:table-cell>
        </table:table-row>
        <table:table-row table:style-name="ro1">
          <table:table-cell office:value-type="float" office:value="0.26927175" calcext:value-type="float">
            <text:p>0.26927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2693045" calcext:value-type="float">
            <text:p>0.26930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2700295" calcext:value-type="float">
            <text:p>0.27002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270062" calcext:value-type="float">
            <text:p>0.27006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2700935" calcext:value-type="float">
            <text:p>0.27009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5 + NAK</text:p>
          </table:table-cell>
        </table:table-row>
        <table:table-row table:style-name="ro1">
          <table:table-cell office:value-type="float" office:value="0.27093675" calcext:value-type="float">
            <text:p>0.27093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2709695" calcext:value-type="float">
            <text:p>0.27096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2716935" calcext:value-type="float">
            <text:p>0.27169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27173825" calcext:value-type="float">
            <text:p>0.27173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4B] + NAK</text:p>
          </table:table-cell>
        </table:table-row>
        <table:table-row table:style-name="ro1">
          <table:table-cell office:value-type="float" office:value="0.27321725" calcext:value-type="float">
            <text:p>0.27321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2732505" calcext:value-type="float">
            <text:p>0.27325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27328275" calcext:value-type="float">
            <text:p>0.27328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37473475" calcext:value-type="float">
            <text:p>0.37473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747685" calcext:value-type="float">
            <text:p>0.37476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375493" calcext:value-type="float">
            <text:p>0.37549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0.37552975" calcext:value-type="float">
            <text:p>0.3755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69] + ACK</text:p>
          </table:table-cell>
        </table:table-row>
        <table:table-row table:style-name="ro1">
          <table:table-cell office:value-type="float" office:value="0.375562" calcext:value-type="float">
            <text:p>0.37556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3 + Missing ACK/NAK</text:p>
          </table:table-cell>
        </table:table-row>
        <table:table-row table:style-name="ro1">
          <table:table-cell office:value-type="float" office:value="0.37638775" calcext:value-type="float">
            <text:p>0.37638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7642025" calcext:value-type="float">
            <text:p>0.37642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3771445" calcext:value-type="float">
            <text:p>0.37714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37717625" calcext:value-type="float">
            <text:p>0.37717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377207" calcext:value-type="float">
            <text:p>0.37720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NAK</text:p>
          </table:table-cell>
        </table:table-row>
        <table:table-row table:style-name="ro1">
          <table:table-cell office:value-type="float" office:value="0.37802975" calcext:value-type="float">
            <text:p>0.3780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7806225" calcext:value-type="float">
            <text:p>0.37806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37878625" calcext:value-type="float">
            <text:p>0.37878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37883675" calcext:value-type="float">
            <text:p>0.37883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1] + ACK</text:p>
          </table:table-cell>
        </table:table-row>
        <table:table-row table:style-name="ro1">
          <table:table-cell office:value-type="float" office:value="0.379677" calcext:value-type="float">
            <text:p>0.37967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4 + Missing ACK/NAK</text:p>
          </table:table-cell>
        </table:table-row>
        <table:table-row table:style-name="ro1">
          <table:table-cell office:value-type="float" office:value="0.37970975" calcext:value-type="float">
            <text:p>0.37970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00] + ACK</text:p>
          </table:table-cell>
        </table:table-row>
        <table:table-row table:style-name="ro1">
          <table:table-cell office:value-type="float" office:value="0.379742" calcext:value-type="float">
            <text:p>0.37974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0.379774" calcext:value-type="float">
            <text:p>0.37977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4 + ACK</text:p>
          </table:table-cell>
        </table:table-row>
        <table:table-row table:style-name="ro1">
          <table:table-cell office:value-type="float" office:value="0.37980575" calcext:value-type="float">
            <text:p>0.37980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37983775" calcext:value-type="float">
            <text:p>0.37983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3798695" calcext:value-type="float">
            <text:p>0.37986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0.3799015" calcext:value-type="float">
            <text:p>0.37990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37993325" calcext:value-type="float">
            <text:p>0.37993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7 + ACK</text:p>
          </table:table-cell>
        </table:table-row>
        <table:table-row table:style-name="ro1">
          <table:table-cell office:value-type="float" office:value="0.37996575" calcext:value-type="float">
            <text:p>0.37996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ACK</text:p>
          </table:table-cell>
        </table:table-row>
        <table:table-row table:style-name="ro1">
          <table:table-cell office:value-type="float" office:value="0.37999775" calcext:value-type="float">
            <text:p>0.37999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3800295" calcext:value-type="float">
            <text:p>0.38002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3800615" calcext:value-type="float">
            <text:p>0.38006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6 + ACK</text:p>
          </table:table-cell>
        </table:table-row>
        <table:table-row table:style-name="ro1">
          <table:table-cell office:value-type="float" office:value="0.3800935" calcext:value-type="float">
            <text:p>0.38009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38012525" calcext:value-type="float">
            <text:p>0.38012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9 + Missing ACK/NAK</text:p>
          </table:table-cell>
        </table:table-row>
        <table:table-row table:style-name="ro1">
          <table:table-cell office:value-type="float" office:value="0.38015725" calcext:value-type="float">
            <text:p>0.38015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52] + ACK</text:p>
          </table:table-cell>
        </table:table-row>
        <table:table-row table:style-name="ro1">
          <table:table-cell office:value-type="float" office:value="0.380189" calcext:value-type="float">
            <text:p>0.38018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5 + ACK</text:p>
          </table:table-cell>
        </table:table-row>
        <table:table-row table:style-name="ro1">
          <table:table-cell office:value-type="float" office:value="0.380221" calcext:value-type="float">
            <text:p>0.3802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C + ACK</text:p>
          </table:table-cell>
        </table:table-row>
        <table:table-row table:style-name="ro1">
          <table:table-cell office:value-type="float" office:value="0.380253" calcext:value-type="float">
            <text:p>0.38025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3 + ACK</text:p>
          </table:table-cell>
        </table:table-row>
        <table:table-row table:style-name="ro1">
          <table:table-cell office:value-type="float" office:value="0.38028475" calcext:value-type="float">
            <text:p>0.38028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0.38031675" calcext:value-type="float">
            <text:p>0.38031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0.3803485" calcext:value-type="float">
            <text:p>0.38034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0 + ACK</text:p>
          </table:table-cell>
        </table:table-row>
        <table:table-row table:style-name="ro1">
          <table:table-cell office:value-type="float" office:value="0.3803805" calcext:value-type="float">
            <text:p>0.38038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B + ACK</text:p>
          </table:table-cell>
        </table:table-row>
        <table:table-row table:style-name="ro1">
          <table:table-cell office:value-type="float" office:value="0.3804125" calcext:value-type="float">
            <text:p>0.3804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A + ACK</text:p>
          </table:table-cell>
        </table:table-row>
        <table:table-row table:style-name="ro1">
          <table:table-cell office:value-type="float" office:value="0.38044425" calcext:value-type="float">
            <text:p>0.38044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A + ACK</text:p>
          </table:table-cell>
        </table:table-row>
        <table:table-row table:style-name="ro1">
          <table:table-cell office:value-type="float" office:value="0.38047625" calcext:value-type="float">
            <text:p>0.38047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8 + ACK</text:p>
          </table:table-cell>
        </table:table-row>
        <table:table-row table:style-name="ro1">
          <table:table-cell office:value-type="float" office:value="0.380508" calcext:value-type="float">
            <text:p>0.38050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0 + ACK</text:p>
          </table:table-cell>
        </table:table-row>
        <table:table-row table:style-name="ro1">
          <table:table-cell office:value-type="float" office:value="0.38054" calcext:value-type="float">
            <text:p>0.3805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38057175" calcext:value-type="float">
            <text:p>0.38057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7 + ACK</text:p>
          </table:table-cell>
        </table:table-row>
        <table:table-row table:style-name="ro1">
          <table:table-cell office:value-type="float" office:value="0.38060375" calcext:value-type="float">
            <text:p>0.38060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2 + ACK</text:p>
          </table:table-cell>
        </table:table-row>
        <table:table-row table:style-name="ro1">
          <table:table-cell office:value-type="float" office:value="0.38063575" calcext:value-type="float">
            <text:p>0.38063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5 + ACK</text:p>
          </table:table-cell>
        </table:table-row>
        <table:table-row table:style-name="ro1">
          <table:table-cell office:value-type="float" office:value="0.3806675" calcext:value-type="float">
            <text:p>0.3806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0 + ACK</text:p>
          </table:table-cell>
        </table:table-row>
        <table:table-row table:style-name="ro1">
          <table:table-cell office:value-type="float" office:value="0.3806995" calcext:value-type="float">
            <text:p>0.38069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6 + ACK</text:p>
          </table:table-cell>
        </table:table-row>
        <table:table-row table:style-name="ro1">
          <table:table-cell office:value-type="float" office:value="0.38073125" calcext:value-type="float">
            <text:p>0.38073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7 + ACK</text:p>
          </table:table-cell>
        </table:table-row>
        <table:table-row table:style-name="ro1">
          <table:table-cell office:value-type="float" office:value="0.381657" calcext:value-type="float">
            <text:p>0.38165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8168975" calcext:value-type="float">
            <text:p>0.38168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4 + ACK</text:p>
          </table:table-cell>
        </table:table-row>
        <table:table-row table:style-name="ro1">
          <table:table-cell office:value-type="float" office:value="0.38172175" calcext:value-type="float">
            <text:p>0.38172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5 + ACK</text:p>
          </table:table-cell>
        </table:table-row>
        <table:table-row table:style-name="ro1">
          <table:table-cell office:value-type="float" office:value="0.3826555" calcext:value-type="float">
            <text:p>0.38265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8268825" calcext:value-type="float">
            <text:p>0.38268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6 + ACK</text:p>
          </table:table-cell>
        </table:table-row>
        <table:table-row table:style-name="ro1">
          <table:table-cell office:value-type="float" office:value="0.38272025" calcext:value-type="float">
            <text:p>0.38272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7 + Missing ACK/NAK</text:p>
          </table:table-cell>
        </table:table-row>
        <table:table-row table:style-name="ro1">
          <table:table-cell office:value-type="float" office:value="0.38365425" calcext:value-type="float">
            <text:p>0.38365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8368725" calcext:value-type="float">
            <text:p>0.38368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0.38371925" calcext:value-type="float">
            <text:p>0.38371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F + ACK</text:p>
          </table:table-cell>
        </table:table-row>
        <table:table-row table:style-name="ro1">
          <table:table-cell office:value-type="float" office:value="0.38465525" calcext:value-type="float">
            <text:p>0.38465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84688" calcext:value-type="float">
            <text:p>0.38468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7 + ACK</text:p>
          </table:table-cell>
        </table:table-row>
        <table:table-row table:style-name="ro1">
          <table:table-cell office:value-type="float" office:value="0.38472" calcext:value-type="float">
            <text:p>0.3847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8 + ACK</text:p>
          </table:table-cell>
        </table:table-row>
        <table:table-row table:style-name="ro1">
          <table:table-cell office:value-type="float" office:value="0.38565825" calcext:value-type="float">
            <text:p>0.38565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85691" calcext:value-type="float">
            <text:p>0.38569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A + ACK</text:p>
          </table:table-cell>
        </table:table-row>
        <table:table-row table:style-name="ro1">
          <table:table-cell office:value-type="float" office:value="0.38572275" calcext:value-type="float">
            <text:p>0.3857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0 + ACK</text:p>
          </table:table-cell>
        </table:table-row>
        <table:table-row table:style-name="ro1">
          <table:table-cell office:value-type="float" office:value="0.38665725" calcext:value-type="float">
            <text:p>0.38665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8668975" calcext:value-type="float">
            <text:p>0.38668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0.38672175" calcext:value-type="float">
            <text:p>0.38672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E + ACK</text:p>
          </table:table-cell>
        </table:table-row>
        <table:table-row table:style-name="ro1">
          <table:table-cell office:value-type="float" office:value="0.38765675" calcext:value-type="float">
            <text:p>0.38765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8768925" calcext:value-type="float">
            <text:p>0.38768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0.38772125" calcext:value-type="float">
            <text:p>0.38772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3886565" calcext:value-type="float">
            <text:p>0.38865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8868925" calcext:value-type="float">
            <text:p>0.38868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0.388721" calcext:value-type="float">
            <text:p>0.3887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5 + ACK</text:p>
          </table:table-cell>
        </table:table-row>
        <table:table-row table:style-name="ro1">
          <table:table-cell office:value-type="float" office:value="0.38965675" calcext:value-type="float">
            <text:p>0.38965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896895" calcext:value-type="float">
            <text:p>0.38968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8 + ACK</text:p>
          </table:table-cell>
        </table:table-row>
        <table:table-row table:style-name="ro1">
          <table:table-cell office:value-type="float" office:value="0.38972125" calcext:value-type="float">
            <text:p>0.38972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0 + ACK</text:p>
          </table:table-cell>
        </table:table-row>
        <table:table-row table:style-name="ro1">
          <table:table-cell office:value-type="float" office:value="0.39066" calcext:value-type="float">
            <text:p>0.3906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906925" calcext:value-type="float">
            <text:p>0.3906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0.3907245" calcext:value-type="float">
            <text:p>0.39072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F + ACK</text:p>
          </table:table-cell>
        </table:table-row>
        <table:table-row table:style-name="ro1">
          <table:table-cell office:value-type="float" office:value="0.3916585" calcext:value-type="float">
            <text:p>0.39165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9169125" calcext:value-type="float">
            <text:p>0.39169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B + ACK</text:p>
          </table:table-cell>
        </table:table-row>
        <table:table-row table:style-name="ro1">
          <table:table-cell office:value-type="float" office:value="0.39172325" calcext:value-type="float">
            <text:p>0.39172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 + ACK</text:p>
          </table:table-cell>
        </table:table-row>
        <table:table-row table:style-name="ro1">
          <table:table-cell office:value-type="float" office:value="0.39265775" calcext:value-type="float">
            <text:p>0.3926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9269025" calcext:value-type="float">
            <text:p>0.39269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0.39272225" calcext:value-type="float">
            <text:p>0.39272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B + ACK</text:p>
          </table:table-cell>
        </table:table-row>
        <table:table-row table:style-name="ro1">
          <table:table-cell office:value-type="float" office:value="0.39365825" calcext:value-type="float">
            <text:p>0.39365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93691" calcext:value-type="float">
            <text:p>0.39369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0.39372275" calcext:value-type="float">
            <text:p>0.3937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2 + ACK</text:p>
          </table:table-cell>
        </table:table-row>
        <table:table-row table:style-name="ro1">
          <table:table-cell office:value-type="float" office:value="0.39466525" calcext:value-type="float">
            <text:p>0.39466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94698" calcext:value-type="float">
            <text:p>0.39469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7 + ACK</text:p>
          </table:table-cell>
        </table:table-row>
        <table:table-row table:style-name="ro1">
          <table:table-cell office:value-type="float" office:value="0.39473025" calcext:value-type="float">
            <text:p>0.39473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8 + ACK</text:p>
          </table:table-cell>
        </table:table-row>
        <table:table-row table:style-name="ro1">
          <table:table-cell office:value-type="float" office:value="0.3956635" calcext:value-type="float">
            <text:p>0.39566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9569625" calcext:value-type="float">
            <text:p>0.39569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8 + ACK</text:p>
          </table:table-cell>
        </table:table-row>
        <table:table-row table:style-name="ro1">
          <table:table-cell office:value-type="float" office:value="0.395728" calcext:value-type="float">
            <text:p>0.39572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9 + ACK</text:p>
          </table:table-cell>
        </table:table-row>
        <table:table-row table:style-name="ro1">
          <table:table-cell office:value-type="float" office:value="0.396661" calcext:value-type="float">
            <text:p>0.39666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9669375" calcext:value-type="float">
            <text:p>0.39669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0.39672575" calcext:value-type="float">
            <text:p>0.39672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3976595" calcext:value-type="float">
            <text:p>0.39765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97692" calcext:value-type="float">
            <text:p>0.39769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0.397724" calcext:value-type="float">
            <text:p>0.39772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39866575" calcext:value-type="float">
            <text:p>0.39866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986985" calcext:value-type="float">
            <text:p>0.39869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0.3987305" calcext:value-type="float">
            <text:p>0.39873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F + ACK</text:p>
          </table:table-cell>
        </table:table-row>
        <table:table-row table:style-name="ro1">
          <table:table-cell office:value-type="float" office:value="0.39966275" calcext:value-type="float">
            <text:p>0.39966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3996955" calcext:value-type="float">
            <text:p>0.39969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0.3997275" calcext:value-type="float">
            <text:p>0.3997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4006635" calcext:value-type="float">
            <text:p>0.40066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006965" calcext:value-type="float">
            <text:p>0.40069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0.40072825" calcext:value-type="float">
            <text:p>0.40072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0.4016625" calcext:value-type="float">
            <text:p>0.4016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0169525" calcext:value-type="float">
            <text:p>0.40169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0.40172725" calcext:value-type="float">
            <text:p>0.40172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40266125" calcext:value-type="float">
            <text:p>0.40266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02694" calcext:value-type="float">
            <text:p>0.40269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402726" calcext:value-type="float">
            <text:p>0.40272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40366275" calcext:value-type="float">
            <text:p>0.40366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036955" calcext:value-type="float">
            <text:p>0.40369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4037275" calcext:value-type="float">
            <text:p>0.4037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40466575" calcext:value-type="float">
            <text:p>0.40466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046985" calcext:value-type="float">
            <text:p>0.40469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0.40473025" calcext:value-type="float">
            <text:p>0.40473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405667" calcext:value-type="float">
            <text:p>0.40566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057" calcext:value-type="float">
            <text:p>0.405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0.40573175" calcext:value-type="float">
            <text:p>0.40573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0.406666" calcext:value-type="float">
            <text:p>0.40666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0669875" calcext:value-type="float">
            <text:p>0.40669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0.4067305" calcext:value-type="float">
            <text:p>0.40673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E + ACK</text:p>
          </table:table-cell>
        </table:table-row>
        <table:table-row table:style-name="ro1">
          <table:table-cell office:value-type="float" office:value="0.407666" calcext:value-type="float">
            <text:p>0.40766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0769875" calcext:value-type="float">
            <text:p>0.40769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1 + ACK</text:p>
          </table:table-cell>
        </table:table-row>
        <table:table-row table:style-name="ro1">
          <table:table-cell office:value-type="float" office:value="0.40773075" calcext:value-type="float">
            <text:p>0.40773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0.40866525" calcext:value-type="float">
            <text:p>0.40866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0869775" calcext:value-type="float">
            <text:p>0.40869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2 + ACK</text:p>
          </table:table-cell>
        </table:table-row>
        <table:table-row table:style-name="ro1">
          <table:table-cell office:value-type="float" office:value="0.40873" calcext:value-type="float">
            <text:p>0.4087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0.40966625" calcext:value-type="float">
            <text:p>0.40966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09699" calcext:value-type="float">
            <text:p>0.40969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F + ACK</text:p>
          </table:table-cell>
        </table:table-row>
        <table:table-row table:style-name="ro1">
          <table:table-cell office:value-type="float" office:value="0.40973075" calcext:value-type="float">
            <text:p>0.40973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C + ACK</text:p>
          </table:table-cell>
        </table:table-row>
        <table:table-row table:style-name="ro1">
          <table:table-cell office:value-type="float" office:value="0.4106685" calcext:value-type="float">
            <text:p>0.41066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107015" calcext:value-type="float">
            <text:p>0.41070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0.4107335" calcext:value-type="float">
            <text:p>0.41073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3 + ACK</text:p>
          </table:table-cell>
        </table:table-row>
        <table:table-row table:style-name="ro1">
          <table:table-cell office:value-type="float" office:value="0.41166625" calcext:value-type="float">
            <text:p>0.41166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1169875" calcext:value-type="float">
            <text:p>0.41169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7 + ACK</text:p>
          </table:table-cell>
        </table:table-row>
        <table:table-row table:style-name="ro1">
          <table:table-cell office:value-type="float" office:value="0.41173075" calcext:value-type="float">
            <text:p>0.41173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8 + ACK</text:p>
          </table:table-cell>
        </table:table-row>
        <table:table-row table:style-name="ro1">
          <table:table-cell office:value-type="float" office:value="0.4126655" calcext:value-type="float">
            <text:p>0.41266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4 + Missing ACK/NAK</text:p>
          </table:table-cell>
        </table:table-row>
        <table:table-row table:style-name="ro1">
          <table:table-cell office:value-type="float" office:value="0.41269825" calcext:value-type="float">
            <text:p>0.41269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0E] + ACK</text:p>
          </table:table-cell>
        </table:table-row>
        <table:table-row table:style-name="ro1">
          <table:table-cell office:value-type="float" office:value="0.41273025" calcext:value-type="float">
            <text:p>0.41273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2 + ACK</text:p>
          </table:table-cell>
        </table:table-row>
        <table:table-row table:style-name="ro1">
          <table:table-cell office:value-type="float" office:value="0.41366675" calcext:value-type="float">
            <text:p>0.41366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136995" calcext:value-type="float">
            <text:p>0.41369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3 + ACK</text:p>
          </table:table-cell>
        </table:table-row>
        <table:table-row table:style-name="ro1">
          <table:table-cell office:value-type="float" office:value="0.41373125" calcext:value-type="float">
            <text:p>0.41373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0 + ACK</text:p>
          </table:table-cell>
        </table:table-row>
        <table:table-row table:style-name="ro1">
          <table:table-cell office:value-type="float" office:value="0.4146705" calcext:value-type="float">
            <text:p>0.41467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147035" calcext:value-type="float">
            <text:p>0.41470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0.41473525" calcext:value-type="float">
            <text:p>0.4147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3 + ACK</text:p>
          </table:table-cell>
        </table:table-row>
        <table:table-row table:style-name="ro1">
          <table:table-cell office:value-type="float" office:value="0.41566975" calcext:value-type="float">
            <text:p>0.41566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157025" calcext:value-type="float">
            <text:p>0.4157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0.4157345" calcext:value-type="float">
            <text:p>0.41573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3 + ACK</text:p>
          </table:table-cell>
        </table:table-row>
        <table:table-row table:style-name="ro1">
          <table:table-cell office:value-type="float" office:value="0.41667" calcext:value-type="float">
            <text:p>0.4166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1670275" calcext:value-type="float">
            <text:p>0.41670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4 + ACK</text:p>
          </table:table-cell>
        </table:table-row>
        <table:table-row table:style-name="ro1">
          <table:table-cell office:value-type="float" office:value="0.4167345" calcext:value-type="float">
            <text:p>0.41673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D + ACK</text:p>
          </table:table-cell>
        </table:table-row>
        <table:table-row table:style-name="ro1">
          <table:table-cell office:value-type="float" office:value="0.41766775" calcext:value-type="float">
            <text:p>0.41766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1770025" calcext:value-type="float">
            <text:p>0.41770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2 + ACK</text:p>
          </table:table-cell>
        </table:table-row>
        <table:table-row table:style-name="ro1">
          <table:table-cell office:value-type="float" office:value="0.41773225" calcext:value-type="float">
            <text:p>0.4177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A + ACK</text:p>
          </table:table-cell>
        </table:table-row>
        <table:table-row table:style-name="ro1">
          <table:table-cell office:value-type="float" office:value="0.4186795" calcext:value-type="float">
            <text:p>0.41867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1871225" calcext:value-type="float">
            <text:p>0.41871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6 + ACK</text:p>
          </table:table-cell>
        </table:table-row>
        <table:table-row table:style-name="ro1">
          <table:table-cell office:value-type="float" office:value="0.41874425" calcext:value-type="float">
            <text:p>0.41874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41966875" calcext:value-type="float">
            <text:p>0.41966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197015" calcext:value-type="float">
            <text:p>0.41970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5 + Missing ACK/NAK</text:p>
          </table:table-cell>
        </table:table-row>
        <table:table-row table:style-name="ro1">
          <table:table-cell office:value-type="float" office:value="0.4197335" calcext:value-type="float">
            <text:p>0.41973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00] + ACK</text:p>
          </table:table-cell>
        </table:table-row>
        <table:table-row table:style-name="ro1">
          <table:table-cell office:value-type="float" office:value="0.4306725" calcext:value-type="float">
            <text:p>0.430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307055" calcext:value-type="float">
            <text:p>0.43070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43142975" calcext:value-type="float">
            <text:p>0.4314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431463" calcext:value-type="float">
            <text:p>0.43146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43149425" calcext:value-type="float">
            <text:p>0.43149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9 + ACK</text:p>
          </table:table-cell>
        </table:table-row>
        <table:table-row table:style-name="ro1">
          <table:table-cell office:value-type="float" office:value="0.4315255" calcext:value-type="float">
            <text:p>0.43152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A + NAK</text:p>
          </table:table-cell>
        </table:table-row>
        <table:table-row table:style-name="ro1">
          <table:table-cell office:value-type="float" office:value="0.432354" calcext:value-type="float">
            <text:p>0.43235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323865" calcext:value-type="float">
            <text:p>0.43238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43311075" calcext:value-type="float">
            <text:p>0.43311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0.4331425" calcext:value-type="float">
            <text:p>0.4331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4] + ACK</text:p>
          </table:table-cell>
        </table:table-row>
        <table:table-row table:style-name="ro1">
          <table:table-cell office:value-type="float" office:value="0.4331735" calcext:value-type="float">
            <text:p>0.43317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9 + ACK</text:p>
          </table:table-cell>
        </table:table-row>
        <table:table-row table:style-name="ro1">
          <table:table-cell office:value-type="float" office:value="0.4332045" calcext:value-type="float">
            <text:p>0.43320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A + NAK</text:p>
          </table:table-cell>
        </table:table-row>
        <table:table-row table:style-name="ro1">
          <table:table-cell office:value-type="float" office:value="0.434029" calcext:value-type="float">
            <text:p>0.43402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3406175" calcext:value-type="float">
            <text:p>0.43406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43478575" calcext:value-type="float">
            <text:p>0.43478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4348175" calcext:value-type="float">
            <text:p>0.4348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4348675" calcext:value-type="float">
            <text:p>0.4348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5 + Missing ACK/NAK</text:p>
          </table:table-cell>
        </table:table-row>
        <table:table-row table:style-name="ro1">
          <table:table-cell office:value-type="float" office:value="0.435713" calcext:value-type="float">
            <text:p>0.43571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3574575" calcext:value-type="float">
            <text:p>0.43574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43647" calcext:value-type="float">
            <text:p>0.4364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436502" calcext:value-type="float">
            <text:p>0.43650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436533" calcext:value-type="float">
            <text:p>0.4365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9 + ACK</text:p>
          </table:table-cell>
        </table:table-row>
        <table:table-row table:style-name="ro1">
          <table:table-cell office:value-type="float" office:value="0.436564" calcext:value-type="float">
            <text:p>0.43656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A + NAK</text:p>
          </table:table-cell>
        </table:table-row>
        <table:table-row table:style-name="ro1">
          <table:table-cell office:value-type="float" office:value="0.43738875" calcext:value-type="float">
            <text:p>0.43738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3742125" calcext:value-type="float">
            <text:p>0.43742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0.437453" calcext:value-type="float">
            <text:p>0.43745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2 + ACK</text:p>
          </table:table-cell>
        </table:table-row>
        <table:table-row table:style-name="ro1">
          <table:table-cell office:value-type="float" office:value="0.43867375" calcext:value-type="float">
            <text:p>0.43867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387065" calcext:value-type="float">
            <text:p>0.43870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0.4387385" calcext:value-type="float">
            <text:p>0.43873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0.43967575" calcext:value-type="float">
            <text:p>0.43967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39709" calcext:value-type="float">
            <text:p>0.43970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0.43974075" calcext:value-type="float">
            <text:p>0.43974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E + ACK</text:p>
          </table:table-cell>
        </table:table-row>
        <table:table-row table:style-name="ro1">
          <table:table-cell office:value-type="float" office:value="0.4406805" calcext:value-type="float">
            <text:p>0.44068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4071325" calcext:value-type="float">
            <text:p>0.44071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44074525" calcext:value-type="float">
            <text:p>0.44074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7 + ACK</text:p>
          </table:table-cell>
        </table:table-row>
        <table:table-row table:style-name="ro1">
          <table:table-cell office:value-type="float" office:value="0.44167775" calcext:value-type="float">
            <text:p>0.44167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4417105" calcext:value-type="float">
            <text:p>0.44171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0.4417425" calcext:value-type="float">
            <text:p>0.4417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B + ACK</text:p>
          </table:table-cell>
        </table:table-row>
        <table:table-row table:style-name="ro1">
          <table:table-cell office:value-type="float" office:value="0.51070775" calcext:value-type="float">
            <text:p>0.51070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1074125" calcext:value-type="float">
            <text:p>0.51074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5114655" calcext:value-type="float">
            <text:p>0.51146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51149875" calcext:value-type="float">
            <text:p>0.51149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51153125" calcext:value-type="float">
            <text:p>0.51153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9 + NAK</text:p>
          </table:table-cell>
        </table:table-row>
        <table:table-row table:style-name="ro1">
          <table:table-cell office:value-type="float" office:value="0.51236025" calcext:value-type="float">
            <text:p>0.51236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1239275" calcext:value-type="float">
            <text:p>0.51239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51311675" calcext:value-type="float">
            <text:p>0.51311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51314875" calcext:value-type="float">
            <text:p>0.51314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5131795" calcext:value-type="float">
            <text:p>0.51317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9 + NAK</text:p>
          </table:table-cell>
        </table:table-row>
        <table:table-row table:style-name="ro1">
          <table:table-cell office:value-type="float" office:value="0.51400475" calcext:value-type="float">
            <text:p>0.51400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1403725" calcext:value-type="float">
            <text:p>0.51403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51476125" calcext:value-type="float">
            <text:p>0.51476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514793" calcext:value-type="float">
            <text:p>0.51479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51482375" calcext:value-type="float">
            <text:p>0.51482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9 + NAK</text:p>
          </table:table-cell>
        </table:table-row>
        <table:table-row table:style-name="ro1">
          <table:table-cell office:value-type="float" office:value="0.51565175" calcext:value-type="float">
            <text:p>0.51565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156855" calcext:value-type="float">
            <text:p>0.51568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0.5157175" calcext:value-type="float">
            <text:p>0.5157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C + ACK</text:p>
          </table:table-cell>
        </table:table-row>
        <table:table-row table:style-name="ro1">
          <table:table-cell office:value-type="float" office:value="0.5297115" calcext:value-type="float">
            <text:p>0.52971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29745" calcext:value-type="float">
            <text:p>0.5297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53046925" calcext:value-type="float">
            <text:p>0.53046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53136125" calcext:value-type="float">
            <text:p>0.53136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3139375" calcext:value-type="float">
            <text:p>0.53139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532118" calcext:value-type="float">
            <text:p>0.53211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53214975" calcext:value-type="float">
            <text:p>0.53214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53218075" calcext:value-type="float">
            <text:p>0.53218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9 + NAK</text:p>
          </table:table-cell>
        </table:table-row>
        <table:table-row table:style-name="ro1">
          <table:table-cell office:value-type="float" office:value="0.53300275" calcext:value-type="float">
            <text:p>0.53300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3303575" calcext:value-type="float">
            <text:p>0.53303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53376" calcext:value-type="float">
            <text:p>0.5337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534648" calcext:value-type="float">
            <text:p>0.53464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34681" calcext:value-type="float">
            <text:p>0.53468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0.53471275" calcext:value-type="float">
            <text:p>0.53471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D + ACK</text:p>
          </table:table-cell>
        </table:table-row>
        <table:table-row table:style-name="ro1">
          <table:table-cell office:value-type="float" office:value="0.54871725" calcext:value-type="float">
            <text:p>0.54871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487505" calcext:value-type="float">
            <text:p>0.54875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549475" calcext:value-type="float">
            <text:p>0.549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5495075" calcext:value-type="float">
            <text:p>0.5495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5495395" calcext:value-type="float">
            <text:p>0.54953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NAK</text:p>
          </table:table-cell>
        </table:table-row>
        <table:table-row table:style-name="ro1">
          <table:table-cell office:value-type="float" office:value="0.5503665" calcext:value-type="float">
            <text:p>0.55036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50399" calcext:value-type="float">
            <text:p>0.55039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55112325" calcext:value-type="float">
            <text:p>0.55112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551155" calcext:value-type="float">
            <text:p>0.5511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55200775" calcext:value-type="float">
            <text:p>0.55200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52041" calcext:value-type="float">
            <text:p>0.55204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5527655" calcext:value-type="float">
            <text:p>0.55276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552797" calcext:value-type="float">
            <text:p>0.55279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552828" calcext:value-type="float">
            <text:p>0.55282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NAK</text:p>
          </table:table-cell>
        </table:table-row>
        <table:table-row table:style-name="ro1">
          <table:table-cell office:value-type="float" office:value="0.5536525" calcext:value-type="float">
            <text:p>0.5536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53685" calcext:value-type="float">
            <text:p>0.5536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0.553717" calcext:value-type="float">
            <text:p>0.55371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E + ACK</text:p>
          </table:table-cell>
        </table:table-row>
        <table:table-row table:style-name="ro1">
          <table:table-cell office:value-type="float" office:value="0.56785175" calcext:value-type="float">
            <text:p>0.56785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678855" calcext:value-type="float">
            <text:p>0.56788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56861025" calcext:value-type="float">
            <text:p>0.56861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56864425" calcext:value-type="float">
            <text:p>0.56864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56867675" calcext:value-type="float">
            <text:p>0.56867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NAK</text:p>
          </table:table-cell>
        </table:table-row>
        <table:table-row table:style-name="ro1">
          <table:table-cell office:value-type="float" office:value="0.57023775" calcext:value-type="float">
            <text:p>0.57023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7027075" calcext:value-type="float">
            <text:p>0.57027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570995" calcext:value-type="float">
            <text:p>0.5709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5710325" calcext:value-type="float">
            <text:p>0.5710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571064" calcext:value-type="float">
            <text:p>0.57106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NAK</text:p>
          </table:table-cell>
        </table:table-row>
        <table:table-row table:style-name="ro1">
          <table:table-cell office:value-type="float" office:value="0.5718955" calcext:value-type="float">
            <text:p>0.57189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7192825" calcext:value-type="float">
            <text:p>0.57192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5726525" calcext:value-type="float">
            <text:p>0.5726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57268425" calcext:value-type="float">
            <text:p>0.57268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5735405" calcext:value-type="float">
            <text:p>0.57354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7357325" calcext:value-type="float">
            <text:p>0.57357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0.5736055" calcext:value-type="float">
            <text:p>0.57360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F + Missing ACK/NAK</text:p>
          </table:table-cell>
        </table:table-row>
        <table:table-row table:style-name="ro1">
          <table:table-cell office:value-type="float" office:value="0.587738" calcext:value-type="float">
            <text:p>0.58773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877715" calcext:value-type="float">
            <text:p>0.58777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58849575" calcext:value-type="float">
            <text:p>0.58849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5885285" calcext:value-type="float">
            <text:p>0.58852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58939025" calcext:value-type="float">
            <text:p>0.58939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8942275" calcext:value-type="float">
            <text:p>0.5894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590147" calcext:value-type="float">
            <text:p>0.59014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590179" calcext:value-type="float">
            <text:p>0.59017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59020975" calcext:value-type="float">
            <text:p>0.59020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9 + NAK</text:p>
          </table:table-cell>
        </table:table-row>
        <table:table-row table:style-name="ro1">
          <table:table-cell office:value-type="float" office:value="0.59104775" calcext:value-type="float">
            <text:p>0.59104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910805" calcext:value-type="float">
            <text:p>0.59108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59180475" calcext:value-type="float">
            <text:p>0.59180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59270225" calcext:value-type="float">
            <text:p>0.59270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9273475" calcext:value-type="float">
            <text:p>0.59273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592767" calcext:value-type="float">
            <text:p>0.59276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5937365" calcext:value-type="float">
            <text:p>0.59373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93769" calcext:value-type="float">
            <text:p>0.59376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593801" calcext:value-type="float">
            <text:p>0.59380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59774225" calcext:value-type="float">
            <text:p>0.59774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9777575" calcext:value-type="float">
            <text:p>0.59777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59849975" calcext:value-type="float">
            <text:p>0.5984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59853225" calcext:value-type="float">
            <text:p>0.5985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59856475" calcext:value-type="float">
            <text:p>0.59856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9 + NAK</text:p>
          </table:table-cell>
        </table:table-row>
        <table:table-row table:style-name="ro1">
          <table:table-cell office:value-type="float" office:value="0.59939125" calcext:value-type="float">
            <text:p>0.59939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599424" calcext:value-type="float">
            <text:p>0.59942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00148" calcext:value-type="float">
            <text:p>0.60014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0018" calcext:value-type="float">
            <text:p>0.6001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60103725" calcext:value-type="float">
            <text:p>0.60103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0106975" calcext:value-type="float">
            <text:p>0.60106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01794" calcext:value-type="float">
            <text:p>0.60179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0182575" calcext:value-type="float">
            <text:p>0.60182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6018565" calcext:value-type="float">
            <text:p>0.60185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9 + NAK</text:p>
          </table:table-cell>
        </table:table-row>
        <table:table-row table:style-name="ro1">
          <table:table-cell office:value-type="float" office:value="0.60268125" calcext:value-type="float">
            <text:p>0.60268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0271375" calcext:value-type="float">
            <text:p>0.60271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60274575" calcext:value-type="float">
            <text:p>0.60274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603739" calcext:value-type="float">
            <text:p>0.60373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037715" calcext:value-type="float">
            <text:p>0.60377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6038035" calcext:value-type="float">
            <text:p>0.60380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0.60774" calcext:value-type="float">
            <text:p>0.6077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07773" calcext:value-type="float">
            <text:p>0.60777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0849725" calcext:value-type="float">
            <text:p>0.6084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0852975" calcext:value-type="float">
            <text:p>0.6085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60938825" calcext:value-type="float">
            <text:p>0.60938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0942075" calcext:value-type="float">
            <text:p>0.60942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10145" calcext:value-type="float">
            <text:p>0.6101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1017675" calcext:value-type="float">
            <text:p>0.61017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61020775" calcext:value-type="float">
            <text:p>0.61020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5 + NAK</text:p>
          </table:table-cell>
        </table:table-row>
        <table:table-row table:style-name="ro1">
          <table:table-cell office:value-type="float" office:value="0.61102975" calcext:value-type="float">
            <text:p>0.6110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11063" calcext:value-type="float">
            <text:p>0.61106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1178725" calcext:value-type="float">
            <text:p>0.61178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1181875" calcext:value-type="float">
            <text:p>0.61181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612674" calcext:value-type="float">
            <text:p>0.61267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127065" calcext:value-type="float">
            <text:p>0.61270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6127385" calcext:value-type="float">
            <text:p>0.61273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61374225" calcext:value-type="float">
            <text:p>0.61374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13775" calcext:value-type="float">
            <text:p>0.613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61380675" calcext:value-type="float">
            <text:p>0.61380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0.61775675" calcext:value-type="float">
            <text:p>0.61775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1779" calcext:value-type="float">
            <text:p>0.6177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1851475" calcext:value-type="float">
            <text:p>0.61851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185475" calcext:value-type="float">
            <text:p>0.6185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6185795" calcext:value-type="float">
            <text:p>0.61857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5 + NAK</text:p>
          </table:table-cell>
        </table:table-row>
        <table:table-row table:style-name="ro1">
          <table:table-cell office:value-type="float" office:value="0.61941175" calcext:value-type="float">
            <text:p>0.61941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1944425" calcext:value-type="float">
            <text:p>0.61944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201685" calcext:value-type="float">
            <text:p>0.62016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2105375" calcext:value-type="float">
            <text:p>0.62105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210865" calcext:value-type="float">
            <text:p>0.62108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218105" calcext:value-type="float">
            <text:p>0.62181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21842" calcext:value-type="float">
            <text:p>0.62184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621873" calcext:value-type="float">
            <text:p>0.62187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5 + NAK</text:p>
          </table:table-cell>
        </table:table-row>
        <table:table-row table:style-name="ro1">
          <table:table-cell office:value-type="float" office:value="0.6226985" calcext:value-type="float">
            <text:p>0.62269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2273125" calcext:value-type="float">
            <text:p>0.62273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622763" calcext:value-type="float">
            <text:p>0.62276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0.62374625" calcext:value-type="float">
            <text:p>0.62374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23779" calcext:value-type="float">
            <text:p>0.62377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623811" calcext:value-type="float">
            <text:p>0.6238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6291205" calcext:value-type="float">
            <text:p>0.62912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2915375" calcext:value-type="float">
            <text:p>0.62915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2987775" calcext:value-type="float">
            <text:p>0.62987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2993" calcext:value-type="float">
            <text:p>0.6299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2D] + NAK</text:p>
          </table:table-cell>
        </table:table-row>
        <table:table-row table:style-name="ro1">
          <table:table-cell office:value-type="float" office:value="0.6307725" calcext:value-type="float">
            <text:p>0.6307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30805" calcext:value-type="float">
            <text:p>0.6308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3152925" calcext:value-type="float">
            <text:p>0.63152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3156125" calcext:value-type="float">
            <text:p>0.63156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63159225" calcext:value-type="float">
            <text:p>0.63159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5 + NAK</text:p>
          </table:table-cell>
        </table:table-row>
        <table:table-row table:style-name="ro1">
          <table:table-cell office:value-type="float" office:value="0.632415" calcext:value-type="float">
            <text:p>0.6324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324475" calcext:value-type="float">
            <text:p>0.6324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3317225" calcext:value-type="float">
            <text:p>0.63317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0.63320475" calcext:value-type="float">
            <text:p>0.63320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4] + ACK</text:p>
          </table:table-cell>
        </table:table-row>
        <table:table-row table:style-name="ro1">
          <table:table-cell office:value-type="float" office:value="0.6332355" calcext:value-type="float">
            <text:p>0.63323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5 + NAK</text:p>
          </table:table-cell>
        </table:table-row>
        <table:table-row table:style-name="ro1">
          <table:table-cell office:value-type="float" office:value="0.634066" calcext:value-type="float">
            <text:p>0.63406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3409875" calcext:value-type="float">
            <text:p>0.63409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634131" calcext:value-type="float">
            <text:p>0.63413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0.635781" calcext:value-type="float">
            <text:p>0.63578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3581375" calcext:value-type="float">
            <text:p>0.63581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635846" calcext:value-type="float">
            <text:p>0.63584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63975275" calcext:value-type="float">
            <text:p>0.63975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397855" calcext:value-type="float">
            <text:p>0.63978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4050975" calcext:value-type="float">
            <text:p>0.64050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4054225" calcext:value-type="float">
            <text:p>0.64054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640574" calcext:value-type="float">
            <text:p>0.64057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0.64140075" calcext:value-type="float">
            <text:p>0.64140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4143325" calcext:value-type="float">
            <text:p>0.64143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421575" calcext:value-type="float">
            <text:p>0.6421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43042" calcext:value-type="float">
            <text:p>0.64304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4307525" calcext:value-type="float">
            <text:p>0.64307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437995" calcext:value-type="float">
            <text:p>0.64379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4383125" calcext:value-type="float">
            <text:p>0.64383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643862" calcext:value-type="float">
            <text:p>0.64386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0.6446865" calcext:value-type="float">
            <text:p>0.64468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4471925" calcext:value-type="float">
            <text:p>0.64471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644751" calcext:value-type="float">
            <text:p>0.64475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6457545" calcext:value-type="float">
            <text:p>0.64575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4578725" calcext:value-type="float">
            <text:p>0.64578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645819" calcext:value-type="float">
            <text:p>0.64581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2 + ACK</text:p>
          </table:table-cell>
        </table:table-row>
        <table:table-row table:style-name="ro1">
          <table:table-cell office:value-type="float" office:value="0.64975525" calcext:value-type="float">
            <text:p>0.64975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49788" calcext:value-type="float">
            <text:p>0.64978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5051425" calcext:value-type="float">
            <text:p>0.65051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5141225" calcext:value-type="float">
            <text:p>0.65141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5144475" calcext:value-type="float">
            <text:p>0.65144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521695" calcext:value-type="float">
            <text:p>0.65216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5220125" calcext:value-type="float">
            <text:p>0.65220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65223225" calcext:value-type="float">
            <text:p>0.6522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5 + NAK</text:p>
          </table:table-cell>
        </table:table-row>
        <table:table-row table:style-name="ro1">
          <table:table-cell office:value-type="float" office:value="0.65305825" calcext:value-type="float">
            <text:p>0.65305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53091" calcext:value-type="float">
            <text:p>0.65309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53815" calcext:value-type="float">
            <text:p>0.6538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538655" calcext:value-type="float">
            <text:p>0.65386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25] + NAK</text:p>
          </table:table-cell>
        </table:table-row>
        <table:table-row table:style-name="ro1">
          <table:table-cell office:value-type="float" office:value="0.65470275" calcext:value-type="float">
            <text:p>0.65470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5473525" calcext:value-type="float">
            <text:p>0.6547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6547675" calcext:value-type="float">
            <text:p>0.6547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65576475" calcext:value-type="float">
            <text:p>0.65576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5579725" calcext:value-type="float">
            <text:p>0.6557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65582975" calcext:value-type="float">
            <text:p>0.6558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0.65976" calcext:value-type="float">
            <text:p>0.6597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59793" calcext:value-type="float">
            <text:p>0.65979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6051725" calcext:value-type="float">
            <text:p>0.66051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6054975" calcext:value-type="float">
            <text:p>0.66054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66058175" calcext:value-type="float">
            <text:p>0.66058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5 + NAK</text:p>
          </table:table-cell>
        </table:table-row>
        <table:table-row table:style-name="ro1">
          <table:table-cell office:value-type="float" office:value="0.6614085" calcext:value-type="float">
            <text:p>0.66140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6144125" calcext:value-type="float">
            <text:p>0.66144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6216525" calcext:value-type="float">
            <text:p>0.66216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6219725" calcext:value-type="float">
            <text:p>0.6621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662228" calcext:value-type="float">
            <text:p>0.66222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5 + NAK</text:p>
          </table:table-cell>
        </table:table-row>
        <table:table-row table:style-name="ro1">
          <table:table-cell office:value-type="float" office:value="0.66305" calcext:value-type="float">
            <text:p>0.663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6308325" calcext:value-type="float">
            <text:p>0.66308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638075" calcext:value-type="float">
            <text:p>0.6638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63839" calcext:value-type="float">
            <text:p>0.66383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66387" calcext:value-type="float">
            <text:p>0.6638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5 + NAK</text:p>
          </table:table-cell>
        </table:table-row>
        <table:table-row table:style-name="ro1">
          <table:table-cell office:value-type="float" office:value="0.6646945" calcext:value-type="float">
            <text:p>0.66469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64727" calcext:value-type="float">
            <text:p>0.66472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664759" calcext:value-type="float">
            <text:p>0.66475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2 + ACK</text:p>
          </table:table-cell>
        </table:table-row>
        <table:table-row table:style-name="ro1">
          <table:table-cell office:value-type="float" office:value="0.6657625" calcext:value-type="float">
            <text:p>0.6657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6579525" calcext:value-type="float">
            <text:p>0.66579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66582725" calcext:value-type="float">
            <text:p>0.66582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669763" calcext:value-type="float">
            <text:p>0.66976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6979575" calcext:value-type="float">
            <text:p>0.66979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7052" calcext:value-type="float">
            <text:p>0.6705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705525" calcext:value-type="float">
            <text:p>0.6705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67141025" calcext:value-type="float">
            <text:p>0.67141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7144275" calcext:value-type="float">
            <text:p>0.67144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72167" calcext:value-type="float">
            <text:p>0.67216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7219875" calcext:value-type="float">
            <text:p>0.67219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67222975" calcext:value-type="float">
            <text:p>0.6722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5 + NAK</text:p>
          </table:table-cell>
        </table:table-row>
        <table:table-row table:style-name="ro1">
          <table:table-cell office:value-type="float" office:value="0.67305175" calcext:value-type="float">
            <text:p>0.67305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730845" calcext:value-type="float">
            <text:p>0.67308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7380875" calcext:value-type="float">
            <text:p>0.67380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7384025" calcext:value-type="float">
            <text:p>0.67384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674696" calcext:value-type="float">
            <text:p>0.6746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7472875" calcext:value-type="float">
            <text:p>0.67472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6747605" calcext:value-type="float">
            <text:p>0.67476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Missing ACK/NAK</text:p>
          </table:table-cell>
        </table:table-row>
        <table:table-row table:style-name="ro1">
          <table:table-cell office:value-type="float" office:value="0.67576675" calcext:value-type="float">
            <text:p>0.67576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7579975" calcext:value-type="float">
            <text:p>0.6757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6758315" calcext:value-type="float">
            <text:p>0.6758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6797675" calcext:value-type="float">
            <text:p>0.6797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7980025" calcext:value-type="float">
            <text:p>0.67980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805245" calcext:value-type="float">
            <text:p>0.68052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80557" calcext:value-type="float">
            <text:p>0.68055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680589" calcext:value-type="float">
            <text:p>0.68058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1 + NAK</text:p>
          </table:table-cell>
        </table:table-row>
        <table:table-row table:style-name="ro1">
          <table:table-cell office:value-type="float" office:value="0.6814155" calcext:value-type="float">
            <text:p>0.68141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8144825" calcext:value-type="float">
            <text:p>0.68144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821725" calcext:value-type="float">
            <text:p>0.6821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8222325" calcext:value-type="float">
            <text:p>0.68222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2B] + ACK</text:p>
          </table:table-cell>
        </table:table-row>
        <table:table-row table:style-name="ro1">
          <table:table-cell office:value-type="float" office:value="0.683057" calcext:value-type="float">
            <text:p>0.68305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8308925" calcext:value-type="float">
            <text:p>0.68308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68381325" calcext:value-type="float">
            <text:p>0.68381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683845" calcext:value-type="float">
            <text:p>0.6838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683876" calcext:value-type="float">
            <text:p>0.68387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1 + NAK</text:p>
          </table:table-cell>
        </table:table-row>
        <table:table-row table:style-name="ro1">
          <table:table-cell office:value-type="float" office:value="0.68470425" calcext:value-type="float">
            <text:p>0.68470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68473675" calcext:value-type="float">
            <text:p>0.68473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68476875" calcext:value-type="float">
            <text:p>0.68476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0.7433825" calcext:value-type="float">
            <text:p>0.7433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4341575" calcext:value-type="float">
            <text:p>0.74341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743448" calcext:value-type="float">
            <text:p>0.74344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74779375" calcext:value-type="float">
            <text:p>0.74779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47827" calcext:value-type="float">
            <text:p>0.74782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74855125" calcext:value-type="float">
            <text:p>0.74855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7485845" calcext:value-type="float">
            <text:p>0.74858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7494455" calcext:value-type="float">
            <text:p>0.74944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49478" calcext:value-type="float">
            <text:p>0.74947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75463525" calcext:value-type="float">
            <text:p>0.7546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75467025" calcext:value-type="float">
            <text:p>0.75467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754703" calcext:value-type="float">
            <text:p>0.75470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1 + NAK</text:p>
          </table:table-cell>
        </table:table-row>
        <table:table-row table:style-name="ro1">
          <table:table-cell office:value-type="float" office:value="0.75554" calcext:value-type="float">
            <text:p>0.7555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55573" calcext:value-type="float">
            <text:p>0.75557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7562975" calcext:value-type="float">
            <text:p>0.756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75633" calcext:value-type="float">
            <text:p>0.756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75636075" calcext:value-type="float">
            <text:p>0.75636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1 + NAK</text:p>
          </table:table-cell>
        </table:table-row>
        <table:table-row table:style-name="ro1">
          <table:table-cell office:value-type="float" office:value="0.75719075" calcext:value-type="float">
            <text:p>0.75719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57224" calcext:value-type="float">
            <text:p>0.75722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75725625" calcext:value-type="float">
            <text:p>0.75725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3 + ACK</text:p>
          </table:table-cell>
        </table:table-row>
        <table:table-row table:style-name="ro1">
          <table:table-cell office:value-type="float" office:value="0.7588025" calcext:value-type="float">
            <text:p>0.7588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5883525" calcext:value-type="float">
            <text:p>0.7588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75886725" calcext:value-type="float">
            <text:p>0.7588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762798" calcext:value-type="float">
            <text:p>0.76279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6283075" calcext:value-type="float">
            <text:p>0.76283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763555" calcext:value-type="float">
            <text:p>0.7635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0.76360975" calcext:value-type="float">
            <text:p>0.76360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5F] + ACK</text:p>
          </table:table-cell>
        </table:table-row>
        <table:table-row table:style-name="ro1">
          <table:table-cell office:value-type="float" office:value="0.76444575" calcext:value-type="float">
            <text:p>0.76444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6447825" calcext:value-type="float">
            <text:p>0.76447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76520275" calcext:value-type="float">
            <text:p>0.76520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7652345" calcext:value-type="float">
            <text:p>0.76523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7652655" calcext:value-type="float">
            <text:p>0.76526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9 + NAK</text:p>
          </table:table-cell>
        </table:table-row>
        <table:table-row table:style-name="ro1">
          <table:table-cell office:value-type="float" office:value="0.76608725" calcext:value-type="float">
            <text:p>0.76608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6611925" calcext:value-type="float">
            <text:p>0.76611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76684375" calcext:value-type="float">
            <text:p>0.76684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0.766888" calcext:value-type="float">
            <text:p>0.76688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4B] + NAK</text:p>
          </table:table-cell>
        </table:table-row>
        <table:table-row table:style-name="ro1">
          <table:table-cell office:value-type="float" office:value="0.767732" calcext:value-type="float">
            <text:p>0.76773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6776475" calcext:value-type="float">
            <text:p>0.76776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7677965" calcext:value-type="float">
            <text:p>0.76779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0.76880475" calcext:value-type="float">
            <text:p>0.76880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6883725" calcext:value-type="float">
            <text:p>0.76883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7688695" calcext:value-type="float">
            <text:p>0.76886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77280225" calcext:value-type="float">
            <text:p>0.77280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7283525" calcext:value-type="float">
            <text:p>0.7728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7735595" calcext:value-type="float">
            <text:p>0.77355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7735925" calcext:value-type="float">
            <text:p>0.7735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77362425" calcext:value-type="float">
            <text:p>0.77362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0.77445175" calcext:value-type="float">
            <text:p>0.77445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7448425" calcext:value-type="float">
            <text:p>0.77448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7752085" calcext:value-type="float">
            <text:p>0.77520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7752405" calcext:value-type="float">
            <text:p>0.77524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77527125" calcext:value-type="float">
            <text:p>0.77527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0.776093" calcext:value-type="float">
            <text:p>0.77609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7612525" calcext:value-type="float">
            <text:p>0.77612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7768495" calcext:value-type="float">
            <text:p>0.77684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776881" calcext:value-type="float">
            <text:p>0.77688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776912" calcext:value-type="float">
            <text:p>0.77691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0.77773625" calcext:value-type="float">
            <text:p>0.77773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77769" calcext:value-type="float">
            <text:p>0.77776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77780075" calcext:value-type="float">
            <text:p>0.77780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0.778805" calcext:value-type="float">
            <text:p>0.7788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7883775" calcext:value-type="float">
            <text:p>0.77883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77886975" calcext:value-type="float">
            <text:p>0.77886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0.782806" calcext:value-type="float">
            <text:p>0.78280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8283875" calcext:value-type="float">
            <text:p>0.78283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78356325" calcext:value-type="float">
            <text:p>0.78356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78361775" calcext:value-type="float">
            <text:p>0.78361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55] + ACK</text:p>
          </table:table-cell>
        </table:table-row>
        <table:table-row table:style-name="ro1">
          <table:table-cell office:value-type="float" office:value="0.784454" calcext:value-type="float">
            <text:p>0.78445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84487" calcext:value-type="float">
            <text:p>0.78448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78521125" calcext:value-type="float">
            <text:p>0.78521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78524325" calcext:value-type="float">
            <text:p>0.78524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785275" calcext:value-type="float">
            <text:p>0.785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9 + NAK</text:p>
          </table:table-cell>
        </table:table-row>
        <table:table-row table:style-name="ro1">
          <table:table-cell office:value-type="float" office:value="0.78610775" calcext:value-type="float">
            <text:p>0.78610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8614025" calcext:value-type="float">
            <text:p>0.78614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78686425" calcext:value-type="float">
            <text:p>0.7868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0.786918" calcext:value-type="float">
            <text:p>0.78691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55] + ACK</text:p>
          </table:table-cell>
        </table:table-row>
        <table:table-row table:style-name="ro1">
          <table:table-cell office:value-type="float" office:value="0.78775075" calcext:value-type="float">
            <text:p>0.78775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8778325" calcext:value-type="float">
            <text:p>0.78778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78781525" calcext:value-type="float">
            <text:p>0.78781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0.78880875" calcext:value-type="float">
            <text:p>0.78880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888415" calcext:value-type="float">
            <text:p>0.78884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Missing ACK/NAK</text:p>
          </table:table-cell>
        </table:table-row>
        <table:table-row table:style-name="ro1">
          <table:table-cell office:value-type="float" office:value="0.7888735" calcext:value-type="float">
            <text:p>0.78887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0] + ACK</text:p>
          </table:table-cell>
        </table:table-row>
        <table:table-row table:style-name="ro1">
          <table:table-cell office:value-type="float" office:value="0.79281025" calcext:value-type="float">
            <text:p>0.79281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92843" calcext:value-type="float">
            <text:p>0.79284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79356725" calcext:value-type="float">
            <text:p>0.7935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79359975" calcext:value-type="float">
            <text:p>0.7935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7936315" calcext:value-type="float">
            <text:p>0.7936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NAK</text:p>
          </table:table-cell>
        </table:table-row>
        <table:table-row table:style-name="ro1">
          <table:table-cell office:value-type="float" office:value="0.79445975" calcext:value-type="float">
            <text:p>0.79445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9449225" calcext:value-type="float">
            <text:p>0.79449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7952165" calcext:value-type="float">
            <text:p>0.79521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7952485" calcext:value-type="float">
            <text:p>0.79524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79610125" calcext:value-type="float">
            <text:p>0.79610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961335" calcext:value-type="float">
            <text:p>0.79613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79685775" calcext:value-type="float">
            <text:p>0.7968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79688925" calcext:value-type="float">
            <text:p>0.79688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79692025" calcext:value-type="float">
            <text:p>0.79692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NAK</text:p>
          </table:table-cell>
        </table:table-row>
        <table:table-row table:style-name="ro1">
          <table:table-cell office:value-type="float" office:value="0.797747" calcext:value-type="float">
            <text:p>0.79774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977795" calcext:value-type="float">
            <text:p>0.79777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79781125" calcext:value-type="float">
            <text:p>0.79781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0.798813" calcext:value-type="float">
            <text:p>0.79881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79884575" calcext:value-type="float">
            <text:p>0.79884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7988775" calcext:value-type="float">
            <text:p>0.7988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0.802813" calcext:value-type="float">
            <text:p>0.80281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02846" calcext:value-type="float">
            <text:p>0.80284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0357025" calcext:value-type="float">
            <text:p>0.80357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0360275" calcext:value-type="float">
            <text:p>0.80360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03634" calcext:value-type="float">
            <text:p>0.80363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9 + NAK</text:p>
          </table:table-cell>
        </table:table-row>
        <table:table-row table:style-name="ro1">
          <table:table-cell office:value-type="float" office:value="0.8044605" calcext:value-type="float">
            <text:p>0.80446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0449325" calcext:value-type="float">
            <text:p>0.80449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052175" calcext:value-type="float">
            <text:p>0.8052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0525" calcext:value-type="float">
            <text:p>0.80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0528125" calcext:value-type="float">
            <text:p>0.80528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NAK</text:p>
          </table:table-cell>
        </table:table-row>
        <table:table-row table:style-name="ro1">
          <table:table-cell office:value-type="float" office:value="0.8061155" calcext:value-type="float">
            <text:p>0.80611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06148" calcext:value-type="float">
            <text:p>0.80614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06872" calcext:value-type="float">
            <text:p>0.80687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069225" calcext:value-type="float">
            <text:p>0.8069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A] + ACK</text:p>
          </table:table-cell>
        </table:table-row>
        <table:table-row table:style-name="ro1">
          <table:table-cell office:value-type="float" office:value="0.8077605" calcext:value-type="float">
            <text:p>0.80776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0779325" calcext:value-type="float">
            <text:p>0.80779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Missing ACK/NAK</text:p>
          </table:table-cell>
        </table:table-row>
        <table:table-row table:style-name="ro1">
          <table:table-cell office:value-type="float" office:value="0.8078255" calcext:value-type="float">
            <text:p>0.80782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20] + ACK</text:p>
          </table:table-cell>
        </table:table-row>
        <table:table-row table:style-name="ro1">
          <table:table-cell office:value-type="float" office:value="0.808817" calcext:value-type="float">
            <text:p>0.80881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0884975" calcext:value-type="float">
            <text:p>0.80884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8088815" calcext:value-type="float">
            <text:p>0.80888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Missing ACK/NAK</text:p>
          </table:table-cell>
        </table:table-row>
        <table:table-row table:style-name="ro1">
          <table:table-cell office:value-type="float" office:value="0.81281775" calcext:value-type="float">
            <text:p>0.81281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128505" calcext:value-type="float">
            <text:p>0.81285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1357475" calcext:value-type="float">
            <text:p>0.81357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1360725" calcext:value-type="float">
            <text:p>0.81360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13639" calcext:value-type="float">
            <text:p>0.81363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0.81446625" calcext:value-type="float">
            <text:p>0.81446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1449925" calcext:value-type="float">
            <text:p>0.81449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152235" calcext:value-type="float">
            <text:p>0.81522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1525575" calcext:value-type="float">
            <text:p>0.81525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152875" calcext:value-type="float">
            <text:p>0.8152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0.8161185" calcext:value-type="float">
            <text:p>0.81611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16151" calcext:value-type="float">
            <text:p>0.81615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16875" calcext:value-type="float">
            <text:p>0.816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169065" calcext:value-type="float">
            <text:p>0.81690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169375" calcext:value-type="float">
            <text:p>0.8169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0.81776275" calcext:value-type="float">
            <text:p>0.81776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1779525" calcext:value-type="float">
            <text:p>0.81779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817827" calcext:value-type="float">
            <text:p>0.81782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81882925" calcext:value-type="float">
            <text:p>0.81882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18862" calcext:value-type="float">
            <text:p>0.81886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818894" calcext:value-type="float">
            <text:p>0.81889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0.822821" calcext:value-type="float">
            <text:p>0.8228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2285425" calcext:value-type="float">
            <text:p>0.82285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2357825" calcext:value-type="float">
            <text:p>0.82357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2447025" calcext:value-type="float">
            <text:p>0.82447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2450325" calcext:value-type="float">
            <text:p>0.82450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2522775" calcext:value-type="float">
            <text:p>0.82522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2526" calcext:value-type="float">
            <text:p>0.8252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25292" calcext:value-type="float">
            <text:p>0.82529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1 + NAK</text:p>
          </table:table-cell>
        </table:table-row>
        <table:table-row table:style-name="ro1">
          <table:table-cell office:value-type="float" office:value="0.8261285" calcext:value-type="float">
            <text:p>0.82612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26161" calcext:value-type="float">
            <text:p>0.82616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26885" calcext:value-type="float">
            <text:p>0.8268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0.82777375" calcext:value-type="float">
            <text:p>0.82777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2780625" calcext:value-type="float">
            <text:p>0.82780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8278385" calcext:value-type="float">
            <text:p>0.82783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828827" calcext:value-type="float">
            <text:p>0.82882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2885975" calcext:value-type="float">
            <text:p>0.82885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828892" calcext:value-type="float">
            <text:p>0.82889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 + ACK</text:p>
          </table:table-cell>
        </table:table-row>
        <table:table-row table:style-name="ro1">
          <table:table-cell office:value-type="float" office:value="0.832825" calcext:value-type="float">
            <text:p>0.832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3285775" calcext:value-type="float">
            <text:p>0.8328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3358225" calcext:value-type="float">
            <text:p>0.83358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33615" calcext:value-type="float">
            <text:p>0.8336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3364675" calcext:value-type="float">
            <text:p>0.83364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9 + NAK</text:p>
          </table:table-cell>
        </table:table-row>
        <table:table-row table:style-name="ro1">
          <table:table-cell office:value-type="float" office:value="0.8344735" calcext:value-type="float">
            <text:p>0.83447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34506" calcext:value-type="float">
            <text:p>0.83450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352305" calcext:value-type="float">
            <text:p>0.83523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3528125" calcext:value-type="float">
            <text:p>0.83528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B] + ACK</text:p>
          </table:table-cell>
        </table:table-row>
        <table:table-row table:style-name="ro1">
          <table:table-cell office:value-type="float" office:value="0.83611525" calcext:value-type="float">
            <text:p>0.83611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361475" calcext:value-type="float">
            <text:p>0.8361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3687175" calcext:value-type="float">
            <text:p>0.83687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369035" calcext:value-type="float">
            <text:p>0.83690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369345" calcext:value-type="float">
            <text:p>0.83693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9 + NAK</text:p>
          </table:table-cell>
        </table:table-row>
        <table:table-row table:style-name="ro1">
          <table:table-cell office:value-type="float" office:value="0.8377625" calcext:value-type="float">
            <text:p>0.8377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3779525" calcext:value-type="float">
            <text:p>0.83779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837827" calcext:value-type="float">
            <text:p>0.83782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 + ACK</text:p>
          </table:table-cell>
        </table:table-row>
        <table:table-row table:style-name="ro1">
          <table:table-cell office:value-type="float" office:value="0.83882825" calcext:value-type="float">
            <text:p>0.83882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3886125" calcext:value-type="float">
            <text:p>0.83886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838893" calcext:value-type="float">
            <text:p>0.83889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8428285" calcext:value-type="float">
            <text:p>0.84282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428615" calcext:value-type="float">
            <text:p>0.84286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4358575" calcext:value-type="float">
            <text:p>0.84358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444765" calcext:value-type="float">
            <text:p>0.84447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4450925" calcext:value-type="float">
            <text:p>0.84450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452335" calcext:value-type="float">
            <text:p>0.84523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45266" calcext:value-type="float">
            <text:p>0.84526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4529725" calcext:value-type="float">
            <text:p>0.8452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9 + NAK</text:p>
          </table:table-cell>
        </table:table-row>
        <table:table-row table:style-name="ro1">
          <table:table-cell office:value-type="float" office:value="0.84613025" calcext:value-type="float">
            <text:p>0.84613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4616275" calcext:value-type="float">
            <text:p>0.84616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46887" calcext:value-type="float">
            <text:p>0.84688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4691875" calcext:value-type="float">
            <text:p>0.84691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469495" calcext:value-type="float">
            <text:p>0.84694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9 + NAK</text:p>
          </table:table-cell>
        </table:table-row>
        <table:table-row table:style-name="ro1">
          <table:table-cell office:value-type="float" office:value="0.847774" calcext:value-type="float">
            <text:p>0.84777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478065" calcext:value-type="float">
            <text:p>0.84780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84783825" calcext:value-type="float">
            <text:p>0.84783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 + ACK</text:p>
          </table:table-cell>
        </table:table-row>
        <table:table-row table:style-name="ro1">
          <table:table-cell office:value-type="float" office:value="0.8488315" calcext:value-type="float">
            <text:p>0.8488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4886425" calcext:value-type="float">
            <text:p>0.8488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848896" calcext:value-type="float">
            <text:p>0.8488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0.852833" calcext:value-type="float">
            <text:p>0.8528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52866" calcext:value-type="float">
            <text:p>0.85286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5359025" calcext:value-type="float">
            <text:p>0.85359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5362275" calcext:value-type="float">
            <text:p>0.8536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53654" calcext:value-type="float">
            <text:p>0.85365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5 + NAK</text:p>
          </table:table-cell>
        </table:table-row>
        <table:table-row table:style-name="ro1">
          <table:table-cell office:value-type="float" office:value="0.854481" calcext:value-type="float">
            <text:p>0.85448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545135" calcext:value-type="float">
            <text:p>0.85451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5523775" calcext:value-type="float">
            <text:p>0.85523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5526975" calcext:value-type="float">
            <text:p>0.85526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5612275" calcext:value-type="float">
            <text:p>0.8561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56156" calcext:value-type="float">
            <text:p>0.85615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5688025" calcext:value-type="float">
            <text:p>0.85688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56912" calcext:value-type="float">
            <text:p>0.85691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56943" calcext:value-type="float">
            <text:p>0.85694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5 + NAK</text:p>
          </table:table-cell>
        </table:table-row>
        <table:table-row table:style-name="ro1">
          <table:table-cell office:value-type="float" office:value="0.8577665" calcext:value-type="float">
            <text:p>0.85776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5779925" calcext:value-type="float">
            <text:p>0.85779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857831" calcext:value-type="float">
            <text:p>0.85783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 + ACK</text:p>
          </table:table-cell>
        </table:table-row>
        <table:table-row table:style-name="ro1">
          <table:table-cell office:value-type="float" office:value="0.85883525" calcext:value-type="float">
            <text:p>0.8588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58868" calcext:value-type="float">
            <text:p>0.85886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85889975" calcext:value-type="float">
            <text:p>0.8588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0.8628365" calcext:value-type="float">
            <text:p>0.86283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6286925" calcext:value-type="float">
            <text:p>0.86286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635935" calcext:value-type="float">
            <text:p>0.86359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63626" calcext:value-type="float">
            <text:p>0.86362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6365725" calcext:value-type="float">
            <text:p>0.86365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5 + NAK</text:p>
          </table:table-cell>
        </table:table-row>
        <table:table-row table:style-name="ro1">
          <table:table-cell office:value-type="float" office:value="0.86448375" calcext:value-type="float">
            <text:p>0.86448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645165" calcext:value-type="float">
            <text:p>0.86451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6524075" calcext:value-type="float">
            <text:p>0.86524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652725" calcext:value-type="float">
            <text:p>0.8652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653035" calcext:value-type="float">
            <text:p>0.86530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5 + NAK</text:p>
          </table:table-cell>
        </table:table-row>
        <table:table-row table:style-name="ro1">
          <table:table-cell office:value-type="float" office:value="0.8661255" calcext:value-type="float">
            <text:p>0.86612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6615775" calcext:value-type="float">
            <text:p>0.8661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66882" calcext:value-type="float">
            <text:p>0.86688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6692625" calcext:value-type="float">
            <text:p>0.86692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48] + ACK</text:p>
          </table:table-cell>
        </table:table-row>
        <table:table-row table:style-name="ro1">
          <table:table-cell office:value-type="float" office:value="0.86777" calcext:value-type="float">
            <text:p>0.8677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6780275" calcext:value-type="float">
            <text:p>0.86780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86783475" calcext:value-type="float">
            <text:p>0.86783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0.86883975" calcext:value-type="float">
            <text:p>0.86883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688725" calcext:value-type="float">
            <text:p>0.8688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86890425" calcext:value-type="float">
            <text:p>0.86890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0.87284025" calcext:value-type="float">
            <text:p>0.87284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7287325" calcext:value-type="float">
            <text:p>0.87287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735975" calcext:value-type="float">
            <text:p>0.8735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7363" calcext:value-type="float">
            <text:p>0.8736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736615" calcext:value-type="float">
            <text:p>0.87366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0.87448925" calcext:value-type="float">
            <text:p>0.87448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74522" calcext:value-type="float">
            <text:p>0.87452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7524625" calcext:value-type="float">
            <text:p>0.87524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7527875" calcext:value-type="float">
            <text:p>0.87527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76148" calcext:value-type="float">
            <text:p>0.87614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7618075" calcext:value-type="float">
            <text:p>0.87618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7690475" calcext:value-type="float">
            <text:p>0.87690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7693625" calcext:value-type="float">
            <text:p>0.87693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7696725" calcext:value-type="float">
            <text:p>0.8769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0.87779175" calcext:value-type="float">
            <text:p>0.87779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7782425" calcext:value-type="float">
            <text:p>0.87782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87785625" calcext:value-type="float">
            <text:p>0.87785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0.87884525" calcext:value-type="float">
            <text:p>0.87884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788785" calcext:value-type="float">
            <text:p>0.87887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8789105" calcext:value-type="float">
            <text:p>0.87891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0.882844" calcext:value-type="float">
            <text:p>0.88284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82877" calcext:value-type="float">
            <text:p>0.88287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8360125" calcext:value-type="float">
            <text:p>0.88360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8363375" calcext:value-type="float">
            <text:p>0.88363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844915" calcext:value-type="float">
            <text:p>0.88449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84524" calcext:value-type="float">
            <text:p>0.88452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8524825" calcext:value-type="float">
            <text:p>0.88524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8528" calcext:value-type="float">
            <text:p>0.8852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8531075" calcext:value-type="float">
            <text:p>0.88531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9 + NAK</text:p>
          </table:table-cell>
        </table:table-row>
        <table:table-row table:style-name="ro1">
          <table:table-cell office:value-type="float" office:value="0.8861325" calcext:value-type="float">
            <text:p>0.8861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8616475" calcext:value-type="float">
            <text:p>0.88616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8688925" calcext:value-type="float">
            <text:p>0.88688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8692075" calcext:value-type="float">
            <text:p>0.88692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8777575" calcext:value-type="float">
            <text:p>0.88777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878085" calcext:value-type="float">
            <text:p>0.88780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0.88784025" calcext:value-type="float">
            <text:p>0.88784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0.888849" calcext:value-type="float">
            <text:p>0.88884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888815" calcext:value-type="float">
            <text:p>0.88888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0.88891375" calcext:value-type="float">
            <text:p>0.88891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0.89284825" calcext:value-type="float">
            <text:p>0.89284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0.892881" calcext:value-type="float">
            <text:p>0.89288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0.89360525" calcext:value-type="float">
            <text:p>0.89360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0.893638" calcext:value-type="float">
            <text:p>0.89363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0.89367" calcext:value-type="float">
            <text:p>0.8936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NAK</text:p>
          </table:table-cell>
        </table:table-row>
        <table:table-row table:style-name="ro1">
          <table:table-cell office:value-type="float" office:value="1.03154025" calcext:value-type="float">
            <text:p>1.03154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3157375" calcext:value-type="float">
            <text:p>1.03157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3229925" calcext:value-type="float">
            <text:p>1.03229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323325" calcext:value-type="float">
            <text:p>1.0323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323655" calcext:value-type="float">
            <text:p>1.03236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NAK</text:p>
          </table:table-cell>
        </table:table-row>
        <table:table-row table:style-name="ro1">
          <table:table-cell office:value-type="float" office:value="1.0332015" calcext:value-type="float">
            <text:p>1.03320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3323425" calcext:value-type="float">
            <text:p>1.03323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33958" calcext:value-type="float">
            <text:p>1.03395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3398975" calcext:value-type="float">
            <text:p>1.03398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3402075" calcext:value-type="float">
            <text:p>1.03402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NAK</text:p>
          </table:table-cell>
        </table:table-row>
        <table:table-row table:style-name="ro1">
          <table:table-cell office:value-type="float" office:value="1.0348525" calcext:value-type="float">
            <text:p>1.0348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3488525" calcext:value-type="float">
            <text:p>1.03488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0349175" calcext:value-type="float">
            <text:p>1.0349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1.03590425" calcext:value-type="float">
            <text:p>1.03590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3593675" calcext:value-type="float">
            <text:p>1.03593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03596875" calcext:value-type="float">
            <text:p>1.03596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039904" calcext:value-type="float">
            <text:p>1.03990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3993675" calcext:value-type="float">
            <text:p>1.03993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40661" calcext:value-type="float">
            <text:p>1.04066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406935" calcext:value-type="float">
            <text:p>1.04069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4072475" calcext:value-type="float">
            <text:p>1.04072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1 + NAK</text:p>
          </table:table-cell>
        </table:table-row>
        <table:table-row table:style-name="ro1">
          <table:table-cell office:value-type="float" office:value="1.041552" calcext:value-type="float">
            <text:p>1.04155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415845" calcext:value-type="float">
            <text:p>1.04158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4230875" calcext:value-type="float">
            <text:p>1.04230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423405" calcext:value-type="float">
            <text:p>1.04234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423715" calcext:value-type="float">
            <text:p>1.04237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1 + NAK</text:p>
          </table:table-cell>
        </table:table-row>
        <table:table-row table:style-name="ro1">
          <table:table-cell office:value-type="float" office:value="1.04319325" calcext:value-type="float">
            <text:p>1.04319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4322525" calcext:value-type="float">
            <text:p>1.04322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439495" calcext:value-type="float">
            <text:p>1.04394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43981" calcext:value-type="float">
            <text:p>1.04398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4401225" calcext:value-type="float">
            <text:p>1.04401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1 + NAK</text:p>
          </table:table-cell>
        </table:table-row>
        <table:table-row table:style-name="ro1">
          <table:table-cell office:value-type="float" office:value="1.04483625" calcext:value-type="float">
            <text:p>1.04483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4486875" calcext:value-type="float">
            <text:p>1.04486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04490075" calcext:value-type="float">
            <text:p>1.04490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1.04590575" calcext:value-type="float">
            <text:p>1.04590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459385" calcext:value-type="float">
            <text:p>1.04593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0459705" calcext:value-type="float">
            <text:p>1.04597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1.04990675" calcext:value-type="float">
            <text:p>1.04990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4993975" calcext:value-type="float">
            <text:p>1.04993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50664" calcext:value-type="float">
            <text:p>1.05066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506965" calcext:value-type="float">
            <text:p>1.05069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51554" calcext:value-type="float">
            <text:p>1.05155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515865" calcext:value-type="float">
            <text:p>1.05158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52311" calcext:value-type="float">
            <text:p>1.0523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5234275" calcext:value-type="float">
            <text:p>1.05234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5237375" calcext:value-type="float">
            <text:p>1.05237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NAK</text:p>
          </table:table-cell>
        </table:table-row>
        <table:table-row table:style-name="ro1">
          <table:table-cell office:value-type="float" office:value="1.0531955" calcext:value-type="float">
            <text:p>1.05319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5322825" calcext:value-type="float">
            <text:p>1.05322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539525" calcext:value-type="float">
            <text:p>1.0539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53984" calcext:value-type="float">
            <text:p>1.05398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54015" calcext:value-type="float">
            <text:p>1.0540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NAK</text:p>
          </table:table-cell>
        </table:table-row>
        <table:table-row table:style-name="ro1">
          <table:table-cell office:value-type="float" office:value="1.054839" calcext:value-type="float">
            <text:p>1.05483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54872" calcext:value-type="float">
            <text:p>1.05487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05490375" calcext:value-type="float">
            <text:p>1.05490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1.05591275" calcext:value-type="float">
            <text:p>1.05591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5594575" calcext:value-type="float">
            <text:p>1.05594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0559775" calcext:value-type="float">
            <text:p>1.0559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1.0599115" calcext:value-type="float">
            <text:p>1.05991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5994475" calcext:value-type="float">
            <text:p>1.05994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60669" calcext:value-type="float">
            <text:p>1.06066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607015" calcext:value-type="float">
            <text:p>1.06070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607335" calcext:value-type="float">
            <text:p>1.06073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NAK</text:p>
          </table:table-cell>
        </table:table-row>
        <table:table-row table:style-name="ro1">
          <table:table-cell office:value-type="float" office:value="1.06156" calcext:value-type="float">
            <text:p>1.0615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6159275" calcext:value-type="float">
            <text:p>1.06159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62317" calcext:value-type="float">
            <text:p>1.06231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6234875" calcext:value-type="float">
            <text:p>1.06234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623795" calcext:value-type="float">
            <text:p>1.06237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NAK</text:p>
          </table:table-cell>
        </table:table-row>
        <table:table-row table:style-name="ro1">
          <table:table-cell office:value-type="float" office:value="1.063202" calcext:value-type="float">
            <text:p>1.06320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6323425" calcext:value-type="float">
            <text:p>1.06323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639585" calcext:value-type="float">
            <text:p>1.06395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6399" calcext:value-type="float">
            <text:p>1.0639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64021" calcext:value-type="float">
            <text:p>1.0640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9 + NAK</text:p>
          </table:table-cell>
        </table:table-row>
        <table:table-row table:style-name="ro1">
          <table:table-cell office:value-type="float" office:value="1.064848" calcext:value-type="float">
            <text:p>1.06484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6488075" calcext:value-type="float">
            <text:p>1.06488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0649125" calcext:value-type="float">
            <text:p>1.0649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1.06591475" calcext:value-type="float">
            <text:p>1.06591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659475" calcext:value-type="float">
            <text:p>1.0659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0659795" calcext:value-type="float">
            <text:p>1.06597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06691725" calcext:value-type="float">
            <text:p>1.06691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6695" calcext:value-type="float">
            <text:p>1.066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1.06698175" calcext:value-type="float">
            <text:p>1.06698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07091475" calcext:value-type="float">
            <text:p>1.07091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709475" calcext:value-type="float">
            <text:p>1.0709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7167175" calcext:value-type="float">
            <text:p>1.07167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7170425" calcext:value-type="float">
            <text:p>1.07170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7173575" calcext:value-type="float">
            <text:p>1.07173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1.072562" calcext:value-type="float">
            <text:p>1.07256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7259475" calcext:value-type="float">
            <text:p>1.07259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73319" calcext:value-type="float">
            <text:p>1.07331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7335075" calcext:value-type="float">
            <text:p>1.07335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7420375" calcext:value-type="float">
            <text:p>1.07420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7423625" calcext:value-type="float">
            <text:p>1.07423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749605" calcext:value-type="float">
            <text:p>1.07496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7499225" calcext:value-type="float">
            <text:p>1.07499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7502325" calcext:value-type="float">
            <text:p>1.07502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1.07584875" calcext:value-type="float">
            <text:p>1.07584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758815" calcext:value-type="float">
            <text:p>1.07588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1.0759135" calcext:value-type="float">
            <text:p>1.07591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1.07992025" calcext:value-type="float">
            <text:p>1.07992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79953" calcext:value-type="float">
            <text:p>1.07995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8067725" calcext:value-type="float">
            <text:p>1.08067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8070975" calcext:value-type="float">
            <text:p>1.08070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8074125" calcext:value-type="float">
            <text:p>1.08074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NAK</text:p>
          </table:table-cell>
        </table:table-row>
        <table:table-row table:style-name="ro1">
          <table:table-cell office:value-type="float" office:value="1.0815675" calcext:value-type="float">
            <text:p>1.0815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816" calcext:value-type="float">
            <text:p>1.081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8232425" calcext:value-type="float">
            <text:p>1.08232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82356" calcext:value-type="float">
            <text:p>1.08235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82387" calcext:value-type="float">
            <text:p>1.08238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NAK</text:p>
          </table:table-cell>
        </table:table-row>
        <table:table-row table:style-name="ro1">
          <table:table-cell office:value-type="float" office:value="1.08320875" calcext:value-type="float">
            <text:p>1.08320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8324225" calcext:value-type="float">
            <text:p>1.08324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839665" calcext:value-type="float">
            <text:p>1.08396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83998" calcext:value-type="float">
            <text:p>1.08399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84029" calcext:value-type="float">
            <text:p>1.08402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NAK</text:p>
          </table:table-cell>
        </table:table-row>
        <table:table-row table:style-name="ro1">
          <table:table-cell office:value-type="float" office:value="1.0848535" calcext:value-type="float">
            <text:p>1.08485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848865" calcext:value-type="float">
            <text:p>1.08488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1.08491875" calcext:value-type="float">
            <text:p>1.08491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2 + ACK</text:p>
          </table:table-cell>
        </table:table-row>
        <table:table-row table:style-name="ro1">
          <table:table-cell office:value-type="float" office:value="1.088922" calcext:value-type="float">
            <text:p>1.08892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88955" calcext:value-type="float">
            <text:p>1.0889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8967925" calcext:value-type="float">
            <text:p>1.08967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897115" calcext:value-type="float">
            <text:p>1.08971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8974325" calcext:value-type="float">
            <text:p>1.08974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1.09057" calcext:value-type="float">
            <text:p>1.0905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9060275" calcext:value-type="float">
            <text:p>1.09060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913275" calcext:value-type="float">
            <text:p>1.0913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913605" calcext:value-type="float">
            <text:p>1.09136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9139175" calcext:value-type="float">
            <text:p>1.09139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1.092227" calcext:value-type="float">
            <text:p>1.09222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922595" calcext:value-type="float">
            <text:p>1.09225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0929835" calcext:value-type="float">
            <text:p>1.09298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093015" calcext:value-type="float">
            <text:p>1.0930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093046" calcext:value-type="float">
            <text:p>1.09304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1.09387225" calcext:value-type="float">
            <text:p>1.09387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93905" calcext:value-type="float">
            <text:p>1.0939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09393675" calcext:value-type="float">
            <text:p>1.09393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0949255" calcext:value-type="float">
            <text:p>1.09492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949585" calcext:value-type="float">
            <text:p>1.09495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09499025" calcext:value-type="float">
            <text:p>1.09499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09592575" calcext:value-type="float">
            <text:p>1.09592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9595875" calcext:value-type="float">
            <text:p>1.09595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1.0959905" calcext:value-type="float">
            <text:p>1.09599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09693175" calcext:value-type="float">
            <text:p>1.09693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969645" calcext:value-type="float">
            <text:p>1.09696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7 + ACK</text:p>
          </table:table-cell>
        </table:table-row>
        <table:table-row table:style-name="ro1">
          <table:table-cell office:value-type="float" office:value="1.09699675" calcext:value-type="float">
            <text:p>1.09699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8 + ACK</text:p>
          </table:table-cell>
        </table:table-row>
        <table:table-row table:style-name="ro1">
          <table:table-cell office:value-type="float" office:value="1.0979285" calcext:value-type="float">
            <text:p>1.09792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9796125" calcext:value-type="float">
            <text:p>1.09796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8 + ACK</text:p>
          </table:table-cell>
        </table:table-row>
        <table:table-row table:style-name="ro1">
          <table:table-cell office:value-type="float" office:value="1.09799325" calcext:value-type="float">
            <text:p>1.09799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9 + ACK</text:p>
          </table:table-cell>
        </table:table-row>
        <table:table-row table:style-name="ro1">
          <table:table-cell office:value-type="float" office:value="1.0989255" calcext:value-type="float">
            <text:p>1.09892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989585" calcext:value-type="float">
            <text:p>1.09895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1.09899025" calcext:value-type="float">
            <text:p>1.09899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1.09992675" calcext:value-type="float">
            <text:p>1.09992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09995925" calcext:value-type="float">
            <text:p>1.09995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1.09999125" calcext:value-type="float">
            <text:p>1.09999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B + ACK</text:p>
          </table:table-cell>
        </table:table-row>
        <table:table-row table:style-name="ro1">
          <table:table-cell office:value-type="float" office:value="1.10093225" calcext:value-type="float">
            <text:p>1.1009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0096525" calcext:value-type="float">
            <text:p>1.10096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1.100997" calcext:value-type="float">
            <text:p>1.10099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F + ACK</text:p>
          </table:table-cell>
        </table:table-row>
        <table:table-row table:style-name="ro1">
          <table:table-cell office:value-type="float" office:value="1.101932" calcext:value-type="float">
            <text:p>1.10193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0196475" calcext:value-type="float">
            <text:p>1.10196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1.1019965" calcext:value-type="float">
            <text:p>1.10199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B + ACK</text:p>
          </table:table-cell>
        </table:table-row>
        <table:table-row table:style-name="ro1">
          <table:table-cell office:value-type="float" office:value="1.1029295" calcext:value-type="float">
            <text:p>1.10292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029625" calcext:value-type="float">
            <text:p>1.1029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1.10299425" calcext:value-type="float">
            <text:p>1.10299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5 + ACK</text:p>
          </table:table-cell>
        </table:table-row>
        <table:table-row table:style-name="ro1">
          <table:table-cell office:value-type="float" office:value="1.10392825" calcext:value-type="float">
            <text:p>1.10392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0396075" calcext:value-type="float">
            <text:p>1.10396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1.10399275" calcext:value-type="float">
            <text:p>1.10399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A + ACK</text:p>
          </table:table-cell>
        </table:table-row>
        <table:table-row table:style-name="ro1">
          <table:table-cell office:value-type="float" office:value="1.10492825" calcext:value-type="float">
            <text:p>1.10492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04961" calcext:value-type="float">
            <text:p>1.10496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10499275" calcext:value-type="float">
            <text:p>1.10499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10592925" calcext:value-type="float">
            <text:p>1.10592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05962" calcext:value-type="float">
            <text:p>1.10596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105994" calcext:value-type="float">
            <text:p>1.10599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1069315" calcext:value-type="float">
            <text:p>1.1069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06964" calcext:value-type="float">
            <text:p>1.10696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1.106996" calcext:value-type="float">
            <text:p>1.1069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1079325" calcext:value-type="float">
            <text:p>1.1079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0796525" calcext:value-type="float">
            <text:p>1.10796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1.10799725" calcext:value-type="float">
            <text:p>1.1079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5 + ACK</text:p>
          </table:table-cell>
        </table:table-row>
        <table:table-row table:style-name="ro1">
          <table:table-cell office:value-type="float" office:value="1.10893125" calcext:value-type="float">
            <text:p>1.10893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08964" calcext:value-type="float">
            <text:p>1.10896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1.108996" calcext:value-type="float">
            <text:p>1.1089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E + ACK</text:p>
          </table:table-cell>
        </table:table-row>
        <table:table-row table:style-name="ro1">
          <table:table-cell office:value-type="float" office:value="1.10993225" calcext:value-type="float">
            <text:p>1.1099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09965" calcext:value-type="float">
            <text:p>1.1099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1 + ACK</text:p>
          </table:table-cell>
        </table:table-row>
        <table:table-row table:style-name="ro1">
          <table:table-cell office:value-type="float" office:value="1.10999725" calcext:value-type="float">
            <text:p>1.1099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1.110932" calcext:value-type="float">
            <text:p>1.11093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1096475" calcext:value-type="float">
            <text:p>1.11096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2 + ACK</text:p>
          </table:table-cell>
        </table:table-row>
        <table:table-row table:style-name="ro1">
          <table:table-cell office:value-type="float" office:value="1.11099675" calcext:value-type="float">
            <text:p>1.11099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A + ACK</text:p>
          </table:table-cell>
        </table:table-row>
        <table:table-row table:style-name="ro1">
          <table:table-cell office:value-type="float" office:value="1.11193525" calcext:value-type="float">
            <text:p>1.1119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11968" calcext:value-type="float">
            <text:p>1.11196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F + ACK</text:p>
          </table:table-cell>
        </table:table-row>
        <table:table-row table:style-name="ro1">
          <table:table-cell office:value-type="float" office:value="1.112" calcext:value-type="float">
            <text:p>1.11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C + ACK</text:p>
          </table:table-cell>
        </table:table-row>
        <table:table-row table:style-name="ro1">
          <table:table-cell office:value-type="float" office:value="1.11293475" calcext:value-type="float">
            <text:p>1.11293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129675" calcext:value-type="float">
            <text:p>1.1129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1.11299925" calcext:value-type="float">
            <text:p>1.11299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3 + ACK</text:p>
          </table:table-cell>
        </table:table-row>
        <table:table-row table:style-name="ro1">
          <table:table-cell office:value-type="float" office:value="1.1139325" calcext:value-type="float">
            <text:p>1.1139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1396525" calcext:value-type="float">
            <text:p>1.11396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7 + ACK</text:p>
          </table:table-cell>
        </table:table-row>
        <table:table-row table:style-name="ro1">
          <table:table-cell office:value-type="float" office:value="1.113997" calcext:value-type="float">
            <text:p>1.11399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8 + ACK</text:p>
          </table:table-cell>
        </table:table-row>
        <table:table-row table:style-name="ro1">
          <table:table-cell office:value-type="float" office:value="1.1149505" calcext:value-type="float">
            <text:p>1.11495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149835" calcext:value-type="float">
            <text:p>1.11498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1.1150155" calcext:value-type="float">
            <text:p>1.11501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2 + ACK</text:p>
          </table:table-cell>
        </table:table-row>
        <table:table-row table:style-name="ro1">
          <table:table-cell office:value-type="float" office:value="1.115936" calcext:value-type="float">
            <text:p>1.11593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1596875" calcext:value-type="float">
            <text:p>1.11596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3 + ACK</text:p>
          </table:table-cell>
        </table:table-row>
        <table:table-row table:style-name="ro1">
          <table:table-cell office:value-type="float" office:value="1.11600075" calcext:value-type="float">
            <text:p>1.11600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8 + ACK</text:p>
          </table:table-cell>
        </table:table-row>
        <table:table-row table:style-name="ro1">
          <table:table-cell office:value-type="float" office:value="1.116939" calcext:value-type="float">
            <text:p>1.11693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1697175" calcext:value-type="float">
            <text:p>1.11697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1.117004" calcext:value-type="float">
            <text:p>1.11700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3 + ACK</text:p>
          </table:table-cell>
        </table:table-row>
        <table:table-row table:style-name="ro1">
          <table:table-cell office:value-type="float" office:value="1.1179395" calcext:value-type="float">
            <text:p>1.11793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1797225" calcext:value-type="float">
            <text:p>1.11797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1.11800425" calcext:value-type="float">
            <text:p>1.11800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3 + ACK</text:p>
          </table:table-cell>
        </table:table-row>
        <table:table-row table:style-name="ro1">
          <table:table-cell office:value-type="float" office:value="1.1189355" calcext:value-type="float">
            <text:p>1.11893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1896825" calcext:value-type="float">
            <text:p>1.11896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4 + ACK</text:p>
          </table:table-cell>
        </table:table-row>
        <table:table-row table:style-name="ro1">
          <table:table-cell office:value-type="float" office:value="1.11900025" calcext:value-type="float">
            <text:p>1.11900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11993475" calcext:value-type="float">
            <text:p>1.11993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199675" calcext:value-type="float">
            <text:p>1.1199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2 + ACK</text:p>
          </table:table-cell>
        </table:table-row>
        <table:table-row table:style-name="ro1">
          <table:table-cell office:value-type="float" office:value="1.1199995" calcext:value-type="float">
            <text:p>1.11999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1.120937" calcext:value-type="float">
            <text:p>1.12093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2096975" calcext:value-type="float">
            <text:p>1.12096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6 + ACK</text:p>
          </table:table-cell>
        </table:table-row>
        <table:table-row table:style-name="ro1">
          <table:table-cell office:value-type="float" office:value="1.1210015" calcext:value-type="float">
            <text:p>1.12100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D + ACK</text:p>
          </table:table-cell>
        </table:table-row>
        <table:table-row table:style-name="ro1">
          <table:table-cell office:value-type="float" office:value="1.12193825" calcext:value-type="float">
            <text:p>1.12193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2197125" calcext:value-type="float">
            <text:p>1.12197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5 + Missing ACK/NAK</text:p>
          </table:table-cell>
        </table:table-row>
        <table:table-row table:style-name="ro1">
          <table:table-cell office:value-type="float" office:value="1.122003" calcext:value-type="float">
            <text:p>1.12200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5B] + ACK</text:p>
          </table:table-cell>
        </table:table-row>
        <table:table-row table:style-name="ro1">
          <table:table-cell office:value-type="float" office:value="1.13294" calcext:value-type="float">
            <text:p>1.1329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32973" calcext:value-type="float">
            <text:p>1.13297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1336975" calcext:value-type="float">
            <text:p>1.1336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1337305" calcext:value-type="float">
            <text:p>1.13373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13376225" calcext:value-type="float">
            <text:p>1.13376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5 + ACK</text:p>
          </table:table-cell>
        </table:table-row>
        <table:table-row table:style-name="ro1">
          <table:table-cell office:value-type="float" office:value="1.13379375" calcext:value-type="float">
            <text:p>1.13379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NAK</text:p>
          </table:table-cell>
        </table:table-row>
        <table:table-row table:style-name="ro1">
          <table:table-cell office:value-type="float" office:value="1.13462225" calcext:value-type="float">
            <text:p>1.13462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3465525" calcext:value-type="float">
            <text:p>1.13465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13537975" calcext:value-type="float">
            <text:p>1.13537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1354305" calcext:value-type="float">
            <text:p>1.13543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2A] + NAK</text:p>
          </table:table-cell>
        </table:table-row>
        <table:table-row table:style-name="ro1">
          <table:table-cell office:value-type="float" office:value="1.1354615" calcext:value-type="float">
            <text:p>1.13546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E + ACK</text:p>
          </table:table-cell>
        </table:table-row>
        <table:table-row table:style-name="ro1">
          <table:table-cell office:value-type="float" office:value="1.136298" calcext:value-type="float">
            <text:p>1.13629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363305" calcext:value-type="float">
            <text:p>1.13633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13705475" calcext:value-type="float">
            <text:p>1.13705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13708625" calcext:value-type="float">
            <text:p>1.13708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13711725" calcext:value-type="float">
            <text:p>1.13711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5 + ACK</text:p>
          </table:table-cell>
        </table:table-row>
        <table:table-row table:style-name="ro1">
          <table:table-cell office:value-type="float" office:value="1.137148" calcext:value-type="float">
            <text:p>1.13714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NAK</text:p>
          </table:table-cell>
        </table:table-row>
        <table:table-row table:style-name="ro1">
          <table:table-cell office:value-type="float" office:value="1.13797625" calcext:value-type="float">
            <text:p>1.13797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3800875" calcext:value-type="float">
            <text:p>1.13800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13873325" calcext:value-type="float">
            <text:p>1.13873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1387655" calcext:value-type="float">
            <text:p>1.13876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13879625" calcext:value-type="float">
            <text:p>1.13879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5 + ACK</text:p>
          </table:table-cell>
        </table:table-row>
        <table:table-row table:style-name="ro1">
          <table:table-cell office:value-type="float" office:value="1.13882725" calcext:value-type="float">
            <text:p>1.13882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NAK</text:p>
          </table:table-cell>
        </table:table-row>
        <table:table-row table:style-name="ro1">
          <table:table-cell office:value-type="float" office:value="1.139652" calcext:value-type="float">
            <text:p>1.13965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396845" calcext:value-type="float">
            <text:p>1.13968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1.13971625" calcext:value-type="float">
            <text:p>1.13971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2 + ACK</text:p>
          </table:table-cell>
        </table:table-row>
        <table:table-row table:style-name="ro1">
          <table:table-cell office:value-type="float" office:value="1.140943" calcext:value-type="float">
            <text:p>1.14094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4097575" calcext:value-type="float">
            <text:p>1.14097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1.141008" calcext:value-type="float">
            <text:p>1.14100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5 + ACK</text:p>
          </table:table-cell>
        </table:table-row>
        <table:table-row table:style-name="ro1">
          <table:table-cell office:value-type="float" office:value="1.1446155" calcext:value-type="float">
            <text:p>1.14461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446485" calcext:value-type="float">
            <text:p>1.14464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1.14468075" calcext:value-type="float">
            <text:p>1.14468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E + ACK</text:p>
          </table:table-cell>
        </table:table-row>
        <table:table-row table:style-name="ro1">
          <table:table-cell office:value-type="float" office:value="1.1459455" calcext:value-type="float">
            <text:p>1.14594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4597825" calcext:value-type="float">
            <text:p>1.14597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14601025" calcext:value-type="float">
            <text:p>1.14601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1469495" calcext:value-type="float">
            <text:p>1.14694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4698225" calcext:value-type="float">
            <text:p>1.14698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14701425" calcext:value-type="float">
            <text:p>1.14701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B + ACK</text:p>
          </table:table-cell>
        </table:table-row>
        <table:table-row table:style-name="ro1">
          <table:table-cell office:value-type="float" office:value="1.16095225" calcext:value-type="float">
            <text:p>1.16095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6098525" calcext:value-type="float">
            <text:p>1.16098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1617095" calcext:value-type="float">
            <text:p>1.16170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16174275" calcext:value-type="float">
            <text:p>1.16174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162603" calcext:value-type="float">
            <text:p>1.16260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6263575" calcext:value-type="float">
            <text:p>1.16263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16335975" calcext:value-type="float">
            <text:p>1.16335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16339175" calcext:value-type="float">
            <text:p>1.16339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16342275" calcext:value-type="float">
            <text:p>1.1634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9 + NAK</text:p>
          </table:table-cell>
        </table:table-row>
        <table:table-row table:style-name="ro1">
          <table:table-cell office:value-type="float" office:value="1.164245" calcext:value-type="float">
            <text:p>1.1642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642785" calcext:value-type="float">
            <text:p>1.16427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1650025" calcext:value-type="float">
            <text:p>1.1650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16503425" calcext:value-type="float">
            <text:p>1.16503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16589025" calcext:value-type="float">
            <text:p>1.16589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65923" calcext:value-type="float">
            <text:p>1.16592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16595525" calcext:value-type="float">
            <text:p>1.16595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C + ACK</text:p>
          </table:table-cell>
        </table:table-row>
        <table:table-row table:style-name="ro1">
          <table:table-cell office:value-type="float" office:value="1.17995975" calcext:value-type="float">
            <text:p>1.17995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79993" calcext:value-type="float">
            <text:p>1.17999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180717" calcext:value-type="float">
            <text:p>1.18071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18075" calcext:value-type="float">
            <text:p>1.18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180782" calcext:value-type="float">
            <text:p>1.18078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9 + NAK</text:p>
          </table:table-cell>
        </table:table-row>
        <table:table-row table:style-name="ro1">
          <table:table-cell office:value-type="float" office:value="1.18161025" calcext:value-type="float">
            <text:p>1.18161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8164275" calcext:value-type="float">
            <text:p>1.18164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18236725" calcext:value-type="float">
            <text:p>1.1823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182399" calcext:value-type="float">
            <text:p>1.18239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18243" calcext:value-type="float">
            <text:p>1.1824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9 + NAK</text:p>
          </table:table-cell>
        </table:table-row>
        <table:table-row table:style-name="ro1">
          <table:table-cell office:value-type="float" office:value="1.18325175" calcext:value-type="float">
            <text:p>1.18325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83285" calcext:value-type="float">
            <text:p>1.1832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184009" calcext:value-type="float">
            <text:p>1.18400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18404075" calcext:value-type="float">
            <text:p>1.18404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1840715" calcext:value-type="float">
            <text:p>1.18407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9 + NAK</text:p>
          </table:table-cell>
        </table:table-row>
        <table:table-row table:style-name="ro1">
          <table:table-cell office:value-type="float" office:value="1.18489675" calcext:value-type="float">
            <text:p>1.18489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8492925" calcext:value-type="float">
            <text:p>1.18492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18496125" calcext:value-type="float">
            <text:p>1.18496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D + ACK</text:p>
          </table:table-cell>
        </table:table-row>
        <table:table-row table:style-name="ro1">
          <table:table-cell office:value-type="float" office:value="1.19896475" calcext:value-type="float">
            <text:p>1.19896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1989975" calcext:value-type="float">
            <text:p>1.198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19972175" calcext:value-type="float">
            <text:p>1.19972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19975425" calcext:value-type="float">
            <text:p>1.19975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19978625" calcext:value-type="float">
            <text:p>1.19978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9 + NAK</text:p>
          </table:table-cell>
        </table:table-row>
        <table:table-row table:style-name="ro1">
          <table:table-cell office:value-type="float" office:value="1.20061325" calcext:value-type="float">
            <text:p>1.20061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0064575" calcext:value-type="float">
            <text:p>1.20064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0137025" calcext:value-type="float">
            <text:p>1.20137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1.201402" calcext:value-type="float">
            <text:p>1.20140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4] + ACK</text:p>
          </table:table-cell>
        </table:table-row>
        <table:table-row table:style-name="ro1">
          <table:table-cell office:value-type="float" office:value="1.201433" calcext:value-type="float">
            <text:p>1.2014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9 + NAK</text:p>
          </table:table-cell>
        </table:table-row>
        <table:table-row table:style-name="ro1">
          <table:table-cell office:value-type="float" office:value="1.20225525" calcext:value-type="float">
            <text:p>1.20225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0228775" calcext:value-type="float">
            <text:p>1.20228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0301225" calcext:value-type="float">
            <text:p>1.20301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0304375" calcext:value-type="float">
            <text:p>1.20304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0307475" calcext:value-type="float">
            <text:p>1.20307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9 + NAK</text:p>
          </table:table-cell>
        </table:table-row>
        <table:table-row table:style-name="ro1">
          <table:table-cell office:value-type="float" office:value="1.2038995" calcext:value-type="float">
            <text:p>1.20389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03932" calcext:value-type="float">
            <text:p>1.20393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20396425" calcext:value-type="float">
            <text:p>1.2039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E + ACK</text:p>
          </table:table-cell>
        </table:table-row>
        <table:table-row table:style-name="ro1">
          <table:table-cell office:value-type="float" office:value="1.217979" calcext:value-type="float">
            <text:p>1.21797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18012" calcext:value-type="float">
            <text:p>1.21801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1873625" calcext:value-type="float">
            <text:p>1.21873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1876875" calcext:value-type="float">
            <text:p>1.21876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18801" calcext:value-type="float">
            <text:p>1.21880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5 + NAK</text:p>
          </table:table-cell>
        </table:table-row>
        <table:table-row table:style-name="ro1">
          <table:table-cell office:value-type="float" office:value="1.21962925" calcext:value-type="float">
            <text:p>1.21962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1966225" calcext:value-type="float">
            <text:p>1.21966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2038625" calcext:value-type="float">
            <text:p>1.22038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204185" calcext:value-type="float">
            <text:p>1.22041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2044975" calcext:value-type="float">
            <text:p>1.22044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5 + NAK</text:p>
          </table:table-cell>
        </table:table-row>
        <table:table-row table:style-name="ro1">
          <table:table-cell office:value-type="float" office:value="1.22127975" calcext:value-type="float">
            <text:p>1.22127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2131225" calcext:value-type="float">
            <text:p>1.22131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2203625" calcext:value-type="float">
            <text:p>1.22203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22068" calcext:value-type="float">
            <text:p>1.22206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22099" calcext:value-type="float">
            <text:p>1.22209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5 + NAK</text:p>
          </table:table-cell>
        </table:table-row>
        <table:table-row table:style-name="ro1">
          <table:table-cell office:value-type="float" office:value="1.22292325" calcext:value-type="float">
            <text:p>1.22292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2295575" calcext:value-type="float">
            <text:p>1.22295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22298825" calcext:value-type="float">
            <text:p>1.22298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F + ACK</text:p>
          </table:table-cell>
        </table:table-row>
        <table:table-row table:style-name="ro1">
          <table:table-cell office:value-type="float" office:value="1.2369825" calcext:value-type="float">
            <text:p>1.2369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3701575" calcext:value-type="float">
            <text:p>1.23701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3774" calcext:value-type="float">
            <text:p>1.2377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377725" calcext:value-type="float">
            <text:p>1.2377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37805" calcext:value-type="float">
            <text:p>1.2378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5 + NAK</text:p>
          </table:table-cell>
        </table:table-row>
        <table:table-row table:style-name="ro1">
          <table:table-cell office:value-type="float" office:value="1.23863325" calcext:value-type="float">
            <text:p>1.23863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3866575" calcext:value-type="float">
            <text:p>1.23866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3939" calcext:value-type="float">
            <text:p>1.2393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39422" calcext:value-type="float">
            <text:p>1.23942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3945275" calcext:value-type="float">
            <text:p>1.23945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5 + NAK</text:p>
          </table:table-cell>
        </table:table-row>
        <table:table-row table:style-name="ro1">
          <table:table-cell office:value-type="float" office:value="1.240279" calcext:value-type="float">
            <text:p>1.24027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40312" calcext:value-type="float">
            <text:p>1.24031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4103625" calcext:value-type="float">
            <text:p>1.24103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4106775" calcext:value-type="float">
            <text:p>1.24106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4109875" calcext:value-type="float">
            <text:p>1.24109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5 + NAK</text:p>
          </table:table-cell>
        </table:table-row>
        <table:table-row table:style-name="ro1">
          <table:table-cell office:value-type="float" office:value="1.2419245" calcext:value-type="float">
            <text:p>1.24192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41957" calcext:value-type="float">
            <text:p>1.24195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2419895" calcext:value-type="float">
            <text:p>1.24198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 + ACK</text:p>
          </table:table-cell>
        </table:table-row>
        <table:table-row table:style-name="ro1">
          <table:table-cell office:value-type="float" office:value="1.24298175" calcext:value-type="float">
            <text:p>1.24298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430145" calcext:value-type="float">
            <text:p>1.24301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24304625" calcext:value-type="float">
            <text:p>1.24304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2469855" calcext:value-type="float">
            <text:p>1.24698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470185" calcext:value-type="float">
            <text:p>1.24701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4774275" calcext:value-type="float">
            <text:p>1.24774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1.24779425" calcext:value-type="float">
            <text:p>1.24779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2A] + NAK</text:p>
          </table:table-cell>
        </table:table-row>
        <table:table-row table:style-name="ro1">
          <table:table-cell office:value-type="float" office:value="1.2486335" calcext:value-type="float">
            <text:p>1.24863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48666" calcext:value-type="float">
            <text:p>1.24866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4939025" calcext:value-type="float">
            <text:p>1.24939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49422" calcext:value-type="float">
            <text:p>1.24942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49453" calcext:value-type="float">
            <text:p>1.24945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5 + NAK</text:p>
          </table:table-cell>
        </table:table-row>
        <table:table-row table:style-name="ro1">
          <table:table-cell office:value-type="float" office:value="1.2502755" calcext:value-type="float">
            <text:p>1.25027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5030875" calcext:value-type="float">
            <text:p>1.25030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5103275" calcext:value-type="float">
            <text:p>1.25103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510645" calcext:value-type="float">
            <text:p>1.25106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5109525" calcext:value-type="float">
            <text:p>1.25109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5 + NAK</text:p>
          </table:table-cell>
        </table:table-row>
        <table:table-row table:style-name="ro1">
          <table:table-cell office:value-type="float" office:value="1.25207425" calcext:value-type="float">
            <text:p>1.25207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5210675" calcext:value-type="float">
            <text:p>1.25210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252139" calcext:value-type="float">
            <text:p>1.25213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 + ACK</text:p>
          </table:table-cell>
        </table:table-row>
        <table:table-row table:style-name="ro1">
          <table:table-cell office:value-type="float" office:value="1.25299" calcext:value-type="float">
            <text:p>1.2529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530225" calcext:value-type="float">
            <text:p>1.2530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2530545" calcext:value-type="float">
            <text:p>1.25305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1.256988" calcext:value-type="float">
            <text:p>1.25698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5702075" calcext:value-type="float">
            <text:p>1.25702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57745" calcext:value-type="float">
            <text:p>1.2577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577775" calcext:value-type="float">
            <text:p>1.2577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578095" calcext:value-type="float">
            <text:p>1.25780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5 + NAK</text:p>
          </table:table-cell>
        </table:table-row>
        <table:table-row table:style-name="ro1">
          <table:table-cell office:value-type="float" office:value="1.25863575" calcext:value-type="float">
            <text:p>1.25863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5866825" calcext:value-type="float">
            <text:p>1.25866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593925" calcext:value-type="float">
            <text:p>1.2593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594245" calcext:value-type="float">
            <text:p>1.25942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5945525" calcext:value-type="float">
            <text:p>1.25945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5 + NAK</text:p>
          </table:table-cell>
        </table:table-row>
        <table:table-row table:style-name="ro1">
          <table:table-cell office:value-type="float" office:value="1.260277" calcext:value-type="float">
            <text:p>1.26027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6030925" calcext:value-type="float">
            <text:p>1.26030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610335" calcext:value-type="float">
            <text:p>1.26103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61065" calcext:value-type="float">
            <text:p>1.2610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61096" calcext:value-type="float">
            <text:p>1.2610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5 + NAK</text:p>
          </table:table-cell>
        </table:table-row>
        <table:table-row table:style-name="ro1">
          <table:table-cell office:value-type="float" office:value="1.26192025" calcext:value-type="float">
            <text:p>1.26192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6195275" calcext:value-type="float">
            <text:p>1.26195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2619845" calcext:value-type="float">
            <text:p>1.26198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 + ACK</text:p>
          </table:table-cell>
        </table:table-row>
        <table:table-row table:style-name="ro1">
          <table:table-cell office:value-type="float" office:value="1.26298825" calcext:value-type="float">
            <text:p>1.26298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63021" calcext:value-type="float">
            <text:p>1.2630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263053" calcext:value-type="float">
            <text:p>1.26305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1.2669925" calcext:value-type="float">
            <text:p>1.2669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6702525" calcext:value-type="float">
            <text:p>1.26702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677495" calcext:value-type="float">
            <text:p>1.26774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67782" calcext:value-type="float">
            <text:p>1.26778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6781425" calcext:value-type="float">
            <text:p>1.26781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5 + NAK</text:p>
          </table:table-cell>
        </table:table-row>
        <table:table-row table:style-name="ro1">
          <table:table-cell office:value-type="float" office:value="1.268641" calcext:value-type="float">
            <text:p>1.26864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686735" calcext:value-type="float">
            <text:p>1.26867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69398" calcext:value-type="float">
            <text:p>1.26939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6942975" calcext:value-type="float">
            <text:p>1.2694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6946075" calcext:value-type="float">
            <text:p>1.26946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5 + NAK</text:p>
          </table:table-cell>
        </table:table-row>
        <table:table-row table:style-name="ro1">
          <table:table-cell office:value-type="float" office:value="1.2702825" calcext:value-type="float">
            <text:p>1.2702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70316" calcext:value-type="float">
            <text:p>1.27031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7104025" calcext:value-type="float">
            <text:p>1.27104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7109075" calcext:value-type="float">
            <text:p>1.27109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29] + NAK</text:p>
          </table:table-cell>
        </table:table-row>
        <table:table-row table:style-name="ro1">
          <table:table-cell office:value-type="float" office:value="1.2719285" calcext:value-type="float">
            <text:p>1.27192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7196125" calcext:value-type="float">
            <text:p>1.27196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2719935" calcext:value-type="float">
            <text:p>1.27199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1.272993" calcext:value-type="float">
            <text:p>1.27299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7302575" calcext:value-type="float">
            <text:p>1.27302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Missing ACK/NAK</text:p>
          </table:table-cell>
        </table:table-row>
        <table:table-row table:style-name="ro1">
          <table:table-cell office:value-type="float" office:value="1.27305775" calcext:value-type="float">
            <text:p>1.2730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20] + ACK</text:p>
          </table:table-cell>
        </table:table-row>
        <table:table-row table:style-name="ro1">
          <table:table-cell office:value-type="float" office:value="1.27699525" calcext:value-type="float">
            <text:p>1.27699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77028" calcext:value-type="float">
            <text:p>1.27702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7775225" calcext:value-type="float">
            <text:p>1.27775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77785" calcext:value-type="float">
            <text:p>1.2777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7781625" calcext:value-type="float">
            <text:p>1.27781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9 + NAK</text:p>
          </table:table-cell>
        </table:table-row>
        <table:table-row table:style-name="ro1">
          <table:table-cell office:value-type="float" office:value="1.27864325" calcext:value-type="float">
            <text:p>1.27864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78676" calcext:value-type="float">
            <text:p>1.27867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794" calcext:value-type="float">
            <text:p>1.279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79432" calcext:value-type="float">
            <text:p>1.27943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79463" calcext:value-type="float">
            <text:p>1.27946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9 + NAK</text:p>
          </table:table-cell>
        </table:table-row>
        <table:table-row table:style-name="ro1">
          <table:table-cell office:value-type="float" office:value="1.28028475" calcext:value-type="float">
            <text:p>1.28028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80317" calcext:value-type="float">
            <text:p>1.28031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810415" calcext:value-type="float">
            <text:p>1.28104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81073" calcext:value-type="float">
            <text:p>1.28107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8110375" calcext:value-type="float">
            <text:p>1.28110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9 + NAK</text:p>
          </table:table-cell>
        </table:table-row>
        <table:table-row table:style-name="ro1">
          <table:table-cell office:value-type="float" office:value="1.281928" calcext:value-type="float">
            <text:p>1.28192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819605" calcext:value-type="float">
            <text:p>1.28196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2819925" calcext:value-type="float">
            <text:p>1.2819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1.282996" calcext:value-type="float">
            <text:p>1.2829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830285" calcext:value-type="float">
            <text:p>1.28302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2830605" calcext:value-type="float">
            <text:p>1.28306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1.2870005" calcext:value-type="float">
            <text:p>1.28700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870335" calcext:value-type="float">
            <text:p>1.28703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877575" calcext:value-type="float">
            <text:p>1.2877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87809" calcext:value-type="float">
            <text:p>1.28780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3] + ACK</text:p>
          </table:table-cell>
        </table:table-row>
        <table:table-row table:style-name="ro1">
          <table:table-cell office:value-type="float" office:value="1.28864875" calcext:value-type="float">
            <text:p>1.28864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8868125" calcext:value-type="float">
            <text:p>1.28868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894055" calcext:value-type="float">
            <text:p>1.28940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894375" calcext:value-type="float">
            <text:p>1.2894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8946825" calcext:value-type="float">
            <text:p>1.28946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9 + NAK</text:p>
          </table:table-cell>
        </table:table-row>
        <table:table-row table:style-name="ro1">
          <table:table-cell office:value-type="float" office:value="1.29029025" calcext:value-type="float">
            <text:p>1.29029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903235" calcext:value-type="float">
            <text:p>1.29032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9104775" calcext:value-type="float">
            <text:p>1.29104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910795" calcext:value-type="float">
            <text:p>1.29107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9111025" calcext:value-type="float">
            <text:p>1.29111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9 + NAK</text:p>
          </table:table-cell>
        </table:table-row>
        <table:table-row table:style-name="ro1">
          <table:table-cell office:value-type="float" office:value="1.29193375" calcext:value-type="float">
            <text:p>1.29193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919665" calcext:value-type="float">
            <text:p>1.29196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29199875" calcext:value-type="float">
            <text:p>1.29199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1.2929995" calcext:value-type="float">
            <text:p>1.29299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9303225" calcext:value-type="float">
            <text:p>1.2930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Missing ACK/NAK</text:p>
          </table:table-cell>
        </table:table-row>
        <table:table-row table:style-name="ro1">
          <table:table-cell office:value-type="float" office:value="1.29306425" calcext:value-type="float">
            <text:p>1.2930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0] + ACK</text:p>
          </table:table-cell>
        </table:table-row>
        <table:table-row table:style-name="ro1">
          <table:table-cell office:value-type="float" office:value="1.29700475" calcext:value-type="float">
            <text:p>1.29700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9703775" calcext:value-type="float">
            <text:p>1.29703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97762" calcext:value-type="float">
            <text:p>1.29776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977945" calcext:value-type="float">
            <text:p>1.29779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29782675" calcext:value-type="float">
            <text:p>1.29782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9 + NAK</text:p>
          </table:table-cell>
        </table:table-row>
        <table:table-row table:style-name="ro1">
          <table:table-cell office:value-type="float" office:value="1.2986545" calcext:value-type="float">
            <text:p>1.29865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29868725" calcext:value-type="float">
            <text:p>1.29868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2994115" calcext:value-type="float">
            <text:p>1.29941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2994655" calcext:value-type="float">
            <text:p>1.29946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5F] + ACK</text:p>
          </table:table-cell>
        </table:table-row>
        <table:table-row table:style-name="ro1">
          <table:table-cell office:value-type="float" office:value="1.3002965" calcext:value-type="float">
            <text:p>1.30029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0032975" calcext:value-type="float">
            <text:p>1.3003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01054" calcext:value-type="float">
            <text:p>1.30105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30108575" calcext:value-type="float">
            <text:p>1.30108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30111675" calcext:value-type="float">
            <text:p>1.30111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9 + NAK</text:p>
          </table:table-cell>
        </table:table-row>
        <table:table-row table:style-name="ro1">
          <table:table-cell office:value-type="float" office:value="1.3019425" calcext:value-type="float">
            <text:p>1.3019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01975" calcext:value-type="float">
            <text:p>1.301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302007" calcext:value-type="float">
            <text:p>1.30200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1.30300425" calcext:value-type="float">
            <text:p>1.30300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03037" calcext:value-type="float">
            <text:p>1.30303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303069" calcext:value-type="float">
            <text:p>1.30306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3070075" calcext:value-type="float">
            <text:p>1.3070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070405" calcext:value-type="float">
            <text:p>1.30704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0776475" calcext:value-type="float">
            <text:p>1.30776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1.30779725" calcext:value-type="float">
            <text:p>1.3077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4] + ACK</text:p>
          </table:table-cell>
        </table:table-row>
        <table:table-row table:style-name="ro1">
          <table:table-cell office:value-type="float" office:value="1.30782925" calcext:value-type="float">
            <text:p>1.30782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1 + NAK</text:p>
          </table:table-cell>
        </table:table-row>
        <table:table-row table:style-name="ro1">
          <table:table-cell office:value-type="float" office:value="1.30865575" calcext:value-type="float">
            <text:p>1.30865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0868825" calcext:value-type="float">
            <text:p>1.30868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094125" calcext:value-type="float">
            <text:p>1.3094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30944425" calcext:value-type="float">
            <text:p>1.30944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30947525" calcext:value-type="float">
            <text:p>1.30947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1 + NAK</text:p>
          </table:table-cell>
        </table:table-row>
        <table:table-row table:style-name="ro1">
          <table:table-cell office:value-type="float" office:value="1.3102975" calcext:value-type="float">
            <text:p>1.310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103295" calcext:value-type="float">
            <text:p>1.31032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1105375" calcext:value-type="float">
            <text:p>1.31105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1.3111075" calcext:value-type="float">
            <text:p>1.3111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52] + ACK</text:p>
          </table:table-cell>
        </table:table-row>
        <table:table-row table:style-name="ro1">
          <table:table-cell office:value-type="float" office:value="1.31193975" calcext:value-type="float">
            <text:p>1.31193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119725" calcext:value-type="float">
            <text:p>1.311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31200475" calcext:value-type="float">
            <text:p>1.31200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1.31300825" calcext:value-type="float">
            <text:p>1.31300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13041" calcext:value-type="float">
            <text:p>1.31304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Missing ACK/NAK</text:p>
          </table:table-cell>
        </table:table-row>
        <table:table-row table:style-name="ro1">
          <table:table-cell office:value-type="float" office:value="1.31307275" calcext:value-type="float">
            <text:p>1.31307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0] + ACK</text:p>
          </table:table-cell>
        </table:table-row>
        <table:table-row table:style-name="ro1">
          <table:table-cell office:value-type="float" office:value="1.31701075" calcext:value-type="float">
            <text:p>1.31701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170435" calcext:value-type="float">
            <text:p>1.31704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1776825" calcext:value-type="float">
            <text:p>1.31776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31780075" calcext:value-type="float">
            <text:p>1.31780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31783225" calcext:value-type="float">
            <text:p>1.3178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9 + NAK</text:p>
          </table:table-cell>
        </table:table-row>
        <table:table-row table:style-name="ro1">
          <table:table-cell office:value-type="float" office:value="1.318662" calcext:value-type="float">
            <text:p>1.31866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186945" calcext:value-type="float">
            <text:p>1.31869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1941875" calcext:value-type="float">
            <text:p>1.31941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1.31945075" calcext:value-type="float">
            <text:p>1.31945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4] + ACK</text:p>
          </table:table-cell>
        </table:table-row>
        <table:table-row table:style-name="ro1">
          <table:table-cell office:value-type="float" office:value="1.3194815" calcext:value-type="float">
            <text:p>1.31948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9 + NAK</text:p>
          </table:table-cell>
        </table:table-row>
        <table:table-row table:style-name="ro1">
          <table:table-cell office:value-type="float" office:value="1.32030325" calcext:value-type="float">
            <text:p>1.32030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203365" calcext:value-type="float">
            <text:p>1.32033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2106075" calcext:value-type="float">
            <text:p>1.32106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32109225" calcext:value-type="float">
            <text:p>1.32109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32112325" calcext:value-type="float">
            <text:p>1.32112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9 + NAK</text:p>
          </table:table-cell>
        </table:table-row>
        <table:table-row table:style-name="ro1">
          <table:table-cell office:value-type="float" office:value="1.32194825" calcext:value-type="float">
            <text:p>1.32194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21981" calcext:value-type="float">
            <text:p>1.32198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32201275" calcext:value-type="float">
            <text:p>1.32201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1.323011" calcext:value-type="float">
            <text:p>1.3230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2304375" calcext:value-type="float">
            <text:p>1.32304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32307575" calcext:value-type="float">
            <text:p>1.32307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1.327016" calcext:value-type="float">
            <text:p>1.32701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27049" calcext:value-type="float">
            <text:p>1.32704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2777325" calcext:value-type="float">
            <text:p>1.32777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1.32782475" calcext:value-type="float">
            <text:p>1.32782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1] + ACK</text:p>
          </table:table-cell>
        </table:table-row>
        <table:table-row table:style-name="ro1">
          <table:table-cell office:value-type="float" office:value="1.32866425" calcext:value-type="float">
            <text:p>1.3286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2869675" calcext:value-type="float">
            <text:p>1.32869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29421" calcext:value-type="float">
            <text:p>1.3294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32945275" calcext:value-type="float">
            <text:p>1.32945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32948375" calcext:value-type="float">
            <text:p>1.32948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NAK</text:p>
          </table:table-cell>
        </table:table-row>
        <table:table-row table:style-name="ro1">
          <table:table-cell office:value-type="float" office:value="1.33030575" calcext:value-type="float">
            <text:p>1.33030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30338" calcext:value-type="float">
            <text:p>1.33033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3106225" calcext:value-type="float">
            <text:p>1.33106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33111275" calcext:value-type="float">
            <text:p>1.33111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1] + ACK</text:p>
          </table:table-cell>
        </table:table-row>
        <table:table-row table:style-name="ro1">
          <table:table-cell office:value-type="float" office:value="1.33195075" calcext:value-type="float">
            <text:p>1.33195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3198325" calcext:value-type="float">
            <text:p>1.33198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3320155" calcext:value-type="float">
            <text:p>1.33201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1.33301575" calcext:value-type="float">
            <text:p>1.33301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3304825" calcext:value-type="float">
            <text:p>1.33304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33308025" calcext:value-type="float">
            <text:p>1.33308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33401625" calcext:value-type="float">
            <text:p>1.33401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3404875" calcext:value-type="float">
            <text:p>1.33404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1.33408075" calcext:value-type="float">
            <text:p>1.33408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33801625" calcext:value-type="float">
            <text:p>1.33801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3804925" calcext:value-type="float">
            <text:p>1.33804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387735" calcext:value-type="float">
            <text:p>1.33877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33880625" calcext:value-type="float">
            <text:p>1.33880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33883775" calcext:value-type="float">
            <text:p>1.33883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1 + NAK</text:p>
          </table:table-cell>
        </table:table-row>
        <table:table-row table:style-name="ro1">
          <table:table-cell office:value-type="float" office:value="1.3396645" calcext:value-type="float">
            <text:p>1.33966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39697" calcext:value-type="float">
            <text:p>1.33969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4042125" calcext:value-type="float">
            <text:p>1.34042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34045325" calcext:value-type="float">
            <text:p>1.34045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340484" calcext:value-type="float">
            <text:p>1.34048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1 + NAK</text:p>
          </table:table-cell>
        </table:table-row>
        <table:table-row table:style-name="ro1">
          <table:table-cell office:value-type="float" office:value="1.341306" calcext:value-type="float">
            <text:p>1.34130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413385" calcext:value-type="float">
            <text:p>1.34133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4206275" calcext:value-type="float">
            <text:p>1.34206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1.3421165" calcext:value-type="float">
            <text:p>1.34211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52] + ACK</text:p>
          </table:table-cell>
        </table:table-row>
        <table:table-row table:style-name="ro1">
          <table:table-cell office:value-type="float" office:value="1.34295" calcext:value-type="float">
            <text:p>1.342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4298275" calcext:value-type="float">
            <text:p>1.34298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1.3430145" calcext:value-type="float">
            <text:p>1.34301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1.34702225" calcext:value-type="float">
            <text:p>1.34702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47055" calcext:value-type="float">
            <text:p>1.3470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4777925" calcext:value-type="float">
            <text:p>1.34777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34781175" calcext:value-type="float">
            <text:p>1.34781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34784325" calcext:value-type="float">
            <text:p>1.34784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1 + NAK</text:p>
          </table:table-cell>
        </table:table-row>
        <table:table-row table:style-name="ro1">
          <table:table-cell office:value-type="float" office:value="1.3486705" calcext:value-type="float">
            <text:p>1.34867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48703" calcext:value-type="float">
            <text:p>1.34870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4942725" calcext:value-type="float">
            <text:p>1.34942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34945925" calcext:value-type="float">
            <text:p>1.34945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34949" calcext:value-type="float">
            <text:p>1.3494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1 + NAK</text:p>
          </table:table-cell>
        </table:table-row>
        <table:table-row table:style-name="ro1">
          <table:table-cell office:value-type="float" office:value="1.350312" calcext:value-type="float">
            <text:p>1.35031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5034425" calcext:value-type="float">
            <text:p>1.35034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510685" calcext:value-type="float">
            <text:p>1.35106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3519555" calcext:value-type="float">
            <text:p>1.35195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5198825" calcext:value-type="float">
            <text:p>1.35198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1.3520205" calcext:value-type="float">
            <text:p>1.35202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2 + ACK</text:p>
          </table:table-cell>
        </table:table-row>
        <table:table-row table:style-name="ro1">
          <table:table-cell office:value-type="float" office:value="1.35602625" calcext:value-type="float">
            <text:p>1.35602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5605925" calcext:value-type="float">
            <text:p>1.35605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567835" calcext:value-type="float">
            <text:p>1.35678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35767525" calcext:value-type="float">
            <text:p>1.35767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5770775" calcext:value-type="float">
            <text:p>1.35770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5843225" calcext:value-type="float">
            <text:p>1.3584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358464" calcext:value-type="float">
            <text:p>1.35846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358495" calcext:value-type="float">
            <text:p>1.3584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1 + NAK</text:p>
          </table:table-cell>
        </table:table-row>
        <table:table-row table:style-name="ro1">
          <table:table-cell office:value-type="float" office:value="1.35931725" calcext:value-type="float">
            <text:p>1.35931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593505" calcext:value-type="float">
            <text:p>1.35935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6007475" calcext:value-type="float">
            <text:p>1.36007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360968" calcext:value-type="float">
            <text:p>1.36096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610005" calcext:value-type="float">
            <text:p>1.36100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7 + Missing ACK/NAK</text:p>
          </table:table-cell>
        </table:table-row>
        <table:table-row table:style-name="ro1">
          <table:table-cell office:value-type="float" office:value="1.36103275" calcext:value-type="float">
            <text:p>1.36103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3] + ACK</text:p>
          </table:table-cell>
        </table:table-row>
        <table:table-row table:style-name="ro1">
          <table:table-cell office:value-type="float" office:value="1.3620275" calcext:value-type="float">
            <text:p>1.3620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6206" calcext:value-type="float">
            <text:p>1.3620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8 + ACK</text:p>
          </table:table-cell>
        </table:table-row>
        <table:table-row table:style-name="ro1">
          <table:table-cell office:value-type="float" office:value="1.362092" calcext:value-type="float">
            <text:p>1.36209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9 + Missing ACK/NAK</text:p>
          </table:table-cell>
        </table:table-row>
        <table:table-row table:style-name="ro1">
          <table:table-cell office:value-type="float" office:value="1.3630275" calcext:value-type="float">
            <text:p>1.3630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6306025" calcext:value-type="float">
            <text:p>1.36306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1.36309225" calcext:value-type="float">
            <text:p>1.36309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A + ACK</text:p>
          </table:table-cell>
        </table:table-row>
        <table:table-row table:style-name="ro1">
          <table:table-cell office:value-type="float" office:value="1.36402625" calcext:value-type="float">
            <text:p>1.36402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6405925" calcext:value-type="float">
            <text:p>1.36405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1.36409125" calcext:value-type="float">
            <text:p>1.36409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2 + ACK</text:p>
          </table:table-cell>
        </table:table-row>
        <table:table-row table:style-name="ro1">
          <table:table-cell office:value-type="float" office:value="1.3650365" calcext:value-type="float">
            <text:p>1.36503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650695" calcext:value-type="float">
            <text:p>1.36506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1.3651015" calcext:value-type="float">
            <text:p>1.36510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F + ACK</text:p>
          </table:table-cell>
        </table:table-row>
        <table:table-row table:style-name="ro1">
          <table:table-cell office:value-type="float" office:value="1.36603175" calcext:value-type="float">
            <text:p>1.36603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660645" calcext:value-type="float">
            <text:p>1.36606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1.36609675" calcext:value-type="float">
            <text:p>1.36609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2 + ACK</text:p>
          </table:table-cell>
        </table:table-row>
        <table:table-row table:style-name="ro1">
          <table:table-cell office:value-type="float" office:value="1.36703025" calcext:value-type="float">
            <text:p>1.36703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67063" calcext:value-type="float">
            <text:p>1.36706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1.36709475" calcext:value-type="float">
            <text:p>1.36709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ACK</text:p>
          </table:table-cell>
        </table:table-row>
        <table:table-row table:style-name="ro1">
          <table:table-cell office:value-type="float" office:value="1.36802975" calcext:value-type="float">
            <text:p>1.3680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6806225" calcext:value-type="float">
            <text:p>1.36806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1.36809425" calcext:value-type="float">
            <text:p>1.36809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3690285" calcext:value-type="float">
            <text:p>1.36902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69061" calcext:value-type="float">
            <text:p>1.36906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369093" calcext:value-type="float">
            <text:p>1.36909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37002875" calcext:value-type="float">
            <text:p>1.37002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7006125" calcext:value-type="float">
            <text:p>1.37006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37009325" calcext:value-type="float">
            <text:p>1.37009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37102925" calcext:value-type="float">
            <text:p>1.37102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7106175" calcext:value-type="float">
            <text:p>1.37106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1.37109375" calcext:value-type="float">
            <text:p>1.37109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37203325" calcext:value-type="float">
            <text:p>1.37203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72066" calcext:value-type="float">
            <text:p>1.37206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1.37209775" calcext:value-type="float">
            <text:p>1.37209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ACK</text:p>
          </table:table-cell>
        </table:table-row>
        <table:table-row table:style-name="ro1">
          <table:table-cell office:value-type="float" office:value="1.37303225" calcext:value-type="float">
            <text:p>1.3730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73065" calcext:value-type="float">
            <text:p>1.3730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1.373097" calcext:value-type="float">
            <text:p>1.37309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E + ACK</text:p>
          </table:table-cell>
        </table:table-row>
        <table:table-row table:style-name="ro1">
          <table:table-cell office:value-type="float" office:value="1.37403225" calcext:value-type="float">
            <text:p>1.3740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74065" calcext:value-type="float">
            <text:p>1.3740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1 + ACK</text:p>
          </table:table-cell>
        </table:table-row>
        <table:table-row table:style-name="ro1">
          <table:table-cell office:value-type="float" office:value="1.37409725" calcext:value-type="float">
            <text:p>1.3740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1.37503225" calcext:value-type="float">
            <text:p>1.3750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75065" calcext:value-type="float">
            <text:p>1.3750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2 + ACK</text:p>
          </table:table-cell>
        </table:table-row>
        <table:table-row table:style-name="ro1">
          <table:table-cell office:value-type="float" office:value="1.37509725" calcext:value-type="float">
            <text:p>1.3750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1.3760335" calcext:value-type="float">
            <text:p>1.37603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760665" calcext:value-type="float">
            <text:p>1.37606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F + ACK</text:p>
          </table:table-cell>
        </table:table-row>
        <table:table-row table:style-name="ro1">
          <table:table-cell office:value-type="float" office:value="1.3760985" calcext:value-type="float">
            <text:p>1.37609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C + ACK</text:p>
          </table:table-cell>
        </table:table-row>
        <table:table-row table:style-name="ro1">
          <table:table-cell office:value-type="float" office:value="1.3770355" calcext:value-type="float">
            <text:p>1.37703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7706825" calcext:value-type="float">
            <text:p>1.37706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1.37710025" calcext:value-type="float">
            <text:p>1.37710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3 + ACK</text:p>
          </table:table-cell>
        </table:table-row>
        <table:table-row table:style-name="ro1">
          <table:table-cell office:value-type="float" office:value="1.3780335" calcext:value-type="float">
            <text:p>1.37803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78066" calcext:value-type="float">
            <text:p>1.37806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7 + ACK</text:p>
          </table:table-cell>
        </table:table-row>
        <table:table-row table:style-name="ro1">
          <table:table-cell office:value-type="float" office:value="1.378098" calcext:value-type="float">
            <text:p>1.37809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8 + ACK</text:p>
          </table:table-cell>
        </table:table-row>
        <table:table-row table:style-name="ro1">
          <table:table-cell office:value-type="float" office:value="1.3790325" calcext:value-type="float">
            <text:p>1.3790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7906525" calcext:value-type="float">
            <text:p>1.37906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1.37909725" calcext:value-type="float">
            <text:p>1.3790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2 + ACK</text:p>
          </table:table-cell>
        </table:table-row>
        <table:table-row table:style-name="ro1">
          <table:table-cell office:value-type="float" office:value="1.3800345" calcext:value-type="float">
            <text:p>1.38003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8006725" calcext:value-type="float">
            <text:p>1.3800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3 + ACK</text:p>
          </table:table-cell>
        </table:table-row>
        <table:table-row table:style-name="ro1">
          <table:table-cell office:value-type="float" office:value="1.380099" calcext:value-type="float">
            <text:p>1.38009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8 + ACK</text:p>
          </table:table-cell>
        </table:table-row>
        <table:table-row table:style-name="ro1">
          <table:table-cell office:value-type="float" office:value="1.38103425" calcext:value-type="float">
            <text:p>1.38103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8106725" calcext:value-type="float">
            <text:p>1.3810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1.381099" calcext:value-type="float">
            <text:p>1.38109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3 + ACK</text:p>
          </table:table-cell>
        </table:table-row>
        <table:table-row table:style-name="ro1">
          <table:table-cell office:value-type="float" office:value="1.3820365" calcext:value-type="float">
            <text:p>1.38203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82069" calcext:value-type="float">
            <text:p>1.38206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1.382101" calcext:value-type="float">
            <text:p>1.38210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3 + Missing ACK/NAK</text:p>
          </table:table-cell>
        </table:table-row>
        <table:table-row table:style-name="ro1">
          <table:table-cell office:value-type="float" office:value="1.38303675" calcext:value-type="float">
            <text:p>1.38303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830695" calcext:value-type="float">
            <text:p>1.38306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4 + ACK</text:p>
          </table:table-cell>
        </table:table-row>
        <table:table-row table:style-name="ro1">
          <table:table-cell office:value-type="float" office:value="1.3831015" calcext:value-type="float">
            <text:p>1.38310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5 + ACK</text:p>
          </table:table-cell>
        </table:table-row>
        <table:table-row table:style-name="ro1">
          <table:table-cell office:value-type="float" office:value="1.38403475" calcext:value-type="float">
            <text:p>1.38403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8406775" calcext:value-type="float">
            <text:p>1.38406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2 + ACK</text:p>
          </table:table-cell>
        </table:table-row>
        <table:table-row table:style-name="ro1">
          <table:table-cell office:value-type="float" office:value="1.3840995" calcext:value-type="float">
            <text:p>1.38409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1.385044" calcext:value-type="float">
            <text:p>1.38504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85077" calcext:value-type="float">
            <text:p>1.38507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6 + ACK</text:p>
          </table:table-cell>
        </table:table-row>
        <table:table-row table:style-name="ro1">
          <table:table-cell office:value-type="float" office:value="1.38510875" calcext:value-type="float">
            <text:p>1.38510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9 + ACK</text:p>
          </table:table-cell>
        </table:table-row>
        <table:table-row table:style-name="ro1">
          <table:table-cell office:value-type="float" office:value="1.38603825" calcext:value-type="float">
            <text:p>1.38603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86071" calcext:value-type="float">
            <text:p>1.38607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5 + Missing ACK/NAK</text:p>
          </table:table-cell>
        </table:table-row>
        <table:table-row table:style-name="ro1">
          <table:table-cell office:value-type="float" office:value="1.38610325" calcext:value-type="float">
            <text:p>1.38610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4F] + ACK</text:p>
          </table:table-cell>
        </table:table-row>
        <table:table-row table:style-name="ro1">
          <table:table-cell office:value-type="float" office:value="1.39704075" calcext:value-type="float">
            <text:p>1.39704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9707375" calcext:value-type="float">
            <text:p>1.39707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9779825" calcext:value-type="float">
            <text:p>1.39779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39783125" calcext:value-type="float">
            <text:p>1.39783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39786275" calcext:value-type="float">
            <text:p>1.39786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5 + ACK</text:p>
          </table:table-cell>
        </table:table-row>
        <table:table-row table:style-name="ro1">
          <table:table-cell office:value-type="float" office:value="1.397894" calcext:value-type="float">
            <text:p>1.39789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E + NAK</text:p>
          </table:table-cell>
        </table:table-row>
        <table:table-row table:style-name="ro1">
          <table:table-cell office:value-type="float" office:value="1.39872275" calcext:value-type="float">
            <text:p>1.3987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39875525" calcext:value-type="float">
            <text:p>1.39875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3994795" calcext:value-type="float">
            <text:p>1.39947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1.3995145" calcext:value-type="float">
            <text:p>1.39951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69] + NAK</text:p>
          </table:table-cell>
        </table:table-row>
        <table:table-row table:style-name="ro1">
          <table:table-cell office:value-type="float" office:value="1.3995455" calcext:value-type="float">
            <text:p>1.39954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A + NAK</text:p>
          </table:table-cell>
        </table:table-row>
        <table:table-row table:style-name="ro1">
          <table:table-cell office:value-type="float" office:value="1.39957625" calcext:value-type="float">
            <text:p>1.39957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D + Missing ACK/NAK</text:p>
          </table:table-cell>
        </table:table-row>
        <table:table-row table:style-name="ro1">
          <table:table-cell office:value-type="float" office:value="1.400398" calcext:value-type="float">
            <text:p>1.40039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0043075" calcext:value-type="float">
            <text:p>1.40043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4011545" calcext:value-type="float">
            <text:p>1.40115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40118625" calcext:value-type="float">
            <text:p>1.40118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40207675" calcext:value-type="float">
            <text:p>1.40207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021095" calcext:value-type="float">
            <text:p>1.40210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402834" calcext:value-type="float">
            <text:p>1.40283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402866" calcext:value-type="float">
            <text:p>1.40286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40289675" calcext:value-type="float">
            <text:p>1.40289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5 + ACK</text:p>
          </table:table-cell>
        </table:table-row>
        <table:table-row table:style-name="ro1">
          <table:table-cell office:value-type="float" office:value="1.4029275" calcext:value-type="float">
            <text:p>1.4029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E + NAK</text:p>
          </table:table-cell>
        </table:table-row>
        <table:table-row table:style-name="ro1">
          <table:table-cell office:value-type="float" office:value="1.4037525" calcext:value-type="float">
            <text:p>1.4037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03785" calcext:value-type="float">
            <text:p>1.4037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1.403817" calcext:value-type="float">
            <text:p>1.40381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2 + ACK</text:p>
          </table:table-cell>
        </table:table-row>
        <table:table-row table:style-name="ro1">
          <table:table-cell office:value-type="float" office:value="1.4050415" calcext:value-type="float">
            <text:p>1.40504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0507425" calcext:value-type="float">
            <text:p>1.40507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1.40510625" calcext:value-type="float">
            <text:p>1.40510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ACK</text:p>
          </table:table-cell>
        </table:table-row>
        <table:table-row table:style-name="ro1">
          <table:table-cell office:value-type="float" office:value="1.40604525" calcext:value-type="float">
            <text:p>1.40604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0607775" calcext:value-type="float">
            <text:p>1.40607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1.40611" calcext:value-type="float">
            <text:p>1.406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E + ACK</text:p>
          </table:table-cell>
        </table:table-row>
        <table:table-row table:style-name="ro1">
          <table:table-cell office:value-type="float" office:value="1.40704625" calcext:value-type="float">
            <text:p>1.40704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0707925" calcext:value-type="float">
            <text:p>1.40707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407111" calcext:value-type="float">
            <text:p>1.4071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ACK</text:p>
          </table:table-cell>
        </table:table-row>
        <table:table-row table:style-name="ro1">
          <table:table-cell office:value-type="float" office:value="1.4080455" calcext:value-type="float">
            <text:p>1.40804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0807825" calcext:value-type="float">
            <text:p>1.40807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40811025" calcext:value-type="float">
            <text:p>1.40811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B + ACK</text:p>
          </table:table-cell>
        </table:table-row>
        <table:table-row table:style-name="ro1">
          <table:table-cell office:value-type="float" office:value="1.42205025" calcext:value-type="float">
            <text:p>1.42205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2208325" calcext:value-type="float">
            <text:p>1.42208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42280775" calcext:value-type="float">
            <text:p>1.42280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422841" calcext:value-type="float">
            <text:p>1.42284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4228735" calcext:value-type="float">
            <text:p>1.42287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9 + NAK</text:p>
          </table:table-cell>
        </table:table-row>
        <table:table-row table:style-name="ro1">
          <table:table-cell office:value-type="float" office:value="1.42370175" calcext:value-type="float">
            <text:p>1.42370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2373425" calcext:value-type="float">
            <text:p>1.42373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4244585" calcext:value-type="float">
            <text:p>1.42445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42449025" calcext:value-type="float">
            <text:p>1.42449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42534325" calcext:value-type="float">
            <text:p>1.42534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2537625" calcext:value-type="float">
            <text:p>1.42537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4261005" calcext:value-type="float">
            <text:p>1.42610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426132" calcext:value-type="float">
            <text:p>1.42613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426163" calcext:value-type="float">
            <text:p>1.42616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9 + NAK</text:p>
          </table:table-cell>
        </table:table-row>
        <table:table-row table:style-name="ro1">
          <table:table-cell office:value-type="float" office:value="1.42698775" calcext:value-type="float">
            <text:p>1.42698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270205" calcext:value-type="float">
            <text:p>1.42702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42705225" calcext:value-type="float">
            <text:p>1.42705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C + ACK</text:p>
          </table:table-cell>
        </table:table-row>
        <table:table-row table:style-name="ro1">
          <table:table-cell office:value-type="float" office:value="1.441057" calcext:value-type="float">
            <text:p>1.44105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4109" calcext:value-type="float">
            <text:p>1.4410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44181425" calcext:value-type="float">
            <text:p>1.44181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4418465" calcext:value-type="float">
            <text:p>1.44184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4418785" calcext:value-type="float">
            <text:p>1.44187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9 + NAK</text:p>
          </table:table-cell>
        </table:table-row>
        <table:table-row table:style-name="ro1">
          <table:table-cell office:value-type="float" office:value="1.442706" calcext:value-type="float">
            <text:p>1.44270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427385" calcext:value-type="float">
            <text:p>1.44273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4434625" calcext:value-type="float">
            <text:p>1.4434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4434945" calcext:value-type="float">
            <text:p>1.44349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44352525" calcext:value-type="float">
            <text:p>1.44352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9 + NAK</text:p>
          </table:table-cell>
        </table:table-row>
        <table:table-row table:style-name="ro1">
          <table:table-cell office:value-type="float" office:value="1.44434725" calcext:value-type="float">
            <text:p>1.44434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443805" calcext:value-type="float">
            <text:p>1.44438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44510475" calcext:value-type="float">
            <text:p>1.44510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4451365" calcext:value-type="float">
            <text:p>1.44513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445168" calcext:value-type="float">
            <text:p>1.44516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9 + NAK</text:p>
          </table:table-cell>
        </table:table-row>
        <table:table-row table:style-name="ro1">
          <table:table-cell office:value-type="float" office:value="1.445999" calcext:value-type="float">
            <text:p>1.44599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460315" calcext:value-type="float">
            <text:p>1.4460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4460635" calcext:value-type="float">
            <text:p>1.44606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D + ACK</text:p>
          </table:table-cell>
        </table:table-row>
        <table:table-row table:style-name="ro1">
          <table:table-cell office:value-type="float" office:value="1.46006425" calcext:value-type="float">
            <text:p>1.4600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6009725" calcext:value-type="float">
            <text:p>1.4600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46082125" calcext:value-type="float">
            <text:p>1.46082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46085375" calcext:value-type="float">
            <text:p>1.46085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46088575" calcext:value-type="float">
            <text:p>1.46088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9 + NAK</text:p>
          </table:table-cell>
        </table:table-row>
        <table:table-row table:style-name="ro1">
          <table:table-cell office:value-type="float" office:value="1.46171275" calcext:value-type="float">
            <text:p>1.46171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6174525" calcext:value-type="float">
            <text:p>1.46174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4624695" calcext:value-type="float">
            <text:p>1.46246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46250125" calcext:value-type="float">
            <text:p>1.46250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46253225" calcext:value-type="float">
            <text:p>1.4625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9 + NAK</text:p>
          </table:table-cell>
        </table:table-row>
        <table:table-row table:style-name="ro1">
          <table:table-cell office:value-type="float" office:value="1.46335425" calcext:value-type="float">
            <text:p>1.46335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633865" calcext:value-type="float">
            <text:p>1.46338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46411075" calcext:value-type="float">
            <text:p>1.46411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46416125" calcext:value-type="float">
            <text:p>1.46416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F] + ACK</text:p>
          </table:table-cell>
        </table:table-row>
        <table:table-row table:style-name="ro1">
          <table:table-cell office:value-type="float" office:value="1.46499775" calcext:value-type="float">
            <text:p>1.46499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6503025" calcext:value-type="float">
            <text:p>1.46503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4650625" calcext:value-type="float">
            <text:p>1.4650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E + ACK</text:p>
          </table:table-cell>
        </table:table-row>
        <table:table-row table:style-name="ro1">
          <table:table-cell office:value-type="float" office:value="1.4790755" calcext:value-type="float">
            <text:p>1.47907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7910925" calcext:value-type="float">
            <text:p>1.47910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4798335" calcext:value-type="float">
            <text:p>1.47983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47986575" calcext:value-type="float">
            <text:p>1.47986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47989825" calcext:value-type="float">
            <text:p>1.47989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5 + NAK</text:p>
          </table:table-cell>
        </table:table-row>
        <table:table-row table:style-name="ro1">
          <table:table-cell office:value-type="float" office:value="1.480727" calcext:value-type="float">
            <text:p>1.48072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8075975" calcext:value-type="float">
            <text:p>1.48075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48148375" calcext:value-type="float">
            <text:p>1.48148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48151575" calcext:value-type="float">
            <text:p>1.48151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4815465" calcext:value-type="float">
            <text:p>1.48154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5 + NAK</text:p>
          </table:table-cell>
        </table:table-row>
        <table:table-row table:style-name="ro1">
          <table:table-cell office:value-type="float" office:value="1.482372" calcext:value-type="float">
            <text:p>1.48237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824045" calcext:value-type="float">
            <text:p>1.48240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4831285" calcext:value-type="float">
            <text:p>1.48312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48316" calcext:value-type="float">
            <text:p>1.4831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483191" calcext:value-type="float">
            <text:p>1.48319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5 + NAK</text:p>
          </table:table-cell>
        </table:table-row>
        <table:table-row table:style-name="ro1">
          <table:table-cell office:value-type="float" office:value="1.4840165" calcext:value-type="float">
            <text:p>1.48401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84049" calcext:value-type="float">
            <text:p>1.48404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48408125" calcext:value-type="float">
            <text:p>1.48408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F + ACK</text:p>
          </table:table-cell>
        </table:table-row>
        <table:table-row table:style-name="ro1">
          <table:table-cell office:value-type="float" office:value="1.49807825" calcext:value-type="float">
            <text:p>1.49807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9811125" calcext:value-type="float">
            <text:p>1.49811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4988355" calcext:value-type="float">
            <text:p>1.49883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49972825" calcext:value-type="float">
            <text:p>1.49972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499761" calcext:value-type="float">
            <text:p>1.49976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004855" calcext:value-type="float">
            <text:p>1.50048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0051725" calcext:value-type="float">
            <text:p>1.50051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00548" calcext:value-type="float">
            <text:p>1.50054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5 + NAK</text:p>
          </table:table-cell>
        </table:table-row>
        <table:table-row table:style-name="ro1">
          <table:table-cell office:value-type="float" office:value="1.50137025" calcext:value-type="float">
            <text:p>1.50137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0140225" calcext:value-type="float">
            <text:p>1.50140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0212675" calcext:value-type="float">
            <text:p>1.50212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02171" calcext:value-type="float">
            <text:p>1.50217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4A] + ACK</text:p>
          </table:table-cell>
        </table:table-row>
        <table:table-row table:style-name="ro1">
          <table:table-cell office:value-type="float" office:value="1.50301475" calcext:value-type="float">
            <text:p>1.50301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0304725" calcext:value-type="float">
            <text:p>1.50304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5030795" calcext:value-type="float">
            <text:p>1.50307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 + ACK</text:p>
          </table:table-cell>
        </table:table-row>
        <table:table-row table:style-name="ro1">
          <table:table-cell office:value-type="float" office:value="1.50408025" calcext:value-type="float">
            <text:p>1.50408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04113" calcext:value-type="float">
            <text:p>1.50411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504145" calcext:value-type="float">
            <text:p>1.5041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50808225" calcext:value-type="float">
            <text:p>1.50808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0811525" calcext:value-type="float">
            <text:p>1.50811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088395" calcext:value-type="float">
            <text:p>1.50883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08872" calcext:value-type="float">
            <text:p>1.50887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08904" calcext:value-type="float">
            <text:p>1.50890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5 + NAK</text:p>
          </table:table-cell>
        </table:table-row>
        <table:table-row table:style-name="ro1">
          <table:table-cell office:value-type="float" office:value="1.50973" calcext:value-type="float">
            <text:p>1.5097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097625" calcext:value-type="float">
            <text:p>1.5097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10487" calcext:value-type="float">
            <text:p>1.51048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113715" calcext:value-type="float">
            <text:p>1.51137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1140475" calcext:value-type="float">
            <text:p>1.51140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1212925" calcext:value-type="float">
            <text:p>1.51212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1216075" calcext:value-type="float">
            <text:p>1.51216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1219175" calcext:value-type="float">
            <text:p>1.51219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5 + NAK</text:p>
          </table:table-cell>
        </table:table-row>
        <table:table-row table:style-name="ro1">
          <table:table-cell office:value-type="float" office:value="1.513016" calcext:value-type="float">
            <text:p>1.51301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130485" calcext:value-type="float">
            <text:p>1.51304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51308075" calcext:value-type="float">
            <text:p>1.51308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 + ACK</text:p>
          </table:table-cell>
        </table:table-row>
        <table:table-row table:style-name="ro1">
          <table:table-cell office:value-type="float" office:value="1.514085" calcext:value-type="float">
            <text:p>1.5140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1411775" calcext:value-type="float">
            <text:p>1.51411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5141495" calcext:value-type="float">
            <text:p>1.51414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1.518089" calcext:value-type="float">
            <text:p>1.51808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1812175" calcext:value-type="float">
            <text:p>1.51812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18846" calcext:value-type="float">
            <text:p>1.51884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188785" calcext:value-type="float">
            <text:p>1.51887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1891" calcext:value-type="float">
            <text:p>1.5189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5 + NAK</text:p>
          </table:table-cell>
        </table:table-row>
        <table:table-row table:style-name="ro1">
          <table:table-cell office:value-type="float" office:value="1.5197365" calcext:value-type="float">
            <text:p>1.51973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19769" calcext:value-type="float">
            <text:p>1.51976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2049325" calcext:value-type="float">
            <text:p>1.52049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2052525" calcext:value-type="float">
            <text:p>1.52052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2055625" calcext:value-type="float">
            <text:p>1.52055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5 + NAK</text:p>
          </table:table-cell>
        </table:table-row>
        <table:table-row table:style-name="ro1">
          <table:table-cell office:value-type="float" office:value="1.52137825" calcext:value-type="float">
            <text:p>1.52137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214115" calcext:value-type="float">
            <text:p>1.52141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2213575" calcext:value-type="float">
            <text:p>1.52213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2218625" calcext:value-type="float">
            <text:p>1.52218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21] + NAK</text:p>
          </table:table-cell>
        </table:table-row>
        <table:table-row table:style-name="ro1">
          <table:table-cell office:value-type="float" office:value="1.52302225" calcext:value-type="float">
            <text:p>1.52302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2305475" calcext:value-type="float">
            <text:p>1.52305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5230865" calcext:value-type="float">
            <text:p>1.52308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 + ACK</text:p>
          </table:table-cell>
        </table:table-row>
        <table:table-row table:style-name="ro1">
          <table:table-cell office:value-type="float" office:value="1.524088" calcext:value-type="float">
            <text:p>1.52408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24121" calcext:value-type="float">
            <text:p>1.5241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52415275" calcext:value-type="float">
            <text:p>1.52415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1.52809025" calcext:value-type="float">
            <text:p>1.52809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2812325" calcext:value-type="float">
            <text:p>1.52812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288475" calcext:value-type="float">
            <text:p>1.5288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2888" calcext:value-type="float">
            <text:p>1.5288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28912" calcext:value-type="float">
            <text:p>1.52891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5 + NAK</text:p>
          </table:table-cell>
        </table:table-row>
        <table:table-row table:style-name="ro1">
          <table:table-cell office:value-type="float" office:value="1.52973775" calcext:value-type="float">
            <text:p>1.52973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2977025" calcext:value-type="float">
            <text:p>1.52977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304945" calcext:value-type="float">
            <text:p>1.53049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305485" calcext:value-type="float">
            <text:p>1.53054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52] + ACK</text:p>
          </table:table-cell>
        </table:table-row>
        <table:table-row table:style-name="ro1">
          <table:table-cell office:value-type="float" office:value="1.53137925" calcext:value-type="float">
            <text:p>1.53137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314115" calcext:value-type="float">
            <text:p>1.53141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Missing ACK/NAK</text:p>
          </table:table-cell>
        </table:table-row>
        <table:table-row table:style-name="ro1">
          <table:table-cell office:value-type="float" office:value="1.53213575" calcext:value-type="float">
            <text:p>1.53213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321675" calcext:value-type="float">
            <text:p>1.5321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3219825" calcext:value-type="float">
            <text:p>1.53219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5 + NAK</text:p>
          </table:table-cell>
        </table:table-row>
        <table:table-row table:style-name="ro1">
          <table:table-cell office:value-type="float" office:value="1.533025" calcext:value-type="float">
            <text:p>1.533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3305775" calcext:value-type="float">
            <text:p>1.5330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53309" calcext:value-type="float">
            <text:p>1.5330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1.53409225" calcext:value-type="float">
            <text:p>1.53409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34125" calcext:value-type="float">
            <text:p>1.534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534157" calcext:value-type="float">
            <text:p>1.53415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538094" calcext:value-type="float">
            <text:p>1.53809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3812725" calcext:value-type="float">
            <text:p>1.53812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388515" calcext:value-type="float">
            <text:p>1.53885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38884" calcext:value-type="float">
            <text:p>1.53888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38916" calcext:value-type="float">
            <text:p>1.53891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9 + NAK</text:p>
          </table:table-cell>
        </table:table-row>
        <table:table-row table:style-name="ro1">
          <table:table-cell office:value-type="float" office:value="1.539743" calcext:value-type="float">
            <text:p>1.53974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397755" calcext:value-type="float">
            <text:p>1.53977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4049975" calcext:value-type="float">
            <text:p>1.5404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405315" calcext:value-type="float">
            <text:p>1.5405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405625" calcext:value-type="float">
            <text:p>1.5405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9 + NAK</text:p>
          </table:table-cell>
        </table:table-row>
        <table:table-row table:style-name="ro1">
          <table:table-cell office:value-type="float" office:value="1.5413855" calcext:value-type="float">
            <text:p>1.54138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4141775" calcext:value-type="float">
            <text:p>1.54141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42142" calcext:value-type="float">
            <text:p>1.54214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421925" calcext:value-type="float">
            <text:p>1.5421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2] + ACK</text:p>
          </table:table-cell>
        </table:table-row>
        <table:table-row table:style-name="ro1">
          <table:table-cell office:value-type="float" office:value="1.543029" calcext:value-type="float">
            <text:p>1.54302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430615" calcext:value-type="float">
            <text:p>1.54306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54309325" calcext:value-type="float">
            <text:p>1.54309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1.54409525" calcext:value-type="float">
            <text:p>1.54409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44128" calcext:value-type="float">
            <text:p>1.54412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Missing ACK/NAK</text:p>
          </table:table-cell>
        </table:table-row>
        <table:table-row table:style-name="ro1">
          <table:table-cell office:value-type="float" office:value="1.54415975" calcext:value-type="float">
            <text:p>1.54415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0] + ACK</text:p>
          </table:table-cell>
        </table:table-row>
        <table:table-row table:style-name="ro1">
          <table:table-cell office:value-type="float" office:value="1.5480975" calcext:value-type="float">
            <text:p>1.5480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4813025" calcext:value-type="float">
            <text:p>1.54813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488545" calcext:value-type="float">
            <text:p>1.54885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48887" calcext:value-type="float">
            <text:p>1.54888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48919" calcext:value-type="float">
            <text:p>1.54891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9 + NAK</text:p>
          </table:table-cell>
        </table:table-row>
        <table:table-row table:style-name="ro1">
          <table:table-cell office:value-type="float" office:value="1.54974475" calcext:value-type="float">
            <text:p>1.54974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4977725" calcext:value-type="float">
            <text:p>1.54977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505015" calcext:value-type="float">
            <text:p>1.55050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5055225" calcext:value-type="float">
            <text:p>1.55055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3] + ACK</text:p>
          </table:table-cell>
        </table:table-row>
        <table:table-row table:style-name="ro1">
          <table:table-cell office:value-type="float" office:value="1.551386" calcext:value-type="float">
            <text:p>1.55138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5141925" calcext:value-type="float">
            <text:p>1.55141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5214375" calcext:value-type="float">
            <text:p>1.55214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5217525" calcext:value-type="float">
            <text:p>1.55217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5220625" calcext:value-type="float">
            <text:p>1.55220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9 + NAK</text:p>
          </table:table-cell>
        </table:table-row>
        <table:table-row table:style-name="ro1">
          <table:table-cell office:value-type="float" office:value="1.55302975" calcext:value-type="float">
            <text:p>1.5530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5306225" calcext:value-type="float">
            <text:p>1.55306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5530945" calcext:value-type="float">
            <text:p>1.55309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1.5541" calcext:value-type="float">
            <text:p>1.554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5413275" calcext:value-type="float">
            <text:p>1.55413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55416475" calcext:value-type="float">
            <text:p>1.55416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1.55809925" calcext:value-type="float">
            <text:p>1.55809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58132" calcext:value-type="float">
            <text:p>1.55813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5885625" calcext:value-type="float">
            <text:p>1.55885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5890775" calcext:value-type="float">
            <text:p>1.55890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B] + ACK</text:p>
          </table:table-cell>
        </table:table-row>
        <table:table-row table:style-name="ro1">
          <table:table-cell office:value-type="float" office:value="1.559747" calcext:value-type="float">
            <text:p>1.55974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597795" calcext:value-type="float">
            <text:p>1.55977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6050375" calcext:value-type="float">
            <text:p>1.56050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6053575" calcext:value-type="float">
            <text:p>1.56053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605665" calcext:value-type="float">
            <text:p>1.56056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9 + NAK</text:p>
          </table:table-cell>
        </table:table-row>
        <table:table-row table:style-name="ro1">
          <table:table-cell office:value-type="float" office:value="1.5613885" calcext:value-type="float">
            <text:p>1.56138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6142125" calcext:value-type="float">
            <text:p>1.56142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621455" calcext:value-type="float">
            <text:p>1.56214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62196" calcext:value-type="float">
            <text:p>1.5621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F + Missing ACK/NAK</text:p>
          </table:table-cell>
        </table:table-row>
        <table:table-row table:style-name="ro1">
          <table:table-cell office:value-type="float" office:value="1.563034" calcext:value-type="float">
            <text:p>1.56303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630665" calcext:value-type="float">
            <text:p>1.56306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56309825" calcext:value-type="float">
            <text:p>1.56309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1.564104" calcext:value-type="float">
            <text:p>1.56410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6413675" calcext:value-type="float">
            <text:p>1.56413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56416875" calcext:value-type="float">
            <text:p>1.56416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568105" calcext:value-type="float">
            <text:p>1.5681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68138" calcext:value-type="float">
            <text:p>1.56813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6886225" calcext:value-type="float">
            <text:p>1.56886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6889475" calcext:value-type="float">
            <text:p>1.56889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6892675" calcext:value-type="float">
            <text:p>1.56892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1 + NAK</text:p>
          </table:table-cell>
        </table:table-row>
        <table:table-row table:style-name="ro1">
          <table:table-cell office:value-type="float" office:value="1.56975225" calcext:value-type="float">
            <text:p>1.56975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69785" calcext:value-type="float">
            <text:p>1.5697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70509" calcext:value-type="float">
            <text:p>1.57050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70575" calcext:value-type="float">
            <text:p>1.570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3 + Missing ACK/NAK</text:p>
          </table:table-cell>
        </table:table-row>
        <table:table-row table:style-name="ro1">
          <table:table-cell office:value-type="float" office:value="1.5713935" calcext:value-type="float">
            <text:p>1.57139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714255" calcext:value-type="float">
            <text:p>1.57142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7215" calcext:value-type="float">
            <text:p>1.572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721815" calcext:value-type="float">
            <text:p>1.57218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722125" calcext:value-type="float">
            <text:p>1.5722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1 + NAK</text:p>
          </table:table-cell>
        </table:table-row>
        <table:table-row table:style-name="ro1">
          <table:table-cell office:value-type="float" office:value="1.57303625" calcext:value-type="float">
            <text:p>1.57303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7306875" calcext:value-type="float">
            <text:p>1.57306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573101" calcext:value-type="float">
            <text:p>1.57310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1.57410675" calcext:value-type="float">
            <text:p>1.57410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741395" calcext:value-type="float">
            <text:p>1.57413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5741715" calcext:value-type="float">
            <text:p>1.57417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1.57810675" calcext:value-type="float">
            <text:p>1.57810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781395" calcext:value-type="float">
            <text:p>1.57813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7886375" calcext:value-type="float">
            <text:p>1.57886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7891525" calcext:value-type="float">
            <text:p>1.57891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2] + ACK</text:p>
          </table:table-cell>
        </table:table-row>
        <table:table-row table:style-name="ro1">
          <table:table-cell office:value-type="float" office:value="1.5797545" calcext:value-type="float">
            <text:p>1.57975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79787" calcext:value-type="float">
            <text:p>1.57978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8051125" calcext:value-type="float">
            <text:p>1.58051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80543" calcext:value-type="float">
            <text:p>1.58054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80574" calcext:value-type="float">
            <text:p>1.58057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9 + NAK</text:p>
          </table:table-cell>
        </table:table-row>
        <table:table-row table:style-name="ro1">
          <table:table-cell office:value-type="float" office:value="1.5813955" calcext:value-type="float">
            <text:p>1.58139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8142825" calcext:value-type="float">
            <text:p>1.58142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821525" calcext:value-type="float">
            <text:p>1.5821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82184" calcext:value-type="float">
            <text:p>1.58218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830385" calcext:value-type="float">
            <text:p>1.58303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83071" calcext:value-type="float">
            <text:p>1.58307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583103" calcext:value-type="float">
            <text:p>1.58310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1.58411075" calcext:value-type="float">
            <text:p>1.58411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841435" calcext:value-type="float">
            <text:p>1.58414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5841755" calcext:value-type="float">
            <text:p>1.58417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Missing ACK/NAK</text:p>
          </table:table-cell>
        </table:table-row>
        <table:table-row table:style-name="ro1">
          <table:table-cell office:value-type="float" office:value="1.588113" calcext:value-type="float">
            <text:p>1.58811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8814575" calcext:value-type="float">
            <text:p>1.58814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8887" calcext:value-type="float">
            <text:p>1.5888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889025" calcext:value-type="float">
            <text:p>1.5889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889345" calcext:value-type="float">
            <text:p>1.58893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NAK</text:p>
          </table:table-cell>
        </table:table-row>
        <table:table-row table:style-name="ro1">
          <table:table-cell office:value-type="float" office:value="1.5897605" calcext:value-type="float">
            <text:p>1.58976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8979325" calcext:value-type="float">
            <text:p>1.58979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905175" calcext:value-type="float">
            <text:p>1.5905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905495" calcext:value-type="float">
            <text:p>1.59054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905835" calcext:value-type="float">
            <text:p>1.59058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3 + Missing ACK/NAK</text:p>
          </table:table-cell>
        </table:table-row>
        <table:table-row table:style-name="ro1">
          <table:table-cell office:value-type="float" office:value="1.591402" calcext:value-type="float">
            <text:p>1.59140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9143525" calcext:value-type="float">
            <text:p>1.5914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9215975" calcext:value-type="float">
            <text:p>1.59215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9219125" calcext:value-type="float">
            <text:p>1.59219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9222225" calcext:value-type="float">
            <text:p>1.59222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NAK</text:p>
          </table:table-cell>
        </table:table-row>
        <table:table-row table:style-name="ro1">
          <table:table-cell office:value-type="float" office:value="1.59304825" calcext:value-type="float">
            <text:p>1.59304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9308075" calcext:value-type="float">
            <text:p>1.59308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593113" calcext:value-type="float">
            <text:p>1.59311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1.594116" calcext:value-type="float">
            <text:p>1.59411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9414875" calcext:value-type="float">
            <text:p>1.59414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5941805" calcext:value-type="float">
            <text:p>1.59418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59513475" calcext:value-type="float">
            <text:p>1.59513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9516775" calcext:value-type="float">
            <text:p>1.59516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1.59519975" calcext:value-type="float">
            <text:p>1.5951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59911825" calcext:value-type="float">
            <text:p>1.59911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59915175" calcext:value-type="float">
            <text:p>1.59915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599876" calcext:value-type="float">
            <text:p>1.59987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59990825" calcext:value-type="float">
            <text:p>1.59990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59994025" calcext:value-type="float">
            <text:p>1.59994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1 + NAK</text:p>
          </table:table-cell>
        </table:table-row>
        <table:table-row table:style-name="ro1">
          <table:table-cell office:value-type="float" office:value="1.6007665" calcext:value-type="float">
            <text:p>1.60076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00799" calcext:value-type="float">
            <text:p>1.60079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60152325" calcext:value-type="float">
            <text:p>1.60152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60157425" calcext:value-type="float">
            <text:p>1.60157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29] + ACK</text:p>
          </table:table-cell>
        </table:table-row>
        <table:table-row table:style-name="ro1">
          <table:table-cell office:value-type="float" office:value="1.60240825" calcext:value-type="float">
            <text:p>1.60240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024415" calcext:value-type="float">
            <text:p>1.60244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603166" calcext:value-type="float">
            <text:p>1.60316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6031975" calcext:value-type="float">
            <text:p>1.6031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6032285" calcext:value-type="float">
            <text:p>1.60322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1 + NAK</text:p>
          </table:table-cell>
        </table:table-row>
        <table:table-row table:style-name="ro1">
          <table:table-cell office:value-type="float" office:value="1.60405325" calcext:value-type="float">
            <text:p>1.60405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04086" calcext:value-type="float">
            <text:p>1.60408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1.60411775" calcext:value-type="float">
            <text:p>1.60411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1.608121" calcext:value-type="float">
            <text:p>1.6081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0815375" calcext:value-type="float">
            <text:p>1.60815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608878" calcext:value-type="float">
            <text:p>1.60887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6089105" calcext:value-type="float">
            <text:p>1.60891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6089425" calcext:value-type="float">
            <text:p>1.6089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1 + NAK</text:p>
          </table:table-cell>
        </table:table-row>
        <table:table-row table:style-name="ro1">
          <table:table-cell office:value-type="float" office:value="1.60976825" calcext:value-type="float">
            <text:p>1.60976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0980075" calcext:value-type="float">
            <text:p>1.60980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61052525" calcext:value-type="float">
            <text:p>1.61052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61140975" calcext:value-type="float">
            <text:p>1.61140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11443" calcext:value-type="float">
            <text:p>1.61144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61216725" calcext:value-type="float">
            <text:p>1.6121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61219875" calcext:value-type="float">
            <text:p>1.61219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61222975" calcext:value-type="float">
            <text:p>1.6122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1 + NAK</text:p>
          </table:table-cell>
        </table:table-row>
        <table:table-row table:style-name="ro1">
          <table:table-cell office:value-type="float" office:value="1.613054" calcext:value-type="float">
            <text:p>1.61305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13087" calcext:value-type="float">
            <text:p>1.61308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1.61311925" calcext:value-type="float">
            <text:p>1.61311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2 + ACK</text:p>
          </table:table-cell>
        </table:table-row>
        <table:table-row table:style-name="ro1">
          <table:table-cell office:value-type="float" office:value="1.6171225" calcext:value-type="float">
            <text:p>1.6171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1715525" calcext:value-type="float">
            <text:p>1.61715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61788" calcext:value-type="float">
            <text:p>1.6178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61791225" calcext:value-type="float">
            <text:p>1.61791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61794375" calcext:value-type="float">
            <text:p>1.61794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1 + NAK</text:p>
          </table:table-cell>
        </table:table-row>
        <table:table-row table:style-name="ro1">
          <table:table-cell office:value-type="float" office:value="1.61877325" calcext:value-type="float">
            <text:p>1.61877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1880575" calcext:value-type="float">
            <text:p>1.61880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61953075" calcext:value-type="float">
            <text:p>1.61953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61956325" calcext:value-type="float">
            <text:p>1.61956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620433" calcext:value-type="float">
            <text:p>1.6204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204655" calcext:value-type="float">
            <text:p>1.62046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Missing ACK/NAK</text:p>
          </table:table-cell>
        </table:table-row>
        <table:table-row table:style-name="ro1">
          <table:table-cell office:value-type="float" office:value="1.6211895" calcext:value-type="float">
            <text:p>1.62118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621221" calcext:value-type="float">
            <text:p>1.6212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621252" calcext:value-type="float">
            <text:p>1.62125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1 + NAK</text:p>
          </table:table-cell>
        </table:table-row>
        <table:table-row table:style-name="ro1">
          <table:table-cell office:value-type="float" office:value="1.62208275" calcext:value-type="float">
            <text:p>1.62208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221155" calcext:value-type="float">
            <text:p>1.62211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7 + ACK</text:p>
          </table:table-cell>
        </table:table-row>
        <table:table-row table:style-name="ro1">
          <table:table-cell office:value-type="float" office:value="1.6221475" calcext:value-type="float">
            <text:p>1.6221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6 + ACK</text:p>
          </table:table-cell>
        </table:table-row>
        <table:table-row table:style-name="ro1">
          <table:table-cell office:value-type="float" office:value="1.6231265" calcext:value-type="float">
            <text:p>1.62312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2315925" calcext:value-type="float">
            <text:p>1.62315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8 + ACK</text:p>
          </table:table-cell>
        </table:table-row>
        <table:table-row table:style-name="ro1">
          <table:table-cell office:value-type="float" office:value="1.62319125" calcext:value-type="float">
            <text:p>1.62319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9 + ACK</text:p>
          </table:table-cell>
        </table:table-row>
        <table:table-row table:style-name="ro1">
          <table:table-cell office:value-type="float" office:value="1.6241275" calcext:value-type="float">
            <text:p>1.6241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241605" calcext:value-type="float">
            <text:p>1.62416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1.62419225" calcext:value-type="float">
            <text:p>1.62419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1.625131" calcext:value-type="float">
            <text:p>1.62513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2516375" calcext:value-type="float">
            <text:p>1.62516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1.62519575" calcext:value-type="float">
            <text:p>1.62519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1.62613425" calcext:value-type="float">
            <text:p>1.62613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2616725" calcext:value-type="float">
            <text:p>1.6261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Missing ACK/NAK</text:p>
          </table:table-cell>
        </table:table-row>
        <table:table-row table:style-name="ro1">
          <table:table-cell office:value-type="float" office:value="1.62619925" calcext:value-type="float">
            <text:p>1.62619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5F] + ACK</text:p>
          </table:table-cell>
        </table:table-row>
        <table:table-row table:style-name="ro1">
          <table:table-cell office:value-type="float" office:value="1.62712875" calcext:value-type="float">
            <text:p>1.62712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271615" calcext:value-type="float">
            <text:p>1.62716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1.6271935" calcext:value-type="float">
            <text:p>1.62719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1.62813" calcext:value-type="float">
            <text:p>1.6281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281625" calcext:value-type="float">
            <text:p>1.6281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1.62819475" calcext:value-type="float">
            <text:p>1.62819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1.62913" calcext:value-type="float">
            <text:p>1.6291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2916275" calcext:value-type="float">
            <text:p>1.62916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1.6291945" calcext:value-type="float">
            <text:p>1.62919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630129" calcext:value-type="float">
            <text:p>1.63012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301615" calcext:value-type="float">
            <text:p>1.63016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6301935" calcext:value-type="float">
            <text:p>1.63019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63112775" calcext:value-type="float">
            <text:p>1.63112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3116025" calcext:value-type="float">
            <text:p>1.63116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63119225" calcext:value-type="float">
            <text:p>1.63119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6321275" calcext:value-type="float">
            <text:p>1.6321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3216025" calcext:value-type="float">
            <text:p>1.63216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1.63219225" calcext:value-type="float">
            <text:p>1.63219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63313025" calcext:value-type="float">
            <text:p>1.63313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33163" calcext:value-type="float">
            <text:p>1.63316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1.63319475" calcext:value-type="float">
            <text:p>1.63319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1.63413325" calcext:value-type="float">
            <text:p>1.63413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34166" calcext:value-type="float">
            <text:p>1.63416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1.634198" calcext:value-type="float">
            <text:p>1.63419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E + ACK</text:p>
          </table:table-cell>
        </table:table-row>
        <table:table-row table:style-name="ro1">
          <table:table-cell office:value-type="float" office:value="1.63513275" calcext:value-type="float">
            <text:p>1.63513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3516575" calcext:value-type="float">
            <text:p>1.63516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1 + Missing ACK/NAK</text:p>
          </table:table-cell>
        </table:table-row>
        <table:table-row table:style-name="ro1">
          <table:table-cell office:value-type="float" office:value="1.63519775" calcext:value-type="float">
            <text:p>1.63519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01] + ACK</text:p>
          </table:table-cell>
        </table:table-row>
        <table:table-row table:style-name="ro1">
          <table:table-cell office:value-type="float" office:value="1.6361315" calcext:value-type="float">
            <text:p>1.6361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3616425" calcext:value-type="float">
            <text:p>1.6361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2 + ACK</text:p>
          </table:table-cell>
        </table:table-row>
        <table:table-row table:style-name="ro1">
          <table:table-cell office:value-type="float" office:value="1.6361965" calcext:value-type="float">
            <text:p>1.63619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1.637132" calcext:value-type="float">
            <text:p>1.63713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3716475" calcext:value-type="float">
            <text:p>1.63716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F + ACK</text:p>
          </table:table-cell>
        </table:table-row>
        <table:table-row table:style-name="ro1">
          <table:table-cell office:value-type="float" office:value="1.63719675" calcext:value-type="float">
            <text:p>1.63719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C + ACK</text:p>
          </table:table-cell>
        </table:table-row>
        <table:table-row table:style-name="ro1">
          <table:table-cell office:value-type="float" office:value="1.6381325" calcext:value-type="float">
            <text:p>1.6381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38165" calcext:value-type="float">
            <text:p>1.6381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1.638197" calcext:value-type="float">
            <text:p>1.63819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3 + ACK</text:p>
          </table:table-cell>
        </table:table-row>
        <table:table-row table:style-name="ro1">
          <table:table-cell office:value-type="float" office:value="1.63913375" calcext:value-type="float">
            <text:p>1.63913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391665" calcext:value-type="float">
            <text:p>1.63916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7 + ACK</text:p>
          </table:table-cell>
        </table:table-row>
        <table:table-row table:style-name="ro1">
          <table:table-cell office:value-type="float" office:value="1.6391985" calcext:value-type="float">
            <text:p>1.63919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8 + ACK</text:p>
          </table:table-cell>
        </table:table-row>
        <table:table-row table:style-name="ro1">
          <table:table-cell office:value-type="float" office:value="1.640133" calcext:value-type="float">
            <text:p>1.6401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4016575" calcext:value-type="float">
            <text:p>1.64016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1.6401975" calcext:value-type="float">
            <text:p>1.6401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2 + ACK</text:p>
          </table:table-cell>
        </table:table-row>
        <table:table-row table:style-name="ro1">
          <table:table-cell office:value-type="float" office:value="1.64113225" calcext:value-type="float">
            <text:p>1.6411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41165" calcext:value-type="float">
            <text:p>1.6411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3 + ACK</text:p>
          </table:table-cell>
        </table:table-row>
        <table:table-row table:style-name="ro1">
          <table:table-cell office:value-type="float" office:value="1.641197" calcext:value-type="float">
            <text:p>1.64119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8 + ACK</text:p>
          </table:table-cell>
        </table:table-row>
        <table:table-row table:style-name="ro1">
          <table:table-cell office:value-type="float" office:value="1.642133" calcext:value-type="float">
            <text:p>1.6421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421655" calcext:value-type="float">
            <text:p>1.64216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1.6421975" calcext:value-type="float">
            <text:p>1.6421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3 + ACK</text:p>
          </table:table-cell>
        </table:table-row>
        <table:table-row table:style-name="ro1">
          <table:table-cell office:value-type="float" office:value="1.643133" calcext:value-type="float">
            <text:p>1.6431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43166" calcext:value-type="float">
            <text:p>1.64316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1.64319775" calcext:value-type="float">
            <text:p>1.64319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3 + ACK</text:p>
          </table:table-cell>
        </table:table-row>
        <table:table-row table:style-name="ro1">
          <table:table-cell office:value-type="float" office:value="1.6441405" calcext:value-type="float">
            <text:p>1.64414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44173" calcext:value-type="float">
            <text:p>1.64417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4 + ACK</text:p>
          </table:table-cell>
        </table:table-row>
        <table:table-row table:style-name="ro1">
          <table:table-cell office:value-type="float" office:value="1.644205" calcext:value-type="float">
            <text:p>1.6442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5 + Missing ACK/NAK</text:p>
          </table:table-cell>
        </table:table-row>
        <table:table-row table:style-name="ro1">
          <table:table-cell office:value-type="float" office:value="1.6451345" calcext:value-type="float">
            <text:p>1.64513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4516725" calcext:value-type="float">
            <text:p>1.6451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2 + ACK</text:p>
          </table:table-cell>
        </table:table-row>
        <table:table-row table:style-name="ro1">
          <table:table-cell office:value-type="float" office:value="1.64519925" calcext:value-type="float">
            <text:p>1.64519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1.64613675" calcext:value-type="float">
            <text:p>1.64613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4616925" calcext:value-type="float">
            <text:p>1.64616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6 + ACK</text:p>
          </table:table-cell>
        </table:table-row>
        <table:table-row table:style-name="ro1">
          <table:table-cell office:value-type="float" office:value="1.64620125" calcext:value-type="float">
            <text:p>1.64620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C + ACK</text:p>
          </table:table-cell>
        </table:table-row>
        <table:table-row table:style-name="ro1">
          <table:table-cell office:value-type="float" office:value="1.64713525" calcext:value-type="float">
            <text:p>1.6471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47168" calcext:value-type="float">
            <text:p>1.64716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5 + ACK</text:p>
          </table:table-cell>
        </table:table-row>
        <table:table-row table:style-name="ro1">
          <table:table-cell office:value-type="float" office:value="1.64719975" calcext:value-type="float">
            <text:p>1.6471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E + ACK</text:p>
          </table:table-cell>
        </table:table-row>
        <table:table-row table:style-name="ro1">
          <table:table-cell office:value-type="float" office:value="1.65814075" calcext:value-type="float">
            <text:p>1.65814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58174" calcext:value-type="float">
            <text:p>1.65817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65889825" calcext:value-type="float">
            <text:p>1.65889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6589505" calcext:value-type="float">
            <text:p>1.65895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B] + ACK</text:p>
          </table:table-cell>
        </table:table-row>
        <table:table-row table:style-name="ro1">
          <table:table-cell office:value-type="float" office:value="1.658982" calcext:value-type="float">
            <text:p>1.65898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D + NAK</text:p>
          </table:table-cell>
        </table:table-row>
        <table:table-row table:style-name="ro1">
          <table:table-cell office:value-type="float" office:value="1.659824" calcext:value-type="float">
            <text:p>1.65982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598565" calcext:value-type="float">
            <text:p>1.65985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66058075" calcext:value-type="float">
            <text:p>1.66058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66061275" calcext:value-type="float">
            <text:p>1.66061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6606435" calcext:value-type="float">
            <text:p>1.66064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9 + ACK</text:p>
          </table:table-cell>
        </table:table-row>
        <table:table-row table:style-name="ro1">
          <table:table-cell office:value-type="float" office:value="1.6606745" calcext:value-type="float">
            <text:p>1.66067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E + NAK</text:p>
          </table:table-cell>
        </table:table-row>
        <table:table-row table:style-name="ro1">
          <table:table-cell office:value-type="float" office:value="1.661499" calcext:value-type="float">
            <text:p>1.66149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615315" calcext:value-type="float">
            <text:p>1.6615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6622555" calcext:value-type="float">
            <text:p>1.66225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66228725" calcext:value-type="float">
            <text:p>1.66228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66231825" calcext:value-type="float">
            <text:p>1.66231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9 + ACK</text:p>
          </table:table-cell>
        </table:table-row>
        <table:table-row table:style-name="ro1">
          <table:table-cell office:value-type="float" office:value="1.662349" calcext:value-type="float">
            <text:p>1.66234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E + NAK</text:p>
          </table:table-cell>
        </table:table-row>
        <table:table-row table:style-name="ro1">
          <table:table-cell office:value-type="float" office:value="1.6631775" calcext:value-type="float">
            <text:p>1.6631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6321" calcext:value-type="float">
            <text:p>1.663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66393425" calcext:value-type="float">
            <text:p>1.66393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66396625" calcext:value-type="float">
            <text:p>1.66396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66401625" calcext:value-type="float">
            <text:p>1.66401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6] + NAK</text:p>
          </table:table-cell>
        </table:table-row>
        <table:table-row table:style-name="ro1">
          <table:table-cell office:value-type="float" office:value="1.6648535" calcext:value-type="float">
            <text:p>1.66485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64886" calcext:value-type="float">
            <text:p>1.66488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1.664918" calcext:value-type="float">
            <text:p>1.66491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2 + ACK</text:p>
          </table:table-cell>
        </table:table-row>
        <table:table-row table:style-name="ro1">
          <table:table-cell office:value-type="float" office:value="1.66614275" calcext:value-type="float">
            <text:p>1.66614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6617575" calcext:value-type="float">
            <text:p>1.66617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1.6662075" calcext:value-type="float">
            <text:p>1.6662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1.66714425" calcext:value-type="float">
            <text:p>1.66714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6717675" calcext:value-type="float">
            <text:p>1.66717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1.66720875" calcext:value-type="float">
            <text:p>1.66720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E + ACK</text:p>
          </table:table-cell>
        </table:table-row>
        <table:table-row table:style-name="ro1">
          <table:table-cell office:value-type="float" office:value="1.6681485" calcext:value-type="float">
            <text:p>1.66814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6818125" calcext:value-type="float">
            <text:p>1.66818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6682135" calcext:value-type="float">
            <text:p>1.66821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3 + ACK</text:p>
          </table:table-cell>
        </table:table-row>
        <table:table-row table:style-name="ro1">
          <table:table-cell office:value-type="float" office:value="1.669144" calcext:value-type="float">
            <text:p>1.66914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6917675" calcext:value-type="float">
            <text:p>1.66917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6692085" calcext:value-type="float">
            <text:p>1.66920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B + ACK</text:p>
          </table:table-cell>
        </table:table-row>
        <table:table-row table:style-name="ro1">
          <table:table-cell office:value-type="float" office:value="1.68314725" calcext:value-type="float">
            <text:p>1.68314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8318025" calcext:value-type="float">
            <text:p>1.68318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6839045" calcext:value-type="float">
            <text:p>1.68390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683937" calcext:value-type="float">
            <text:p>1.68393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68396925" calcext:value-type="float">
            <text:p>1.68396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9 + NAK</text:p>
          </table:table-cell>
        </table:table-row>
        <table:table-row table:style-name="ro1">
          <table:table-cell office:value-type="float" office:value="1.684796" calcext:value-type="float">
            <text:p>1.6847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8482875" calcext:value-type="float">
            <text:p>1.68482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685553" calcext:value-type="float">
            <text:p>1.68555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1.685585" calcext:value-type="float">
            <text:p>1.6855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4] + ACK</text:p>
          </table:table-cell>
        </table:table-row>
        <table:table-row table:style-name="ro1">
          <table:table-cell office:value-type="float" office:value="1.6856165" calcext:value-type="float">
            <text:p>1.68561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9 + NAK</text:p>
          </table:table-cell>
        </table:table-row>
        <table:table-row table:style-name="ro1">
          <table:table-cell office:value-type="float" office:value="1.68645025" calcext:value-type="float">
            <text:p>1.68645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8648275" calcext:value-type="float">
            <text:p>1.68648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68720675" calcext:value-type="float">
            <text:p>1.68720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68723825" calcext:value-type="float">
            <text:p>1.68723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68726925" calcext:value-type="float">
            <text:p>1.68726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9 + NAK</text:p>
          </table:table-cell>
        </table:table-row>
        <table:table-row table:style-name="ro1">
          <table:table-cell office:value-type="float" office:value="1.68809425" calcext:value-type="float">
            <text:p>1.68809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68812675" calcext:value-type="float">
            <text:p>1.68812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68815875" calcext:value-type="float">
            <text:p>1.68815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C + ACK</text:p>
          </table:table-cell>
        </table:table-row>
        <table:table-row table:style-name="ro1">
          <table:table-cell office:value-type="float" office:value="1.702157" calcext:value-type="float">
            <text:p>1.70215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0219025" calcext:value-type="float">
            <text:p>1.70219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029145" calcext:value-type="float">
            <text:p>1.70291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1.702947" calcext:value-type="float">
            <text:p>1.70294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4] + ACK</text:p>
          </table:table-cell>
        </table:table-row>
        <table:table-row table:style-name="ro1">
          <table:table-cell office:value-type="float" office:value="1.70297925" calcext:value-type="float">
            <text:p>1.70297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9 + NAK</text:p>
          </table:table-cell>
        </table:table-row>
        <table:table-row table:style-name="ro1">
          <table:table-cell office:value-type="float" office:value="1.703807" calcext:value-type="float">
            <text:p>1.70380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0383975" calcext:value-type="float">
            <text:p>1.70383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04564" calcext:value-type="float">
            <text:p>1.70456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04596" calcext:value-type="float">
            <text:p>1.7045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70462675" calcext:value-type="float">
            <text:p>1.70462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9 + NAK</text:p>
          </table:table-cell>
        </table:table-row>
        <table:table-row table:style-name="ro1">
          <table:table-cell office:value-type="float" office:value="1.7054485" calcext:value-type="float">
            <text:p>1.70544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05482" calcext:value-type="float">
            <text:p>1.70548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0620625" calcext:value-type="float">
            <text:p>1.70620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0625675" calcext:value-type="float">
            <text:p>1.70625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A] + ACK</text:p>
          </table:table-cell>
        </table:table-row>
        <table:table-row table:style-name="ro1">
          <table:table-cell office:value-type="float" office:value="1.707094" calcext:value-type="float">
            <text:p>1.70709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071265" calcext:value-type="float">
            <text:p>1.70712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70715875" calcext:value-type="float">
            <text:p>1.70715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D + ACK</text:p>
          </table:table-cell>
        </table:table-row>
        <table:table-row table:style-name="ro1">
          <table:table-cell office:value-type="float" office:value="1.7211655" calcext:value-type="float">
            <text:p>1.72116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211985" calcext:value-type="float">
            <text:p>1.72119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2192275" calcext:value-type="float">
            <text:p>1.7219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21955" calcext:value-type="float">
            <text:p>1.7219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7219875" calcext:value-type="float">
            <text:p>1.7219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NAK</text:p>
          </table:table-cell>
        </table:table-row>
        <table:table-row table:style-name="ro1">
          <table:table-cell office:value-type="float" office:value="1.72281525" calcext:value-type="float">
            <text:p>1.72281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22848" calcext:value-type="float">
            <text:p>1.72284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2357225" calcext:value-type="float">
            <text:p>1.72357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23623" calcext:value-type="float">
            <text:p>1.72362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1] + ACK</text:p>
          </table:table-cell>
        </table:table-row>
        <table:table-row table:style-name="ro1">
          <table:table-cell office:value-type="float" office:value="1.72445675" calcext:value-type="float">
            <text:p>1.72445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2449025" calcext:value-type="float">
            <text:p>1.72449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252145" calcext:value-type="float">
            <text:p>1.72521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2524625" calcext:value-type="float">
            <text:p>1.72524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72527725" calcext:value-type="float">
            <text:p>1.72527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NAK</text:p>
          </table:table-cell>
        </table:table-row>
        <table:table-row table:style-name="ro1">
          <table:table-cell office:value-type="float" office:value="1.72610275" calcext:value-type="float">
            <text:p>1.72610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2613525" calcext:value-type="float">
            <text:p>1.7261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7261675" calcext:value-type="float">
            <text:p>1.7261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E + ACK</text:p>
          </table:table-cell>
        </table:table-row>
        <table:table-row table:style-name="ro1">
          <table:table-cell office:value-type="float" office:value="1.74017075" calcext:value-type="float">
            <text:p>1.74017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402035" calcext:value-type="float">
            <text:p>1.74020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4092775" calcext:value-type="float">
            <text:p>1.74092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4181975" calcext:value-type="float">
            <text:p>1.74181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4185225" calcext:value-type="float">
            <text:p>1.74185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4257675" calcext:value-type="float">
            <text:p>1.74257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426085" calcext:value-type="float">
            <text:p>1.74260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7426395" calcext:value-type="float">
            <text:p>1.74263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NAK</text:p>
          </table:table-cell>
        </table:table-row>
        <table:table-row table:style-name="ro1">
          <table:table-cell office:value-type="float" office:value="1.74346175" calcext:value-type="float">
            <text:p>1.74346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43495" calcext:value-type="float">
            <text:p>1.7434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4421925" calcext:value-type="float">
            <text:p>1.74421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44251" calcext:value-type="float">
            <text:p>1.74425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744285" calcext:value-type="float">
            <text:p>1.7442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3 + Missing ACK/NAK</text:p>
          </table:table-cell>
        </table:table-row>
        <table:table-row table:style-name="ro1">
          <table:table-cell office:value-type="float" office:value="1.7451065" calcext:value-type="float">
            <text:p>1.74510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4513975" calcext:value-type="float">
            <text:p>1.74513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74517175" calcext:value-type="float">
            <text:p>1.74517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F + ACK</text:p>
          </table:table-cell>
        </table:table-row>
        <table:table-row table:style-name="ro1">
          <table:table-cell office:value-type="float" office:value="1.759178" calcext:value-type="float">
            <text:p>1.75917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59211" calcext:value-type="float">
            <text:p>1.7592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5993525" calcext:value-type="float">
            <text:p>1.7599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599675" calcext:value-type="float">
            <text:p>1.7599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75999975" calcext:value-type="float">
            <text:p>1.7599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9 + NAK</text:p>
          </table:table-cell>
        </table:table-row>
        <table:table-row table:style-name="ro1">
          <table:table-cell office:value-type="float" office:value="1.7608265" calcext:value-type="float">
            <text:p>1.76082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6085925" calcext:value-type="float">
            <text:p>1.76085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615835" calcext:value-type="float">
            <text:p>1.76158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6163425" calcext:value-type="float">
            <text:p>1.76163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7 + Missing ACK/NAK</text:p>
          </table:table-cell>
        </table:table-row>
        <table:table-row table:style-name="ro1">
          <table:table-cell office:value-type="float" office:value="1.76246825" calcext:value-type="float">
            <text:p>1.76246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6250175" calcext:value-type="float">
            <text:p>1.76250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63226" calcext:value-type="float">
            <text:p>1.76322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632575" calcext:value-type="float">
            <text:p>1.7632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7632885" calcext:value-type="float">
            <text:p>1.76328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9 + NAK</text:p>
          </table:table-cell>
        </table:table-row>
        <table:table-row table:style-name="ro1">
          <table:table-cell office:value-type="float" office:value="1.7641135" calcext:value-type="float">
            <text:p>1.76411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64146" calcext:value-type="float">
            <text:p>1.76414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76417825" calcext:value-type="float">
            <text:p>1.76417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 + ACK</text:p>
          </table:table-cell>
        </table:table-row>
        <table:table-row table:style-name="ro1">
          <table:table-cell office:value-type="float" office:value="1.76517875" calcext:value-type="float">
            <text:p>1.76517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652115" calcext:value-type="float">
            <text:p>1.76521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7652435" calcext:value-type="float">
            <text:p>1.76524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769182" calcext:value-type="float">
            <text:p>1.76918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6921475" calcext:value-type="float">
            <text:p>1.76921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69939" calcext:value-type="float">
            <text:p>1.76993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6997175" calcext:value-type="float">
            <text:p>1.76997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77083025" calcext:value-type="float">
            <text:p>1.77083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70863" calcext:value-type="float">
            <text:p>1.77086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7158725" calcext:value-type="float">
            <text:p>1.77158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71619" calcext:value-type="float">
            <text:p>1.77161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77164975" calcext:value-type="float">
            <text:p>1.77164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9 + NAK</text:p>
          </table:table-cell>
        </table:table-row>
        <table:table-row table:style-name="ro1">
          <table:table-cell office:value-type="float" office:value="1.77247175" calcext:value-type="float">
            <text:p>1.77247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72505" calcext:value-type="float">
            <text:p>1.7725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7322925" calcext:value-type="float">
            <text:p>1.77322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7327975" calcext:value-type="float">
            <text:p>1.77327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F] + ACK</text:p>
          </table:table-cell>
        </table:table-row>
        <table:table-row table:style-name="ro1">
          <table:table-cell office:value-type="float" office:value="1.7741165" calcext:value-type="float">
            <text:p>1.77411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74149" calcext:value-type="float">
            <text:p>1.77414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7741815" calcext:value-type="float">
            <text:p>1.77418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 + ACK</text:p>
          </table:table-cell>
        </table:table-row>
        <table:table-row table:style-name="ro1">
          <table:table-cell office:value-type="float" office:value="1.77520175" calcext:value-type="float">
            <text:p>1.77520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7523475" calcext:value-type="float">
            <text:p>1.77523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7752665" calcext:value-type="float">
            <text:p>1.77526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1.779184" calcext:value-type="float">
            <text:p>1.77918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79217" calcext:value-type="float">
            <text:p>1.77921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7994125" calcext:value-type="float">
            <text:p>1.77994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7997375" calcext:value-type="float">
            <text:p>1.77997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78000575" calcext:value-type="float">
            <text:p>1.78000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5 + NAK</text:p>
          </table:table-cell>
        </table:table-row>
        <table:table-row table:style-name="ro1">
          <table:table-cell office:value-type="float" office:value="1.78083225" calcext:value-type="float">
            <text:p>1.7808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80865" calcext:value-type="float">
            <text:p>1.7808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81589" calcext:value-type="float">
            <text:p>1.78158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81621" calcext:value-type="float">
            <text:p>1.7816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782474" calcext:value-type="float">
            <text:p>1.78247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82506" calcext:value-type="float">
            <text:p>1.78250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8323075" calcext:value-type="float">
            <text:p>1.78323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8326225" calcext:value-type="float">
            <text:p>1.78326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78329325" calcext:value-type="float">
            <text:p>1.78329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5 + NAK</text:p>
          </table:table-cell>
        </table:table-row>
        <table:table-row table:style-name="ro1">
          <table:table-cell office:value-type="float" office:value="1.78411725" calcext:value-type="float">
            <text:p>1.78411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8415" calcext:value-type="float">
            <text:p>1.784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784182" calcext:value-type="float">
            <text:p>1.78418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 + ACK</text:p>
          </table:table-cell>
        </table:table-row>
        <table:table-row table:style-name="ro1">
          <table:table-cell office:value-type="float" office:value="1.7851865" calcext:value-type="float">
            <text:p>1.78518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8521925" calcext:value-type="float">
            <text:p>1.78521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78525125" calcext:value-type="float">
            <text:p>1.78525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1.7891895" calcext:value-type="float">
            <text:p>1.78918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892225" calcext:value-type="float">
            <text:p>1.7892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899465" calcext:value-type="float">
            <text:p>1.78994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9083875" calcext:value-type="float">
            <text:p>1.79083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9087125" calcext:value-type="float">
            <text:p>1.79087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Missing ACK/NAK</text:p>
          </table:table-cell>
        </table:table-row>
        <table:table-row table:style-name="ro1">
          <table:table-cell office:value-type="float" office:value="1.7915955" calcext:value-type="float">
            <text:p>1.79159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9162725" calcext:value-type="float">
            <text:p>1.79162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79165825" calcext:value-type="float">
            <text:p>1.79165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5 + NAK</text:p>
          </table:table-cell>
        </table:table-row>
        <table:table-row table:style-name="ro1">
          <table:table-cell office:value-type="float" office:value="1.79248025" calcext:value-type="float">
            <text:p>1.79248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9251375" calcext:value-type="float">
            <text:p>1.79251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93238" calcext:value-type="float">
            <text:p>1.79323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9412775" calcext:value-type="float">
            <text:p>1.79412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9416025" calcext:value-type="float">
            <text:p>1.79416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7941925" calcext:value-type="float">
            <text:p>1.7941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1.7951905" calcext:value-type="float">
            <text:p>1.79519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9522325" calcext:value-type="float">
            <text:p>1.79522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795255" calcext:value-type="float">
            <text:p>1.7952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79919125" calcext:value-type="float">
            <text:p>1.79919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799224" calcext:value-type="float">
            <text:p>1.79922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79994825" calcext:value-type="float">
            <text:p>1.79994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79998075" calcext:value-type="float">
            <text:p>1.79998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0001225" calcext:value-type="float">
            <text:p>1.80001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1 + NAK</text:p>
          </table:table-cell>
        </table:table-row>
        <table:table-row table:style-name="ro1">
          <table:table-cell office:value-type="float" office:value="1.8008385" calcext:value-type="float">
            <text:p>1.80083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00871" calcext:value-type="float">
            <text:p>1.80087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0159525" calcext:value-type="float">
            <text:p>1.80159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0247975" calcext:value-type="float">
            <text:p>1.80247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0251225" calcext:value-type="float">
            <text:p>1.80251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0323675" calcext:value-type="float">
            <text:p>1.80323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0326825" calcext:value-type="float">
            <text:p>1.80326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0329925" calcext:value-type="float">
            <text:p>1.80329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1 + NAK</text:p>
          </table:table-cell>
        </table:table-row>
        <table:table-row table:style-name="ro1">
          <table:table-cell office:value-type="float" office:value="1.804123" calcext:value-type="float">
            <text:p>1.80412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041555" calcext:value-type="float">
            <text:p>1.80415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8041875" calcext:value-type="float">
            <text:p>1.8041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1.805198" calcext:value-type="float">
            <text:p>1.80519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0523075" calcext:value-type="float">
            <text:p>1.80523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80526275" calcext:value-type="float">
            <text:p>1.80526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1.80919675" calcext:value-type="float">
            <text:p>1.80919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0922975" calcext:value-type="float">
            <text:p>1.8092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0995375" calcext:value-type="float">
            <text:p>1.80995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1084525" calcext:value-type="float">
            <text:p>1.81084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1087775" calcext:value-type="float">
            <text:p>1.81087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1160225" calcext:value-type="float">
            <text:p>1.81160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11634" calcext:value-type="float">
            <text:p>1.81163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11665" calcext:value-type="float">
            <text:p>1.8116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9 + NAK</text:p>
          </table:table-cell>
        </table:table-row>
        <table:table-row table:style-name="ro1">
          <table:table-cell office:value-type="float" office:value="1.812487" calcext:value-type="float">
            <text:p>1.81248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1252025" calcext:value-type="float">
            <text:p>1.81252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132445" calcext:value-type="float">
            <text:p>1.81324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13295" calcext:value-type="float">
            <text:p>1.8132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5 + Missing ACK/NAK</text:p>
          </table:table-cell>
        </table:table-row>
        <table:table-row table:style-name="ro1">
          <table:table-cell office:value-type="float" office:value="1.81413125" calcext:value-type="float">
            <text:p>1.81413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14164" calcext:value-type="float">
            <text:p>1.81416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814196" calcext:value-type="float">
            <text:p>1.8141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1.815197" calcext:value-type="float">
            <text:p>1.81519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1522975" calcext:value-type="float">
            <text:p>1.8152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81526175" calcext:value-type="float">
            <text:p>1.81526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Missing ACK/NAK</text:p>
          </table:table-cell>
        </table:table-row>
        <table:table-row table:style-name="ro1">
          <table:table-cell office:value-type="float" office:value="1.8191995" calcext:value-type="float">
            <text:p>1.81919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1923225" calcext:value-type="float">
            <text:p>1.8192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1995725" calcext:value-type="float">
            <text:p>1.81995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1999" calcext:value-type="float">
            <text:p>1.8199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200215" calcext:value-type="float">
            <text:p>1.82002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NAK</text:p>
          </table:table-cell>
        </table:table-row>
        <table:table-row table:style-name="ro1">
          <table:table-cell office:value-type="float" office:value="1.82085325" calcext:value-type="float">
            <text:p>1.82085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2088575" calcext:value-type="float">
            <text:p>1.82088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2161" calcext:value-type="float">
            <text:p>1.8216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216545" calcext:value-type="float">
            <text:p>1.82165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4A] + NAK</text:p>
          </table:table-cell>
        </table:table-row>
        <table:table-row table:style-name="ro1">
          <table:table-cell office:value-type="float" office:value="1.82249525" calcext:value-type="float">
            <text:p>1.82249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2252725" calcext:value-type="float">
            <text:p>1.82252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232515" calcext:value-type="float">
            <text:p>1.82325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2328325" calcext:value-type="float">
            <text:p>1.82328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23314" calcext:value-type="float">
            <text:p>1.82331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NAK</text:p>
          </table:table-cell>
        </table:table-row>
        <table:table-row table:style-name="ro1">
          <table:table-cell office:value-type="float" office:value="1.8241405" calcext:value-type="float">
            <text:p>1.82414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2417325" calcext:value-type="float">
            <text:p>1.82417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82420525" calcext:value-type="float">
            <text:p>1.82420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1.82520275" calcext:value-type="float">
            <text:p>1.82520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252355" calcext:value-type="float">
            <text:p>1.82523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82526725" calcext:value-type="float">
            <text:p>1.8252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829205" calcext:value-type="float">
            <text:p>1.8292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2923775" calcext:value-type="float">
            <text:p>1.82923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29962" calcext:value-type="float">
            <text:p>1.82996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30007" calcext:value-type="float">
            <text:p>1.83000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4A] + NAK</text:p>
          </table:table-cell>
        </table:table-row>
        <table:table-row table:style-name="ro1">
          <table:table-cell office:value-type="float" office:value="1.83085375" calcext:value-type="float">
            <text:p>1.83085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3088625" calcext:value-type="float">
            <text:p>1.83088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316105" calcext:value-type="float">
            <text:p>1.83161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316425" calcext:value-type="float">
            <text:p>1.831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3167325" calcext:value-type="float">
            <text:p>1.83167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1 + NAK</text:p>
          </table:table-cell>
        </table:table-row>
        <table:table-row table:style-name="ro1">
          <table:table-cell office:value-type="float" office:value="1.83249475" calcext:value-type="float">
            <text:p>1.83249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32528" calcext:value-type="float">
            <text:p>1.83252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3325225" calcext:value-type="float">
            <text:p>1.83325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33284" calcext:value-type="float">
            <text:p>1.83328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3413925" calcext:value-type="float">
            <text:p>1.83413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34172" calcext:value-type="float">
            <text:p>1.83417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83420425" calcext:value-type="float">
            <text:p>1.83420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1.83522275" calcext:value-type="float">
            <text:p>1.8352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352555" calcext:value-type="float">
            <text:p>1.83525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8352875" calcext:value-type="float">
            <text:p>1.8352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1.83920725" calcext:value-type="float">
            <text:p>1.83920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392405" calcext:value-type="float">
            <text:p>1.83924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39965" calcext:value-type="float">
            <text:p>1.8399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399975" calcext:value-type="float">
            <text:p>1.839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400295" calcext:value-type="float">
            <text:p>1.84002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9 + NAK</text:p>
          </table:table-cell>
        </table:table-row>
        <table:table-row table:style-name="ro1">
          <table:table-cell office:value-type="float" office:value="1.84085575" calcext:value-type="float">
            <text:p>1.84085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4088825" calcext:value-type="float">
            <text:p>1.84088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4161275" calcext:value-type="float">
            <text:p>1.84161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416445" calcext:value-type="float">
            <text:p>1.84164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4249725" calcext:value-type="float">
            <text:p>1.8424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425295" calcext:value-type="float">
            <text:p>1.84252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4325375" calcext:value-type="float">
            <text:p>1.84325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4328525" calcext:value-type="float">
            <text:p>1.84328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4331625" calcext:value-type="float">
            <text:p>1.84331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9 + NAK</text:p>
          </table:table-cell>
        </table:table-row>
        <table:table-row table:style-name="ro1">
          <table:table-cell office:value-type="float" office:value="1.84414075" calcext:value-type="float">
            <text:p>1.84414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4417325" calcext:value-type="float">
            <text:p>1.84417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844205" calcext:value-type="float">
            <text:p>1.8442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1.84520875" calcext:value-type="float">
            <text:p>1.84520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4524175" calcext:value-type="float">
            <text:p>1.84524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8452735" calcext:value-type="float">
            <text:p>1.84527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1.849212" calcext:value-type="float">
            <text:p>1.84921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4924475" calcext:value-type="float">
            <text:p>1.84924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49969" calcext:value-type="float">
            <text:p>1.84996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5000175" calcext:value-type="float">
            <text:p>1.85000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5086025" calcext:value-type="float">
            <text:p>1.85086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5089275" calcext:value-type="float">
            <text:p>1.85089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Missing ACK/NAK</text:p>
          </table:table-cell>
        </table:table-row>
        <table:table-row table:style-name="ro1">
          <table:table-cell office:value-type="float" office:value="1.85161725" calcext:value-type="float">
            <text:p>1.85161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51649" calcext:value-type="float">
            <text:p>1.85164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5168" calcext:value-type="float">
            <text:p>1.8516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NAK</text:p>
          </table:table-cell>
        </table:table-row>
        <table:table-row table:style-name="ro1">
          <table:table-cell office:value-type="float" office:value="1.85250175" calcext:value-type="float">
            <text:p>1.85250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5253525" calcext:value-type="float">
            <text:p>1.8525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532595" calcext:value-type="float">
            <text:p>1.85325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53291" calcext:value-type="float">
            <text:p>1.85329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5414775" calcext:value-type="float">
            <text:p>1.85414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5418075" calcext:value-type="float">
            <text:p>1.85418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854213" calcext:value-type="float">
            <text:p>1.85421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1.85521375" calcext:value-type="float">
            <text:p>1.85521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552465" calcext:value-type="float">
            <text:p>1.85524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85527825" calcext:value-type="float">
            <text:p>1.85527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8562165" calcext:value-type="float">
            <text:p>1.85621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5624925" calcext:value-type="float">
            <text:p>1.85624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1.85628125" calcext:value-type="float">
            <text:p>1.85628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8602145" calcext:value-type="float">
            <text:p>1.86021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6024725" calcext:value-type="float">
            <text:p>1.86024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609715" calcext:value-type="float">
            <text:p>1.86097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61004" calcext:value-type="float">
            <text:p>1.86100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6103525" calcext:value-type="float">
            <text:p>1.8610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1 + NAK</text:p>
          </table:table-cell>
        </table:table-row>
        <table:table-row table:style-name="ro1">
          <table:table-cell office:value-type="float" office:value="1.8618615" calcext:value-type="float">
            <text:p>1.86186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6189425" calcext:value-type="float">
            <text:p>1.86189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626185" calcext:value-type="float">
            <text:p>1.86261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6265025" calcext:value-type="float">
            <text:p>1.86265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62681" calcext:value-type="float">
            <text:p>1.86268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1 + NAK</text:p>
          </table:table-cell>
        </table:table-row>
        <table:table-row table:style-name="ro1">
          <table:table-cell office:value-type="float" office:value="1.863503" calcext:value-type="float">
            <text:p>1.86350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635355" calcext:value-type="float">
            <text:p>1.86353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6425975" calcext:value-type="float">
            <text:p>1.86425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6514675" calcext:value-type="float">
            <text:p>1.86514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651795" calcext:value-type="float">
            <text:p>1.86517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1.8652115" calcext:value-type="float">
            <text:p>1.86521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1.86922" calcext:value-type="float">
            <text:p>1.8692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6925275" calcext:value-type="float">
            <text:p>1.86925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69977" calcext:value-type="float">
            <text:p>1.86997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70869" calcext:value-type="float">
            <text:p>1.87086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7090175" calcext:value-type="float">
            <text:p>1.87090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71626" calcext:value-type="float">
            <text:p>1.87162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7165775" calcext:value-type="float">
            <text:p>1.8716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7168875" calcext:value-type="float">
            <text:p>1.87168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1 + NAK</text:p>
          </table:table-cell>
        </table:table-row>
        <table:table-row table:style-name="ro1">
          <table:table-cell office:value-type="float" office:value="1.87251075" calcext:value-type="float">
            <text:p>1.87251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72543" calcext:value-type="float">
            <text:p>1.87254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7326725" calcext:value-type="float">
            <text:p>1.8732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7329875" calcext:value-type="float">
            <text:p>1.87329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7415575" calcext:value-type="float">
            <text:p>1.87415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7418875" calcext:value-type="float">
            <text:p>1.87418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1.874221" calcext:value-type="float">
            <text:p>1.8742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2 + ACK</text:p>
          </table:table-cell>
        </table:table-row>
        <table:table-row table:style-name="ro1">
          <table:table-cell office:value-type="float" office:value="1.878221" calcext:value-type="float">
            <text:p>1.8782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7825375" calcext:value-type="float">
            <text:p>1.87825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7897825" calcext:value-type="float">
            <text:p>1.87897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7901075" calcext:value-type="float">
            <text:p>1.87901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7904225" calcext:value-type="float">
            <text:p>1.87904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1.879869" calcext:value-type="float">
            <text:p>1.87986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7990175" calcext:value-type="float">
            <text:p>1.87990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80626" calcext:value-type="float">
            <text:p>1.88062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80658" calcext:value-type="float">
            <text:p>1.88065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80689" calcext:value-type="float">
            <text:p>1.88068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1.88151075" calcext:value-type="float">
            <text:p>1.88151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8154375" calcext:value-type="float">
            <text:p>1.88154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82268" calcext:value-type="float">
            <text:p>1.88226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8822995" calcext:value-type="float">
            <text:p>1.88229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8831605" calcext:value-type="float">
            <text:p>1.88316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83193" calcext:value-type="float">
            <text:p>1.88319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7 + ACK</text:p>
          </table:table-cell>
        </table:table-row>
        <table:table-row table:style-name="ro1">
          <table:table-cell office:value-type="float" office:value="1.88322525" calcext:value-type="float">
            <text:p>1.88322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8 + ACK</text:p>
          </table:table-cell>
        </table:table-row>
        <table:table-row table:style-name="ro1">
          <table:table-cell office:value-type="float" office:value="1.884224" calcext:value-type="float">
            <text:p>1.88422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8425725" calcext:value-type="float">
            <text:p>1.88425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8 + ACK</text:p>
          </table:table-cell>
        </table:table-row>
        <table:table-row table:style-name="ro1">
          <table:table-cell office:value-type="float" office:value="1.884289" calcext:value-type="float">
            <text:p>1.88428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9 + ACK</text:p>
          </table:table-cell>
        </table:table-row>
        <table:table-row table:style-name="ro1">
          <table:table-cell office:value-type="float" office:value="1.88522375" calcext:value-type="float">
            <text:p>1.88522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852565" calcext:value-type="float">
            <text:p>1.88525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1.8852885" calcext:value-type="float">
            <text:p>1.88528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862275" calcext:value-type="float">
            <text:p>1.886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8626025" calcext:value-type="float">
            <text:p>1.88626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1.886292" calcext:value-type="float">
            <text:p>1.88629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88723375" calcext:value-type="float">
            <text:p>1.88723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872665" calcext:value-type="float">
            <text:p>1.88726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1.8872985" calcext:value-type="float">
            <text:p>1.88729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F + ACK</text:p>
          </table:table-cell>
        </table:table-row>
        <table:table-row table:style-name="ro1">
          <table:table-cell office:value-type="float" office:value="1.888228" calcext:value-type="float">
            <text:p>1.88822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8826075" calcext:value-type="float">
            <text:p>1.88826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Missing ACK/NAK</text:p>
          </table:table-cell>
        </table:table-row>
        <table:table-row table:style-name="ro1">
          <table:table-cell office:value-type="float" office:value="1.88829275" calcext:value-type="float">
            <text:p>1.88829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60] + ACK</text:p>
          </table:table-cell>
        </table:table-row>
        <table:table-row table:style-name="ro1">
          <table:table-cell office:value-type="float" office:value="1.8892285" calcext:value-type="float">
            <text:p>1.88922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8926125" calcext:value-type="float">
            <text:p>1.88926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1.88929325" calcext:value-type="float">
            <text:p>1.88929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1.89022625" calcext:value-type="float">
            <text:p>1.89022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90259" calcext:value-type="float">
            <text:p>1.89025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1.890291" calcext:value-type="float">
            <text:p>1.89029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89122925" calcext:value-type="float">
            <text:p>1.89122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91262" calcext:value-type="float">
            <text:p>1.89126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1.891294" calcext:value-type="float">
            <text:p>1.89129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892227" calcext:value-type="float">
            <text:p>1.89222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9225975" calcext:value-type="float">
            <text:p>1.89225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1.89229175" calcext:value-type="float">
            <text:p>1.89229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893228" calcext:value-type="float">
            <text:p>1.89322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9326075" calcext:value-type="float">
            <text:p>1.89326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1.8932925" calcext:value-type="float">
            <text:p>1.8932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1.894229" calcext:value-type="float">
            <text:p>1.89422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9426175" calcext:value-type="float">
            <text:p>1.89426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1.89429375" calcext:value-type="float">
            <text:p>1.89429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1.89524825" calcext:value-type="float">
            <text:p>1.89524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9528125" calcext:value-type="float">
            <text:p>1.89528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1.89531325" calcext:value-type="float">
            <text:p>1.89531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E + ACK</text:p>
          </table:table-cell>
        </table:table-row>
        <table:table-row table:style-name="ro1">
          <table:table-cell office:value-type="float" office:value="1.89623425" calcext:value-type="float">
            <text:p>1.89623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96267" calcext:value-type="float">
            <text:p>1.89626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1 + ACK</text:p>
          </table:table-cell>
        </table:table-row>
        <table:table-row table:style-name="ro1">
          <table:table-cell office:value-type="float" office:value="1.89629925" calcext:value-type="float">
            <text:p>1.89629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1.897231" calcext:value-type="float">
            <text:p>1.89723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972635" calcext:value-type="float">
            <text:p>1.89726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2 + ACK</text:p>
          </table:table-cell>
        </table:table-row>
        <table:table-row table:style-name="ro1">
          <table:table-cell office:value-type="float" office:value="1.89729575" calcext:value-type="float">
            <text:p>1.89729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1.898231" calcext:value-type="float">
            <text:p>1.89823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98264" calcext:value-type="float">
            <text:p>1.89826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F + ACK</text:p>
          </table:table-cell>
        </table:table-row>
        <table:table-row table:style-name="ro1">
          <table:table-cell office:value-type="float" office:value="1.89829575" calcext:value-type="float">
            <text:p>1.89829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C + ACK</text:p>
          </table:table-cell>
        </table:table-row>
        <table:table-row table:style-name="ro1">
          <table:table-cell office:value-type="float" office:value="1.89923125" calcext:value-type="float">
            <text:p>1.89923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89926425" calcext:value-type="float">
            <text:p>1.8992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1.899296" calcext:value-type="float">
            <text:p>1.8992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3 + ACK</text:p>
          </table:table-cell>
        </table:table-row>
        <table:table-row table:style-name="ro1">
          <table:table-cell office:value-type="float" office:value="1.90023025" calcext:value-type="float">
            <text:p>1.90023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00263" calcext:value-type="float">
            <text:p>1.90026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7 + ACK</text:p>
          </table:table-cell>
        </table:table-row>
        <table:table-row table:style-name="ro1">
          <table:table-cell office:value-type="float" office:value="1.90029475" calcext:value-type="float">
            <text:p>1.90029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8 + ACK</text:p>
          </table:table-cell>
        </table:table-row>
        <table:table-row table:style-name="ro1">
          <table:table-cell office:value-type="float" office:value="1.90123275" calcext:value-type="float">
            <text:p>1.90123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012655" calcext:value-type="float">
            <text:p>1.90126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1.90129725" calcext:value-type="float">
            <text:p>1.9012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2 + ACK</text:p>
          </table:table-cell>
        </table:table-row>
        <table:table-row table:style-name="ro1">
          <table:table-cell office:value-type="float" office:value="1.9022335" calcext:value-type="float">
            <text:p>1.90223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02266" calcext:value-type="float">
            <text:p>1.90226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3 + ACK</text:p>
          </table:table-cell>
        </table:table-row>
        <table:table-row table:style-name="ro1">
          <table:table-cell office:value-type="float" office:value="1.902298" calcext:value-type="float">
            <text:p>1.90229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0 + ACK</text:p>
          </table:table-cell>
        </table:table-row>
        <table:table-row table:style-name="ro1">
          <table:table-cell office:value-type="float" office:value="1.90323125" calcext:value-type="float">
            <text:p>1.90323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03264" calcext:value-type="float">
            <text:p>1.90326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1.903296" calcext:value-type="float">
            <text:p>1.9032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3 + ACK</text:p>
          </table:table-cell>
        </table:table-row>
        <table:table-row table:style-name="ro1">
          <table:table-cell office:value-type="float" office:value="1.9042315" calcext:value-type="float">
            <text:p>1.9042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0426425" calcext:value-type="float">
            <text:p>1.9042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1.90429625" calcext:value-type="float">
            <text:p>1.90429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3 + ACK</text:p>
          </table:table-cell>
        </table:table-row>
        <table:table-row table:style-name="ro1">
          <table:table-cell office:value-type="float" office:value="1.9052325" calcext:value-type="float">
            <text:p>1.9052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0526525" calcext:value-type="float">
            <text:p>1.90526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4 + ACK</text:p>
          </table:table-cell>
        </table:table-row>
        <table:table-row table:style-name="ro1">
          <table:table-cell office:value-type="float" office:value="1.90529725" calcext:value-type="float">
            <text:p>1.9052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5 + ACK</text:p>
          </table:table-cell>
        </table:table-row>
        <table:table-row table:style-name="ro1">
          <table:table-cell office:value-type="float" office:value="1.9062345" calcext:value-type="float">
            <text:p>1.90623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06267" calcext:value-type="float">
            <text:p>1.90626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2 + ACK</text:p>
          </table:table-cell>
        </table:table-row>
        <table:table-row table:style-name="ro1">
          <table:table-cell office:value-type="float" office:value="1.906299" calcext:value-type="float">
            <text:p>1.90629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1.90723575" calcext:value-type="float">
            <text:p>1.90723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0726875" calcext:value-type="float">
            <text:p>1.90726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6 + ACK</text:p>
          </table:table-cell>
        </table:table-row>
        <table:table-row table:style-name="ro1">
          <table:table-cell office:value-type="float" office:value="1.9073005" calcext:value-type="float">
            <text:p>1.90730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6 + ACK</text:p>
          </table:table-cell>
        </table:table-row>
        <table:table-row table:style-name="ro1">
          <table:table-cell office:value-type="float" office:value="1.90823425" calcext:value-type="float">
            <text:p>1.90823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08267" calcext:value-type="float">
            <text:p>1.90826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5 + Missing ACK/NAK</text:p>
          </table:table-cell>
        </table:table-row>
        <table:table-row table:style-name="ro1">
          <table:table-cell office:value-type="float" office:value="1.90829875" calcext:value-type="float">
            <text:p>1.90829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4] + ACK</text:p>
          </table:table-cell>
        </table:table-row>
        <table:table-row table:style-name="ro1">
          <table:table-cell office:value-type="float" office:value="1.91924075" calcext:value-type="float">
            <text:p>1.91924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1927425" calcext:value-type="float">
            <text:p>1.91927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9199985" calcext:value-type="float">
            <text:p>1.91999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92003175" calcext:value-type="float">
            <text:p>1.92003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92006325" calcext:value-type="float">
            <text:p>1.92006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1.920095" calcext:value-type="float">
            <text:p>1.9200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EE + NAK</text:p>
          </table:table-cell>
        </table:table-row>
        <table:table-row table:style-name="ro1">
          <table:table-cell office:value-type="float" office:value="1.920925" calcext:value-type="float">
            <text:p>1.920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209575" calcext:value-type="float">
            <text:p>1.9209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921682" calcext:value-type="float">
            <text:p>1.92168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92173275" calcext:value-type="float">
            <text:p>1.92173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1] + ACK</text:p>
          </table:table-cell>
        </table:table-row>
        <table:table-row table:style-name="ro1">
          <table:table-cell office:value-type="float" office:value="1.92176375" calcext:value-type="float">
            <text:p>1.92176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D + NAK</text:p>
          </table:table-cell>
        </table:table-row>
        <table:table-row table:style-name="ro1">
          <table:table-cell office:value-type="float" office:value="1.92260075" calcext:value-type="float">
            <text:p>1.92260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226335" calcext:value-type="float">
            <text:p>1.92263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9233575" calcext:value-type="float">
            <text:p>1.9233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923389" calcext:value-type="float">
            <text:p>1.92338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92342" calcext:value-type="float">
            <text:p>1.9234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ACK</text:p>
          </table:table-cell>
        </table:table-row>
        <table:table-row table:style-name="ro1">
          <table:table-cell office:value-type="float" office:value="1.924279" calcext:value-type="float">
            <text:p>1.92427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243115" calcext:value-type="float">
            <text:p>1.92431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9250365" calcext:value-type="float">
            <text:p>1.92503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9250695" calcext:value-type="float">
            <text:p>1.92506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9251005" calcext:value-type="float">
            <text:p>1.92510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1.9251315" calcext:value-type="float">
            <text:p>1.9251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EE + NAK</text:p>
          </table:table-cell>
        </table:table-row>
        <table:table-row table:style-name="ro1">
          <table:table-cell office:value-type="float" office:value="1.92596125" calcext:value-type="float">
            <text:p>1.92596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2599375" calcext:value-type="float">
            <text:p>1.92599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1.926026" calcext:value-type="float">
            <text:p>1.92602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2 + ACK</text:p>
          </table:table-cell>
        </table:table-row>
        <table:table-row table:style-name="ro1">
          <table:table-cell office:value-type="float" office:value="1.92723875" calcext:value-type="float">
            <text:p>1.92723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272715" calcext:value-type="float">
            <text:p>1.92727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1.9273035" calcext:value-type="float">
            <text:p>1.92730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1.92824475" calcext:value-type="float">
            <text:p>1.92824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282775" calcext:value-type="float">
            <text:p>1.9282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1.92830925" calcext:value-type="float">
            <text:p>1.92830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E + ACK</text:p>
          </table:table-cell>
        </table:table-row>
        <table:table-row table:style-name="ro1">
          <table:table-cell office:value-type="float" office:value="1.929247" calcext:value-type="float">
            <text:p>1.92924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2927975" calcext:value-type="float">
            <text:p>1.92927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929312" calcext:value-type="float">
            <text:p>1.92931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9302425" calcext:value-type="float">
            <text:p>1.9302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3027525" calcext:value-type="float">
            <text:p>1.93027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93030725" calcext:value-type="float">
            <text:p>1.93030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B + ACK</text:p>
          </table:table-cell>
        </table:table-row>
        <table:table-row table:style-name="ro1">
          <table:table-cell office:value-type="float" office:value="1.944246" calcext:value-type="float">
            <text:p>1.94424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4427925" calcext:value-type="float">
            <text:p>1.94427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9450035" calcext:value-type="float">
            <text:p>1.94500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945036" calcext:value-type="float">
            <text:p>1.94503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9450685" calcext:value-type="float">
            <text:p>1.94506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1 + NAK</text:p>
          </table:table-cell>
        </table:table-row>
        <table:table-row table:style-name="ro1">
          <table:table-cell office:value-type="float" office:value="1.945895" calcext:value-type="float">
            <text:p>1.9458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4592775" calcext:value-type="float">
            <text:p>1.94592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946652" calcext:value-type="float">
            <text:p>1.94665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94668375" calcext:value-type="float">
            <text:p>1.94668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94671475" calcext:value-type="float">
            <text:p>1.94671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1 + NAK</text:p>
          </table:table-cell>
        </table:table-row>
        <table:table-row table:style-name="ro1">
          <table:table-cell office:value-type="float" office:value="1.94753675" calcext:value-type="float">
            <text:p>1.94753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4756975" calcext:value-type="float">
            <text:p>1.94756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948294" calcext:value-type="float">
            <text:p>1.94829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94832575" calcext:value-type="float">
            <text:p>1.94832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9483565" calcext:value-type="float">
            <text:p>1.94835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1 + NAK</text:p>
          </table:table-cell>
        </table:table-row>
        <table:table-row table:style-name="ro1">
          <table:table-cell office:value-type="float" office:value="1.9491815" calcext:value-type="float">
            <text:p>1.94918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49214" calcext:value-type="float">
            <text:p>1.94921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949246" calcext:value-type="float">
            <text:p>1.94924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C + ACK</text:p>
          </table:table-cell>
        </table:table-row>
        <table:table-row table:style-name="ro1">
          <table:table-cell office:value-type="float" office:value="1.96325825" calcext:value-type="float">
            <text:p>1.96325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6329125" calcext:value-type="float">
            <text:p>1.96329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9640155" calcext:value-type="float">
            <text:p>1.96401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964048" calcext:value-type="float">
            <text:p>1.96404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96408025" calcext:value-type="float">
            <text:p>1.96408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NAK</text:p>
          </table:table-cell>
        </table:table-row>
        <table:table-row table:style-name="ro1">
          <table:table-cell office:value-type="float" office:value="1.9649075" calcext:value-type="float">
            <text:p>1.9649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6494" calcext:value-type="float">
            <text:p>1.9649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96566425" calcext:value-type="float">
            <text:p>1.9656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1.96569625" calcext:value-type="float">
            <text:p>1.96569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4] + ACK</text:p>
          </table:table-cell>
        </table:table-row>
        <table:table-row table:style-name="ro1">
          <table:table-cell office:value-type="float" office:value="1.965727" calcext:value-type="float">
            <text:p>1.96572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NAK</text:p>
          </table:table-cell>
        </table:table-row>
        <table:table-row table:style-name="ro1">
          <table:table-cell office:value-type="float" office:value="1.9665495" calcext:value-type="float">
            <text:p>1.96654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665815" calcext:value-type="float">
            <text:p>1.96658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967306" calcext:value-type="float">
            <text:p>1.96730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9673375" calcext:value-type="float">
            <text:p>1.9673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9673685" calcext:value-type="float">
            <text:p>1.96736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NAK</text:p>
          </table:table-cell>
        </table:table-row>
        <table:table-row table:style-name="ro1">
          <table:table-cell office:value-type="float" office:value="1.968193" calcext:value-type="float">
            <text:p>1.96819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682255" calcext:value-type="float">
            <text:p>1.96822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96825775" calcext:value-type="float">
            <text:p>1.9682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D + ACK</text:p>
          </table:table-cell>
        </table:table-row>
        <table:table-row table:style-name="ro1">
          <table:table-cell office:value-type="float" office:value="1.98226225" calcext:value-type="float">
            <text:p>1.98226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8229525" calcext:value-type="float">
            <text:p>1.98229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9830195" calcext:value-type="float">
            <text:p>1.98301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1.983071" calcext:value-type="float">
            <text:p>1.98307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8] + ACK</text:p>
          </table:table-cell>
        </table:table-row>
        <table:table-row table:style-name="ro1">
          <table:table-cell office:value-type="float" office:value="1.9839115" calcext:value-type="float">
            <text:p>1.98391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83944" calcext:value-type="float">
            <text:p>1.98394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984669" calcext:value-type="float">
            <text:p>1.98466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9847015" calcext:value-type="float">
            <text:p>1.98470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984733" calcext:value-type="float">
            <text:p>1.9847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9 + NAK</text:p>
          </table:table-cell>
        </table:table-row>
        <table:table-row table:style-name="ro1">
          <table:table-cell office:value-type="float" office:value="1.9855645" calcext:value-type="float">
            <text:p>1.98556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8559725" calcext:value-type="float">
            <text:p>1.9855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1.986321" calcext:value-type="float">
            <text:p>1.9863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1.98635275" calcext:value-type="float">
            <text:p>1.98635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1.9863835" calcext:value-type="float">
            <text:p>1.98638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9 + NAK</text:p>
          </table:table-cell>
        </table:table-row>
        <table:table-row table:style-name="ro1">
          <table:table-cell office:value-type="float" office:value="1.98720825" calcext:value-type="float">
            <text:p>1.98720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1.987241" calcext:value-type="float">
            <text:p>1.98724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1.98727325" calcext:value-type="float">
            <text:p>1.98727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E + ACK</text:p>
          </table:table-cell>
        </table:table-row>
        <table:table-row table:style-name="ro1">
          <table:table-cell office:value-type="float" office:value="2.0012695" calcext:value-type="float">
            <text:p>2.00126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0130275" calcext:value-type="float">
            <text:p>2.00130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02027" calcext:value-type="float">
            <text:p>2.00202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020595" calcext:value-type="float">
            <text:p>2.00205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0209175" calcext:value-type="float">
            <text:p>2.00209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9 + NAK</text:p>
          </table:table-cell>
        </table:table-row>
        <table:table-row table:style-name="ro1">
          <table:table-cell office:value-type="float" office:value="2.002919" calcext:value-type="float">
            <text:p>2.00291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0295175" calcext:value-type="float">
            <text:p>2.00295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03676" calcext:value-type="float">
            <text:p>2.00367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0456025" calcext:value-type="float">
            <text:p>2.00456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0459325" calcext:value-type="float">
            <text:p>2.00459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0531775" calcext:value-type="float">
            <text:p>2.00531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0534925" calcext:value-type="float">
            <text:p>2.00534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0538025" calcext:value-type="float">
            <text:p>2.00538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9 + NAK</text:p>
          </table:table-cell>
        </table:table-row>
        <table:table-row table:style-name="ro1">
          <table:table-cell office:value-type="float" office:value="2.00620525" calcext:value-type="float">
            <text:p>2.00620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06238" calcext:value-type="float">
            <text:p>2.00623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2.00627" calcext:value-type="float">
            <text:p>2.0062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F + ACK</text:p>
          </table:table-cell>
        </table:table-row>
        <table:table-row table:style-name="ro1">
          <table:table-cell office:value-type="float" office:value="2.020288" calcext:value-type="float">
            <text:p>2.02028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2032125" calcext:value-type="float">
            <text:p>2.02032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2104525" calcext:value-type="float">
            <text:p>2.02104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2107825" calcext:value-type="float">
            <text:p>2.02107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211105" calcext:value-type="float">
            <text:p>2.02111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NAK</text:p>
          </table:table-cell>
        </table:table-row>
        <table:table-row table:style-name="ro1">
          <table:table-cell office:value-type="float" office:value="2.021939" calcext:value-type="float">
            <text:p>2.02193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2197175" calcext:value-type="float">
            <text:p>2.02197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22696" calcext:value-type="float">
            <text:p>2.0226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22728" calcext:value-type="float">
            <text:p>2.02272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2275875" calcext:value-type="float">
            <text:p>2.02275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NAK</text:p>
          </table:table-cell>
        </table:table-row>
        <table:table-row table:style-name="ro1">
          <table:table-cell office:value-type="float" office:value="2.02358275" calcext:value-type="float">
            <text:p>2.02358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2361575" calcext:value-type="float">
            <text:p>2.02361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243395" calcext:value-type="float">
            <text:p>2.02433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2437125" calcext:value-type="float">
            <text:p>2.02437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25228" calcext:value-type="float">
            <text:p>2.02522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252605" calcext:value-type="float">
            <text:p>2.02526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02529275" calcext:value-type="float">
            <text:p>2.02529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026279" calcext:value-type="float">
            <text:p>2.02627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2631175" calcext:value-type="float">
            <text:p>2.02631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0263435" calcext:value-type="float">
            <text:p>2.02634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030281" calcext:value-type="float">
            <text:p>2.03028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30314" calcext:value-type="float">
            <text:p>2.03031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3103825" calcext:value-type="float">
            <text:p>2.03103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3107075" calcext:value-type="float">
            <text:p>2.03107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3110275" calcext:value-type="float">
            <text:p>2.03110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NAK</text:p>
          </table:table-cell>
        </table:table-row>
        <table:table-row table:style-name="ro1">
          <table:table-cell office:value-type="float" office:value="2.03192975" calcext:value-type="float">
            <text:p>2.0319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3196225" calcext:value-type="float">
            <text:p>2.03196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326865" calcext:value-type="float">
            <text:p>2.03268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3271825" calcext:value-type="float">
            <text:p>2.03271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3357175" calcext:value-type="float">
            <text:p>2.03357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33605" calcext:value-type="float">
            <text:p>2.0336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3432975" calcext:value-type="float">
            <text:p>2.0343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3436125" calcext:value-type="float">
            <text:p>2.03436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3439225" calcext:value-type="float">
            <text:p>2.03439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NAK</text:p>
          </table:table-cell>
        </table:table-row>
        <table:table-row table:style-name="ro1">
          <table:table-cell office:value-type="float" office:value="2.03521775" calcext:value-type="float">
            <text:p>2.03521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3525025" calcext:value-type="float">
            <text:p>2.03525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0352825" calcext:value-type="float">
            <text:p>2.0352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036282" calcext:value-type="float">
            <text:p>2.03628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3631475" calcext:value-type="float">
            <text:p>2.03631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03634675" calcext:value-type="float">
            <text:p>2.03634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2.0402835" calcext:value-type="float">
            <text:p>2.04028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403165" calcext:value-type="float">
            <text:p>2.04031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4104075" calcext:value-type="float">
            <text:p>2.04104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4107325" calcext:value-type="float">
            <text:p>2.04107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419315" calcext:value-type="float">
            <text:p>2.0419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4196425" calcext:value-type="float">
            <text:p>2.0419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426885" calcext:value-type="float">
            <text:p>2.04268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4272025" calcext:value-type="float">
            <text:p>2.04272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4275125" calcext:value-type="float">
            <text:p>2.04275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NAK</text:p>
          </table:table-cell>
        </table:table-row>
        <table:table-row table:style-name="ro1">
          <table:table-cell office:value-type="float" office:value="2.04357325" calcext:value-type="float">
            <text:p>2.04357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4360675" calcext:value-type="float">
            <text:p>2.04360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44331" calcext:value-type="float">
            <text:p>2.04433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4436275" calcext:value-type="float">
            <text:p>2.04436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452175" calcext:value-type="float">
            <text:p>2.0452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4525025" calcext:value-type="float">
            <text:p>2.04525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04528225" calcext:value-type="float">
            <text:p>2.04528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046286" calcext:value-type="float">
            <text:p>2.04628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4631875" calcext:value-type="float">
            <text:p>2.04631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04635075" calcext:value-type="float">
            <text:p>2.04635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2.05028825" calcext:value-type="float">
            <text:p>2.05028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50321" calcext:value-type="float">
            <text:p>2.0503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5104525" calcext:value-type="float">
            <text:p>2.05104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5107775" calcext:value-type="float">
            <text:p>2.05107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5111" calcext:value-type="float">
            <text:p>2.051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9 + NAK</text:p>
          </table:table-cell>
        </table:table-row>
        <table:table-row table:style-name="ro1">
          <table:table-cell office:value-type="float" office:value="2.05193675" calcext:value-type="float">
            <text:p>2.05193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5196925" calcext:value-type="float">
            <text:p>2.05196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526935" calcext:value-type="float">
            <text:p>2.05269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5272525" calcext:value-type="float">
            <text:p>2.05272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53578" calcext:value-type="float">
            <text:p>2.05357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536105" calcext:value-type="float">
            <text:p>2.05361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5433475" calcext:value-type="float">
            <text:p>2.05433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543665" calcext:value-type="float">
            <text:p>2.05436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5439725" calcext:value-type="float">
            <text:p>2.0543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9 + NAK</text:p>
          </table:table-cell>
        </table:table-row>
        <table:table-row table:style-name="ro1">
          <table:table-cell office:value-type="float" office:value="2.05522275" calcext:value-type="float">
            <text:p>2.0552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552555" calcext:value-type="float">
            <text:p>2.05525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05528775" calcext:value-type="float">
            <text:p>2.05528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2.05629" calcext:value-type="float">
            <text:p>2.0562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5632275" calcext:value-type="float">
            <text:p>2.0563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05635475" calcext:value-type="float">
            <text:p>2.05635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0602905" calcext:value-type="float">
            <text:p>2.06029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603235" calcext:value-type="float">
            <text:p>2.06032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6104775" calcext:value-type="float">
            <text:p>2.06104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6108025" calcext:value-type="float">
            <text:p>2.06108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619385" calcext:value-type="float">
            <text:p>2.06193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61971" calcext:value-type="float">
            <text:p>2.06197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6269525" calcext:value-type="float">
            <text:p>2.06269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62727" calcext:value-type="float">
            <text:p>2.06272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62758" calcext:value-type="float">
            <text:p>2.06275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5 + NAK</text:p>
          </table:table-cell>
        </table:table-row>
        <table:table-row table:style-name="ro1">
          <table:table-cell office:value-type="float" office:value="2.06358" calcext:value-type="float">
            <text:p>2.0635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6361225" calcext:value-type="float">
            <text:p>2.06361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6433625" calcext:value-type="float">
            <text:p>2.06433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64368" calcext:value-type="float">
            <text:p>2.06436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6522275" calcext:value-type="float">
            <text:p>2.0652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6525525" calcext:value-type="float">
            <text:p>2.06525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065287" calcext:value-type="float">
            <text:p>2.06528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2.06629275" calcext:value-type="float">
            <text:p>2.06629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663255" calcext:value-type="float">
            <text:p>2.06632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0663575" calcext:value-type="float">
            <text:p>2.0663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07029575" calcext:value-type="float">
            <text:p>2.07029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70329" calcext:value-type="float">
            <text:p>2.07032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7105325" calcext:value-type="float">
            <text:p>2.07105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710855" calcext:value-type="float">
            <text:p>2.07108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7111775" calcext:value-type="float">
            <text:p>2.07111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1 + NAK</text:p>
          </table:table-cell>
        </table:table-row>
        <table:table-row table:style-name="ro1">
          <table:table-cell office:value-type="float" office:value="2.07194425" calcext:value-type="float">
            <text:p>2.07194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71977" calcext:value-type="float">
            <text:p>2.07197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7270125" calcext:value-type="float">
            <text:p>2.07270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7273325" calcext:value-type="float">
            <text:p>2.07273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735865" calcext:value-type="float">
            <text:p>2.07358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7361875" calcext:value-type="float">
            <text:p>2.07361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7434275" calcext:value-type="float">
            <text:p>2.07434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743745" calcext:value-type="float">
            <text:p>2.07437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7440525" calcext:value-type="float">
            <text:p>2.07440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1 + NAK</text:p>
          </table:table-cell>
        </table:table-row>
        <table:table-row table:style-name="ro1">
          <table:table-cell office:value-type="float" office:value="2.075231" calcext:value-type="float">
            <text:p>2.07523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7526375" calcext:value-type="float">
            <text:p>2.07526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075296" calcext:value-type="float">
            <text:p>2.0752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0763" calcext:value-type="float">
            <text:p>2.076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7633275" calcext:value-type="float">
            <text:p>2.07633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07636475" calcext:value-type="float">
            <text:p>2.07636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2 + ACK</text:p>
          </table:table-cell>
        </table:table-row>
        <table:table-row table:style-name="ro1">
          <table:table-cell office:value-type="float" office:value="2.080299" calcext:value-type="float">
            <text:p>2.08029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8033225" calcext:value-type="float">
            <text:p>2.0803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810565" calcext:value-type="float">
            <text:p>2.08105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81108" calcext:value-type="float">
            <text:p>2.08110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F + Missing ACK/NAK</text:p>
          </table:table-cell>
        </table:table-row>
        <table:table-row table:style-name="ro1">
          <table:table-cell office:value-type="float" office:value="2.081948" calcext:value-type="float">
            <text:p>2.08194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819805" calcext:value-type="float">
            <text:p>2.08198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8270475" calcext:value-type="float">
            <text:p>2.08270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8273675" calcext:value-type="float">
            <text:p>2.08273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827675" calcext:value-type="float">
            <text:p>2.0827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9 + NAK</text:p>
          </table:table-cell>
        </table:table-row>
        <table:table-row table:style-name="ro1">
          <table:table-cell office:value-type="float" office:value="2.08358975" calcext:value-type="float">
            <text:p>2.08358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8362225" calcext:value-type="float">
            <text:p>2.08362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843465" calcext:value-type="float">
            <text:p>2.08434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84378" calcext:value-type="float">
            <text:p>2.08437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8523425" calcext:value-type="float">
            <text:p>2.08523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8526675" calcext:value-type="float">
            <text:p>2.08526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0852985" calcext:value-type="float">
            <text:p>2.08529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08630125" calcext:value-type="float">
            <text:p>2.08630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8633375" calcext:value-type="float">
            <text:p>2.08633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08636575" calcext:value-type="float">
            <text:p>2.08636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2.090304" calcext:value-type="float">
            <text:p>2.09030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9033675" calcext:value-type="float">
            <text:p>2.09033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91061" calcext:value-type="float">
            <text:p>2.09106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910935" calcext:value-type="float">
            <text:p>2.09109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911255" calcext:value-type="float">
            <text:p>2.09112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5 + NAK</text:p>
          </table:table-cell>
        </table:table-row>
        <table:table-row table:style-name="ro1">
          <table:table-cell office:value-type="float" office:value="2.0919525" calcext:value-type="float">
            <text:p>2.0919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91985" calcext:value-type="float">
            <text:p>2.0919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9270925" calcext:value-type="float">
            <text:p>2.09270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92741" calcext:value-type="float">
            <text:p>2.09274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92772" calcext:value-type="float">
            <text:p>2.09277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5 + NAK</text:p>
          </table:table-cell>
        </table:table-row>
        <table:table-row table:style-name="ro1">
          <table:table-cell office:value-type="float" office:value="2.0935945" calcext:value-type="float">
            <text:p>2.09359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9362775" calcext:value-type="float">
            <text:p>2.09362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0943525" calcext:value-type="float">
            <text:p>2.094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094384" calcext:value-type="float">
            <text:p>2.09438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094415" calcext:value-type="float">
            <text:p>2.0944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5 + NAK</text:p>
          </table:table-cell>
        </table:table-row>
        <table:table-row table:style-name="ro1">
          <table:table-cell office:value-type="float" office:value="2.0952395" calcext:value-type="float">
            <text:p>2.09523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9527225" calcext:value-type="float">
            <text:p>2.09527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09530425" calcext:value-type="float">
            <text:p>2.09530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2 + ACK</text:p>
          </table:table-cell>
        </table:table-row>
        <table:table-row table:style-name="ro1">
          <table:table-cell office:value-type="float" office:value="2.09630475" calcext:value-type="float">
            <text:p>2.09630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0963375" calcext:value-type="float">
            <text:p>2.0963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0963695" calcext:value-type="float">
            <text:p>2.09636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10030575" calcext:value-type="float">
            <text:p>2.10030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003385" calcext:value-type="float">
            <text:p>2.10033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0106275" calcext:value-type="float">
            <text:p>2.10106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0109525" calcext:value-type="float">
            <text:p>2.10109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0195375" calcext:value-type="float">
            <text:p>2.10195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0198625" calcext:value-type="float">
            <text:p>2.10198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027105" calcext:value-type="float">
            <text:p>2.10271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027425" calcext:value-type="float">
            <text:p>2.1027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027735" calcext:value-type="float">
            <text:p>2.10277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5 + NAK</text:p>
          </table:table-cell>
        </table:table-row>
        <table:table-row table:style-name="ro1">
          <table:table-cell office:value-type="float" office:value="2.1035955" calcext:value-type="float">
            <text:p>2.10359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0362875" calcext:value-type="float">
            <text:p>2.10362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04353" calcext:value-type="float">
            <text:p>2.10435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0438475" calcext:value-type="float">
            <text:p>2.10438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052395" calcext:value-type="float">
            <text:p>2.10523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052725" calcext:value-type="float">
            <text:p>2.1052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10530425" calcext:value-type="float">
            <text:p>2.10530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Missing ACK/NAK</text:p>
          </table:table-cell>
        </table:table-row>
        <table:table-row table:style-name="ro1">
          <table:table-cell office:value-type="float" office:value="2.106309" calcext:value-type="float">
            <text:p>2.10630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0634175" calcext:value-type="float">
            <text:p>2.10634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1063735" calcext:value-type="float">
            <text:p>2.10637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110311" calcext:value-type="float">
            <text:p>2.1103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1034375" calcext:value-type="float">
            <text:p>2.11034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11068" calcext:value-type="float">
            <text:p>2.11106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1110075" calcext:value-type="float">
            <text:p>2.11110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11133" calcext:value-type="float">
            <text:p>2.1111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1 + NAK</text:p>
          </table:table-cell>
        </table:table-row>
        <table:table-row table:style-name="ro1">
          <table:table-cell office:value-type="float" office:value="2.11196" calcext:value-type="float">
            <text:p>2.111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119925" calcext:value-type="float">
            <text:p>2.1119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1271675" calcext:value-type="float">
            <text:p>2.11271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127485" calcext:value-type="float">
            <text:p>2.11274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1360175" calcext:value-type="float">
            <text:p>2.11360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13634" calcext:value-type="float">
            <text:p>2.11363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1435825" calcext:value-type="float">
            <text:p>2.11435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1438975" calcext:value-type="float">
            <text:p>2.11438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1442075" calcext:value-type="float">
            <text:p>2.11442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2.11525" calcext:value-type="float">
            <text:p>2.11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1528275" calcext:value-type="float">
            <text:p>2.11528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11531525" calcext:value-type="float">
            <text:p>2.11531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3 + ACK</text:p>
          </table:table-cell>
        </table:table-row>
        <table:table-row table:style-name="ro1">
          <table:table-cell office:value-type="float" office:value="2.116314" calcext:value-type="float">
            <text:p>2.11631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1634675" calcext:value-type="float">
            <text:p>2.11634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11637875" calcext:value-type="float">
            <text:p>2.11637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12031325" calcext:value-type="float">
            <text:p>2.12031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2034625" calcext:value-type="float">
            <text:p>2.12034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210705" calcext:value-type="float">
            <text:p>2.12107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21103" calcext:value-type="float">
            <text:p>2.12110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219615" calcext:value-type="float">
            <text:p>2.12196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21994" calcext:value-type="float">
            <text:p>2.12199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2271825" calcext:value-type="float">
            <text:p>2.12271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2275025" calcext:value-type="float">
            <text:p>2.12275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2278125" calcext:value-type="float">
            <text:p>2.12278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9 + NAK</text:p>
          </table:table-cell>
        </table:table-row>
        <table:table-row table:style-name="ro1">
          <table:table-cell office:value-type="float" office:value="2.123603" calcext:value-type="float">
            <text:p>2.12360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236365" calcext:value-type="float">
            <text:p>2.12363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2436075" calcext:value-type="float">
            <text:p>2.12436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2439225" calcext:value-type="float">
            <text:p>2.12439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2524975" calcext:value-type="float">
            <text:p>2.12524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2528225" calcext:value-type="float">
            <text:p>2.12528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12531425" calcext:value-type="float">
            <text:p>2.12531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2.12631625" calcext:value-type="float">
            <text:p>2.12631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26349" calcext:value-type="float">
            <text:p>2.12634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126381" calcext:value-type="float">
            <text:p>2.12638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13031925" calcext:value-type="float">
            <text:p>2.13031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30352" calcext:value-type="float">
            <text:p>2.13035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3107625" calcext:value-type="float">
            <text:p>2.13107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31109" calcext:value-type="float">
            <text:p>2.13110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31141" calcext:value-type="float">
            <text:p>2.13114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2.1324025" calcext:value-type="float">
            <text:p>2.1324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3243525" calcext:value-type="float">
            <text:p>2.1324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331595" calcext:value-type="float">
            <text:p>2.13315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3319125" calcext:value-type="float">
            <text:p>2.13319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340495" calcext:value-type="float">
            <text:p>2.13404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34082" calcext:value-type="float">
            <text:p>2.13408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3480725" calcext:value-type="float">
            <text:p>2.13480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348405" calcext:value-type="float">
            <text:p>2.13484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34872" calcext:value-type="float">
            <text:p>2.13487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1 + NAK</text:p>
          </table:table-cell>
        </table:table-row>
        <table:table-row table:style-name="ro1">
          <table:table-cell office:value-type="float" office:value="2.135706" calcext:value-type="float">
            <text:p>2.13570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3573875" calcext:value-type="float">
            <text:p>2.13573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135771" calcext:value-type="float">
            <text:p>2.13577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2.13731775" calcext:value-type="float">
            <text:p>2.13731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373505" calcext:value-type="float">
            <text:p>2.13735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13738225" calcext:value-type="float">
            <text:p>2.13738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Missing ACK/NAK</text:p>
          </table:table-cell>
        </table:table-row>
        <table:table-row table:style-name="ro1">
          <table:table-cell office:value-type="float" office:value="2.1413215" calcext:value-type="float">
            <text:p>2.14132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413545" calcext:value-type="float">
            <text:p>2.14135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42079" calcext:value-type="float">
            <text:p>2.14207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4211125" calcext:value-type="float">
            <text:p>2.14211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4214275" calcext:value-type="float">
            <text:p>2.14214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1 + NAK</text:p>
          </table:table-cell>
        </table:table-row>
        <table:table-row table:style-name="ro1">
          <table:table-cell office:value-type="float" office:value="2.1429695" calcext:value-type="float">
            <text:p>2.14296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4300225" calcext:value-type="float">
            <text:p>2.14300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4372725" calcext:value-type="float">
            <text:p>2.14372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4462475" calcext:value-type="float">
            <text:p>2.14462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4465725" calcext:value-type="float">
            <text:p>2.14465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453815" calcext:value-type="float">
            <text:p>2.14538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45413" calcext:value-type="float">
            <text:p>2.14541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45444" calcext:value-type="float">
            <text:p>2.14544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1 + NAK</text:p>
          </table:table-cell>
        </table:table-row>
        <table:table-row table:style-name="ro1">
          <table:table-cell office:value-type="float" office:value="2.14626725" calcext:value-type="float">
            <text:p>2.1462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4629975" calcext:value-type="float">
            <text:p>2.1462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14633175" calcext:value-type="float">
            <text:p>2.14633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2.14732325" calcext:value-type="float">
            <text:p>2.14732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47356" calcext:value-type="float">
            <text:p>2.14735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14738775" calcext:value-type="float">
            <text:p>2.14738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2.15132575" calcext:value-type="float">
            <text:p>2.15132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5135875" calcext:value-type="float">
            <text:p>2.15135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5208275" calcext:value-type="float">
            <text:p>2.15208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5211525" calcext:value-type="float">
            <text:p>2.15211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529745" calcext:value-type="float">
            <text:p>2.15297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53007" calcext:value-type="float">
            <text:p>2.15300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5373125" calcext:value-type="float">
            <text:p>2.15373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5376325" calcext:value-type="float">
            <text:p>2.15376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5379425" calcext:value-type="float">
            <text:p>2.15379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9 + NAK</text:p>
          </table:table-cell>
        </table:table-row>
        <table:table-row table:style-name="ro1">
          <table:table-cell office:value-type="float" office:value="2.1546165" calcext:value-type="float">
            <text:p>2.15461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5464875" calcext:value-type="float">
            <text:p>2.15464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5537275" calcext:value-type="float">
            <text:p>2.15537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554045" calcext:value-type="float">
            <text:p>2.15540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562615" calcext:value-type="float">
            <text:p>2.15626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56294" calcext:value-type="float">
            <text:p>2.15629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15632625" calcext:value-type="float">
            <text:p>2.15632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2.15732825" calcext:value-type="float">
            <text:p>2.15732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5736075" calcext:value-type="float">
            <text:p>2.15736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15739275" calcext:value-type="float">
            <text:p>2.15739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2.1613285" calcext:value-type="float">
            <text:p>2.16132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6136125" calcext:value-type="float">
            <text:p>2.16136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620855" calcext:value-type="float">
            <text:p>2.16208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6211825" calcext:value-type="float">
            <text:p>2.16211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621495" calcext:value-type="float">
            <text:p>2.16214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1 + NAK</text:p>
          </table:table-cell>
        </table:table-row>
        <table:table-row table:style-name="ro1">
          <table:table-cell office:value-type="float" office:value="2.162976" calcext:value-type="float">
            <text:p>2.16297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630085" calcext:value-type="float">
            <text:p>2.16300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6373275" calcext:value-type="float">
            <text:p>2.16373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637645" calcext:value-type="float">
            <text:p>2.16376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6461775" calcext:value-type="float">
            <text:p>2.16461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64651" calcext:value-type="float">
            <text:p>2.16465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6537525" calcext:value-type="float">
            <text:p>2.16537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6540725" calcext:value-type="float">
            <text:p>2.16540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6543875" calcext:value-type="float">
            <text:p>2.16543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1 + NAK</text:p>
          </table:table-cell>
        </table:table-row>
        <table:table-row table:style-name="ro1">
          <table:table-cell office:value-type="float" office:value="2.16626825" calcext:value-type="float">
            <text:p>2.16626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66301" calcext:value-type="float">
            <text:p>2.16630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16633275" calcext:value-type="float">
            <text:p>2.16633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2.1673315" calcext:value-type="float">
            <text:p>2.1673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6736425" calcext:value-type="float">
            <text:p>2.1673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167396" calcext:value-type="float">
            <text:p>2.1673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2 + ACK</text:p>
          </table:table-cell>
        </table:table-row>
        <table:table-row table:style-name="ro1">
          <table:table-cell office:value-type="float" office:value="2.171334" calcext:value-type="float">
            <text:p>2.17133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7136675" calcext:value-type="float">
            <text:p>2.17136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72091" calcext:value-type="float">
            <text:p>2.17209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7298225" calcext:value-type="float">
            <text:p>2.17298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7301475" calcext:value-type="float">
            <text:p>2.17301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7373925" calcext:value-type="float">
            <text:p>2.17373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73771" calcext:value-type="float">
            <text:p>2.17377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73802" calcext:value-type="float">
            <text:p>2.17380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NAK</text:p>
          </table:table-cell>
        </table:table-row>
        <table:table-row table:style-name="ro1">
          <table:table-cell office:value-type="float" office:value="2.17462425" calcext:value-type="float">
            <text:p>2.17462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7465775" calcext:value-type="float">
            <text:p>2.1746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75382" calcext:value-type="float">
            <text:p>2.17538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7541375" calcext:value-type="float">
            <text:p>2.17541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754445" calcext:value-type="float">
            <text:p>2.17544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NAK</text:p>
          </table:table-cell>
        </table:table-row>
        <table:table-row table:style-name="ro1">
          <table:table-cell office:value-type="float" office:value="2.176269" calcext:value-type="float">
            <text:p>2.17626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7630175" calcext:value-type="float">
            <text:p>2.17630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176334" calcext:value-type="float">
            <text:p>2.17633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177335" calcext:value-type="float">
            <text:p>2.1773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7736775" calcext:value-type="float">
            <text:p>2.17736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1773995" calcext:value-type="float">
            <text:p>2.17739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2.18133625" calcext:value-type="float">
            <text:p>2.18133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81369" calcext:value-type="float">
            <text:p>2.18136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8209325" calcext:value-type="float">
            <text:p>2.18209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82126" calcext:value-type="float">
            <text:p>2.18212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821575" calcext:value-type="float">
            <text:p>2.1821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1 + NAK</text:p>
          </table:table-cell>
        </table:table-row>
        <table:table-row table:style-name="ro1">
          <table:table-cell office:value-type="float" office:value="2.1829845" calcext:value-type="float">
            <text:p>2.18298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83017" calcext:value-type="float">
            <text:p>2.18301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8374125" calcext:value-type="float">
            <text:p>2.18374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8377325" calcext:value-type="float">
            <text:p>2.18377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84626" calcext:value-type="float">
            <text:p>2.18462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846595" calcext:value-type="float">
            <text:p>2.18465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853835" calcext:value-type="float">
            <text:p>2.18538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8541525" calcext:value-type="float">
            <text:p>2.18541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85446" calcext:value-type="float">
            <text:p>2.18544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1 + NAK</text:p>
          </table:table-cell>
        </table:table-row>
        <table:table-row table:style-name="ro1">
          <table:table-cell office:value-type="float" office:value="2.18626975" calcext:value-type="float">
            <text:p>2.18626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863025" calcext:value-type="float">
            <text:p>2.1863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18633425" calcext:value-type="float">
            <text:p>2.18633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1873385" calcext:value-type="float">
            <text:p>2.18733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87371" calcext:value-type="float">
            <text:p>2.18737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187403" calcext:value-type="float">
            <text:p>2.18740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3 + ACK</text:p>
          </table:table-cell>
        </table:table-row>
        <table:table-row table:style-name="ro1">
          <table:table-cell office:value-type="float" office:value="2.191341" calcext:value-type="float">
            <text:p>2.19134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9137375" calcext:value-type="float">
            <text:p>2.19137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9209825" calcext:value-type="float">
            <text:p>2.19209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92131" calcext:value-type="float">
            <text:p>2.19213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9298975" calcext:value-type="float">
            <text:p>2.19298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930225" calcext:value-type="float">
            <text:p>2.1930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937465" calcext:value-type="float">
            <text:p>2.19374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937785" calcext:value-type="float">
            <text:p>2.19377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19380925" calcext:value-type="float">
            <text:p>2.19380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9 + NAK</text:p>
          </table:table-cell>
        </table:table-row>
        <table:table-row table:style-name="ro1">
          <table:table-cell office:value-type="float" office:value="2.194632" calcext:value-type="float">
            <text:p>2.19463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9467" calcext:value-type="float">
            <text:p>2.1946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1953945" calcext:value-type="float">
            <text:p>2.19539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19629025" calcext:value-type="float">
            <text:p>2.19629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9632275" calcext:value-type="float">
            <text:p>2.1963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196355" calcext:value-type="float">
            <text:p>2.1963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19734325" calcext:value-type="float">
            <text:p>2.19734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197376" calcext:value-type="float">
            <text:p>2.19737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19740775" calcext:value-type="float">
            <text:p>2.19740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2.2013445" calcext:value-type="float">
            <text:p>2.20134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0137725" calcext:value-type="float">
            <text:p>2.20137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021015" calcext:value-type="float">
            <text:p>2.20210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02134" calcext:value-type="float">
            <text:p>2.20213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021655" calcext:value-type="float">
            <text:p>2.20216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1 + NAK</text:p>
          </table:table-cell>
        </table:table-row>
        <table:table-row table:style-name="ro1">
          <table:table-cell office:value-type="float" office:value="2.2029925" calcext:value-type="float">
            <text:p>2.2029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0302525" calcext:value-type="float">
            <text:p>2.20302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0374925" calcext:value-type="float">
            <text:p>2.20374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0378125" calcext:value-type="float">
            <text:p>2.20378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0463375" calcext:value-type="float">
            <text:p>2.20463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0466725" calcext:value-type="float">
            <text:p>2.2046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053915" calcext:value-type="float">
            <text:p>2.20539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0542325" calcext:value-type="float">
            <text:p>2.20542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0545425" calcext:value-type="float">
            <text:p>2.20545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1 + NAK</text:p>
          </table:table-cell>
        </table:table-row>
        <table:table-row table:style-name="ro1">
          <table:table-cell office:value-type="float" office:value="2.20628025" calcext:value-type="float">
            <text:p>2.20628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06313" calcext:value-type="float">
            <text:p>2.20631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20634475" calcext:value-type="float">
            <text:p>2.20634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2.2073465" calcext:value-type="float">
            <text:p>2.20734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0737925" calcext:value-type="float">
            <text:p>2.20737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20741125" calcext:value-type="float">
            <text:p>2.20741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21134925" calcext:value-type="float">
            <text:p>2.21134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11382" calcext:value-type="float">
            <text:p>2.21138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1210625" calcext:value-type="float">
            <text:p>2.21210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1213875" calcext:value-type="float">
            <text:p>2.21213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129975" calcext:value-type="float">
            <text:p>2.212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1303025" calcext:value-type="float">
            <text:p>2.21303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137545" calcext:value-type="float">
            <text:p>2.21375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1378675" calcext:value-type="float">
            <text:p>2.21378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138175" calcext:value-type="float">
            <text:p>2.2138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1 + NAK</text:p>
          </table:table-cell>
        </table:table-row>
        <table:table-row table:style-name="ro1">
          <table:table-cell office:value-type="float" office:value="2.21463975" calcext:value-type="float">
            <text:p>2.21463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14673" calcext:value-type="float">
            <text:p>2.21467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1539725" calcext:value-type="float">
            <text:p>2.2153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1542875" calcext:value-type="float">
            <text:p>2.21542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1545975" calcext:value-type="float">
            <text:p>2.21545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2.21628375" calcext:value-type="float">
            <text:p>2.21628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1631625" calcext:value-type="float">
            <text:p>2.21631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2163485" calcext:value-type="float">
            <text:p>2.21634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Missing ACK/NAK</text:p>
          </table:table-cell>
        </table:table-row>
        <table:table-row table:style-name="ro1">
          <table:table-cell office:value-type="float" office:value="2.21735025" calcext:value-type="float">
            <text:p>2.21735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1738275" calcext:value-type="float">
            <text:p>2.21738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21741475" calcext:value-type="float">
            <text:p>2.21741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Missing ACK/NAK</text:p>
          </table:table-cell>
        </table:table-row>
        <table:table-row table:style-name="ro1">
          <table:table-cell office:value-type="float" office:value="2.22135225" calcext:value-type="float">
            <text:p>2.22135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21385" calcext:value-type="float">
            <text:p>2.2213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2210925" calcext:value-type="float">
            <text:p>2.22210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2214175" calcext:value-type="float">
            <text:p>2.22214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221735" calcext:value-type="float">
            <text:p>2.22217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1 + NAK</text:p>
          </table:table-cell>
        </table:table-row>
        <table:table-row table:style-name="ro1">
          <table:table-cell office:value-type="float" office:value="2.22300125" calcext:value-type="float">
            <text:p>2.22300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2303375" calcext:value-type="float">
            <text:p>2.22303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2375775" calcext:value-type="float">
            <text:p>2.2237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2378975" calcext:value-type="float">
            <text:p>2.22378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238205" calcext:value-type="float">
            <text:p>2.22382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1 + NAK</text:p>
          </table:table-cell>
        </table:table-row>
        <table:table-row table:style-name="ro1">
          <table:table-cell office:value-type="float" office:value="2.2246425" calcext:value-type="float">
            <text:p>2.224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246755" calcext:value-type="float">
            <text:p>2.22467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2539975" calcext:value-type="float">
            <text:p>2.2253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2543175" calcext:value-type="float">
            <text:p>2.22543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2546325" calcext:value-type="float">
            <text:p>2.22546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1 + NAK</text:p>
          </table:table-cell>
        </table:table-row>
        <table:table-row table:style-name="ro1">
          <table:table-cell office:value-type="float" office:value="2.22629325" calcext:value-type="float">
            <text:p>2.22629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2632575" calcext:value-type="float">
            <text:p>2.22632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22635775" calcext:value-type="float">
            <text:p>2.2263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2.22735425" calcext:value-type="float">
            <text:p>2.22735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2738675" calcext:value-type="float">
            <text:p>2.22738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22741875" calcext:value-type="float">
            <text:p>2.22741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2.23135675" calcext:value-type="float">
            <text:p>2.23135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313895" calcext:value-type="float">
            <text:p>2.23138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321135" calcext:value-type="float">
            <text:p>2.23211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32146" calcext:value-type="float">
            <text:p>2.23214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3300475" calcext:value-type="float">
            <text:p>2.23300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330375" calcext:value-type="float">
            <text:p>2.2330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3376175" calcext:value-type="float">
            <text:p>2.23376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3379375" calcext:value-type="float">
            <text:p>2.23379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338245" calcext:value-type="float">
            <text:p>2.23382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9 + NAK</text:p>
          </table:table-cell>
        </table:table-row>
        <table:table-row table:style-name="ro1">
          <table:table-cell office:value-type="float" office:value="2.2346465" calcext:value-type="float">
            <text:p>2.23464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3467875" calcext:value-type="float">
            <text:p>2.23467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35403" calcext:value-type="float">
            <text:p>2.23540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3543475" calcext:value-type="float">
            <text:p>2.23543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3546575" calcext:value-type="float">
            <text:p>2.23546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9 + NAK</text:p>
          </table:table-cell>
        </table:table-row>
        <table:table-row table:style-name="ro1">
          <table:table-cell office:value-type="float" office:value="2.23629125" calcext:value-type="float">
            <text:p>2.23629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3632375" calcext:value-type="float">
            <text:p>2.23632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236356" calcext:value-type="float">
            <text:p>2.23635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2.23735825" calcext:value-type="float">
            <text:p>2.23735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37391" calcext:value-type="float">
            <text:p>2.23739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237423" calcext:value-type="float">
            <text:p>2.23742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241359" calcext:value-type="float">
            <text:p>2.24135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4139175" calcext:value-type="float">
            <text:p>2.24139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42116" calcext:value-type="float">
            <text:p>2.24211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4214875" calcext:value-type="float">
            <text:p>2.24214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4218025" calcext:value-type="float">
            <text:p>2.24218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2.24300725" calcext:value-type="float">
            <text:p>2.24300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4304" calcext:value-type="float">
            <text:p>2.2430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43764" calcext:value-type="float">
            <text:p>2.24376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43796" calcext:value-type="float">
            <text:p>2.2437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4464875" calcext:value-type="float">
            <text:p>2.24464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44682" calcext:value-type="float">
            <text:p>2.24468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4540625" calcext:value-type="float">
            <text:p>2.24540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45438" calcext:value-type="float">
            <text:p>2.24543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45469" calcext:value-type="float">
            <text:p>2.24546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2.24629225" calcext:value-type="float">
            <text:p>2.24629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46325" calcext:value-type="float">
            <text:p>2.246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246357" calcext:value-type="float">
            <text:p>2.24635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2.247362" calcext:value-type="float">
            <text:p>2.24736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4739475" calcext:value-type="float">
            <text:p>2.24739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24742675" calcext:value-type="float">
            <text:p>2.24742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2.25136425" calcext:value-type="float">
            <text:p>2.2513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5139725" calcext:value-type="float">
            <text:p>2.2513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5212125" calcext:value-type="float">
            <text:p>2.25212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5215375" calcext:value-type="float">
            <text:p>2.25215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52186" calcext:value-type="float">
            <text:p>2.25218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1 + NAK</text:p>
          </table:table-cell>
        </table:table-row>
        <table:table-row table:style-name="ro1">
          <table:table-cell office:value-type="float" office:value="2.25301275" calcext:value-type="float">
            <text:p>2.25301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5304525" calcext:value-type="float">
            <text:p>2.25304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537695" calcext:value-type="float">
            <text:p>2.25376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538015" calcext:value-type="float">
            <text:p>2.25380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538325" calcext:value-type="float">
            <text:p>2.2538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1 + NAK</text:p>
          </table:table-cell>
        </table:table-row>
        <table:table-row table:style-name="ro1">
          <table:table-cell office:value-type="float" office:value="2.25465475" calcext:value-type="float">
            <text:p>2.25465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54691" calcext:value-type="float">
            <text:p>2.25469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5541525" calcext:value-type="float">
            <text:p>2.25541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5544725" calcext:value-type="float">
            <text:p>2.25544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5631075" calcext:value-type="float">
            <text:p>2.25631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5634325" calcext:value-type="float">
            <text:p>2.25634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2563755" calcext:value-type="float">
            <text:p>2.25637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2.257366" calcext:value-type="float">
            <text:p>2.25736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5739875" calcext:value-type="float">
            <text:p>2.25739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2574305" calcext:value-type="float">
            <text:p>2.25743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2.261367" calcext:value-type="float">
            <text:p>2.26136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6139975" calcext:value-type="float">
            <text:p>2.2613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6212425" calcext:value-type="float">
            <text:p>2.26212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6215675" calcext:value-type="float">
            <text:p>2.26215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6218825" calcext:value-type="float">
            <text:p>2.26218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9 + NAK</text:p>
          </table:table-cell>
        </table:table-row>
        <table:table-row table:style-name="ro1">
          <table:table-cell office:value-type="float" office:value="2.263015" calcext:value-type="float">
            <text:p>2.2630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630475" calcext:value-type="float">
            <text:p>2.2630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6377175" calcext:value-type="float">
            <text:p>2.26377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638035" calcext:value-type="float">
            <text:p>2.26380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646565" calcext:value-type="float">
            <text:p>2.26465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6468975" calcext:value-type="float">
            <text:p>2.26468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65414" calcext:value-type="float">
            <text:p>2.26541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6544575" calcext:value-type="float">
            <text:p>2.26544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6547675" calcext:value-type="float">
            <text:p>2.26547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9 + NAK</text:p>
          </table:table-cell>
        </table:table-row>
        <table:table-row table:style-name="ro1">
          <table:table-cell office:value-type="float" office:value="2.2663025" calcext:value-type="float">
            <text:p>2.2663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6633525" calcext:value-type="float">
            <text:p>2.2663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26636725" calcext:value-type="float">
            <text:p>2.2663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3 + ACK</text:p>
          </table:table-cell>
        </table:table-row>
        <table:table-row table:style-name="ro1">
          <table:table-cell office:value-type="float" office:value="2.26736925" calcext:value-type="float">
            <text:p>2.26736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67402" calcext:value-type="float">
            <text:p>2.26740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267434" calcext:value-type="float">
            <text:p>2.26743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271372" calcext:value-type="float">
            <text:p>2.27137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7140475" calcext:value-type="float">
            <text:p>2.27140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72129" calcext:value-type="float">
            <text:p>2.27212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721615" calcext:value-type="float">
            <text:p>2.27216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7302025" calcext:value-type="float">
            <text:p>2.27302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73053" calcext:value-type="float">
            <text:p>2.27305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7377725" calcext:value-type="float">
            <text:p>2.27377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7380925" calcext:value-type="float">
            <text:p>2.27380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7384" calcext:value-type="float">
            <text:p>2.2738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9 + NAK</text:p>
          </table:table-cell>
        </table:table-row>
        <table:table-row table:style-name="ro1">
          <table:table-cell office:value-type="float" office:value="2.2746625" calcext:value-type="float">
            <text:p>2.2746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7469575" calcext:value-type="float">
            <text:p>2.27469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7542" calcext:value-type="float">
            <text:p>2.2754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754515" calcext:value-type="float">
            <text:p>2.27545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76306" calcext:value-type="float">
            <text:p>2.27630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763385" calcext:value-type="float">
            <text:p>2.27633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27637075" calcext:value-type="float">
            <text:p>2.27637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3 + ACK</text:p>
          </table:table-cell>
        </table:table-row>
        <table:table-row table:style-name="ro1">
          <table:table-cell office:value-type="float" office:value="2.2773735" calcext:value-type="float">
            <text:p>2.27737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77406" calcext:value-type="float">
            <text:p>2.27740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277438" calcext:value-type="float">
            <text:p>2.27743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1 + ACK</text:p>
          </table:table-cell>
        </table:table-row>
        <table:table-row table:style-name="ro1">
          <table:table-cell office:value-type="float" office:value="2.2813745" calcext:value-type="float">
            <text:p>2.28137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8140725" calcext:value-type="float">
            <text:p>2.28140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821315" calcext:value-type="float">
            <text:p>2.2821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82164" calcext:value-type="float">
            <text:p>2.28216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821955" calcext:value-type="float">
            <text:p>2.28219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NAK</text:p>
          </table:table-cell>
        </table:table-row>
        <table:table-row table:style-name="ro1">
          <table:table-cell office:value-type="float" office:value="2.28302225" calcext:value-type="float">
            <text:p>2.28302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8305475" calcext:value-type="float">
            <text:p>2.28305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8377925" calcext:value-type="float">
            <text:p>2.28377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83811" calcext:value-type="float">
            <text:p>2.2838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8466375" calcext:value-type="float">
            <text:p>2.28466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84697" calcext:value-type="float">
            <text:p>2.28469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8542125" calcext:value-type="float">
            <text:p>2.28542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8545325" calcext:value-type="float">
            <text:p>2.28545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854845" calcext:value-type="float">
            <text:p>2.28548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NAK</text:p>
          </table:table-cell>
        </table:table-row>
        <table:table-row table:style-name="ro1">
          <table:table-cell office:value-type="float" office:value="2.28631525" calcext:value-type="float">
            <text:p>2.28631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86348" calcext:value-type="float">
            <text:p>2.28634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28637975" calcext:value-type="float">
            <text:p>2.28637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3 + ACK</text:p>
          </table:table-cell>
        </table:table-row>
        <table:table-row table:style-name="ro1">
          <table:table-cell office:value-type="float" office:value="2.287377" calcext:value-type="float">
            <text:p>2.28737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8741" calcext:value-type="float">
            <text:p>2.2874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28744175" calcext:value-type="float">
            <text:p>2.28744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2.29137925" calcext:value-type="float">
            <text:p>2.29137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91412" calcext:value-type="float">
            <text:p>2.29141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9213625" calcext:value-type="float">
            <text:p>2.29213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9216875" calcext:value-type="float">
            <text:p>2.29216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9220075" calcext:value-type="float">
            <text:p>2.29220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9 + NAK</text:p>
          </table:table-cell>
        </table:table-row>
        <table:table-row table:style-name="ro1">
          <table:table-cell office:value-type="float" office:value="2.29302725" calcext:value-type="float">
            <text:p>2.29302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9305975" calcext:value-type="float">
            <text:p>2.29305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93784" calcext:value-type="float">
            <text:p>2.29378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93816" calcext:value-type="float">
            <text:p>2.29381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93847" calcext:value-type="float">
            <text:p>2.29384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9 + NAK</text:p>
          </table:table-cell>
        </table:table-row>
        <table:table-row table:style-name="ro1">
          <table:table-cell office:value-type="float" office:value="2.29466925" calcext:value-type="float">
            <text:p>2.29466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947015" calcext:value-type="float">
            <text:p>2.29470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29542575" calcext:value-type="float">
            <text:p>2.29542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2954575" calcext:value-type="float">
            <text:p>2.2954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2954885" calcext:value-type="float">
            <text:p>2.29548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9 + NAK</text:p>
          </table:table-cell>
        </table:table-row>
        <table:table-row table:style-name="ro1">
          <table:table-cell office:value-type="float" office:value="2.29631525" calcext:value-type="float">
            <text:p>2.29631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9634775" calcext:value-type="float">
            <text:p>2.29634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29638" calcext:value-type="float">
            <text:p>2.2963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2.297381" calcext:value-type="float">
            <text:p>2.29738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9741375" calcext:value-type="float">
            <text:p>2.29741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29744575" calcext:value-type="float">
            <text:p>2.29744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298382" calcext:value-type="float">
            <text:p>2.29838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298415" calcext:value-type="float">
            <text:p>2.2984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2.298447" calcext:value-type="float">
            <text:p>2.29844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30238225" calcext:value-type="float">
            <text:p>2.30238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02415" calcext:value-type="float">
            <text:p>2.3024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30313925" calcext:value-type="float">
            <text:p>2.30313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30317175" calcext:value-type="float">
            <text:p>2.30317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30402975" calcext:value-type="float">
            <text:p>2.3040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040625" calcext:value-type="float">
            <text:p>2.3040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30478675" calcext:value-type="float">
            <text:p>2.30478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30481875" calcext:value-type="float">
            <text:p>2.30481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30484975" calcext:value-type="float">
            <text:p>2.30484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1 + NAK</text:p>
          </table:table-cell>
        </table:table-row>
        <table:table-row table:style-name="ro1">
          <table:table-cell office:value-type="float" office:value="2.30567125" calcext:value-type="float">
            <text:p>2.30567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05704" calcext:value-type="float">
            <text:p>2.30570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30642825" calcext:value-type="float">
            <text:p>2.30642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30645975" calcext:value-type="float">
            <text:p>2.30645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30731575" calcext:value-type="float">
            <text:p>2.30731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073485" calcext:value-type="float">
            <text:p>2.30734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Missing ACK/NAK</text:p>
          </table:table-cell>
        </table:table-row>
        <table:table-row table:style-name="ro1">
          <table:table-cell office:value-type="float" office:value="2.3073805" calcext:value-type="float">
            <text:p>2.30738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0] + ACK</text:p>
          </table:table-cell>
        </table:table-row>
        <table:table-row table:style-name="ro1">
          <table:table-cell office:value-type="float" office:value="2.3113865" calcext:value-type="float">
            <text:p>2.31138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114195" calcext:value-type="float">
            <text:p>2.31141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31214375" calcext:value-type="float">
            <text:p>2.31214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31217625" calcext:value-type="float">
            <text:p>2.31217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312208" calcext:value-type="float">
            <text:p>2.31220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1 + NAK</text:p>
          </table:table-cell>
        </table:table-row>
        <table:table-row table:style-name="ro1">
          <table:table-cell office:value-type="float" office:value="2.31303475" calcext:value-type="float">
            <text:p>2.31303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1306725" calcext:value-type="float">
            <text:p>2.3130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31379175" calcext:value-type="float">
            <text:p>2.31379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3138235" calcext:value-type="float">
            <text:p>2.31382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3138545" calcext:value-type="float">
            <text:p>2.31385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1 + NAK</text:p>
          </table:table-cell>
        </table:table-row>
        <table:table-row table:style-name="ro1">
          <table:table-cell office:value-type="float" office:value="2.31467725" calcext:value-type="float">
            <text:p>2.31467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147165" calcext:value-type="float">
            <text:p>2.31471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31544075" calcext:value-type="float">
            <text:p>2.31544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31547275" calcext:value-type="float">
            <text:p>2.31547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31550425" calcext:value-type="float">
            <text:p>2.31550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1 + NAK</text:p>
          </table:table-cell>
        </table:table-row>
        <table:table-row table:style-name="ro1">
          <table:table-cell office:value-type="float" office:value="2.31633725" calcext:value-type="float">
            <text:p>2.31633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1637" calcext:value-type="float">
            <text:p>2.3163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Missing ACK/NAK</text:p>
          </table:table-cell>
        </table:table-row>
        <table:table-row table:style-name="ro1">
          <table:table-cell office:value-type="float" office:value="2.31640225" calcext:value-type="float">
            <text:p>2.31640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21] + ACK</text:p>
          </table:table-cell>
        </table:table-row>
        <table:table-row table:style-name="ro1">
          <table:table-cell office:value-type="float" office:value="2.32038975" calcext:value-type="float">
            <text:p>2.32038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204225" calcext:value-type="float">
            <text:p>2.3204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32114675" calcext:value-type="float">
            <text:p>2.32114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32117925" calcext:value-type="float">
            <text:p>2.32117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32121075" calcext:value-type="float">
            <text:p>2.32121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1 + NAK</text:p>
          </table:table-cell>
        </table:table-row>
        <table:table-row table:style-name="ro1">
          <table:table-cell office:value-type="float" office:value="2.32203775" calcext:value-type="float">
            <text:p>2.32203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220705" calcext:value-type="float">
            <text:p>2.32207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322795" calcext:value-type="float">
            <text:p>2.3227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322827" calcext:value-type="float">
            <text:p>2.32282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322858" calcext:value-type="float">
            <text:p>2.32285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1 + NAK</text:p>
          </table:table-cell>
        </table:table-row>
        <table:table-row table:style-name="ro1">
          <table:table-cell office:value-type="float" office:value="2.32368" calcext:value-type="float">
            <text:p>2.3236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2371325" calcext:value-type="float">
            <text:p>2.32371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3244375" calcext:value-type="float">
            <text:p>2.3244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32446925" calcext:value-type="float">
            <text:p>2.32446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3245" calcext:value-type="float">
            <text:p>2.32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1 + NAK</text:p>
          </table:table-cell>
        </table:table-row>
        <table:table-row table:style-name="ro1">
          <table:table-cell office:value-type="float" office:value="2.325326" calcext:value-type="float">
            <text:p>2.32532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253585" calcext:value-type="float">
            <text:p>2.32535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3253905" calcext:value-type="float">
            <text:p>2.32539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326393" calcext:value-type="float">
            <text:p>2.32639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2642575" calcext:value-type="float">
            <text:p>2.32642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2.32645775" calcext:value-type="float">
            <text:p>2.3264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32739175" calcext:value-type="float">
            <text:p>2.32739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274245" calcext:value-type="float">
            <text:p>2.32742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2.32745625" calcext:value-type="float">
            <text:p>2.32745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32839575" calcext:value-type="float">
            <text:p>2.32839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284285" calcext:value-type="float">
            <text:p>2.32842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32846025" calcext:value-type="float">
            <text:p>2.32846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2.32849225" calcext:value-type="float">
            <text:p>2.32849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4 + ACK</text:p>
          </table:table-cell>
        </table:table-row>
        <table:table-row table:style-name="ro1">
          <table:table-cell office:value-type="float" office:value="2.328524" calcext:value-type="float">
            <text:p>2.32852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328556" calcext:value-type="float">
            <text:p>2.32855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328588" calcext:value-type="float">
            <text:p>2.32858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2.32861975" calcext:value-type="float">
            <text:p>2.32861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32865175" calcext:value-type="float">
            <text:p>2.32865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7 + ACK</text:p>
          </table:table-cell>
        </table:table-row>
        <table:table-row table:style-name="ro1">
          <table:table-cell office:value-type="float" office:value="2.3286835" calcext:value-type="float">
            <text:p>2.32868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ACK</text:p>
          </table:table-cell>
        </table:table-row>
        <table:table-row table:style-name="ro1">
          <table:table-cell office:value-type="float" office:value="2.32871575" calcext:value-type="float">
            <text:p>2.32871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3287475" calcext:value-type="float">
            <text:p>2.3287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3287795" calcext:value-type="float">
            <text:p>2.32877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6 + ACK</text:p>
          </table:table-cell>
        </table:table-row>
        <table:table-row table:style-name="ro1">
          <table:table-cell office:value-type="float" office:value="2.3288115" calcext:value-type="float">
            <text:p>2.32881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32884325" calcext:value-type="float">
            <text:p>2.32884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9 + ACK</text:p>
          </table:table-cell>
        </table:table-row>
        <table:table-row table:style-name="ro1">
          <table:table-cell office:value-type="float" office:value="2.32887525" calcext:value-type="float">
            <text:p>2.32887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4 + ACK</text:p>
          </table:table-cell>
        </table:table-row>
        <table:table-row table:style-name="ro1">
          <table:table-cell office:value-type="float" office:value="2.328907" calcext:value-type="float">
            <text:p>2.32890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5 + ACK</text:p>
          </table:table-cell>
        </table:table-row>
        <table:table-row table:style-name="ro1">
          <table:table-cell office:value-type="float" office:value="2.328939" calcext:value-type="float">
            <text:p>2.32893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C + ACK</text:p>
          </table:table-cell>
        </table:table-row>
        <table:table-row table:style-name="ro1">
          <table:table-cell office:value-type="float" office:value="2.32897075" calcext:value-type="float">
            <text:p>2.32897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3 + ACK</text:p>
          </table:table-cell>
        </table:table-row>
        <table:table-row table:style-name="ro1">
          <table:table-cell office:value-type="float" office:value="2.32900275" calcext:value-type="float">
            <text:p>2.32900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2.32903475" calcext:value-type="float">
            <text:p>2.32903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2.3290665" calcext:value-type="float">
            <text:p>2.32906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0 + ACK</text:p>
          </table:table-cell>
        </table:table-row>
        <table:table-row table:style-name="ro1">
          <table:table-cell office:value-type="float" office:value="2.3290985" calcext:value-type="float">
            <text:p>2.32909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B + ACK</text:p>
          </table:table-cell>
        </table:table-row>
        <table:table-row table:style-name="ro1">
          <table:table-cell office:value-type="float" office:value="2.32913025" calcext:value-type="float">
            <text:p>2.32913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A + ACK</text:p>
          </table:table-cell>
        </table:table-row>
        <table:table-row table:style-name="ro1">
          <table:table-cell office:value-type="float" office:value="2.32916225" calcext:value-type="float">
            <text:p>2.32916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A + ACK</text:p>
          </table:table-cell>
        </table:table-row>
        <table:table-row table:style-name="ro1">
          <table:table-cell office:value-type="float" office:value="2.329194" calcext:value-type="float">
            <text:p>2.32919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8 + ACK</text:p>
          </table:table-cell>
        </table:table-row>
        <table:table-row table:style-name="ro1">
          <table:table-cell office:value-type="float" office:value="2.329226" calcext:value-type="float">
            <text:p>2.32922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0 + ACK</text:p>
          </table:table-cell>
        </table:table-row>
        <table:table-row table:style-name="ro1">
          <table:table-cell office:value-type="float" office:value="2.329258" calcext:value-type="float">
            <text:p>2.32925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32928975" calcext:value-type="float">
            <text:p>2.32928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7 + ACK</text:p>
          </table:table-cell>
        </table:table-row>
        <table:table-row table:style-name="ro1">
          <table:table-cell office:value-type="float" office:value="2.32932175" calcext:value-type="float">
            <text:p>2.32932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2 + ACK</text:p>
          </table:table-cell>
        </table:table-row>
        <table:table-row table:style-name="ro1">
          <table:table-cell office:value-type="float" office:value="2.3293535" calcext:value-type="float">
            <text:p>2.32935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5 + ACK</text:p>
          </table:table-cell>
        </table:table-row>
        <table:table-row table:style-name="ro1">
          <table:table-cell office:value-type="float" office:value="2.3293855" calcext:value-type="float">
            <text:p>2.32938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0 + ACK</text:p>
          </table:table-cell>
        </table:table-row>
        <table:table-row table:style-name="ro1">
          <table:table-cell office:value-type="float" office:value="2.32941725" calcext:value-type="float">
            <text:p>2.32941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6 + ACK</text:p>
          </table:table-cell>
        </table:table-row>
        <table:table-row table:style-name="ro1">
          <table:table-cell office:value-type="float" office:value="2.32944925" calcext:value-type="float">
            <text:p>2.32944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7 + ACK</text:p>
          </table:table-cell>
        </table:table-row>
        <table:table-row table:style-name="ro1">
          <table:table-cell office:value-type="float" office:value="2.3303965" calcext:value-type="float">
            <text:p>2.33039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3042925" calcext:value-type="float">
            <text:p>2.33042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2.3304615" calcext:value-type="float">
            <text:p>2.33046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5 + Missing ACK/NAK</text:p>
          </table:table-cell>
        </table:table-row>
        <table:table-row table:style-name="ro1">
          <table:table-cell office:value-type="float" office:value="2.331396" calcext:value-type="float">
            <text:p>2.3313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3142875" calcext:value-type="float">
            <text:p>2.33142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2.33146075" calcext:value-type="float">
            <text:p>2.33146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6 + ACK</text:p>
          </table:table-cell>
        </table:table-row>
        <table:table-row table:style-name="ro1">
          <table:table-cell office:value-type="float" office:value="2.33239375" calcext:value-type="float">
            <text:p>2.33239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324265" calcext:value-type="float">
            <text:p>2.33242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F + Missing ACK/NAK</text:p>
          </table:table-cell>
        </table:table-row>
        <table:table-row table:style-name="ro1">
          <table:table-cell office:value-type="float" office:value="2.33245825" calcext:value-type="float">
            <text:p>2.33245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72] + ACK</text:p>
          </table:table-cell>
        </table:table-row>
        <table:table-row table:style-name="ro1">
          <table:table-cell office:value-type="float" office:value="2.33339425" calcext:value-type="float">
            <text:p>2.33339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33427" calcext:value-type="float">
            <text:p>2.33342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2.33345875" calcext:value-type="float">
            <text:p>2.33345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0 + ACK</text:p>
          </table:table-cell>
        </table:table-row>
        <table:table-row table:style-name="ro1">
          <table:table-cell office:value-type="float" office:value="2.334394" calcext:value-type="float">
            <text:p>2.33439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3442725" calcext:value-type="float">
            <text:p>2.33442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3 + ACK</text:p>
          </table:table-cell>
        </table:table-row>
        <table:table-row table:style-name="ro1">
          <table:table-cell office:value-type="float" office:value="2.33445925" calcext:value-type="float">
            <text:p>2.33445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3354" calcext:value-type="float">
            <text:p>2.335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35433" calcext:value-type="float">
            <text:p>2.3354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3 + ACK</text:p>
          </table:table-cell>
        </table:table-row>
        <table:table-row table:style-name="ro1">
          <table:table-cell office:value-type="float" office:value="2.335465" calcext:value-type="float">
            <text:p>2.3354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34639675" calcext:value-type="float">
            <text:p>2.34639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4642975" calcext:value-type="float">
            <text:p>2.3464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F + ACK</text:p>
          </table:table-cell>
        </table:table-row>
        <table:table-row table:style-name="ro1">
          <table:table-cell office:value-type="float" office:value="2.34646175" calcext:value-type="float">
            <text:p>2.34646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E4 + ACK</text:p>
          </table:table-cell>
        </table:table-row>
        <table:table-row table:style-name="ro1">
          <table:table-cell office:value-type="float" office:value="2.34739975" calcext:value-type="float">
            <text:p>2.3473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4743225" calcext:value-type="float">
            <text:p>2.3474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2.34746425" calcext:value-type="float">
            <text:p>2.3474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3 + ACK</text:p>
          </table:table-cell>
        </table:table-row>
        <table:table-row table:style-name="ro1">
          <table:table-cell office:value-type="float" office:value="2.398422" calcext:value-type="float">
            <text:p>2.39842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3984555" calcext:value-type="float">
            <text:p>2.39845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39917975" calcext:value-type="float">
            <text:p>2.39917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39921225" calcext:value-type="float">
            <text:p>2.39921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399244" calcext:value-type="float">
            <text:p>2.39924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2.3992755" calcext:value-type="float">
            <text:p>2.39927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2 + NAK</text:p>
          </table:table-cell>
        </table:table-row>
        <table:table-row table:style-name="ro1">
          <table:table-cell office:value-type="float" office:value="2.400108" calcext:value-type="float">
            <text:p>2.40010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4001405" calcext:value-type="float">
            <text:p>2.40014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2.40017275" calcext:value-type="float">
            <text:p>2.40017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5 + ACK</text:p>
          </table:table-cell>
        </table:table-row>
        <table:table-row table:style-name="ro1">
          <table:table-cell office:value-type="float" office:value="2.4014185" calcext:value-type="float">
            <text:p>2.40141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40145125" calcext:value-type="float">
            <text:p>2.40145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2.401483" calcext:value-type="float">
            <text:p>2.40148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6 + ACK</text:p>
          </table:table-cell>
        </table:table-row>
        <table:table-row table:style-name="ro1">
          <table:table-cell office:value-type="float" office:value="2.4024245" calcext:value-type="float">
            <text:p>2.40242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40245725" calcext:value-type="float">
            <text:p>2.40245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F + ACK</text:p>
          </table:table-cell>
        </table:table-row>
        <table:table-row table:style-name="ro1">
          <table:table-cell office:value-type="float" office:value="2.40248925" calcext:value-type="float">
            <text:p>2.40248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E4 + ACK</text:p>
          </table:table-cell>
        </table:table-row>
        <table:table-row table:style-name="ro1">
          <table:table-cell office:value-type="float" office:value="2.403423" calcext:value-type="float">
            <text:p>2.40342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4034555" calcext:value-type="float">
            <text:p>2.40345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2.4034875" calcext:value-type="float">
            <text:p>2.4034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0 + ACK</text:p>
          </table:table-cell>
        </table:table-row>
        <table:table-row table:style-name="ro1">
          <table:table-cell office:value-type="float" office:value="2.40442125" calcext:value-type="float">
            <text:p>2.40442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40445425" calcext:value-type="float">
            <text:p>2.40445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3 + ACK</text:p>
          </table:table-cell>
        </table:table-row>
        <table:table-row table:style-name="ro1">
          <table:table-cell office:value-type="float" office:value="2.404486" calcext:value-type="float">
            <text:p>2.40448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40542725" calcext:value-type="float">
            <text:p>2.40542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40546025" calcext:value-type="float">
            <text:p>2.40546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3 + Missing ACK/NAK</text:p>
          </table:table-cell>
        </table:table-row>
        <table:table-row table:style-name="ro1">
          <table:table-cell office:value-type="float" office:value="2.40549225" calcext:value-type="float">
            <text:p>2.40549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00] + ACK</text:p>
          </table:table-cell>
        </table:table-row>
        <table:table-row table:style-name="ro1">
          <table:table-cell office:value-type="float" office:value="2.41642425" calcext:value-type="float">
            <text:p>2.41642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41645725" calcext:value-type="float">
            <text:p>2.41645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F + ACK</text:p>
          </table:table-cell>
        </table:table-row>
        <table:table-row table:style-name="ro1">
          <table:table-cell office:value-type="float" office:value="2.4164895" calcext:value-type="float">
            <text:p>2.41648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E4 + ACK</text:p>
          </table:table-cell>
        </table:table-row>
        <table:table-row table:style-name="ro1">
          <table:table-cell office:value-type="float" office:value="2.4174285" calcext:value-type="float">
            <text:p>2.41742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41746125" calcext:value-type="float">
            <text:p>2.41746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2.417493" calcext:value-type="float">
            <text:p>2.41749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3 + ACK</text:p>
          </table:table-cell>
        </table:table-row>
        <table:table-row table:style-name="ro1">
          <table:table-cell office:value-type="float" office:value="2.468448" calcext:value-type="float">
            <text:p>2.46844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468481" calcext:value-type="float">
            <text:p>2.46848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46920525" calcext:value-type="float">
            <text:p>2.46920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469251" calcext:value-type="float">
            <text:p>2.46925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48] + ACK</text:p>
          </table:table-cell>
        </table:table-row>
        <table:table-row table:style-name="ro1">
          <table:table-cell office:value-type="float" office:value="2.46928275" calcext:value-type="float">
            <text:p>2.46928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4 + NAK</text:p>
          </table:table-cell>
        </table:table-row>
        <table:table-row table:style-name="ro1">
          <table:table-cell office:value-type="float" office:value="2.4701345" calcext:value-type="float">
            <text:p>2.47013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47016725" calcext:value-type="float">
            <text:p>2.4701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2.47019925" calcext:value-type="float">
            <text:p>2.47019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5 + ACK</text:p>
          </table:table-cell>
        </table:table-row>
        <table:table-row table:style-name="ro1">
          <table:table-cell office:value-type="float" office:value="2.47144775" calcext:value-type="float">
            <text:p>2.47144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4714805" calcext:value-type="float">
            <text:p>2.47148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2.47151275" calcext:value-type="float">
            <text:p>2.47151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6 + ACK</text:p>
          </table:table-cell>
        </table:table-row>
        <table:table-row table:style-name="ro1">
          <table:table-cell office:value-type="float" office:value="2.472447" calcext:value-type="float">
            <text:p>2.47244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47247975" calcext:value-type="float">
            <text:p>2.47247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F + ACK</text:p>
          </table:table-cell>
        </table:table-row>
        <table:table-row table:style-name="ro1">
          <table:table-cell office:value-type="float" office:value="2.4725115" calcext:value-type="float">
            <text:p>2.47251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E4 + ACK</text:p>
          </table:table-cell>
        </table:table-row>
        <table:table-row table:style-name="ro1">
          <table:table-cell office:value-type="float" office:value="2.473447" calcext:value-type="float">
            <text:p>2.47344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4734795" calcext:value-type="float">
            <text:p>2.47347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2.4735115" calcext:value-type="float">
            <text:p>2.47351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0 + ACK</text:p>
          </table:table-cell>
        </table:table-row>
        <table:table-row table:style-name="ro1">
          <table:table-cell office:value-type="float" office:value="2.474451" calcext:value-type="float">
            <text:p>2.47445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47448425" calcext:value-type="float">
            <text:p>2.47448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3 + ACK</text:p>
          </table:table-cell>
        </table:table-row>
        <table:table-row table:style-name="ro1">
          <table:table-cell office:value-type="float" office:value="2.474516" calcext:value-type="float">
            <text:p>2.47451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475451" calcext:value-type="float">
            <text:p>2.47545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47548425" calcext:value-type="float">
            <text:p>2.47548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3 + ACK</text:p>
          </table:table-cell>
        </table:table-row>
        <table:table-row table:style-name="ro1">
          <table:table-cell office:value-type="float" office:value="2.475516" calcext:value-type="float">
            <text:p>2.47551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48644925" calcext:value-type="float">
            <text:p>2.48644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48648225" calcext:value-type="float">
            <text:p>2.48648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F + ACK</text:p>
          </table:table-cell>
        </table:table-row>
        <table:table-row table:style-name="ro1">
          <table:table-cell office:value-type="float" office:value="2.486514" calcext:value-type="float">
            <text:p>2.48651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E4 + ACK</text:p>
          </table:table-cell>
        </table:table-row>
        <table:table-row table:style-name="ro1">
          <table:table-cell office:value-type="float" office:value="2.48745175" calcext:value-type="float">
            <text:p>2.48745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4874845" calcext:value-type="float">
            <text:p>2.48748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2.4875165" calcext:value-type="float">
            <text:p>2.48751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3 + ACK</text:p>
          </table:table-cell>
        </table:table-row>
        <table:table-row table:style-name="ro1">
          <table:table-cell office:value-type="float" office:value="2.53847425" calcext:value-type="float">
            <text:p>2.53847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53850725" calcext:value-type="float">
            <text:p>2.53850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539232" calcext:value-type="float">
            <text:p>2.53923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2.5392645" calcext:value-type="float">
            <text:p>2.53926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53929625" calcext:value-type="float">
            <text:p>2.53929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2.53932775" calcext:value-type="float">
            <text:p>2.53932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2 + NAK</text:p>
          </table:table-cell>
        </table:table-row>
        <table:table-row table:style-name="ro1">
          <table:table-cell office:value-type="float" office:value="2.54016025" calcext:value-type="float">
            <text:p>2.54016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54019275" calcext:value-type="float">
            <text:p>2.54019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54022475" calcext:value-type="float">
            <text:p>2.54022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2.54025675" calcext:value-type="float">
            <text:p>2.54025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4 + ACK</text:p>
          </table:table-cell>
        </table:table-row>
        <table:table-row table:style-name="ro1">
          <table:table-cell office:value-type="float" office:value="2.5402885" calcext:value-type="float">
            <text:p>2.54028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5403205" calcext:value-type="float">
            <text:p>2.54032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5403525" calcext:value-type="float">
            <text:p>2.540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2.54038425" calcext:value-type="float">
            <text:p>2.54038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54041625" calcext:value-type="float">
            <text:p>2.54041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7 + ACK</text:p>
          </table:table-cell>
        </table:table-row>
        <table:table-row table:style-name="ro1">
          <table:table-cell office:value-type="float" office:value="2.540448" calcext:value-type="float">
            <text:p>2.54044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ACK</text:p>
          </table:table-cell>
        </table:table-row>
        <table:table-row table:style-name="ro1">
          <table:table-cell office:value-type="float" office:value="2.54048" calcext:value-type="float">
            <text:p>2.5404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540512" calcext:value-type="float">
            <text:p>2.54051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54054375" calcext:value-type="float">
            <text:p>2.54054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6 + ACK</text:p>
          </table:table-cell>
        </table:table-row>
        <table:table-row table:style-name="ro1">
          <table:table-cell office:value-type="float" office:value="2.54057575" calcext:value-type="float">
            <text:p>2.54057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5406075" calcext:value-type="float">
            <text:p>2.5406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9 + ACK</text:p>
          </table:table-cell>
        </table:table-row>
        <table:table-row table:style-name="ro1">
          <table:table-cell office:value-type="float" office:value="2.5406395" calcext:value-type="float">
            <text:p>2.54063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4 + ACK</text:p>
          </table:table-cell>
        </table:table-row>
        <table:table-row table:style-name="ro1">
          <table:table-cell office:value-type="float" office:value="2.5406715" calcext:value-type="float">
            <text:p>2.54067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5 + ACK</text:p>
          </table:table-cell>
        </table:table-row>
        <table:table-row table:style-name="ro1">
          <table:table-cell office:value-type="float" office:value="2.54070325" calcext:value-type="float">
            <text:p>2.54070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C + ACK</text:p>
          </table:table-cell>
        </table:table-row>
        <table:table-row table:style-name="ro1">
          <table:table-cell office:value-type="float" office:value="2.54073525" calcext:value-type="float">
            <text:p>2.5407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3 + ACK</text:p>
          </table:table-cell>
        </table:table-row>
        <table:table-row table:style-name="ro1">
          <table:table-cell office:value-type="float" office:value="2.540767" calcext:value-type="float">
            <text:p>2.54076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2.54079975" calcext:value-type="float">
            <text:p>2.5407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2.54083175" calcext:value-type="float">
            <text:p>2.54083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0 + ACK</text:p>
          </table:table-cell>
        </table:table-row>
        <table:table-row table:style-name="ro1">
          <table:table-cell office:value-type="float" office:value="2.5408635" calcext:value-type="float">
            <text:p>2.54086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B + ACK</text:p>
          </table:table-cell>
        </table:table-row>
        <table:table-row table:style-name="ro1">
          <table:table-cell office:value-type="float" office:value="2.5408955" calcext:value-type="float">
            <text:p>2.54089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A + ACK</text:p>
          </table:table-cell>
        </table:table-row>
        <table:table-row table:style-name="ro1">
          <table:table-cell office:value-type="float" office:value="2.54092725" calcext:value-type="float">
            <text:p>2.54092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A + ACK</text:p>
          </table:table-cell>
        </table:table-row>
        <table:table-row table:style-name="ro1">
          <table:table-cell office:value-type="float" office:value="2.54095925" calcext:value-type="float">
            <text:p>2.54095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8 + ACK</text:p>
          </table:table-cell>
        </table:table-row>
        <table:table-row table:style-name="ro1">
          <table:table-cell office:value-type="float" office:value="2.54099125" calcext:value-type="float">
            <text:p>2.54099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0 + ACK</text:p>
          </table:table-cell>
        </table:table-row>
        <table:table-row table:style-name="ro1">
          <table:table-cell office:value-type="float" office:value="2.541023" calcext:value-type="float">
            <text:p>2.54102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541055" calcext:value-type="float">
            <text:p>2.5410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7 + ACK</text:p>
          </table:table-cell>
        </table:table-row>
        <table:table-row table:style-name="ro1">
          <table:table-cell office:value-type="float" office:value="2.54108675" calcext:value-type="float">
            <text:p>2.54108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2 + ACK</text:p>
          </table:table-cell>
        </table:table-row>
        <table:table-row table:style-name="ro1">
          <table:table-cell office:value-type="float" office:value="2.54111875" calcext:value-type="float">
            <text:p>2.54111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5 + ACK</text:p>
          </table:table-cell>
        </table:table-row>
        <table:table-row table:style-name="ro1">
          <table:table-cell office:value-type="float" office:value="2.5411505" calcext:value-type="float">
            <text:p>2.54115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0 + ACK</text:p>
          </table:table-cell>
        </table:table-row>
        <table:table-row table:style-name="ro1">
          <table:table-cell office:value-type="float" office:value="2.5411825" calcext:value-type="float">
            <text:p>2.5411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6 + ACK</text:p>
          </table:table-cell>
        </table:table-row>
        <table:table-row table:style-name="ro1">
          <table:table-cell office:value-type="float" office:value="2.5412145" calcext:value-type="float">
            <text:p>2.54121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7 + ACK</text:p>
          </table:table-cell>
        </table:table-row>
        <table:table-row table:style-name="ro1">
          <table:table-cell office:value-type="float" office:value="2.98291725" calcext:value-type="float">
            <text:p>2.98291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9829515" calcext:value-type="float">
            <text:p>2.98295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98298375" calcext:value-type="float">
            <text:p>2.98298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2.98301575" calcext:value-type="float">
            <text:p>2.98301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4 + ACK</text:p>
          </table:table-cell>
        </table:table-row>
        <table:table-row table:style-name="ro1">
          <table:table-cell office:value-type="float" office:value="2.9830475" calcext:value-type="float">
            <text:p>2.9830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9830795" calcext:value-type="float">
            <text:p>2.98307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98311125" calcext:value-type="float">
            <text:p>2.98311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2.98314325" calcext:value-type="float">
            <text:p>2.98314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98317525" calcext:value-type="float">
            <text:p>2.98317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7 + ACK</text:p>
          </table:table-cell>
        </table:table-row>
        <table:table-row table:style-name="ro1">
          <table:table-cell office:value-type="float" office:value="2.983207" calcext:value-type="float">
            <text:p>2.98320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ACK</text:p>
          </table:table-cell>
        </table:table-row>
        <table:table-row table:style-name="ro1">
          <table:table-cell office:value-type="float" office:value="2.983239" calcext:value-type="float">
            <text:p>2.98323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98327075" calcext:value-type="float">
            <text:p>2.98327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98330275" calcext:value-type="float">
            <text:p>2.98330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6 + ACK</text:p>
          </table:table-cell>
        </table:table-row>
        <table:table-row table:style-name="ro1">
          <table:table-cell office:value-type="float" office:value="2.9833345" calcext:value-type="float">
            <text:p>2.98333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9833665" calcext:value-type="float">
            <text:p>2.98336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9 + ACK</text:p>
          </table:table-cell>
        </table:table-row>
        <table:table-row table:style-name="ro1">
          <table:table-cell office:value-type="float" office:value="2.9833985" calcext:value-type="float">
            <text:p>2.98339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4 + ACK</text:p>
          </table:table-cell>
        </table:table-row>
        <table:table-row table:style-name="ro1">
          <table:table-cell office:value-type="float" office:value="2.98343025" calcext:value-type="float">
            <text:p>2.98343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5 + ACK</text:p>
          </table:table-cell>
        </table:table-row>
        <table:table-row table:style-name="ro1">
          <table:table-cell office:value-type="float" office:value="2.98346225" calcext:value-type="float">
            <text:p>2.98346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C + ACK</text:p>
          </table:table-cell>
        </table:table-row>
        <table:table-row table:style-name="ro1">
          <table:table-cell office:value-type="float" office:value="2.983494" calcext:value-type="float">
            <text:p>2.98349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3 + ACK</text:p>
          </table:table-cell>
        </table:table-row>
        <table:table-row table:style-name="ro1">
          <table:table-cell office:value-type="float" office:value="2.983526" calcext:value-type="float">
            <text:p>2.98352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2.98355775" calcext:value-type="float">
            <text:p>2.9835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2.98358975" calcext:value-type="float">
            <text:p>2.98358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0 + ACK</text:p>
          </table:table-cell>
        </table:table-row>
        <table:table-row table:style-name="ro1">
          <table:table-cell office:value-type="float" office:value="2.98362175" calcext:value-type="float">
            <text:p>2.98362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B + ACK</text:p>
          </table:table-cell>
        </table:table-row>
        <table:table-row table:style-name="ro1">
          <table:table-cell office:value-type="float" office:value="2.9836535" calcext:value-type="float">
            <text:p>2.98365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A + ACK</text:p>
          </table:table-cell>
        </table:table-row>
        <table:table-row table:style-name="ro1">
          <table:table-cell office:value-type="float" office:value="2.9836855" calcext:value-type="float">
            <text:p>2.98368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A + ACK</text:p>
          </table:table-cell>
        </table:table-row>
        <table:table-row table:style-name="ro1">
          <table:table-cell office:value-type="float" office:value="2.98371725" calcext:value-type="float">
            <text:p>2.98371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8 + ACK</text:p>
          </table:table-cell>
        </table:table-row>
        <table:table-row table:style-name="ro1">
          <table:table-cell office:value-type="float" office:value="2.98374925" calcext:value-type="float">
            <text:p>2.98374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0 + ACK</text:p>
          </table:table-cell>
        </table:table-row>
        <table:table-row table:style-name="ro1">
          <table:table-cell office:value-type="float" office:value="2.983781" calcext:value-type="float">
            <text:p>2.98378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983813" calcext:value-type="float">
            <text:p>2.98381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7 + ACK</text:p>
          </table:table-cell>
        </table:table-row>
        <table:table-row table:style-name="ro1">
          <table:table-cell office:value-type="float" office:value="2.983845" calcext:value-type="float">
            <text:p>2.9838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2 + ACK</text:p>
          </table:table-cell>
        </table:table-row>
        <table:table-row table:style-name="ro1">
          <table:table-cell office:value-type="float" office:value="2.98387675" calcext:value-type="float">
            <text:p>2.98387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5 + ACK</text:p>
          </table:table-cell>
        </table:table-row>
        <table:table-row table:style-name="ro1">
          <table:table-cell office:value-type="float" office:value="2.98390875" calcext:value-type="float">
            <text:p>2.98390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0 + ACK</text:p>
          </table:table-cell>
        </table:table-row>
        <table:table-row table:style-name="ro1">
          <table:table-cell office:value-type="float" office:value="2.983942" calcext:value-type="float">
            <text:p>2.98394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6 + ACK</text:p>
          </table:table-cell>
        </table:table-row>
        <table:table-row table:style-name="ro1">
          <table:table-cell office:value-type="float" office:value="2.983974" calcext:value-type="float">
            <text:p>2.98397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7 + Missing ACK/NAK</text:p>
          </table:table-cell>
        </table:table-row>
        <table:table-row table:style-name="ro1">
          <table:table-cell office:value-type="float" office:value="2.985649" calcext:value-type="float">
            <text:p>2.98564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985682" calcext:value-type="float">
            <text:p>2.98568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2.98571425" calcext:value-type="float">
            <text:p>2.98571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2.985746" calcext:value-type="float">
            <text:p>2.98574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4 + ACK</text:p>
          </table:table-cell>
        </table:table-row>
        <table:table-row table:style-name="ro1">
          <table:table-cell office:value-type="float" office:value="2.985778" calcext:value-type="float">
            <text:p>2.98577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98581" calcext:value-type="float">
            <text:p>2.9858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98584175" calcext:value-type="float">
            <text:p>2.98584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2.98587375" calcext:value-type="float">
            <text:p>2.98587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2.9859055" calcext:value-type="float">
            <text:p>2.98590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7 + ACK</text:p>
          </table:table-cell>
        </table:table-row>
        <table:table-row table:style-name="ro1">
          <table:table-cell office:value-type="float" office:value="2.98594175" calcext:value-type="float">
            <text:p>2.98594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ACK</text:p>
          </table:table-cell>
        </table:table-row>
        <table:table-row table:style-name="ro1">
          <table:table-cell office:value-type="float" office:value="2.9859735" calcext:value-type="float">
            <text:p>2.98597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9860055" calcext:value-type="float">
            <text:p>2.98600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9860375" calcext:value-type="float">
            <text:p>2.9860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6 + ACK</text:p>
          </table:table-cell>
        </table:table-row>
        <table:table-row table:style-name="ro1">
          <table:table-cell office:value-type="float" office:value="2.98606925" calcext:value-type="float">
            <text:p>2.98606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2.98610125" calcext:value-type="float">
            <text:p>2.98610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9 + ACK</text:p>
          </table:table-cell>
        </table:table-row>
        <table:table-row table:style-name="ro1">
          <table:table-cell office:value-type="float" office:value="2.986133" calcext:value-type="float">
            <text:p>2.9861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4 + ACK</text:p>
          </table:table-cell>
        </table:table-row>
        <table:table-row table:style-name="ro1">
          <table:table-cell office:value-type="float" office:value="2.986165" calcext:value-type="float">
            <text:p>2.9861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5 + ACK</text:p>
          </table:table-cell>
        </table:table-row>
        <table:table-row table:style-name="ro1">
          <table:table-cell office:value-type="float" office:value="2.98619675" calcext:value-type="float">
            <text:p>2.98619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C + ACK</text:p>
          </table:table-cell>
        </table:table-row>
        <table:table-row table:style-name="ro1">
          <table:table-cell office:value-type="float" office:value="2.98622875" calcext:value-type="float">
            <text:p>2.98622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3 + ACK</text:p>
          </table:table-cell>
        </table:table-row>
        <table:table-row table:style-name="ro1">
          <table:table-cell office:value-type="float" office:value="2.98626075" calcext:value-type="float">
            <text:p>2.98626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2.9862925" calcext:value-type="float">
            <text:p>2.9862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2.9863245" calcext:value-type="float">
            <text:p>2.98632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0 + ACK</text:p>
          </table:table-cell>
        </table:table-row>
        <table:table-row table:style-name="ro1">
          <table:table-cell office:value-type="float" office:value="2.98635625" calcext:value-type="float">
            <text:p>2.98635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B + ACK</text:p>
          </table:table-cell>
        </table:table-row>
        <table:table-row table:style-name="ro1">
          <table:table-cell office:value-type="float" office:value="2.98638825" calcext:value-type="float">
            <text:p>2.98638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A + ACK</text:p>
          </table:table-cell>
        </table:table-row>
        <table:table-row table:style-name="ro1">
          <table:table-cell office:value-type="float" office:value="2.98642" calcext:value-type="float">
            <text:p>2.9864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A + ACK</text:p>
          </table:table-cell>
        </table:table-row>
        <table:table-row table:style-name="ro1">
          <table:table-cell office:value-type="float" office:value="2.986452" calcext:value-type="float">
            <text:p>2.98645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8 + ACK</text:p>
          </table:table-cell>
        </table:table-row>
        <table:table-row table:style-name="ro1">
          <table:table-cell office:value-type="float" office:value="2.986484" calcext:value-type="float">
            <text:p>2.98648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0 + ACK</text:p>
          </table:table-cell>
        </table:table-row>
        <table:table-row table:style-name="ro1">
          <table:table-cell office:value-type="float" office:value="2.98651575" calcext:value-type="float">
            <text:p>2.98651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98654775" calcext:value-type="float">
            <text:p>2.98654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7 + ACK</text:p>
          </table:table-cell>
        </table:table-row>
        <table:table-row table:style-name="ro1">
          <table:table-cell office:value-type="float" office:value="2.9865795" calcext:value-type="float">
            <text:p>2.98657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2 + ACK</text:p>
          </table:table-cell>
        </table:table-row>
        <table:table-row table:style-name="ro1">
          <table:table-cell office:value-type="float" office:value="2.9866115" calcext:value-type="float">
            <text:p>2.98661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5 + Missing ACK/NAK</text:p>
          </table:table-cell>
        </table:table-row>
        <table:table-row table:style-name="ro1">
          <table:table-cell office:value-type="float" office:value="2.98664325" calcext:value-type="float">
            <text:p>2.98664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18] + ACK</text:p>
          </table:table-cell>
        </table:table-row>
        <table:table-row table:style-name="ro1">
          <table:table-cell office:value-type="float" office:value="2.98667525" calcext:value-type="float">
            <text:p>2.98667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6 + ACK</text:p>
          </table:table-cell>
        </table:table-row>
        <table:table-row table:style-name="ro1">
          <table:table-cell office:value-type="float" office:value="2.98670725" calcext:value-type="float">
            <text:p>2.98670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7 + ACK</text:p>
          </table:table-cell>
        </table:table-row>
        <table:table-row table:style-name="ro1">
          <table:table-cell office:value-type="float" office:value="2.98764425" calcext:value-type="float">
            <text:p>2.98764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987677" calcext:value-type="float">
            <text:p>2.98767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4 + ACK</text:p>
          </table:table-cell>
        </table:table-row>
        <table:table-row table:style-name="ro1">
          <table:table-cell office:value-type="float" office:value="2.987709" calcext:value-type="float">
            <text:p>2.98770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5 + ACK</text:p>
          </table:table-cell>
        </table:table-row>
        <table:table-row table:style-name="ro1">
          <table:table-cell office:value-type="float" office:value="2.98864475" calcext:value-type="float">
            <text:p>2.98864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9886775" calcext:value-type="float">
            <text:p>2.9886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6 + ACK</text:p>
          </table:table-cell>
        </table:table-row>
        <table:table-row table:style-name="ro1">
          <table:table-cell office:value-type="float" office:value="2.9887095" calcext:value-type="float">
            <text:p>2.98870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7 + ACK</text:p>
          </table:table-cell>
        </table:table-row>
        <table:table-row table:style-name="ro1">
          <table:table-cell office:value-type="float" office:value="2.9896425" calcext:value-type="float">
            <text:p>2.989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989675" calcext:value-type="float">
            <text:p>2.989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2.989707" calcext:value-type="float">
            <text:p>2.98970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F + ACK</text:p>
          </table:table-cell>
        </table:table-row>
        <table:table-row table:style-name="ro1">
          <table:table-cell office:value-type="float" office:value="2.99064325" calcext:value-type="float">
            <text:p>2.99064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990676" calcext:value-type="float">
            <text:p>2.99067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7 + ACK</text:p>
          </table:table-cell>
        </table:table-row>
        <table:table-row table:style-name="ro1">
          <table:table-cell office:value-type="float" office:value="2.990708" calcext:value-type="float">
            <text:p>2.99070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8 + ACK</text:p>
          </table:table-cell>
        </table:table-row>
        <table:table-row table:style-name="ro1">
          <table:table-cell office:value-type="float" office:value="2.99164375" calcext:value-type="float">
            <text:p>2.99164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9916765" calcext:value-type="float">
            <text:p>2.99167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A + ACK</text:p>
          </table:table-cell>
        </table:table-row>
        <table:table-row table:style-name="ro1">
          <table:table-cell office:value-type="float" office:value="2.99170825" calcext:value-type="float">
            <text:p>2.99170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0 + ACK</text:p>
          </table:table-cell>
        </table:table-row>
        <table:table-row table:style-name="ro1">
          <table:table-cell office:value-type="float" office:value="2.99264625" calcext:value-type="float">
            <text:p>2.99264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992679" calcext:value-type="float">
            <text:p>2.99267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2.992711" calcext:value-type="float">
            <text:p>2.9927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E + ACK</text:p>
          </table:table-cell>
        </table:table-row>
        <table:table-row table:style-name="ro1">
          <table:table-cell office:value-type="float" office:value="2.993646" calcext:value-type="float">
            <text:p>2.99364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99367875" calcext:value-type="float">
            <text:p>2.99367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2.9937105" calcext:value-type="float">
            <text:p>2.99371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2.994645" calcext:value-type="float">
            <text:p>2.9946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99467775" calcext:value-type="float">
            <text:p>2.99467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2.9947095" calcext:value-type="float">
            <text:p>2.99470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5 + ACK</text:p>
          </table:table-cell>
        </table:table-row>
        <table:table-row table:style-name="ro1">
          <table:table-cell office:value-type="float" office:value="2.99564575" calcext:value-type="float">
            <text:p>2.99564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99567875" calcext:value-type="float">
            <text:p>2.99567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8 + ACK</text:p>
          </table:table-cell>
        </table:table-row>
        <table:table-row table:style-name="ro1">
          <table:table-cell office:value-type="float" office:value="2.9957105" calcext:value-type="float">
            <text:p>2.99571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0 + ACK</text:p>
          </table:table-cell>
        </table:table-row>
        <table:table-row table:style-name="ro1">
          <table:table-cell office:value-type="float" office:value="2.99664625" calcext:value-type="float">
            <text:p>2.99664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996679" calcext:value-type="float">
            <text:p>2.99667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2.99671075" calcext:value-type="float">
            <text:p>2.99671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F + Missing ACK/NAK</text:p>
          </table:table-cell>
        </table:table-row>
        <table:table-row table:style-name="ro1">
          <table:table-cell office:value-type="float" office:value="2.997649" calcext:value-type="float">
            <text:p>2.99764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99768175" calcext:value-type="float">
            <text:p>2.99768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B + ACK</text:p>
          </table:table-cell>
        </table:table-row>
        <table:table-row table:style-name="ro1">
          <table:table-cell office:value-type="float" office:value="2.99771375" calcext:value-type="float">
            <text:p>2.99771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 + ACK</text:p>
          </table:table-cell>
        </table:table-row>
        <table:table-row table:style-name="ro1">
          <table:table-cell office:value-type="float" office:value="2.998648" calcext:value-type="float">
            <text:p>2.99864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998681" calcext:value-type="float">
            <text:p>2.99868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2.99871275" calcext:value-type="float">
            <text:p>2.99871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B + ACK</text:p>
          </table:table-cell>
        </table:table-row>
        <table:table-row table:style-name="ro1">
          <table:table-cell office:value-type="float" office:value="2.99964725" calcext:value-type="float">
            <text:p>2.99964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2.99968" calcext:value-type="float">
            <text:p>2.9996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2.999712" calcext:value-type="float">
            <text:p>2.99971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2 + ACK</text:p>
          </table:table-cell>
        </table:table-row>
        <table:table-row table:style-name="ro1">
          <table:table-cell office:value-type="float" office:value="3.000649" calcext:value-type="float">
            <text:p>3.00064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0068175" calcext:value-type="float">
            <text:p>3.00068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8 + ACK</text:p>
          </table:table-cell>
        </table:table-row>
        <table:table-row table:style-name="ro1">
          <table:table-cell office:value-type="float" office:value="3.00071375" calcext:value-type="float">
            <text:p>3.00071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B + ACK</text:p>
          </table:table-cell>
        </table:table-row>
        <table:table-row table:style-name="ro1">
          <table:table-cell office:value-type="float" office:value="3.001648" calcext:value-type="float">
            <text:p>3.00164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0168075" calcext:value-type="float">
            <text:p>3.00168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3.00171275" calcext:value-type="float">
            <text:p>3.00171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B + ACK</text:p>
          </table:table-cell>
        </table:table-row>
        <table:table-row table:style-name="ro1">
          <table:table-cell office:value-type="float" office:value="3.002659" calcext:value-type="float">
            <text:p>3.00265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02692" calcext:value-type="float">
            <text:p>3.00269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3.002724" calcext:value-type="float">
            <text:p>3.00272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F + ACK</text:p>
          </table:table-cell>
        </table:table-row>
        <table:table-row table:style-name="ro1">
          <table:table-cell office:value-type="float" office:value="3.003652" calcext:value-type="float">
            <text:p>3.00365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0368475" calcext:value-type="float">
            <text:p>3.00368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ACK</text:p>
          </table:table-cell>
        </table:table-row>
        <table:table-row table:style-name="ro1">
          <table:table-cell office:value-type="float" office:value="3.00371675" calcext:value-type="float">
            <text:p>3.00371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B + ACK</text:p>
          </table:table-cell>
        </table:table-row>
        <table:table-row table:style-name="ro1">
          <table:table-cell office:value-type="float" office:value="3.00465025" calcext:value-type="float">
            <text:p>3.00465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04683" calcext:value-type="float">
            <text:p>3.00468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3.00471475" calcext:value-type="float">
            <text:p>3.00471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5 + ACK</text:p>
          </table:table-cell>
        </table:table-row>
        <table:table-row table:style-name="ro1">
          <table:table-cell office:value-type="float" office:value="3.005657" calcext:value-type="float">
            <text:p>3.00565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0568975" calcext:value-type="float">
            <text:p>3.00568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3.005722" calcext:value-type="float">
            <text:p>3.00572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4 + ACK</text:p>
          </table:table-cell>
        </table:table-row>
        <table:table-row table:style-name="ro1">
          <table:table-cell office:value-type="float" office:value="3.00664975" calcext:value-type="float">
            <text:p>3.00664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066825" calcext:value-type="float">
            <text:p>3.0066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3.0067145" calcext:value-type="float">
            <text:p>3.00671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 + ACK</text:p>
          </table:table-cell>
        </table:table-row>
        <table:table-row table:style-name="ro1">
          <table:table-cell office:value-type="float" office:value="3.00765325" calcext:value-type="float">
            <text:p>3.00765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0768575" calcext:value-type="float">
            <text:p>3.00768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3.00771775" calcext:value-type="float">
            <text:p>3.00771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Missing ACK/NAK</text:p>
          </table:table-cell>
        </table:table-row>
        <table:table-row table:style-name="ro1">
          <table:table-cell office:value-type="float" office:value="3.00865125" calcext:value-type="float">
            <text:p>3.00865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08684" calcext:value-type="float">
            <text:p>3.00868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3.00871575" calcext:value-type="float">
            <text:p>3.00871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3.0096525" calcext:value-type="float">
            <text:p>3.0096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0968525" calcext:value-type="float">
            <text:p>3.00968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Missing ACK/NAK</text:p>
          </table:table-cell>
        </table:table-row>
        <table:table-row table:style-name="ro1">
          <table:table-cell office:value-type="float" office:value="3.00971725" calcext:value-type="float">
            <text:p>3.00971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2] + ACK</text:p>
          </table:table-cell>
        </table:table-row>
        <table:table-row table:style-name="ro1">
          <table:table-cell office:value-type="float" office:value="3.0106525" calcext:value-type="float">
            <text:p>3.0106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1068525" calcext:value-type="float">
            <text:p>3.01068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3.01071725" calcext:value-type="float">
            <text:p>3.01071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E + ACK</text:p>
          </table:table-cell>
        </table:table-row>
        <table:table-row table:style-name="ro1">
          <table:table-cell office:value-type="float" office:value="3.011653" calcext:value-type="float">
            <text:p>3.01165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1168575" calcext:value-type="float">
            <text:p>3.01168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1 + ACK</text:p>
          </table:table-cell>
        </table:table-row>
        <table:table-row table:style-name="ro1">
          <table:table-cell office:value-type="float" office:value="3.01171775" calcext:value-type="float">
            <text:p>3.01171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3.01343625" calcext:value-type="float">
            <text:p>3.01343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1346925" calcext:value-type="float">
            <text:p>3.01346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2 + ACK</text:p>
          </table:table-cell>
        </table:table-row>
        <table:table-row table:style-name="ro1">
          <table:table-cell office:value-type="float" office:value="3.0135015" calcext:value-type="float">
            <text:p>3.01350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3.01465175" calcext:value-type="float">
            <text:p>3.01465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146845" calcext:value-type="float">
            <text:p>3.01468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F + ACK</text:p>
          </table:table-cell>
        </table:table-row>
        <table:table-row table:style-name="ro1">
          <table:table-cell office:value-type="float" office:value="3.0147165" calcext:value-type="float">
            <text:p>3.01471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4 + ACK</text:p>
          </table:table-cell>
        </table:table-row>
        <table:table-row table:style-name="ro1">
          <table:table-cell office:value-type="float" office:value="3.015655" calcext:value-type="float">
            <text:p>3.0156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15688" calcext:value-type="float">
            <text:p>3.01568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3.01572" calcext:value-type="float">
            <text:p>3.0157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3 + ACK</text:p>
          </table:table-cell>
        </table:table-row>
        <table:table-row table:style-name="ro1">
          <table:table-cell office:value-type="float" office:value="3.01665325" calcext:value-type="float">
            <text:p>3.01665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1668575" calcext:value-type="float">
            <text:p>3.01668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7 + ACK</text:p>
          </table:table-cell>
        </table:table-row>
        <table:table-row table:style-name="ro1">
          <table:table-cell office:value-type="float" office:value="3.01671775" calcext:value-type="float">
            <text:p>3.01671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8 + ACK</text:p>
          </table:table-cell>
        </table:table-row>
        <table:table-row table:style-name="ro1">
          <table:table-cell office:value-type="float" office:value="3.017654" calcext:value-type="float">
            <text:p>3.01765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1768675" calcext:value-type="float">
            <text:p>3.01768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3.01771875" calcext:value-type="float">
            <text:p>3.01771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2 + ACK</text:p>
          </table:table-cell>
        </table:table-row>
        <table:table-row table:style-name="ro1">
          <table:table-cell office:value-type="float" office:value="3.01866225" calcext:value-type="float">
            <text:p>3.01866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18695" calcext:value-type="float">
            <text:p>3.0186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3 + Missing ACK/NAK</text:p>
          </table:table-cell>
        </table:table-row>
        <table:table-row table:style-name="ro1">
          <table:table-cell office:value-type="float" office:value="3.01872675" calcext:value-type="float">
            <text:p>3.01872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1C] + ACK</text:p>
          </table:table-cell>
        </table:table-row>
        <table:table-row table:style-name="ro1">
          <table:table-cell office:value-type="float" office:value="3.0196565" calcext:value-type="float">
            <text:p>3.01965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196895" calcext:value-type="float">
            <text:p>3.01968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3.01972125" calcext:value-type="float">
            <text:p>3.01972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3 + ACK</text:p>
          </table:table-cell>
        </table:table-row>
        <table:table-row table:style-name="ro1">
          <table:table-cell office:value-type="float" office:value="3.020667" calcext:value-type="float">
            <text:p>3.02066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2069975" calcext:value-type="float">
            <text:p>3.0206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3.0207315" calcext:value-type="float">
            <text:p>3.0207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3 + ACK</text:p>
          </table:table-cell>
        </table:table-row>
        <table:table-row table:style-name="ro1">
          <table:table-cell office:value-type="float" office:value="3.02165775" calcext:value-type="float">
            <text:p>3.0216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216905" calcext:value-type="float">
            <text:p>3.02169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4 + ACK</text:p>
          </table:table-cell>
        </table:table-row>
        <table:table-row table:style-name="ro1">
          <table:table-cell office:value-type="float" office:value="3.02172225" calcext:value-type="float">
            <text:p>3.02172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0 + ACK</text:p>
          </table:table-cell>
        </table:table-row>
        <table:table-row table:style-name="ro1">
          <table:table-cell office:value-type="float" office:value="3.02265625" calcext:value-type="float">
            <text:p>3.02265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22689" calcext:value-type="float">
            <text:p>3.02268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2 + ACK</text:p>
          </table:table-cell>
        </table:table-row>
        <table:table-row table:style-name="ro1">
          <table:table-cell office:value-type="float" office:value="3.022721" calcext:value-type="float">
            <text:p>3.0227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3.02366125" calcext:value-type="float">
            <text:p>3.02366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23694" calcext:value-type="float">
            <text:p>3.02369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6 + ACK</text:p>
          </table:table-cell>
        </table:table-row>
        <table:table-row table:style-name="ro1">
          <table:table-cell office:value-type="float" office:value="3.023726" calcext:value-type="float">
            <text:p>3.02372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F + ACK</text:p>
          </table:table-cell>
        </table:table-row>
        <table:table-row table:style-name="ro1">
          <table:table-cell office:value-type="float" office:value="3.02465775" calcext:value-type="float">
            <text:p>3.0246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2469075" calcext:value-type="float">
            <text:p>3.02469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5 + ACK</text:p>
          </table:table-cell>
        </table:table-row>
        <table:table-row table:style-name="ro1">
          <table:table-cell office:value-type="float" office:value="3.02472275" calcext:value-type="float">
            <text:p>3.0247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E + ACK</text:p>
          </table:table-cell>
        </table:table-row>
        <table:table-row table:style-name="ro1">
          <table:table-cell office:value-type="float" office:value="3.035682" calcext:value-type="float">
            <text:p>3.03568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3571525" calcext:value-type="float">
            <text:p>3.03571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03643975" calcext:value-type="float">
            <text:p>3.03643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036473" calcext:value-type="float">
            <text:p>3.03647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03652675" calcext:value-type="float">
            <text:p>3.03652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54] + NAK</text:p>
          </table:table-cell>
        </table:table-row>
        <table:table-row table:style-name="ro1">
          <table:table-cell office:value-type="float" office:value="3.03736575" calcext:value-type="float">
            <text:p>3.03736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3739825" calcext:value-type="float">
            <text:p>3.03739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Missing ACK/NAK</text:p>
          </table:table-cell>
        </table:table-row>
        <table:table-row table:style-name="ro1">
          <table:table-cell office:value-type="float" office:value="3.03812275" calcext:value-type="float">
            <text:p>3.0381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0381545" calcext:value-type="float">
            <text:p>3.03815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0381855" calcext:value-type="float">
            <text:p>3.03818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D + ACK</text:p>
          </table:table-cell>
        </table:table-row>
        <table:table-row table:style-name="ro1">
          <table:table-cell office:value-type="float" office:value="3.0382165" calcext:value-type="float">
            <text:p>3.03821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6 + NAK</text:p>
          </table:table-cell>
        </table:table-row>
        <table:table-row table:style-name="ro1">
          <table:table-cell office:value-type="float" office:value="3.0390415" calcext:value-type="float">
            <text:p>3.03904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390745" calcext:value-type="float">
            <text:p>3.03907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0397985" calcext:value-type="float">
            <text:p>3.03979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039849" calcext:value-type="float">
            <text:p>3.03984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2] + NAK</text:p>
          </table:table-cell>
        </table:table-row>
        <table:table-row table:style-name="ro1">
          <table:table-cell office:value-type="float" office:value="3.03987975" calcext:value-type="float">
            <text:p>3.03987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4 + NAK</text:p>
          </table:table-cell>
        </table:table-row>
        <table:table-row table:style-name="ro1">
          <table:table-cell office:value-type="float" office:value="3.040722" calcext:value-type="float">
            <text:p>3.04072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40755" calcext:value-type="float">
            <text:p>3.0407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04147925" calcext:value-type="float">
            <text:p>3.04147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0415115" calcext:value-type="float">
            <text:p>3.04151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041543" calcext:value-type="float">
            <text:p>3.04154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D + ACK</text:p>
          </table:table-cell>
        </table:table-row>
        <table:table-row table:style-name="ro1">
          <table:table-cell office:value-type="float" office:value="3.042399" calcext:value-type="float">
            <text:p>3.04239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424315" calcext:value-type="float">
            <text:p>3.0424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3.04246375" calcext:value-type="float">
            <text:p>3.04246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2 + ACK</text:p>
          </table:table-cell>
        </table:table-row>
        <table:table-row table:style-name="ro1">
          <table:table-cell office:value-type="float" office:value="3.04366175" calcext:value-type="float">
            <text:p>3.04366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436945" calcext:value-type="float">
            <text:p>3.04369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3.0437265" calcext:value-type="float">
            <text:p>3.04372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5 + ACK</text:p>
          </table:table-cell>
        </table:table-row>
        <table:table-row table:style-name="ro1">
          <table:table-cell office:value-type="float" office:value="3.044665" calcext:value-type="float">
            <text:p>3.0446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4469775" calcext:value-type="float">
            <text:p>3.04469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3.04472975" calcext:value-type="float">
            <text:p>3.0447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E + ACK</text:p>
          </table:table-cell>
        </table:table-row>
        <table:table-row table:style-name="ro1">
          <table:table-cell office:value-type="float" office:value="3.045671" calcext:value-type="float">
            <text:p>3.04567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4570375" calcext:value-type="float">
            <text:p>3.04570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04573575" calcext:value-type="float">
            <text:p>3.04573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F + ACK</text:p>
          </table:table-cell>
        </table:table-row>
        <table:table-row table:style-name="ro1">
          <table:table-cell office:value-type="float" office:value="3.04666575" calcext:value-type="float">
            <text:p>3.04666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4669875" calcext:value-type="float">
            <text:p>3.04669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3.0467305" calcext:value-type="float">
            <text:p>3.04673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3.04766525" calcext:value-type="float">
            <text:p>3.04766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47698" calcext:value-type="float">
            <text:p>3.04769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3.04772975" calcext:value-type="float">
            <text:p>3.0477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E + ACK</text:p>
          </table:table-cell>
        </table:table-row>
        <table:table-row table:style-name="ro1">
          <table:table-cell office:value-type="float" office:value="3.04866525" calcext:value-type="float">
            <text:p>3.04866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48698" calcext:value-type="float">
            <text:p>3.04869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B + ACK</text:p>
          </table:table-cell>
        </table:table-row>
        <table:table-row table:style-name="ro1">
          <table:table-cell office:value-type="float" office:value="3.04872975" calcext:value-type="float">
            <text:p>3.0487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04966575" calcext:value-type="float">
            <text:p>3.04966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496985" calcext:value-type="float">
            <text:p>3.04969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3.04973025" calcext:value-type="float">
            <text:p>3.04973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05067025" calcext:value-type="float">
            <text:p>3.05067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50703" calcext:value-type="float">
            <text:p>3.05070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3.05073475" calcext:value-type="float">
            <text:p>3.05073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3.06467175" calcext:value-type="float">
            <text:p>3.06467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6470475" calcext:value-type="float">
            <text:p>3.06470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06542975" calcext:value-type="float">
            <text:p>3.0654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0654625" calcext:value-type="float">
            <text:p>3.0654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0654945" calcext:value-type="float">
            <text:p>3.06549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NAK</text:p>
          </table:table-cell>
        </table:table-row>
        <table:table-row table:style-name="ro1">
          <table:table-cell office:value-type="float" office:value="3.066325" calcext:value-type="float">
            <text:p>3.066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663575" calcext:value-type="float">
            <text:p>3.0663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06708175" calcext:value-type="float">
            <text:p>3.06708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0671135" calcext:value-type="float">
            <text:p>3.06711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0671445" calcext:value-type="float">
            <text:p>3.06714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NAK</text:p>
          </table:table-cell>
        </table:table-row>
        <table:table-row table:style-name="ro1">
          <table:table-cell office:value-type="float" office:value="3.06796625" calcext:value-type="float">
            <text:p>3.06796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679995" calcext:value-type="float">
            <text:p>3.06799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06872375" calcext:value-type="float">
            <text:p>3.06872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0687555" calcext:value-type="float">
            <text:p>3.06875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06878625" calcext:value-type="float">
            <text:p>3.06878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9 + NAK</text:p>
          </table:table-cell>
        </table:table-row>
        <table:table-row table:style-name="ro1">
          <table:table-cell office:value-type="float" office:value="3.069611" calcext:value-type="float">
            <text:p>3.0696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696435" calcext:value-type="float">
            <text:p>3.06964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3.0696755" calcext:value-type="float">
            <text:p>3.06967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1 + ACK</text:p>
          </table:table-cell>
        </table:table-row>
        <table:table-row table:style-name="ro1">
          <table:table-cell office:value-type="float" office:value="3.0836795" calcext:value-type="float">
            <text:p>3.08367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837125" calcext:value-type="float">
            <text:p>3.0837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0844365" calcext:value-type="float">
            <text:p>3.08443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084488" calcext:value-type="float">
            <text:p>3.08448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2E] + NAK</text:p>
          </table:table-cell>
        </table:table-row>
        <table:table-row table:style-name="ro1">
          <table:table-cell office:value-type="float" office:value="3.08532775" calcext:value-type="float">
            <text:p>3.08532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853605" calcext:value-type="float">
            <text:p>3.08536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08608475" calcext:value-type="float">
            <text:p>3.08608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08611675" calcext:value-type="float">
            <text:p>3.08611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0861475" calcext:value-type="float">
            <text:p>3.0861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5 + NAK</text:p>
          </table:table-cell>
        </table:table-row>
        <table:table-row table:style-name="ro1">
          <table:table-cell office:value-type="float" office:value="3.0869695" calcext:value-type="float">
            <text:p>3.08696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8700175" calcext:value-type="float">
            <text:p>3.08700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087726" calcext:value-type="float">
            <text:p>3.08772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3.08777975" calcext:value-type="float">
            <text:p>3.08777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5C] + ACK</text:p>
          </table:table-cell>
        </table:table-row>
        <table:table-row table:style-name="ro1">
          <table:table-cell office:value-type="float" office:value="3.08861325" calcext:value-type="float">
            <text:p>3.08861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08864575" calcext:value-type="float">
            <text:p>3.08864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3.08867775" calcext:value-type="float">
            <text:p>3.08867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2 + ACK</text:p>
          </table:table-cell>
        </table:table-row>
        <table:table-row table:style-name="ro1">
          <table:table-cell office:value-type="float" office:value="3.10268825" calcext:value-type="float">
            <text:p>3.10268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0272125" calcext:value-type="float">
            <text:p>3.10272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1034455" calcext:value-type="float">
            <text:p>3.10344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10347825" calcext:value-type="float">
            <text:p>3.10347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1035105" calcext:value-type="float">
            <text:p>3.10351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10433825" calcext:value-type="float">
            <text:p>3.10433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0437075" calcext:value-type="float">
            <text:p>3.10437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105095" calcext:value-type="float">
            <text:p>3.1050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105127" calcext:value-type="float">
            <text:p>3.10512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10515775" calcext:value-type="float">
            <text:p>3.1051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10598" calcext:value-type="float">
            <text:p>3.1059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0601275" calcext:value-type="float">
            <text:p>3.10601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106737" calcext:value-type="float">
            <text:p>3.10673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1067685" calcext:value-type="float">
            <text:p>3.10676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1067995" calcext:value-type="float">
            <text:p>3.10679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10762525" calcext:value-type="float">
            <text:p>3.10762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0765775" calcext:value-type="float">
            <text:p>3.1076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B + ACK</text:p>
          </table:table-cell>
        </table:table-row>
        <table:table-row table:style-name="ro1">
          <table:table-cell office:value-type="float" office:value="3.10769" calcext:value-type="float">
            <text:p>3.1076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10868875" calcext:value-type="float">
            <text:p>3.10868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0872175" calcext:value-type="float">
            <text:p>3.10872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3.10875375" calcext:value-type="float">
            <text:p>3.10875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12269425" calcext:value-type="float">
            <text:p>3.12269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2272725" calcext:value-type="float">
            <text:p>3.12272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1234515" calcext:value-type="float">
            <text:p>3.12345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12348425" calcext:value-type="float">
            <text:p>3.12348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1235165" calcext:value-type="float">
            <text:p>3.12351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1243435" calcext:value-type="float">
            <text:p>3.12434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2437625" calcext:value-type="float">
            <text:p>3.12437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12510125" calcext:value-type="float">
            <text:p>3.12510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3.125997" calcext:value-type="float">
            <text:p>3.12599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260295" calcext:value-type="float">
            <text:p>3.12602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1267535" calcext:value-type="float">
            <text:p>3.12675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126785" calcext:value-type="float">
            <text:p>3.1267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126816" calcext:value-type="float">
            <text:p>3.12681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12764025" calcext:value-type="float">
            <text:p>3.12764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2767275" calcext:value-type="float">
            <text:p>3.12767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3.127705" calcext:value-type="float">
            <text:p>3.1277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ACK</text:p>
          </table:table-cell>
        </table:table-row>
        <table:table-row table:style-name="ro1">
          <table:table-cell office:value-type="float" office:value="3.14170125" calcext:value-type="float">
            <text:p>3.14170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4173475" calcext:value-type="float">
            <text:p>3.14173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142459" calcext:value-type="float">
            <text:p>3.14245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14249175" calcext:value-type="float">
            <text:p>3.14249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1433505" calcext:value-type="float">
            <text:p>3.14335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43383" calcext:value-type="float">
            <text:p>3.14338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14410725" calcext:value-type="float">
            <text:p>3.14410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144139" calcext:value-type="float">
            <text:p>3.14413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14417" calcext:value-type="float">
            <text:p>3.1441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9 + NAK</text:p>
          </table:table-cell>
        </table:table-row>
        <table:table-row table:style-name="ro1">
          <table:table-cell office:value-type="float" office:value="3.14499225" calcext:value-type="float">
            <text:p>3.14499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450255" calcext:value-type="float">
            <text:p>3.14502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14574975" calcext:value-type="float">
            <text:p>3.14574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14663675" calcext:value-type="float">
            <text:p>3.14663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4666925" calcext:value-type="float">
            <text:p>3.14666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3.1467015" calcext:value-type="float">
            <text:p>3.14670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16071225" calcext:value-type="float">
            <text:p>3.16071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6074525" calcext:value-type="float">
            <text:p>3.16074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16146975" calcext:value-type="float">
            <text:p>3.16146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16150225" calcext:value-type="float">
            <text:p>3.16150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1615345" calcext:value-type="float">
            <text:p>3.16153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162362" calcext:value-type="float">
            <text:p>3.16236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623945" calcext:value-type="float">
            <text:p>3.16239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163119" calcext:value-type="float">
            <text:p>3.16311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16315075" calcext:value-type="float">
            <text:p>3.16315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16318175" calcext:value-type="float">
            <text:p>3.16318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1640095" calcext:value-type="float">
            <text:p>3.16400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64042" calcext:value-type="float">
            <text:p>3.16404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164766" calcext:value-type="float">
            <text:p>3.16476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1647975" calcext:value-type="float">
            <text:p>3.1647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1648285" calcext:value-type="float">
            <text:p>3.16482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1656535" calcext:value-type="float">
            <text:p>3.16565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65686" calcext:value-type="float">
            <text:p>3.16568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3.16571825" calcext:value-type="float">
            <text:p>3.16571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3.179716" calcext:value-type="float">
            <text:p>3.17971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7974875" calcext:value-type="float">
            <text:p>3.17974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18047275" calcext:value-type="float">
            <text:p>3.18047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1805055" calcext:value-type="float">
            <text:p>3.18050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18136425" calcext:value-type="float">
            <text:p>3.1813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8139675" calcext:value-type="float">
            <text:p>3.18139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182121" calcext:value-type="float">
            <text:p>3.1821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182153" calcext:value-type="float">
            <text:p>3.18215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182184" calcext:value-type="float">
            <text:p>3.18218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183006" calcext:value-type="float">
            <text:p>3.18300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8303825" calcext:value-type="float">
            <text:p>3.18303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1837625" calcext:value-type="float">
            <text:p>3.1837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18379425" calcext:value-type="float">
            <text:p>3.18379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184649" calcext:value-type="float">
            <text:p>3.18464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8468175" calcext:value-type="float">
            <text:p>3.18468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3.184714" calcext:value-type="float">
            <text:p>3.18471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3.198723" calcext:value-type="float">
            <text:p>3.19872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19875575" calcext:value-type="float">
            <text:p>3.19875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19948" calcext:value-type="float">
            <text:p>3.1994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1995125" calcext:value-type="float">
            <text:p>3.1995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1995445" calcext:value-type="float">
            <text:p>3.19954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200372" calcext:value-type="float">
            <text:p>3.20037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004045" calcext:value-type="float">
            <text:p>3.20040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20112875" calcext:value-type="float">
            <text:p>3.20112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20116075" calcext:value-type="float">
            <text:p>3.20116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2011915" calcext:value-type="float">
            <text:p>3.20119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20201325" calcext:value-type="float">
            <text:p>3.20201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0204575" calcext:value-type="float">
            <text:p>3.20204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20277" calcext:value-type="float">
            <text:p>3.2027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20280175" calcext:value-type="float">
            <text:p>3.20280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20283275" calcext:value-type="float">
            <text:p>3.20283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20365725" calcext:value-type="float">
            <text:p>3.20365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0368975" calcext:value-type="float">
            <text:p>3.20368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3.203722" calcext:value-type="float">
            <text:p>3.20372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3.2177325" calcext:value-type="float">
            <text:p>3.2177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177655" calcext:value-type="float">
            <text:p>3.21776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21849025" calcext:value-type="float">
            <text:p>3.21849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218523" calcext:value-type="float">
            <text:p>3.21852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21855525" calcext:value-type="float">
            <text:p>3.21855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21938525" calcext:value-type="float">
            <text:p>3.21938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1941775" calcext:value-type="float">
            <text:p>3.21941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2201425" calcext:value-type="float">
            <text:p>3.2201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220175" calcext:value-type="float">
            <text:p>3.220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22020625" calcext:value-type="float">
            <text:p>3.22020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2210395" calcext:value-type="float">
            <text:p>3.22103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2107225" calcext:value-type="float">
            <text:p>3.22107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22179625" calcext:value-type="float">
            <text:p>3.22179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22182775" calcext:value-type="float">
            <text:p>3.22182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22185875" calcext:value-type="float">
            <text:p>3.22185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22268325" calcext:value-type="float">
            <text:p>3.22268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2271575" calcext:value-type="float">
            <text:p>3.22271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3.222748" calcext:value-type="float">
            <text:p>3.22274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4 + ACK</text:p>
          </table:table-cell>
        </table:table-row>
        <table:table-row table:style-name="ro1">
          <table:table-cell office:value-type="float" office:value="3.23673975" calcext:value-type="float">
            <text:p>3.23673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36773" calcext:value-type="float">
            <text:p>3.23677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23749725" calcext:value-type="float">
            <text:p>3.23749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2375295" calcext:value-type="float">
            <text:p>3.23752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23756175" calcext:value-type="float">
            <text:p>3.23756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23838975" calcext:value-type="float">
            <text:p>3.23838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384225" calcext:value-type="float">
            <text:p>3.2384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23914675" calcext:value-type="float">
            <text:p>3.23914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23917875" calcext:value-type="float">
            <text:p>3.23917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2392095" calcext:value-type="float">
            <text:p>3.23920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2400315" calcext:value-type="float">
            <text:p>3.2400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40065" calcext:value-type="float">
            <text:p>3.2400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24079" calcext:value-type="float">
            <text:p>3.2407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24082225" calcext:value-type="float">
            <text:p>3.24082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24085375" calcext:value-type="float">
            <text:p>3.24085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2416835" calcext:value-type="float">
            <text:p>3.24168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41716" calcext:value-type="float">
            <text:p>3.24171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3.24174825" calcext:value-type="float">
            <text:p>3.24174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3.255746" calcext:value-type="float">
            <text:p>3.25574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55779" calcext:value-type="float">
            <text:p>3.25577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25650325" calcext:value-type="float">
            <text:p>3.25650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25653575" calcext:value-type="float">
            <text:p>3.25653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25656775" calcext:value-type="float">
            <text:p>3.25656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25739425" calcext:value-type="float">
            <text:p>3.25739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5742675" calcext:value-type="float">
            <text:p>3.25742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258151" calcext:value-type="float">
            <text:p>3.25815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258202" calcext:value-type="float">
            <text:p>3.25820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8] + NAK</text:p>
          </table:table-cell>
        </table:table-row>
        <table:table-row table:style-name="ro1">
          <table:table-cell office:value-type="float" office:value="3.25903575" calcext:value-type="float">
            <text:p>3.25903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5906925" calcext:value-type="float">
            <text:p>3.25906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2597935" calcext:value-type="float">
            <text:p>3.25979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259825" calcext:value-type="float">
            <text:p>3.259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25985575" calcext:value-type="float">
            <text:p>3.25985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D + NAK</text:p>
          </table:table-cell>
        </table:table-row>
        <table:table-row table:style-name="ro1">
          <table:table-cell office:value-type="float" office:value="3.26067975" calcext:value-type="float">
            <text:p>3.26067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6071225" calcext:value-type="float">
            <text:p>3.26071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3.2607445" calcext:value-type="float">
            <text:p>3.26074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6 + ACK</text:p>
          </table:table-cell>
        </table:table-row>
        <table:table-row table:style-name="ro1">
          <table:table-cell office:value-type="float" office:value="3.27475225" calcext:value-type="float">
            <text:p>3.27475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74785" calcext:value-type="float">
            <text:p>3.2747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27551" calcext:value-type="float">
            <text:p>3.2755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275562" calcext:value-type="float">
            <text:p>3.27556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20] + NAK</text:p>
          </table:table-cell>
        </table:table-row>
        <table:table-row table:style-name="ro1">
          <table:table-cell office:value-type="float" office:value="3.27640875" calcext:value-type="float">
            <text:p>3.27640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7644125" calcext:value-type="float">
            <text:p>3.27644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2771655" calcext:value-type="float">
            <text:p>3.27716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2771975" calcext:value-type="float">
            <text:p>3.2771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2772285" calcext:value-type="float">
            <text:p>3.27722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27805325" calcext:value-type="float">
            <text:p>3.27805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7808575" calcext:value-type="float">
            <text:p>3.27808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27880975" calcext:value-type="float">
            <text:p>3.27880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3.2788635" calcext:value-type="float">
            <text:p>3.27886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51] + ACK</text:p>
          </table:table-cell>
        </table:table-row>
        <table:table-row table:style-name="ro1">
          <table:table-cell office:value-type="float" office:value="3.2796965" calcext:value-type="float">
            <text:p>3.27969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79729" calcext:value-type="float">
            <text:p>3.27972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3.27976125" calcext:value-type="float">
            <text:p>3.27976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7 + ACK</text:p>
          </table:table-cell>
        </table:table-row>
        <table:table-row table:style-name="ro1">
          <table:table-cell office:value-type="float" office:value="3.29375975" calcext:value-type="float">
            <text:p>3.29375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937925" calcext:value-type="float">
            <text:p>3.2937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29451675" calcext:value-type="float">
            <text:p>3.29451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29454925" calcext:value-type="float">
            <text:p>3.29454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2945815" calcext:value-type="float">
            <text:p>3.29458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295409" calcext:value-type="float">
            <text:p>3.29540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954415" calcext:value-type="float">
            <text:p>3.29544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29616575" calcext:value-type="float">
            <text:p>3.29616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29619775" calcext:value-type="float">
            <text:p>3.29619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2970505" calcext:value-type="float">
            <text:p>3.29705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9708375" calcext:value-type="float">
            <text:p>3.29708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297808" calcext:value-type="float">
            <text:p>3.29780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29783975" calcext:value-type="float">
            <text:p>3.29783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29787075" calcext:value-type="float">
            <text:p>3.29787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D + NAK</text:p>
          </table:table-cell>
        </table:table-row>
        <table:table-row table:style-name="ro1">
          <table:table-cell office:value-type="float" office:value="3.29869475" calcext:value-type="float">
            <text:p>3.29869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29872725" calcext:value-type="float">
            <text:p>3.29872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3.2987595" calcext:value-type="float">
            <text:p>3.29875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3.312766" calcext:value-type="float">
            <text:p>3.31276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1279875" calcext:value-type="float">
            <text:p>3.31279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313523" calcext:value-type="float">
            <text:p>3.31352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3135555" calcext:value-type="float">
            <text:p>3.31355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314414" calcext:value-type="float">
            <text:p>3.31441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144465" calcext:value-type="float">
            <text:p>3.31444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31517125" calcext:value-type="float">
            <text:p>3.31517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315203" calcext:value-type="float">
            <text:p>3.31520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315234" calcext:value-type="float">
            <text:p>3.31523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316056" calcext:value-type="float">
            <text:p>3.31605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1608825" calcext:value-type="float">
            <text:p>3.31608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3168125" calcext:value-type="float">
            <text:p>3.3168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316844" calcext:value-type="float">
            <text:p>3.31684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317699" calcext:value-type="float">
            <text:p>3.31769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177315" calcext:value-type="float">
            <text:p>3.3177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3.31776375" calcext:value-type="float">
            <text:p>3.31776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3.33177425" calcext:value-type="float">
            <text:p>3.33177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31807" calcext:value-type="float">
            <text:p>3.33180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33253125" calcext:value-type="float">
            <text:p>3.33253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33256375" calcext:value-type="float">
            <text:p>3.33256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332596" calcext:value-type="float">
            <text:p>3.33259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3334235" calcext:value-type="float">
            <text:p>3.33342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3345625" calcext:value-type="float">
            <text:p>3.33345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3341805" calcext:value-type="float">
            <text:p>3.33418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33421225" calcext:value-type="float">
            <text:p>3.33421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33424325" calcext:value-type="float">
            <text:p>3.33424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335066" calcext:value-type="float">
            <text:p>3.33506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3510275" calcext:value-type="float">
            <text:p>3.33510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33582725" calcext:value-type="float">
            <text:p>3.33582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335859" calcext:value-type="float">
            <text:p>3.33585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33589075" calcext:value-type="float">
            <text:p>3.33589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NAK</text:p>
          </table:table-cell>
        </table:table-row>
        <table:table-row table:style-name="ro1">
          <table:table-cell office:value-type="float" office:value="3.33672275" calcext:value-type="float">
            <text:p>3.3367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3675525" calcext:value-type="float">
            <text:p>3.33675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3.3367875" calcext:value-type="float">
            <text:p>3.3367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3.35078275" calcext:value-type="float">
            <text:p>3.35078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50816" calcext:value-type="float">
            <text:p>3.35081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35154025" calcext:value-type="float">
            <text:p>3.35154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35157275" calcext:value-type="float">
            <text:p>3.35157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352431" calcext:value-type="float">
            <text:p>3.35243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524635" calcext:value-type="float">
            <text:p>3.35246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35318775" calcext:value-type="float">
            <text:p>3.35318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35321975" calcext:value-type="float">
            <text:p>3.35321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35325075" calcext:value-type="float">
            <text:p>3.35325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B5 + NAK</text:p>
          </table:table-cell>
        </table:table-row>
        <table:table-row table:style-name="ro1">
          <table:table-cell office:value-type="float" office:value="3.3540725" calcext:value-type="float">
            <text:p>3.3540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5410475" calcext:value-type="float">
            <text:p>3.35410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354829" calcext:value-type="float">
            <text:p>3.35482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3548605" calcext:value-type="float">
            <text:p>3.35486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355716" calcext:value-type="float">
            <text:p>3.35571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557485" calcext:value-type="float">
            <text:p>3.35574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3.35578075" calcext:value-type="float">
            <text:p>3.35578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B + ACK</text:p>
          </table:table-cell>
        </table:table-row>
        <table:table-row table:style-name="ro1">
          <table:table-cell office:value-type="float" office:value="3.3697875" calcext:value-type="float">
            <text:p>3.3697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6982025" calcext:value-type="float">
            <text:p>3.36982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3705445" calcext:value-type="float">
            <text:p>3.37054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370577" calcext:value-type="float">
            <text:p>3.37057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370609" calcext:value-type="float">
            <text:p>3.37060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5 + NAK</text:p>
          </table:table-cell>
        </table:table-row>
        <table:table-row table:style-name="ro1">
          <table:table-cell office:value-type="float" office:value="3.3714355" calcext:value-type="float">
            <text:p>3.37143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71468" calcext:value-type="float">
            <text:p>3.37146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37219225" calcext:value-type="float">
            <text:p>3.37219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37222425" calcext:value-type="float">
            <text:p>3.37222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372255" calcext:value-type="float">
            <text:p>3.3722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5 + NAK</text:p>
          </table:table-cell>
        </table:table-row>
        <table:table-row table:style-name="ro1">
          <table:table-cell office:value-type="float" office:value="3.37307675" calcext:value-type="float">
            <text:p>3.37307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7311" calcext:value-type="float">
            <text:p>3.373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37383425" calcext:value-type="float">
            <text:p>3.37383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3.37386575" calcext:value-type="float">
            <text:p>3.37386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4] + ACK</text:p>
          </table:table-cell>
        </table:table-row>
        <table:table-row table:style-name="ro1">
          <table:table-cell office:value-type="float" office:value="3.373897" calcext:value-type="float">
            <text:p>3.37389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5 + NAK</text:p>
          </table:table-cell>
        </table:table-row>
        <table:table-row table:style-name="ro1">
          <table:table-cell office:value-type="float" office:value="3.374721" calcext:value-type="float">
            <text:p>3.3747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7475375" calcext:value-type="float">
            <text:p>3.37475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3.37478575" calcext:value-type="float">
            <text:p>3.37478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3.38879475" calcext:value-type="float">
            <text:p>3.38879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8882775" calcext:value-type="float">
            <text:p>3.38882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389552" calcext:value-type="float">
            <text:p>3.38955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3895845" calcext:value-type="float">
            <text:p>3.38958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38961625" calcext:value-type="float">
            <text:p>3.38961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9 + NAK</text:p>
          </table:table-cell>
        </table:table-row>
        <table:table-row table:style-name="ro1">
          <table:table-cell office:value-type="float" office:value="3.3904435" calcext:value-type="float">
            <text:p>3.39044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90476" calcext:value-type="float">
            <text:p>3.39047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39120025" calcext:value-type="float">
            <text:p>3.39120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391232" calcext:value-type="float">
            <text:p>3.39123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391263" calcext:value-type="float">
            <text:p>3.39126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9 + NAK</text:p>
          </table:table-cell>
        </table:table-row>
        <table:table-row table:style-name="ro1">
          <table:table-cell office:value-type="float" office:value="3.392085" calcext:value-type="float">
            <text:p>3.3920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9211825" calcext:value-type="float">
            <text:p>3.39211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3928425" calcext:value-type="float">
            <text:p>3.3928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39287425" calcext:value-type="float">
            <text:p>3.39287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392905" calcext:value-type="float">
            <text:p>3.3929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9 + NAK</text:p>
          </table:table-cell>
        </table:table-row>
        <table:table-row table:style-name="ro1">
          <table:table-cell office:value-type="float" office:value="3.39373075" calcext:value-type="float">
            <text:p>3.39373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9376325" calcext:value-type="float">
            <text:p>3.39376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3937955" calcext:value-type="float">
            <text:p>3.39379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3.3938275" calcext:value-type="float">
            <text:p>3.3938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4 + ACK</text:p>
          </table:table-cell>
        </table:table-row>
        <table:table-row table:style-name="ro1">
          <table:table-cell office:value-type="float" office:value="3.39385925" calcext:value-type="float">
            <text:p>3.39385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3.39389125" calcext:value-type="float">
            <text:p>3.39389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3.39392325" calcext:value-type="float">
            <text:p>3.39392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3.393955" calcext:value-type="float">
            <text:p>3.3939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393987" calcext:value-type="float">
            <text:p>3.39398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7 + ACK</text:p>
          </table:table-cell>
        </table:table-row>
        <table:table-row table:style-name="ro1">
          <table:table-cell office:value-type="float" office:value="3.39401875" calcext:value-type="float">
            <text:p>3.39401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ACK</text:p>
          </table:table-cell>
        </table:table-row>
        <table:table-row table:style-name="ro1">
          <table:table-cell office:value-type="float" office:value="3.39405075" calcext:value-type="float">
            <text:p>3.39405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Missing ACK/NAK</text:p>
          </table:table-cell>
        </table:table-row>
        <table:table-row table:style-name="ro1">
          <table:table-cell office:value-type="float" office:value="3.3940825" calcext:value-type="float">
            <text:p>3.3940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20] + ACK</text:p>
          </table:table-cell>
        </table:table-row>
        <table:table-row table:style-name="ro1">
          <table:table-cell office:value-type="float" office:value="3.39411475" calcext:value-type="float">
            <text:p>3.39411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6 + ACK</text:p>
          </table:table-cell>
        </table:table-row>
        <table:table-row table:style-name="ro1">
          <table:table-cell office:value-type="float" office:value="3.3941465" calcext:value-type="float">
            <text:p>3.39414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3.3941785" calcext:value-type="float">
            <text:p>3.39417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9 + ACK</text:p>
          </table:table-cell>
        </table:table-row>
        <table:table-row table:style-name="ro1">
          <table:table-cell office:value-type="float" office:value="3.3942105" calcext:value-type="float">
            <text:p>3.39421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4 + ACK</text:p>
          </table:table-cell>
        </table:table-row>
        <table:table-row table:style-name="ro1">
          <table:table-cell office:value-type="float" office:value="3.39424225" calcext:value-type="float">
            <text:p>3.39424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5 + ACK</text:p>
          </table:table-cell>
        </table:table-row>
        <table:table-row table:style-name="ro1">
          <table:table-cell office:value-type="float" office:value="3.39427425" calcext:value-type="float">
            <text:p>3.39427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C + ACK</text:p>
          </table:table-cell>
        </table:table-row>
        <table:table-row table:style-name="ro1">
          <table:table-cell office:value-type="float" office:value="3.394306" calcext:value-type="float">
            <text:p>3.39430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3 + ACK</text:p>
          </table:table-cell>
        </table:table-row>
        <table:table-row table:style-name="ro1">
          <table:table-cell office:value-type="float" office:value="3.394338" calcext:value-type="float">
            <text:p>3.39433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3.39437" calcext:value-type="float">
            <text:p>3.3943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3.39440175" calcext:value-type="float">
            <text:p>3.39440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0 + ACK</text:p>
          </table:table-cell>
        </table:table-row>
        <table:table-row table:style-name="ro1">
          <table:table-cell office:value-type="float" office:value="3.39443375" calcext:value-type="float">
            <text:p>3.39443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B + ACK</text:p>
          </table:table-cell>
        </table:table-row>
        <table:table-row table:style-name="ro1">
          <table:table-cell office:value-type="float" office:value="3.3944655" calcext:value-type="float">
            <text:p>3.39446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A + ACK</text:p>
          </table:table-cell>
        </table:table-row>
        <table:table-row table:style-name="ro1">
          <table:table-cell office:value-type="float" office:value="3.3944975" calcext:value-type="float">
            <text:p>3.3944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A + ACK</text:p>
          </table:table-cell>
        </table:table-row>
        <table:table-row table:style-name="ro1">
          <table:table-cell office:value-type="float" office:value="3.39452925" calcext:value-type="float">
            <text:p>3.39452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8 + ACK</text:p>
          </table:table-cell>
        </table:table-row>
        <table:table-row table:style-name="ro1">
          <table:table-cell office:value-type="float" office:value="3.39456125" calcext:value-type="float">
            <text:p>3.39456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0 + ACK</text:p>
          </table:table-cell>
        </table:table-row>
        <table:table-row table:style-name="ro1">
          <table:table-cell office:value-type="float" office:value="3.39459325" calcext:value-type="float">
            <text:p>3.39459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3.394625" calcext:value-type="float">
            <text:p>3.394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7 + ACK</text:p>
          </table:table-cell>
        </table:table-row>
        <table:table-row table:style-name="ro1">
          <table:table-cell office:value-type="float" office:value="3.394657" calcext:value-type="float">
            <text:p>3.39465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2 + ACK</text:p>
          </table:table-cell>
        </table:table-row>
        <table:table-row table:style-name="ro1">
          <table:table-cell office:value-type="float" office:value="3.39468875" calcext:value-type="float">
            <text:p>3.39468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5 + ACK</text:p>
          </table:table-cell>
        </table:table-row>
        <table:table-row table:style-name="ro1">
          <table:table-cell office:value-type="float" office:value="3.39472075" calcext:value-type="float">
            <text:p>3.39472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0 + ACK</text:p>
          </table:table-cell>
        </table:table-row>
        <table:table-row table:style-name="ro1">
          <table:table-cell office:value-type="float" office:value="3.3947525" calcext:value-type="float">
            <text:p>3.3947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6 + ACK</text:p>
          </table:table-cell>
        </table:table-row>
        <table:table-row table:style-name="ro1">
          <table:table-cell office:value-type="float" office:value="3.3947845" calcext:value-type="float">
            <text:p>3.39478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7 + ACK</text:p>
          </table:table-cell>
        </table:table-row>
        <table:table-row table:style-name="ro1">
          <table:table-cell office:value-type="float" office:value="3.395818" calcext:value-type="float">
            <text:p>3.39581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9585075" calcext:value-type="float">
            <text:p>3.39585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B + ACK</text:p>
          </table:table-cell>
        </table:table-row>
        <table:table-row table:style-name="ro1">
          <table:table-cell office:value-type="float" office:value="3.395883" calcext:value-type="float">
            <text:p>3.39588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8 + ACK</text:p>
          </table:table-cell>
        </table:table-row>
        <table:table-row table:style-name="ro1">
          <table:table-cell office:value-type="float" office:value="3.3968025" calcext:value-type="float">
            <text:p>3.3968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968355" calcext:value-type="float">
            <text:p>3.39683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3.39686725" calcext:value-type="float">
            <text:p>3.39686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3.3977995" calcext:value-type="float">
            <text:p>3.39779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9783225" calcext:value-type="float">
            <text:p>3.3978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B + ACK</text:p>
          </table:table-cell>
        </table:table-row>
        <table:table-row table:style-name="ro1">
          <table:table-cell office:value-type="float" office:value="3.39786425" calcext:value-type="float">
            <text:p>3.3978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8 + ACK</text:p>
          </table:table-cell>
        </table:table-row>
        <table:table-row table:style-name="ro1">
          <table:table-cell office:value-type="float" office:value="3.3987975" calcext:value-type="float">
            <text:p>3.3987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9883" calcext:value-type="float">
            <text:p>3.3988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B + ACK</text:p>
          </table:table-cell>
        </table:table-row>
        <table:table-row table:style-name="ro1">
          <table:table-cell office:value-type="float" office:value="3.398862" calcext:value-type="float">
            <text:p>3.39886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8 + ACK</text:p>
          </table:table-cell>
        </table:table-row>
        <table:table-row table:style-name="ro1">
          <table:table-cell office:value-type="float" office:value="3.39979875" calcext:value-type="float">
            <text:p>3.39979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3998315" calcext:value-type="float">
            <text:p>3.3998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3.3998635" calcext:value-type="float">
            <text:p>3.39986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3.4008005" calcext:value-type="float">
            <text:p>3.40080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00833" calcext:value-type="float">
            <text:p>3.4008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A + ACK</text:p>
          </table:table-cell>
        </table:table-row>
        <table:table-row table:style-name="ro1">
          <table:table-cell office:value-type="float" office:value="3.400865" calcext:value-type="float">
            <text:p>3.4008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3.40180175" calcext:value-type="float">
            <text:p>3.40180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018345" calcext:value-type="float">
            <text:p>3.40183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4 + ACK</text:p>
          </table:table-cell>
        </table:table-row>
        <table:table-row table:style-name="ro1">
          <table:table-cell office:value-type="float" office:value="3.4018665" calcext:value-type="float">
            <text:p>3.40186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3.40280075" calcext:value-type="float">
            <text:p>3.40280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0283375" calcext:value-type="float">
            <text:p>3.40283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3.4028655" calcext:value-type="float">
            <text:p>3.40286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6 + ACK</text:p>
          </table:table-cell>
        </table:table-row>
        <table:table-row table:style-name="ro1">
          <table:table-cell office:value-type="float" office:value="3.4038" calcext:value-type="float">
            <text:p>3.403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03833" calcext:value-type="float">
            <text:p>3.4038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3.40386475" calcext:value-type="float">
            <text:p>3.40386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6 + ACK</text:p>
          </table:table-cell>
        </table:table-row>
        <table:table-row table:style-name="ro1">
          <table:table-cell office:value-type="float" office:value="3.404801" calcext:value-type="float">
            <text:p>3.40480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048335" calcext:value-type="float">
            <text:p>3.40483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3.4048655" calcext:value-type="float">
            <text:p>3.40486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7 + ACK</text:p>
          </table:table-cell>
        </table:table-row>
        <table:table-row table:style-name="ro1">
          <table:table-cell office:value-type="float" office:value="3.4058015" calcext:value-type="float">
            <text:p>3.40580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0583425" calcext:value-type="float">
            <text:p>3.40583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2 + ACK</text:p>
          </table:table-cell>
        </table:table-row>
        <table:table-row table:style-name="ro1">
          <table:table-cell office:value-type="float" office:value="3.40586625" calcext:value-type="float">
            <text:p>3.40586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3.40680425" calcext:value-type="float">
            <text:p>3.40680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0683675" calcext:value-type="float">
            <text:p>3.40683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3.40686875" calcext:value-type="float">
            <text:p>3.40686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7 + ACK</text:p>
          </table:table-cell>
        </table:table-row>
        <table:table-row table:style-name="ro1">
          <table:table-cell office:value-type="float" office:value="3.4078035" calcext:value-type="float">
            <text:p>3.40780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0783625" calcext:value-type="float">
            <text:p>3.40783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F + ACK</text:p>
          </table:table-cell>
        </table:table-row>
        <table:table-row table:style-name="ro1">
          <table:table-cell office:value-type="float" office:value="3.40786825" calcext:value-type="float">
            <text:p>3.40786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6 + ACK</text:p>
          </table:table-cell>
        </table:table-row>
        <table:table-row table:style-name="ro1">
          <table:table-cell office:value-type="float" office:value="3.4088025" calcext:value-type="float">
            <text:p>3.4088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08835" calcext:value-type="float">
            <text:p>3.4088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B + ACK</text:p>
          </table:table-cell>
        </table:table-row>
        <table:table-row table:style-name="ro1">
          <table:table-cell office:value-type="float" office:value="3.408867" calcext:value-type="float">
            <text:p>3.40886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2 + ACK</text:p>
          </table:table-cell>
        </table:table-row>
        <table:table-row table:style-name="ro1">
          <table:table-cell office:value-type="float" office:value="3.40980325" calcext:value-type="float">
            <text:p>3.40980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09836" calcext:value-type="float">
            <text:p>3.40983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4 + ACK</text:p>
          </table:table-cell>
        </table:table-row>
        <table:table-row table:style-name="ro1">
          <table:table-cell office:value-type="float" office:value="3.409868" calcext:value-type="float">
            <text:p>3.40986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3.41080225" calcext:value-type="float">
            <text:p>3.41080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1083525" calcext:value-type="float">
            <text:p>3.41083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C + ACK</text:p>
          </table:table-cell>
        </table:table-row>
        <table:table-row table:style-name="ro1">
          <table:table-cell office:value-type="float" office:value="3.410867" calcext:value-type="float">
            <text:p>3.41086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5 + ACK</text:p>
          </table:table-cell>
        </table:table-row>
        <table:table-row table:style-name="ro1">
          <table:table-cell office:value-type="float" office:value="3.4118065" calcext:value-type="float">
            <text:p>3.41180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11839" calcext:value-type="float">
            <text:p>3.41183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A + ACK</text:p>
          </table:table-cell>
        </table:table-row>
        <table:table-row table:style-name="ro1">
          <table:table-cell office:value-type="float" office:value="3.411871" calcext:value-type="float">
            <text:p>3.41187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8F + ACK</text:p>
          </table:table-cell>
        </table:table-row>
        <table:table-row table:style-name="ro1">
          <table:table-cell office:value-type="float" office:value="3.41281225" calcext:value-type="float">
            <text:p>3.41281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12845" calcext:value-type="float">
            <text:p>3.4128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3.41287725" calcext:value-type="float">
            <text:p>3.41287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3.4138065" calcext:value-type="float">
            <text:p>3.41380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1383925" calcext:value-type="float">
            <text:p>3.41383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9 + Missing ACK/NAK</text:p>
          </table:table-cell>
        </table:table-row>
        <table:table-row table:style-name="ro1">
          <table:table-cell office:value-type="float" office:value="3.41387125" calcext:value-type="float">
            <text:p>3.41387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00] + ACK</text:p>
          </table:table-cell>
        </table:table-row>
        <table:table-row table:style-name="ro1">
          <table:table-cell office:value-type="float" office:value="3.41480525" calcext:value-type="float">
            <text:p>3.41480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1483825" calcext:value-type="float">
            <text:p>3.41483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3.41487" calcext:value-type="float">
            <text:p>3.4148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4 + ACK</text:p>
          </table:table-cell>
        </table:table-row>
        <table:table-row table:style-name="ro1">
          <table:table-cell office:value-type="float" office:value="3.4158065" calcext:value-type="float">
            <text:p>3.41580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158395" calcext:value-type="float">
            <text:p>3.41583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3.41587175" calcext:value-type="float">
            <text:p>3.41587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3.416808" calcext:value-type="float">
            <text:p>3.41680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1684075" calcext:value-type="float">
            <text:p>3.41684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3.4168725" calcext:value-type="float">
            <text:p>3.4168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 + ACK</text:p>
          </table:table-cell>
        </table:table-row>
        <table:table-row table:style-name="ro1">
          <table:table-cell office:value-type="float" office:value="3.4178065" calcext:value-type="float">
            <text:p>3.41780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1783925" calcext:value-type="float">
            <text:p>3.41783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3.417871" calcext:value-type="float">
            <text:p>3.41787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3.4188095" calcext:value-type="float">
            <text:p>3.41880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1884225" calcext:value-type="float">
            <text:p>3.41884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3.41887425" calcext:value-type="float">
            <text:p>3.41887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3.41980825" calcext:value-type="float">
            <text:p>3.41980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1984125" calcext:value-type="float">
            <text:p>3.41984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3.419873" calcext:value-type="float">
            <text:p>3.41987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3.42081475" calcext:value-type="float">
            <text:p>3.42081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2084725" calcext:value-type="float">
            <text:p>3.42084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3.42087925" calcext:value-type="float">
            <text:p>3.42087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7 + ACK</text:p>
          </table:table-cell>
        </table:table-row>
        <table:table-row table:style-name="ro1">
          <table:table-cell office:value-type="float" office:value="3.42181175" calcext:value-type="float">
            <text:p>3.42181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218445" calcext:value-type="float">
            <text:p>3.42184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1 + ACK</text:p>
          </table:table-cell>
        </table:table-row>
        <table:table-row table:style-name="ro1">
          <table:table-cell office:value-type="float" office:value="3.4218765" calcext:value-type="float">
            <text:p>3.42187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3.42281" calcext:value-type="float">
            <text:p>3.4228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22843" calcext:value-type="float">
            <text:p>3.42284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2 + ACK</text:p>
          </table:table-cell>
        </table:table-row>
        <table:table-row table:style-name="ro1">
          <table:table-cell office:value-type="float" office:value="3.422875" calcext:value-type="float">
            <text:p>3.422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3.42381025" calcext:value-type="float">
            <text:p>3.42381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23843" calcext:value-type="float">
            <text:p>3.42384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F + ACK</text:p>
          </table:table-cell>
        </table:table-row>
        <table:table-row table:style-name="ro1">
          <table:table-cell office:value-type="float" office:value="3.42387475" calcext:value-type="float">
            <text:p>3.42387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4 + ACK</text:p>
          </table:table-cell>
        </table:table-row>
        <table:table-row table:style-name="ro1">
          <table:table-cell office:value-type="float" office:value="3.42480975" calcext:value-type="float">
            <text:p>3.42480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2484275" calcext:value-type="float">
            <text:p>3.42484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3.4248745" calcext:value-type="float">
            <text:p>3.42487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3 + ACK</text:p>
          </table:table-cell>
        </table:table-row>
        <table:table-row table:style-name="ro1">
          <table:table-cell office:value-type="float" office:value="3.42581375" calcext:value-type="float">
            <text:p>3.42581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258465" calcext:value-type="float">
            <text:p>3.42584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7 + ACK</text:p>
          </table:table-cell>
        </table:table-row>
        <table:table-row table:style-name="ro1">
          <table:table-cell office:value-type="float" office:value="3.4258785" calcext:value-type="float">
            <text:p>3.42587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8 + ACK</text:p>
          </table:table-cell>
        </table:table-row>
        <table:table-row table:style-name="ro1">
          <table:table-cell office:value-type="float" office:value="3.42681125" calcext:value-type="float">
            <text:p>3.42681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26844" calcext:value-type="float">
            <text:p>3.42684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3.426876" calcext:value-type="float">
            <text:p>3.42687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30 + ACK</text:p>
          </table:table-cell>
        </table:table-row>
        <table:table-row table:style-name="ro1">
          <table:table-cell office:value-type="float" office:value="3.427811" calcext:value-type="float">
            <text:p>3.4278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2784375" calcext:value-type="float">
            <text:p>3.42784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3 + ACK</text:p>
          </table:table-cell>
        </table:table-row>
        <table:table-row table:style-name="ro1">
          <table:table-cell office:value-type="float" office:value="3.4278755" calcext:value-type="float">
            <text:p>3.42787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0 + ACK</text:p>
          </table:table-cell>
        </table:table-row>
        <table:table-row table:style-name="ro1">
          <table:table-cell office:value-type="float" office:value="3.42880975" calcext:value-type="float">
            <text:p>3.42880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288425" calcext:value-type="float">
            <text:p>3.4288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3.4288745" calcext:value-type="float">
            <text:p>3.42887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3 + ACK</text:p>
          </table:table-cell>
        </table:table-row>
        <table:table-row table:style-name="ro1">
          <table:table-cell office:value-type="float" office:value="3.42980975" calcext:value-type="float">
            <text:p>3.42980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298425" calcext:value-type="float">
            <text:p>3.4298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0 + ACK</text:p>
          </table:table-cell>
        </table:table-row>
        <table:table-row table:style-name="ro1">
          <table:table-cell office:value-type="float" office:value="3.4298745" calcext:value-type="float">
            <text:p>3.42987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3 + ACK</text:p>
          </table:table-cell>
        </table:table-row>
        <table:table-row table:style-name="ro1">
          <table:table-cell office:value-type="float" office:value="3.430811" calcext:value-type="float">
            <text:p>3.4308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3084375" calcext:value-type="float">
            <text:p>3.43084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4 + ACK</text:p>
          </table:table-cell>
        </table:table-row>
        <table:table-row table:style-name="ro1">
          <table:table-cell office:value-type="float" office:value="3.43087575" calcext:value-type="float">
            <text:p>3.43087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1 + ACK</text:p>
          </table:table-cell>
        </table:table-row>
        <table:table-row table:style-name="ro1">
          <table:table-cell office:value-type="float" office:value="3.43181275" calcext:value-type="float">
            <text:p>3.43181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318455" calcext:value-type="float">
            <text:p>3.43184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2 + ACK</text:p>
          </table:table-cell>
        </table:table-row>
        <table:table-row table:style-name="ro1">
          <table:table-cell office:value-type="float" office:value="3.4318775" calcext:value-type="float">
            <text:p>3.4318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2 + ACK</text:p>
          </table:table-cell>
        </table:table-row>
        <table:table-row table:style-name="ro1">
          <table:table-cell office:value-type="float" office:value="3.4328145" calcext:value-type="float">
            <text:p>3.43281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3284725" calcext:value-type="float">
            <text:p>3.43284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6 + ACK</text:p>
          </table:table-cell>
        </table:table-row>
        <table:table-row table:style-name="ro1">
          <table:table-cell office:value-type="float" office:value="3.432879" calcext:value-type="float">
            <text:p>3.43287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DF + ACK</text:p>
          </table:table-cell>
        </table:table-row>
        <table:table-row table:style-name="ro1">
          <table:table-cell office:value-type="float" office:value="3.4338125" calcext:value-type="float">
            <text:p>3.4338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33845" calcext:value-type="float">
            <text:p>3.4338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5 + ACK</text:p>
          </table:table-cell>
        </table:table-row>
        <table:table-row table:style-name="ro1">
          <table:table-cell office:value-type="float" office:value="3.433877" calcext:value-type="float">
            <text:p>3.43387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E + ACK</text:p>
          </table:table-cell>
        </table:table-row>
        <table:table-row table:style-name="ro1">
          <table:table-cell office:value-type="float" office:value="3.4448165" calcext:value-type="float">
            <text:p>3.44481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4485" calcext:value-type="float">
            <text:p>3.444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44557425" calcext:value-type="float">
            <text:p>3.44557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4456075" calcext:value-type="float">
            <text:p>3.4456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44563925" calcext:value-type="float">
            <text:p>3.44563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3.44567075" calcext:value-type="float">
            <text:p>3.44567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6 + NAK</text:p>
          </table:table-cell>
        </table:table-row>
        <table:table-row table:style-name="ro1">
          <table:table-cell office:value-type="float" office:value="3.44649975" calcext:value-type="float">
            <text:p>3.4464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4653225" calcext:value-type="float">
            <text:p>3.4465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44725675" calcext:value-type="float">
            <text:p>3.44725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5 + Missing ACK/NAK</text:p>
          </table:table-cell>
        </table:table-row>
        <table:table-row table:style-name="ro1">
          <table:table-cell office:value-type="float" office:value="3.44730125" calcext:value-type="float">
            <text:p>3.44730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48] + ACK</text:p>
          </table:table-cell>
        </table:table-row>
        <table:table-row table:style-name="ro1">
          <table:table-cell office:value-type="float" office:value="3.447332" calcext:value-type="float">
            <text:p>3.44733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3 + ACK</text:p>
          </table:table-cell>
        </table:table-row>
        <table:table-row table:style-name="ro1">
          <table:table-cell office:value-type="float" office:value="3.448175" calcext:value-type="float">
            <text:p>3.448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482075" calcext:value-type="float">
            <text:p>3.4482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4489315" calcext:value-type="float">
            <text:p>3.44893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448963" calcext:value-type="float">
            <text:p>3.44896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448994" calcext:value-type="float">
            <text:p>3.44899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3.44985375" calcext:value-type="float">
            <text:p>3.44985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498865" calcext:value-type="float">
            <text:p>3.44988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45061075" calcext:value-type="float">
            <text:p>3.45061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3A] + ACK</text:p>
          </table:table-cell>
        </table:table-row>
        <table:table-row table:style-name="ro1">
          <table:table-cell office:value-type="float" office:value="3.45064275" calcext:value-type="float">
            <text:p>3.45064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9 + ACK</text:p>
          </table:table-cell>
        </table:table-row>
        <table:table-row table:style-name="ro1">
          <table:table-cell office:value-type="float" office:value="3.4506735" calcext:value-type="float">
            <text:p>3.45067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3.4507045" calcext:value-type="float">
            <text:p>3.45070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6 + NAK</text:p>
          </table:table-cell>
        </table:table-row>
        <table:table-row table:style-name="ro1">
          <table:table-cell office:value-type="float" office:value="3.451529" calcext:value-type="float">
            <text:p>3.45152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515615" calcext:value-type="float">
            <text:p>3.45156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D + ACK</text:p>
          </table:table-cell>
        </table:table-row>
        <table:table-row table:style-name="ro1">
          <table:table-cell office:value-type="float" office:value="3.45159375" calcext:value-type="float">
            <text:p>3.45159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0 + ACK</text:p>
          </table:table-cell>
        </table:table-row>
        <table:table-row table:style-name="ro1">
          <table:table-cell office:value-type="float" office:value="3.45359575" calcext:value-type="float">
            <text:p>3.45359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536285" calcext:value-type="float">
            <text:p>3.45362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3.45366075" calcext:value-type="float">
            <text:p>3.45366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4 + ACK</text:p>
          </table:table-cell>
        </table:table-row>
        <table:table-row table:style-name="ro1">
          <table:table-cell office:value-type="float" office:value="3.454822" calcext:value-type="float">
            <text:p>3.45482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548545" calcext:value-type="float">
            <text:p>3.45485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3.4548865" calcext:value-type="float">
            <text:p>3.45488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7 + ACK</text:p>
          </table:table-cell>
        </table:table-row>
        <table:table-row table:style-name="ro1">
          <table:table-cell office:value-type="float" office:value="3.45584475" calcext:value-type="float">
            <text:p>3.45584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558775" calcext:value-type="float">
            <text:p>3.4558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45590975" calcext:value-type="float">
            <text:p>3.45590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3.45682225" calcext:value-type="float">
            <text:p>3.45682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5685525" calcext:value-type="float">
            <text:p>3.45685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45688725" calcext:value-type="float">
            <text:p>3.45688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9 + ACK</text:p>
          </table:table-cell>
        </table:table-row>
        <table:table-row table:style-name="ro1">
          <table:table-cell office:value-type="float" office:value="3.457821" calcext:value-type="float">
            <text:p>3.4578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578535" calcext:value-type="float">
            <text:p>3.45785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4 + ACK</text:p>
          </table:table-cell>
        </table:table-row>
        <table:table-row table:style-name="ro1">
          <table:table-cell office:value-type="float" office:value="3.4578855" calcext:value-type="float">
            <text:p>3.45788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5 + ACK</text:p>
          </table:table-cell>
        </table:table-row>
        <table:table-row table:style-name="ro1">
          <table:table-cell office:value-type="float" office:value="3.4588235" calcext:value-type="float">
            <text:p>3.45882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5885625" calcext:value-type="float">
            <text:p>3.45885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B + ACK</text:p>
          </table:table-cell>
        </table:table-row>
        <table:table-row table:style-name="ro1">
          <table:table-cell office:value-type="float" office:value="3.458888" calcext:value-type="float">
            <text:p>3.45888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3 + ACK</text:p>
          </table:table-cell>
        </table:table-row>
        <table:table-row table:style-name="ro1">
          <table:table-cell office:value-type="float" office:value="3.4598235" calcext:value-type="float">
            <text:p>3.45982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598565" calcext:value-type="float">
            <text:p>3.45985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D + ACK</text:p>
          </table:table-cell>
        </table:table-row>
        <table:table-row table:style-name="ro1">
          <table:table-cell office:value-type="float" office:value="3.4598885" calcext:value-type="float">
            <text:p>3.45988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A5 + ACK</text:p>
          </table:table-cell>
        </table:table-row>
        <table:table-row table:style-name="ro1">
          <table:table-cell office:value-type="float" office:value="3.46082275" calcext:value-type="float">
            <text:p>3.4608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608555" calcext:value-type="float">
            <text:p>3.46085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C + ACK</text:p>
          </table:table-cell>
        </table:table-row>
        <table:table-row table:style-name="ro1">
          <table:table-cell office:value-type="float" office:value="3.4608875" calcext:value-type="float">
            <text:p>3.4608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5 + ACK</text:p>
          </table:table-cell>
        </table:table-row>
        <table:table-row table:style-name="ro1">
          <table:table-cell office:value-type="float" office:value="3.461822" calcext:value-type="float">
            <text:p>3.46182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6185475" calcext:value-type="float">
            <text:p>3.46185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E + ACK</text:p>
          </table:table-cell>
        </table:table-row>
        <table:table-row table:style-name="ro1">
          <table:table-cell office:value-type="float" office:value="3.46188675" calcext:value-type="float">
            <text:p>3.46188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5 + ACK</text:p>
          </table:table-cell>
        </table:table-row>
        <table:table-row table:style-name="ro1">
          <table:table-cell office:value-type="float" office:value="3.46282275" calcext:value-type="float">
            <text:p>3.4628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6285525" calcext:value-type="float">
            <text:p>3.46285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A + ACK</text:p>
          </table:table-cell>
        </table:table-row>
        <table:table-row table:style-name="ro1">
          <table:table-cell office:value-type="float" office:value="3.46288725" calcext:value-type="float">
            <text:p>3.46288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F + ACK</text:p>
          </table:table-cell>
        </table:table-row>
        <table:table-row table:style-name="ro1">
          <table:table-cell office:value-type="float" office:value="3.463824" calcext:value-type="float">
            <text:p>3.46382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638565" calcext:value-type="float">
            <text:p>3.46385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C + ACK</text:p>
          </table:table-cell>
        </table:table-row>
        <table:table-row table:style-name="ro1">
          <table:table-cell office:value-type="float" office:value="3.4638885" calcext:value-type="float">
            <text:p>3.46388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95 + ACK</text:p>
          </table:table-cell>
        </table:table-row>
        <table:table-row table:style-name="ro1">
          <table:table-cell office:value-type="float" office:value="3.46482525" calcext:value-type="float">
            <text:p>3.46482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64858" calcext:value-type="float">
            <text:p>3.46485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B + Missing ACK/NAK</text:p>
          </table:table-cell>
        </table:table-row>
        <table:table-row table:style-name="ro1">
          <table:table-cell office:value-type="float" office:value="3.46488975" calcext:value-type="float">
            <text:p>3.46488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Read to [0x61] + ACK</text:p>
          </table:table-cell>
        </table:table-row>
        <table:table-row table:style-name="ro1">
          <table:table-cell office:value-type="float" office:value="3.46582475" calcext:value-type="float">
            <text:p>3.46582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6585725" calcext:value-type="float">
            <text:p>3.46585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1 + ACK</text:p>
          </table:table-cell>
        </table:table-row>
        <table:table-row table:style-name="ro1">
          <table:table-cell office:value-type="float" office:value="3.46588925" calcext:value-type="float">
            <text:p>3.46588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0 + ACK</text:p>
          </table:table-cell>
        </table:table-row>
        <table:table-row table:style-name="ro1">
          <table:table-cell office:value-type="float" office:value="3.46682425" calcext:value-type="float">
            <text:p>3.46682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6685675" calcext:value-type="float">
            <text:p>3.46685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7 + ACK</text:p>
          </table:table-cell>
        </table:table-row>
        <table:table-row table:style-name="ro1">
          <table:table-cell office:value-type="float" office:value="3.46688875" calcext:value-type="float">
            <text:p>3.46688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8 + ACK</text:p>
          </table:table-cell>
        </table:table-row>
        <table:table-row table:style-name="ro1">
          <table:table-cell office:value-type="float" office:value="3.46782475" calcext:value-type="float">
            <text:p>3.46782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678575" calcext:value-type="float">
            <text:p>3.4678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7 + ACK</text:p>
          </table:table-cell>
        </table:table-row>
        <table:table-row table:style-name="ro1">
          <table:table-cell office:value-type="float" office:value="3.46788925" calcext:value-type="float">
            <text:p>3.46788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F5 + ACK</text:p>
          </table:table-cell>
        </table:table-row>
        <table:table-row table:style-name="ro1">
          <table:table-cell office:value-type="float" office:value="3.46882475" calcext:value-type="float">
            <text:p>3.46882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6885775" calcext:value-type="float">
            <text:p>3.4688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 + ACK</text:p>
          </table:table-cell>
        </table:table-row>
        <table:table-row table:style-name="ro1">
          <table:table-cell office:value-type="float" office:value="3.46888975" calcext:value-type="float">
            <text:p>3.46888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7 + ACK</text:p>
          </table:table-cell>
        </table:table-row>
        <table:table-row table:style-name="ro1">
          <table:table-cell office:value-type="float" office:value="3.4698285" calcext:value-type="float">
            <text:p>3.46982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69861" calcext:value-type="float">
            <text:p>3.46986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B + ACK</text:p>
          </table:table-cell>
        </table:table-row>
        <table:table-row table:style-name="ro1">
          <table:table-cell office:value-type="float" office:value="3.469893" calcext:value-type="float">
            <text:p>3.46989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C3 + Missing ACK/NAK</text:p>
          </table:table-cell>
        </table:table-row>
        <table:table-row table:style-name="ro1">
          <table:table-cell office:value-type="float" office:value="3.470827" calcext:value-type="float">
            <text:p>3.47082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7085975" calcext:value-type="float">
            <text:p>3.47085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F + ACK</text:p>
          </table:table-cell>
        </table:table-row>
        <table:table-row table:style-name="ro1">
          <table:table-cell office:value-type="float" office:value="3.47089175" calcext:value-type="float">
            <text:p>3.47089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27 + ACK</text:p>
          </table:table-cell>
        </table:table-row>
        <table:table-row table:style-name="ro1">
          <table:table-cell office:value-type="float" office:value="3.4718275" calcext:value-type="float">
            <text:p>3.4718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7186025" calcext:value-type="float">
            <text:p>3.47186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3 + ACK</text:p>
          </table:table-cell>
        </table:table-row>
        <table:table-row table:style-name="ro1">
          <table:table-cell office:value-type="float" office:value="3.47189225" calcext:value-type="float">
            <text:p>3.47189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  <table:table-row table:style-name="ro1">
          <table:table-cell office:value-type="float" office:value="3.4728255" calcext:value-type="float">
            <text:p>3.47282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0x3A] + ACK</text:p>
          </table:table-cell>
        </table:table-row>
        <table:table-row table:style-name="ro1">
          <table:table-cell office:value-type="float" office:value="3.4728585" calcext:value-type="float">
            <text:p>3.47285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02 + ACK</text:p>
          </table:table-cell>
        </table:table-row>
        <table:table-row table:style-name="ro1">
          <table:table-cell office:value-type="float" office:value="3.47289025" calcext:value-type="float">
            <text:p>3.47289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40 + A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576" meta:object-count="0"/>
    <meta:generator>LibreOffice/6.0.7.3$Linux_X86_64 LibreOffice_project/00m0$Build-3</meta:generator>
  </office:meta>
</office:document-meta>
</file>